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6.51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1.9457in"/>
    </style:style>
    <style:style style:name="co6" style:family="table-column">
      <style:table-column-properties fo:break-before="auto" style:column-width="3.2728in"/>
    </style:style>
    <style:style style:name="co7" style:family="table-column">
      <style:table-column-properties fo:break-before="auto" style:column-width="4.3866in"/>
    </style:style>
    <style:style style:name="co8" style:family="table-column">
      <style:table-column-properties fo:break-before="auto" style:column-width="1.7055in"/>
    </style:style>
    <style:style style:name="co9" style:family="table-column">
      <style:table-column-properties fo:break-before="auto" style:column-width="5.7291in"/>
    </style:style>
    <style:style style:name="co10" style:family="table-column">
      <style:table-column-properties fo:break-before="auto" style:column-width="2.4764in"/>
    </style:style>
    <style:style style:name="co11" style:family="table-column">
      <style:table-column-properties fo:break-before="auto" style:column-width="4.678in"/>
    </style:style>
    <style:style style:name="co12" style:family="table-column">
      <style:table-column-properties fo:break-before="auto" style:column-width="1.7909in"/>
    </style:style>
    <style:style style:name="co13" style:family="table-column">
      <style:table-column-properties fo:break-before="auto" style:column-width="1.5339in"/>
    </style:style>
    <style:style style:name="co14" style:family="table-column">
      <style:table-column-properties fo:break-before="auto" style:column-width="6.2799in"/>
    </style:style>
    <style:style style:name="co15" style:family="table-column">
      <style:table-column-properties fo:break-before="auto" style:column-width="5.8839in"/>
    </style:style>
    <style:style style:name="co16" style:family="table-column">
      <style:table-column-properties fo:break-before="auto" style:column-width="1.9626in"/>
    </style:style>
    <style:style style:name="co17" style:family="table-column">
      <style:table-column-properties fo:break-before="auto" style:column-width="0.5835in"/>
    </style:style>
    <style:style style:name="co18" style:family="table-column">
      <style:table-column-properties fo:break-before="auto" style:column-width="0.5319in"/>
    </style:style>
    <style:style style:name="co19" style:family="table-column">
      <style:table-column-properties fo:break-before="auto" style:column-width="5.2937in"/>
    </style:style>
    <style:style style:name="co20" style:family="table-column">
      <style:table-column-properties fo:break-before="auto" style:column-width="1.0374in"/>
    </style:style>
    <style:style style:name="co21" style:family="table-column">
      <style:table-column-properties fo:break-before="auto" style:column-width="0.9091in"/>
    </style:style>
    <style:style style:name="co22" style:family="table-column">
      <style:table-column-properties fo:break-before="auto" style:column-width="3.761in"/>
    </style:style>
    <style:style style:name="co23" style:family="table-column">
      <style:table-column-properties fo:break-before="auto" style:column-width="1.6283in"/>
    </style:style>
    <style:style style:name="co24" style:family="table-column">
      <style:table-column-properties fo:break-before="auto" style:column-width="1.4827in"/>
    </style:style>
    <style:style style:name="co25" style:family="table-column">
      <style:table-column-properties fo:break-before="auto" style:column-width="1.8681in"/>
    </style:style>
    <style:style style:name="co26" style:family="table-column">
      <style:table-column-properties fo:break-before="auto" style:column-width="1.1319in"/>
    </style:style>
    <style:style style:name="co27" style:family="table-column">
      <style:table-column-properties fo:break-before="auto" style:column-width="1.517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Extracted_20_Dat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" style:family="table-cell" style:parent-style-name="Default">
      <style:table-cell-properties fo:background-color="#ff0000" style:rotation-align="none"/>
    </style:style>
    <style:style style:name="ce25" style:family="table-cell" style:parent-style-name="Default">
      <style:table-cell-properties fo:background-color="#000000" style:rotation-align="none"/>
      <style:text-properties fo:color="#ffffff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7030a0" style:rotation-align="none"/>
    </style:style>
    <style:style style:name="ce4" style:family="table-cell" style:parent-style-name="Default">
      <style:table-cell-properties fo:background-color="#00b050" style:rotation-align="none"/>
    </style:style>
    <style:style style:name="ce5" style:family="table-cell" style:parent-style-name="Default">
      <style:table-cell-properties fo:background-color="#0070c0" style:rotation-align="none"/>
    </style:style>
    <style:style style:name="ce29" style:family="table-cell" style:parent-style-name="Default">
      <style:table-cell-properties fo:background-color="#002060" style:rotation-align="none"/>
      <style:text-properties fo:color="#ffffff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ffff00" style:rotation-align="none"/>
    </style:style>
    <style:style style:name="ce8" style:family="table-cell" style:parent-style-name="Default" style:data-style-name="N0">
      <style:table-cell-properties fo:background-color="#ed7d31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9" style:family="table-cell" style:parent-style-name="Default">
      <style:table-cell-properties fo:background-color="#002060" style:rotation-align="none"/>
      <style:text-properties style:use-window-font-color="true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000000" style:rotation-align="none"/>
      <style:text-properties style:use-window-font-color="true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fo:background-color="#c55a11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solid" style:text-line-through-type="singl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12" style:family="table-cell" style:parent-style-name="Default" style:data-style-name="N0">
      <style:table-cell-properties fo:background-color="#00b05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solid" style:text-line-through-type="singl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13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14" style:family="table-cell" style:parent-style-name="Default" style:data-style-name="N0">
      <style:table-cell-properties fo:background-color="#00b05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15" style:family="table-cell" style:parent-style-name="Default" style:data-style-name="N0">
      <style:table-cell-properties fo:border-bottom="none" fo:background-color="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16" style:family="table-cell" style:parent-style-name="Default">
      <style:table-cell-properties fo:background-color="#ff0000" style:rotation-align="none"/>
      <style:text-properties style:use-window-font-color="true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7030a0" style:rotation-align="none"/>
      <style:text-properties style:use-window-font-color="true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0070c0" style:rotation-align="none"/>
      <style:text-properties style:use-window-font-color="true">
        <loext:char-complex-color loext:theme-type="dark1" loext:color-type="theme"/>
      </style:text-properties>
    </style:style>
    <style:style style:name="ce19" style:family="table-cell" style:parent-style-name="Default" style:data-style-name="N0">
      <style:table-cell-properties fo:background-color="#c55a11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20" style:family="table-cell" style:parent-style-name="Default" style:data-style-name="N0">
      <style:table-cell-properties fo:background-color="#ed7d31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solid" style:text-line-through-type="singl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21" style:family="table-cell" style:parent-style-name="Default" style:data-style-name="N0">
      <style:table-cell-properties fo:border-bottom="none" fo:background-color="#ed7d31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solid" style:text-line-through-type="singl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22" style:family="table-cell" style:parent-style-name="Default" style:data-style-name="N0">
      <style:table-cell-properties fo:background-color="#ed7d31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solid" style:text-line-through-type="singl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23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 style:data-style-name="N99"/>
    <style:style style:name="ce55" style:family="table-cell" style:parent-style-name="Default" style:data-style-name="N99"/>
    <style:style style:name="ce52" style:family="table-cell" style:parent-style-name="Default">
      <style:text-properties fo:color="#ff0000"/>
    </style:style>
    <style:style style:name="ce57" style:family="table-cell" style:parent-style-name="Default">
      <style:text-properties fo:color="#800080"/>
    </style:style>
    <style:style style:name="ce58" style:family="table-cell" style:parent-style-name="Default">
      <style:text-properties fo:color="#00a933"/>
    </style:style>
    <style:style style:name="ce62" style:family="table-cell" style:parent-style-name="Default">
      <style:text-properties fo:color="#00a933" style:text-line-through-style="solid" style:text-line-through-type="single"/>
    </style:style>
    <style:style style:name="ce5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" style:family="table-cell" style:parent-style-name="Default">
      <style:text-properties fo:color="#ff0000" fo:font-weight="bold" style:font-weight-asian="bold" style:font-weight-complex="bold">
        <loext:char-complex-color loext:theme-type="dark1" loext:color-type="theme"/>
      </style:text-properties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color="#7030a0" fo:font-weight="bold" style:font-weight-asian="bold" style:font-weight-complex="bold">
        <loext:char-complex-color loext:theme-type="dark1" loext:color-type="theme"/>
      </style:text-properties>
    </style:style>
    <style:style style:name="ce60" style:family="table-cell" style:parent-style-name="Default">
      <style:text-properties fo:color="#00b050" fo:font-weight="bold" style:font-weight-asian="bold" style:font-weight-complex="bold">
        <loext:char-complex-color loext:theme-type="dark1" loext:color-type="theme"/>
      </style:text-properties>
    </style:style>
    <style:style style:name="ce61" style:family="table-cell" style:parent-style-name="Default">
      <style:text-properties fo:color="#0070c0" fo:font-weight="bold" style:font-weight-asian="bold" style:font-weight-complex="bold">
        <loext:char-complex-color loext:theme-type="dark1" loext:color-type="theme"/>
      </style:text-properties>
    </style:style>
    <style:style style:name="ce53" style:family="table-cell" style:parent-style-name="Default" style:data-style-name="N49"/>
    <style:style style:name="ce63" style:family="table-cell" style:parent-style-name="Default">
      <style:text-properties fo:color="#ff0000">
        <loext:char-complex-color loext:theme-type="dark1" loext:color-type="theme"/>
      </style:text-properties>
    </style:style>
    <style:style style:name="ce64" style:family="table-cell" style:parent-style-name="Default">
      <style:text-properties style:use-window-font-color="true">
        <loext:char-complex-color loext:theme-type="dark1" loext:color-type="theme"/>
      </style:text-properties>
    </style:style>
    <style:style style:name="ce65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54" style:family="table-cell" style:parent-style-name="Default" style:data-style-name="N63"/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tracted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5"/>
        <table:table-row table:style-name="ro1">
          <table:table-cell office:value-type="string" calcext:value-type="string">
            <text:p>Source Sheet Name</text:p>
          </table:table-cell>
          <table:table-cell table:style-name="Default" office:value-type="string" calcext:value-type="string">
            <text:p>Merged Cell Text</text:p>
          </table:table-cell>
        </table:table-row>
        <table:table-row table:style-name="ro1">
          <table:table-cell office:value-type="string" calcext:value-type="string">
            <text:p>January 2025</text:p>
          </table:table-cell>
          <table:table-cell table:style-name="Default" office:value-type="string" calcext:value-type="string">
            <text:p>STATE COURT CIVIL BENCH TRIALS (VJ-502)</text:p>
          </table:table-cell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1" office:value-type="string" calcext:value-type="string">
            <text:p>SUPERIOR COURT CIVIL BENCH TRIALS (B)</text:p>
          </table:table-cell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January 2025</text:p>
          </table:table-cell>
          <table:table-cell table:style-name="Default" office:value-type="string" calcext:value-type="string">
            <text:p>SUPERIOR COURT CIVIL BENCH TRIALS (VJ-502)</text:p>
          </table:table-cell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office:value-type="string" calcext:value-type="string">
            <text:p>WEDNESDAY</text:p>
          </table:table-cell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office:value-type="string" calcext:value-type="string">
            <text:p>MONDAY</text:p>
          </table:table-cell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1" office:value-type="string" calcext:value-type="string">
            <text:p>SUPERIOR COURT CIVIL BENCH TRIALS (B)</text:p>
          </table:table-cell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office:value-type="string" calcext:value-type="string">
            <text:p>THURSDAY</text:p>
          </table:table-cell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office:value-type="string" calcext:value-type="string">
            <text:p>FRIDAY</text:p>
          </table:table-cell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3" office:value-type="string" calcext:value-type="string">
            <text:p>SUPERIOR COURT CRIMINAL JURY TRIALS (D)</text:p>
          </table:table-cell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4" office:value-type="string" calcext:value-type="string">
            <text:p>STATE COURT CRIMINAL JURY TRIALS (D)</text:p>
          </table:table-cell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3" office:value-type="string" calcext:value-type="string">
            <text:p>SUPERIOR COURT CIVIL JURY TRIALS (D)</text:p>
          </table:table-cell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5" office:value-type="string" calcext:value-type="string">
            <text:p>SUPERIOR COURT CIVIL BENCH TRIALS (S)</text:p>
          </table:table-cell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29" office:value-type="string" calcext:value-type="string">
            <text:p>January 2025 Superior Court Master Calendar</text:p>
          </table:table-cell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Default" office:value-type="string" calcext:value-type="string">
            <text:p>WINTER CSCJ CONFERENCE</text:p>
          </table:table-cell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29" office:value-type="string" calcext:value-type="string">
            <text:p>Presiding Superior Court Judge: Honorable Jeffrey S. Bagley</text:p>
          </table:table-cell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3" office:value-type="string" calcext:value-type="string">
            <text:p>SUPERIOR COURT CIVIL BENCH TRIALS (D)</text:p>
          </table:table-cell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office:value-type="string" calcext:value-type="string">
            <text:p>TUESDAY</text:p>
          </table:table-cell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office:value-type="string" calcext:value-type="string">
            <text:p>WEDNESDAY</text:p>
          </table:table-cell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office:value-type="string" calcext:value-type="string">
            <text:p>MONDAY</text:p>
          </table:table-cell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1" office:value-type="string" calcext:value-type="string">
            <text:p>SUPERIOR COURT CRIMINAL JURY TRIALS (B)</text:p>
          </table:table-cell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office:value-type="string" calcext:value-type="string">
            <text:p>THURSDAY</text:p>
          </table:table-cell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office:value-type="string" calcext:value-type="string">
            <text:p>FRIDAY</text:p>
          </table:table-cell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5" office:value-type="string" calcext:value-type="string">
            <text:p>SUPERIOR COURT CIVIL BENCH TRIALS (S)</text:p>
          </table:table-cell>
        </table:table-row>
        <table:table-row table:style-name="ro1">
          <table:table-cell office:value-type="string" calcext:value-type="string">
            <text:p>February 2025</text:p>
          </table:table-cell>
          <table:table-cell table:style-name="Default" office:value-type="string" calcext:value-type="string">
            <text:p>STATE COURT CRIMINAL JURY TRIALS (VJ-502)</text:p>
          </table:table-cell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4" office:value-type="string" calcext:value-type="string">
            <text:p>STATE COURT CIVIL JURY TRIALS (D)</text:p>
          </table:table-cell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29" office:value-type="string" calcext:value-type="string">
            <text:p>February 2025 Superior Court Master Calendar</text:p>
          </table:table-cell>
        </table:table-row>
        <table:table-row table:style-name="ro1">
          <table:table-cell office:value-type="string" calcext:value-type="string">
            <text:p>February 2025</text:p>
          </table:table-cell>
          <table:table-cell table:style-name="Default" office:value-type="string" calcext:value-type="string">
            <text:p>STATE COURT CRIMINAL JURY TRIALS (VJ-502)</text:p>
          </table:table-cell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5" office:value-type="string" calcext:value-type="string">
            <text:p>SUPERIOR COURT CRIMINAL JURY TRIALS (S)</text:p>
          </table:table-cell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1" office:value-type="string" calcext:value-type="string">
            <text:p>SUPERIOR COURT CRIMINAL JURY TRIALS (B)</text:p>
          </table:table-cell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29" office:value-type="string" calcext:value-type="string">
            <text:p>Presiding Superior Court Judge: Honorable Philip C. Smith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Default" office:value-type="string" calcext:value-type="string">
            <text:p>STATE COURT CRIMINAL JURY TRIALS (M)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1" office:value-type="string" calcext:value-type="string">
            <text:p>SUPERIOR COURT CIVIL BENCH TRIALS (B)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3" office:value-type="string" calcext:value-type="string">
            <text:p>SUPERIOR COURT CIVIL BENCH TRIALS (D)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office:value-type="string" calcext:value-type="string">
            <text:p>WEDNESDAY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office:value-type="string" calcext:value-type="string">
            <text:p>FRIDAY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office:value-type="string" calcext:value-type="string">
            <text:p>THURSDAY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Default" office:value-type="string" calcext:value-type="string">
            <text:p>STATE COURT CRIMINAL JURY TRIALS (M)</text:p>
          </table:table-cell>
        </table:table-row>
        <table:table-row table:style-name="ro1">
          <table:table-cell office:value-type="string" calcext:value-type="string">
            <text:p>March 2025</text:p>
          </table:table-cell>
          <table:table-cell table:style-name="Default" office:value-type="string" calcext:value-type="string">
            <text:p>10:00 CV SPECIAL SET (VJ-503)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3" office:value-type="string" calcext:value-type="string">
            <text:p>SUPERIOR COURT CRIMINAL JURY TRIALS (D)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29" office:value-type="string" calcext:value-type="string">
            <text:p>Presiding Superior Court Judge: Honorable David L. Dickinson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office:value-type="string" calcext:value-type="string">
            <text:p>MONDAY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Default" office:value-type="string" calcext:value-type="string">
            <text:p>SPRING BREAK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29" office:value-type="string" calcext:value-type="string">
            <text:p>March 2025 Superior Court Master Calendar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1" office:value-type="string" calcext:value-type="string">
            <text:p>SUPERIOR COURT CIVIL JURY TRIALS (B)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3" office:value-type="string" calcext:value-type="string">
            <text:p>SUPERIOR COURT CRIMINAL JURY TRIALS (D)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office:value-type="string" calcext:value-type="string">
            <text:p>TUESDAY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1" office:value-type="string" calcext:value-type="string">
            <text:p>SUPERIOR COURT CIVIL BENCH TRIALS (B)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4" office:value-type="string" calcext:value-type="string">
            <text:p>STATE COURT CRIMINAL JURY TRIALS (D)</text:p>
          </table:table-cell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5" office:value-type="string" calcext:value-type="string">
            <text:p>SUPERIOR COURT CIVIL BENCH TRIALS (S)</text:p>
          </table:table-cell>
        </table:table-row>
        <table:table-row table:style-name="ro1">
          <table:table-cell office:value-type="string" calcext:value-type="string">
            <text:p>April 2025</text:p>
          </table:table-cell>
          <table:table-cell table:style-name="Default" office:value-type="string" calcext:value-type="string">
            <text:p>STATE COURT CRIMINAL JURY TRIALS (VJ - 502) *</text:p>
          </table:table-cell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3" office:value-type="string" calcext:value-type="string">
            <text:p>SUPERIOR COURT CIVIL BENCH TRIALS (S)</text:p>
          </table:table-cell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office:value-type="string" calcext:value-type="string">
            <text:p>TUESDAY</text:p>
          </table:table-cell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1" office:value-type="string" calcext:value-type="string">
            <text:p>SUPERIOR COURT CRIMINAL JURY TRIALS (B)</text:p>
          </table:table-cell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4" office:value-type="string" calcext:value-type="string">
            <text:p>STATE COURT CIVIL JURY TRIALS (D)</text:p>
          </table:table-cell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office:value-type="string" calcext:value-type="string">
            <text:p>WEDNESDAY</text:p>
          </table:table-cell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office:value-type="string" calcext:value-type="string">
            <text:p>MONDAY</text:p>
          </table:table-cell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office:value-type="string" calcext:value-type="string">
            <text:p>THURSDAY</text:p>
          </table:table-cell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office:value-type="string" calcext:value-type="string">
            <text:p>FRIDAY</text:p>
          </table:table-cell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Default" office:value-type="string" calcext:value-type="string">
            <text:p>SPRING BREAK</text:p>
          </table:table-cell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3" office:value-type="string" calcext:value-type="string">
            <text:p>SUPERIOR COURT CIVIL BENCH TRIALS (D)</text:p>
          </table:table-cell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5" office:value-type="string" calcext:value-type="string">
            <text:p>SUPERIOR COURT CIVIL BENCH TRIALS (S)</text:p>
          </table:table-cell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29" office:value-type="string" calcext:value-type="string">
            <text:p>April 2025 Superior Court Master Calendar</text:p>
          </table:table-cell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Default" office:value-type="string" calcext:value-type="string">
            <text:p>STATE COURT CIVIL JURY TRIALS (M)</text:p>
          </table:table-cell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3" office:value-type="string" calcext:value-type="string">
            <text:p>SUPERIOR COURT CIVIL BENCH TRIALS (D)</text:p>
          </table:table-cell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29" office:value-type="string" calcext:value-type="string">
            <text:p>Presiding Superior Court Judge: Honorable Jeffrey S. Bagley</text:p>
          </table:table-cell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Default" office:value-type="string" calcext:value-type="string">
            <text:p>STATE COURT CIVIL JURY TRIALS (M)</text:p>
          </table:table-cell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5" office:value-type="string" calcext:value-type="string">
            <text:p>SUPERIOR COURT CRIMINAL JURY TRIALS (S)</text:p>
          </table:table-cell>
        </table:table-row>
        <table:table-row table:style-name="ro1">
          <table:table-cell office:value-type="string" calcext:value-type="string">
            <text:p>May 2025</text:p>
          </table:table-cell>
          <table:table-cell table:style-name="Default" office:value-type="string" calcext:value-type="string">
            <text:p>SUPERIOR COURT CRIMINAL JURY TRIAL (VJ BATCHELOR-402)</text:p>
          </table:table-cell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5" office:value-type="string" calcext:value-type="string">
            <text:p>SUPERIOR COURT CIVIL BENCH TRIALS (S)</text:p>
          </table:table-cell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office:value-type="string" calcext:value-type="string">
            <text:p>TUESDAY</text:p>
          </table:table-cell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1" office:value-type="string" calcext:value-type="string">
            <text:p>SUPERIOR COURT CRIMINAL JURY TRIALS (B)</text:p>
          </table:table-cell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3" office:value-type="string" calcext:value-type="string">
            <text:p>SUPERIOR COURT CRIMINAL JURY TRIALS (D)</text:p>
          </table:table-cell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office:value-type="string" calcext:value-type="string">
            <text:p>WEDNESDAY</text:p>
          </table:table-cell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May 2025</text:p>
          </table:table-cell>
          <table:table-cell table:style-name="Default" office:value-type="string" calcext:value-type="string">
            <text:p>SUPERIOR COURT SPECIAL SET CRIMINAL JURY TRIAL (VJ EMERSON-502)</text:p>
          </table:table-cell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office:value-type="string" calcext:value-type="string">
            <text:p>THURSDAY</text:p>
          </table:table-cell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office:value-type="string" calcext:value-type="string">
            <text:p>FRIDAY</text:p>
          </table:table-cell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3" office:value-type="string" calcext:value-type="string">
            <text:p>SUPERIOR COURT CRIMINAL JURY TRIALS (D)</text:p>
          </table:table-cell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5" office:value-type="string" calcext:value-type="string">
            <text:p>SUPERIOR COURT CRIMINAL JURY TRIALS (S)</text:p>
          </table:table-cell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29" office:value-type="string" calcext:value-type="string">
            <text:p>May 2025 Superior Court Master Calendar</text:p>
          </table:table-cell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1" office:value-type="string" calcext:value-type="string">
            <text:p>SUPERIOR COURT CIVIL JURY TRIALS (B)</text:p>
          </table:table-cell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29" office:value-type="string" calcext:value-type="string">
            <text:p>Presiding Superior Court Judge: Honorable Philip C. Smith</text:p>
          </table:table-cell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office:value-type="string" calcext:value-type="string">
            <text:p>TUESDAY</text:p>
          </table:table-cell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Default" office:value-type="string" calcext:value-type="string">
            <text:p>STATE COURT CRIMINAL/CIVIL JURY TRIALS (M)</text:p>
          </table:table-cell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office:value-type="string" calcext:value-type="string">
            <text:p>WEDNESDAY</text:p>
          </table:table-cell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office:value-type="string" calcext:value-type="string">
            <text:p>MONDAY</text:p>
          </table:table-cell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1" office:value-type="string" calcext:value-type="string">
            <text:p>SUPERIOR COURT CIVIL BENCH TRIALS (B)</text:p>
          </table:table-cell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office:value-type="string" calcext:value-type="string">
            <text:p>THURSDAY</text:p>
          </table:table-cell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office:value-type="string" calcext:value-type="string">
            <text:p>FRIDAY</text:p>
          </table:table-cell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1" office:value-type="string" calcext:value-type="string">
            <text:p>SUPERIOR COURT CIVIL BENCH TRIALS (B)</text:p>
          </table:table-cell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Default" office:value-type="string" calcext:value-type="string">
            <text:p>STATE COURT CRIMINAL/CIVIL JURY TRIALS (M)</text:p>
          </table:table-cell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3" office:value-type="string" calcext:value-type="string">
            <text:p>SUPERIOR COURT CIVIL BENCH TRIALS (D)</text:p>
          </table:table-cell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3" office:value-type="string" calcext:value-type="string">
            <text:p>SUPERIOR COURT CIVIL BENCH TRIALS (D)</text:p>
          </table:table-cell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29" office:value-type="string" calcext:value-type="string">
            <text:p>June 2025 Superior Court Master Calendar</text:p>
          </table:table-cell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4" office:value-type="string" calcext:value-type="string">
            <text:p>STATE COURT CRIMINAL JURY TRIALS (D)</text:p>
          </table:table-cell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29" office:value-type="string" calcext:value-type="string">
            <text:p>Presiding Superior Court Judge: Honorable David L. Dickinson</text:p>
          </table:table-cell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7" office:value-type="string" calcext:value-type="string">
            <text:p>AV Upgrade Courtroom 504 - Courtroom 502 reserved for Judge Dickinson</text:p>
          </table:table-cell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1" office:value-type="string" calcext:value-type="string">
            <text:p>SUPERIOR COURT SPECIAL SET CIVIL BENCH TRIAL (B)</text:p>
          </table:table-cell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5" office:value-type="string" calcext:value-type="string">
            <text:p>SUPERIOR COURT CIVIL BENCH TRIALS (S)</text:p>
          </table:table-cell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office:value-type="string" calcext:value-type="string">
            <text:p>TUESDAY</text:p>
          </table:table-cell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office:value-type="string" calcext:value-type="string">
            <text:p>WEDNESDAY</text:p>
          </table:table-cell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office:value-type="string" calcext:value-type="string">
            <text:p>MONDAY</text:p>
          </table:table-cell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1" office:value-type="string" calcext:value-type="string">
            <text:p>SUPERIOR COURT CIVIL BENCH TRIALS (B)</text:p>
          </table:table-cell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office:value-type="string" calcext:value-type="string">
            <text:p>THURSDAY</text:p>
          </table:table-cell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office:value-type="string" calcext:value-type="string">
            <text:p>FRIDAY</text:p>
          </table:table-cell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3" office:value-type="string" calcext:value-type="string">
            <text:p>SUPERIOR COURT CIVIL BENCH TRIALS (D)</text:p>
          </table:table-cell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29" office:value-type="string" calcext:value-type="string">
            <text:p>Presiding Superior Court Judge: Honorable Jeffrey S. Bagley</text:p>
          </table:table-cell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5" office:value-type="string" calcext:value-type="string">
            <text:p>SUPERIOR COURT CIVIL JURY TRIALS (S)</text:p>
          </table:table-cell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29" office:value-type="string" calcext:value-type="string">
            <text:p>July 2025 Superior Court Master Calendar</text:p>
          </table:table-cell>
        </table:table-row>
        <table:table-row table:style-name="ro1">
          <table:table-cell office:value-type="string" calcext:value-type="string">
            <text:p>July 2025</text:p>
          </table:table-cell>
          <table:table-cell table:style-name="Default" office:value-type="string" calcext:value-type="string">
            <text:p>SUPERIOR COURT SPECIAL SET CIVIL BENCH TRIAL (VJ-502) *10AM-5PM</text:p>
          </table:table-cell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Default" office:value-type="string" calcext:value-type="string">
            <text:p>SUMMER CSCJ CONFERENCE</text:p>
          </table:table-cell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1" office:value-type="string" calcext:value-type="string">
            <text:p>SUPERIOR COURT CRIMINAL JURY TRIALS (B)</text:p>
          </table:table-cell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3" office:value-type="string" calcext:value-type="string">
            <text:p>SUPERIOR COURT CRIMINAL JURY TRIALS (D)</text:p>
          </table:table-cell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office:value-type="string" calcext:value-type="string">
            <text:p>TUESDAY</text:p>
          </table:table-cell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3" office:value-type="string" calcext:value-type="string">
            <text:p>SUPERIOR COURT CRIMINAL JURY TRIALS (D)</text:p>
          </table:table-cell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office:value-type="string" calcext:value-type="string">
            <text:p>WEDNESDAY</text:p>
          </table:table-cell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office:value-type="string" calcext:value-type="string">
            <text:p>MONDAY</text:p>
          </table:table-cell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Default" office:value-type="string" calcext:value-type="string">
            <text:p>STATE COURT SPECIAL SET CIVIL JURY TRIAL (M)</text:p>
          </table:table-cell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office:value-type="string" calcext:value-type="string">
            <text:p>THURSDAY</text:p>
          </table:table-cell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August 2025</text:p>
          </table:table-cell>
          <table:table-cell table:style-name="Default" office:value-type="string" calcext:value-type="string">
            <text:p>STATE COURT CIVIL JURY TRIALS (VJ-CARBO) *502 MONDAY &amp; TUESDAY/401 WEDNESDAY-FRIDAY</text:p>
          </table:table-cell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5" office:value-type="string" calcext:value-type="string">
            <text:p>SUPERIOR COURT CRIMINAL JURY TRIALS (S)</text:p>
          </table:table-cell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4" office:value-type="string" calcext:value-type="string">
            <text:p>STATE COURT CRIMINAL JURY TRIALS (D)</text:p>
          </table:table-cell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29" office:value-type="string" calcext:value-type="string">
            <text:p>August 2025 Superior Court Master Calendar</text:p>
          </table:table-cell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5" office:value-type="string" calcext:value-type="string">
            <text:p>SUPERIOR COURT CRIMINAL JURY TRIALS (S)</text:p>
          </table:table-cell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7" office:value-type="string" calcext:value-type="string">
            <text:p>AV Upgrade Courtroom 504 - Courtroom 502 reserved for Judge Dickinson</text:p>
          </table:table-cell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1" office:value-type="string" calcext:value-type="string">
            <text:p>SUPERIOR COURT CRIMINAL JURY TRIALS (B)</text:p>
          </table:table-cell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7" office:value-type="string" calcext:value-type="string">
            <text:p>AV Upgrade Courtroom 504 - Courtroom 502 Reserved for Judge Dickinson</text:p>
          </table:table-cell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29" office:value-type="string" calcext:value-type="string">
            <text:p>Presiding Superior Court Judge: Honorable Philip C. Smith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5" office:value-type="string" calcext:value-type="string">
            <text:p>SUPERIOR COURT CIVIL BENCH TRIALS (S)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5" office:value-type="string" calcext:value-type="string">
            <text:p>SUPERIOR COURT CIVIL JURY TRIALS (S)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4" office:value-type="string" calcext:value-type="string">
            <text:p>STATE COURT CRIMINAL JURY TRIALS (D)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office:value-type="string" calcext:value-type="string">
            <text:p>WEDNESDAY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office:value-type="string" calcext:value-type="string">
            <text:p>FRIDAY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7" office:value-type="string" calcext:value-type="string">
            <text:p>AV Upgrade Courtroom 501 - Courtroom 502 (JSB)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office:value-type="string" calcext:value-type="string">
            <text:p>THURSDAY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7" office:value-type="string" calcext:value-type="string">
            <text:p>AV Upgrade Courtroom 501 - Courtroom 502 reserved for Judge Bagley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5" office:value-type="string" calcext:value-type="string">
            <text:p>SUPERIOR COURT CIVIL JURY TRIALS (S)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Default" office:value-type="string" calcext:value-type="string">
            <text:p>FALL BREAK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1" office:value-type="string" calcext:value-type="string">
            <text:p>SUPERIOR COURT CRIMINAL JURY TRIALS (B)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29" office:value-type="string" calcext:value-type="string">
            <text:p>Presiding Superior Court Judge: Honorable David L. Dickinson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office:value-type="string" calcext:value-type="string">
            <text:p>MONDAY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Default" office:value-type="string" calcext:value-type="string">
            <text:p>STATE COURT CRIMINAL JURY TRIALS (M)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29" office:value-type="string" calcext:value-type="string">
            <text:p>September 2025 Superior Court Master Calendar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3" office:value-type="string" calcext:value-type="string">
            <text:p>SUPERIOR COURT CIVIL BENCH TRIALS (D)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3" office:value-type="string" calcext:value-type="string">
            <text:p>SUPERIOR COURT CIVIL JURY TRIALS (D)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office:value-type="string" calcext:value-type="string">
            <text:p>TUESDAY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1" office:value-type="string" calcext:value-type="string">
            <text:p>SUPERIOR COURT CIVIL BENCH TRIALS (B)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1" office:value-type="string" calcext:value-type="string">
            <text:p>SUPERIOR COURT CIVIL BENCH TRIALS (B) *backup to Spcl Set Cr Jury Trial</text:p>
          </table:table-cell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Default" office:value-type="string" calcext:value-type="string">
            <text:p>STATE COURT CRIMINAL and CIVIL JURY TRIALS (M)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office:value-type="string" calcext:value-type="string">
            <text:p>WEDNESDAY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office:value-type="string" calcext:value-type="string">
            <text:p>FRIDAY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4" office:value-type="string" calcext:value-type="string">
            <text:p>STATE COURT CRIMINAL JURY TRIALS (D)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3" office:value-type="string" calcext:value-type="string">
            <text:p>SUPERIOR COURT CRIMINAL JURY TRIALS (D)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7" office:value-type="string" calcext:value-type="string">
            <text:p>AV Upgrade Courtroom 503 - Courtroom 502 reserved for Judge Smith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office:value-type="string" calcext:value-type="string">
            <text:p>THURSDAY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Default" office:value-type="string" calcext:value-type="string">
            <text:p>STATE COURT CRIMINAL JURY TRIALS (D)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4" office:value-type="string" calcext:value-type="string">
            <text:p>STATE COURT CRIMINAL JURY TRIALS (D)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5" office:value-type="string" calcext:value-type="string">
            <text:p>SUPERIOR COURT CIVIL JURY TRIALS (S)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1" office:value-type="string" calcext:value-type="string">
            <text:p>SUPERIOR COURT CIVIL BENCH TRIALS (B)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29" office:value-type="string" calcext:value-type="string">
            <text:p>Presiding Superior Court Judge: Honorable Jeffrey S. Bagley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office:value-type="string" calcext:value-type="string">
            <text:p>MONDAY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7" office:value-type="string" calcext:value-type="string">
            <text:p>AV Upgrade Courtroom 401 - Courtroom 502 reserved for Judge McClelland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29" office:value-type="string" calcext:value-type="string">
            <text:p>October 2025 Superior Court Master Calendar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7" office:value-type="string" calcext:value-type="string">
            <text:p>AV Upgrade Courtroom 503 - Courtroom 502 reserved for Judge Smith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1" office:value-type="string" calcext:value-type="string">
            <text:p>SUPERIOR COURT CIVIL BENCH TRIALS (B)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office:value-type="string" calcext:value-type="string">
            <text:p>TUESDAY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5" office:value-type="string" calcext:value-type="string">
            <text:p>SUPERIOR COURT CIVIL BENCH TRIALS (S)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5" office:value-type="string" calcext:value-type="string">
            <text:p>SUPERIOR COURT CRIMINAL JURY TRIALS (S)</text:p>
          </table:table-cell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7" office:value-type="string" calcext:value-type="string">
            <text:p>AV Upgrade Courtroom 501 - Courtroom 502 reserved for Judge Bagley</text:p>
          </table:table-cell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3" office:value-type="string" calcext:value-type="string">
            <text:p>SUPERIOR COURT CIVIL BENCH TRIALS (D)</text:p>
          </table:table-cell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1" office:value-type="string" calcext:value-type="string">
            <text:p>SUPERIOR COURT CRIMINAL JURY TRIALS (B)</text:p>
          </table:table-cell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office:value-type="string" calcext:value-type="string">
            <text:p>TUESDAY</text:p>
          </table:table-cell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office:value-type="string" calcext:value-type="string">
            <text:p>WEDNESDAY</text:p>
          </table:table-cell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office:value-type="string" calcext:value-type="string">
            <text:p>MONDAY</text:p>
          </table:table-cell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1" office:value-type="string" calcext:value-type="string">
            <text:p>SUPERIOR COURT CRIMINAL JURY TRIALS (B)</text:p>
          </table:table-cell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office:value-type="string" calcext:value-type="string">
            <text:p>THURSDAY</text:p>
          </table:table-cell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office:value-type="string" calcext:value-type="string">
            <text:p>FRIDAY</text:p>
          </table:table-cell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Default" office:value-type="string" calcext:value-type="string">
            <text:p>THANKSGIVING BREAK</text:p>
          </table:table-cell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29" office:value-type="string" calcext:value-type="string">
            <text:p>November 2025 Superior Court Master Calendar</text:p>
          </table:table-cell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4" office:value-type="string" calcext:value-type="string">
            <text:p>STATE COURT CRIMINAL JURY TRIALS (D)</text:p>
          </table:table-cell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5" office:value-type="string" calcext:value-type="string">
            <text:p>SUPERIOR COURT CRIMINAL JURY TRIALS (S)</text:p>
          </table:table-cell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5" office:value-type="string" calcext:value-type="string">
            <text:p>SUPERIOR COURT CIVIL BENCH TRIALS (S)</text:p>
          </table:table-cell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7" office:value-type="string" calcext:value-type="string">
            <text:p>AV Upgrade Courtroom 401 - Courtroom 502 reserved for Judge McCLELLAND</text:p>
          </table:table-cell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29" office:value-type="string" calcext:value-type="string">
            <text:p>Presiding Superior Court Judge: Honorable Philip C. Smith</text:p>
          </table:table-cell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Default" office:value-type="string" calcext:value-type="string">
            <text:p>SUPERIOR COURT CRIMINAL JURY TRIALS (M)</text:p>
          </table:table-cell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Default" office:value-type="string" calcext:value-type="string">
            <text:p>WINTER BREAK</text:p>
          </table:table-cell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5" office:value-type="string" calcext:value-type="string">
            <text:p>SUPERIOR COURT CRIMINAL JURY TRIALS (S)</text:p>
          </table:table-cell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office:value-type="string" calcext:value-type="string">
            <text:p>TUESDAY</text:p>
          </table:table-cell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Default" office:value-type="string" calcext:value-type="string">
            <text:p>WINTER BREAK</text:p>
          </table:table-cell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office:value-type="string" calcext:value-type="string">
            <text:p>WEDNESDAY</text:p>
          </table:table-cell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office:value-type="string" calcext:value-type="string">
            <text:p>MONDAY</text:p>
          </table:table-cell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1" office:value-type="string" calcext:value-type="string">
            <text:p>SUPERIOR COURT CIVIL JURY TRIALS (B)</text:p>
          </table:table-cell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office:value-type="string" calcext:value-type="string">
            <text:p>THURSDAY</text:p>
          </table:table-cell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office:value-type="string" calcext:value-type="string">
            <text:p>FRIDAY</text:p>
          </table:table-cell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3" office:value-type="string" calcext:value-type="string">
            <text:p>SUPERIOR COURT CIVIL BENCH TRIALS (D)</text:p>
          </table:table-cell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7" office:value-type="string" calcext:value-type="string">
            <text:p>AV Upgrade Courtroom 402 - Courtroom 502 reserved for Judge Dunn</text:p>
          </table:table-cell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29" office:value-type="string" calcext:value-type="string">
            <text:p>December 2025 Superior Court Master Calendar</text:p>
          </table:table-cell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7" office:value-type="string" calcext:value-type="string">
            <text:p>AV Upgrade Courtroom 402 - Courtroom 502 reserved for Judge Dunn</text:p>
          </table:table-cell>
        </table:table-row>
        <table:table-row table:style-name="ro2" table:visibility="filter">
          <table:table-cell office:value-type="string" calcext:value-type="string">
            <text:p>December 2025</text:p>
          </table:table-cell>
          <table:table-cell table:style-name="ce5" office:value-type="string" calcext:value-type="string">
            <text:p>SUPERIOR COURT CIVIL BENCH TRIALS (S)</text:p>
          </table:table-cell>
        </table:table-row>
        <table:table-row table:style-name="ro2" table:visibility="filter">
          <table:table-cell office:value-type="string" calcext:value-type="string">
            <text:p>December 2025</text:p>
          </table:table-cell>
          <table:table-cell table:style-name="ce29" office:value-type="string" calcext:value-type="string">
            <text:p>Presiding Superior Court Judge: Honorable David L. Dickinson</text:p>
          </table:table-cell>
        </table:table-row>
      </table:table>
      <table:table table:name="Extracted Data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4"/>
        <table:table-column table:style-name="co3" table:default-cell-style-name="Default"/>
        <table:table-column table:style-name="co4" table:default-cell-style-name="Default"/>
        <table:table-column table:style-name="co3" table:default-cell-style-name="ce55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Heading</text:p>
          </table:table-cell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ype2</text:p>
          </table:table-cell>
          <table:table-cell table:style-name="ce50" office:value-type="string" calcext:value-type="string">
            <text:p>InMapp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h 2025</text:p>
          </table:table-cell>
          <table:table-cell table:style-name="ce8" office:value-type="string" calcext:value-type="string">
            <text:p>CV SPECIAL SET (VJ-503)</text:p>
          </table:table-cell>
          <table:table-cell table:style-name="ce8" table:formula="of:=[.B2]=[.B1]" office:value-type="float" office:value="0" calcext:value-type="float">
            <text:p>0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2];[$'Court Session Mappings'.B:.B];1;0)=[.B2]" office:value-type="boolean" office:boolean-value="true" calcext:value-type="boolean">
            <text:p>TRUE</text:p>
          </table:table-cell>
          <table:table-cell/>
          <table:table-cell table:style-name="ce8" office:value-type="string" calcext:value-type="string">
            <text:p>10:00 CV SPECIAL SET (VJ-503)</text:p>
          </table:table-cell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9" office:value-type="string" calcext:value-type="string">
            <text:p>April 2025 Superior Court Master Calendar</text:p>
          </table:table-cell>
          <table:table-cell table:style-name="ce23" table:formula="of:=[.B3]=[.B2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3];[$'Court Session Mappings'.B:.B];1;0)=[.B3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9" office:value-type="string" calcext:value-type="string">
            <text:p>August 2025 Superior Court Master Calendar</text:p>
          </table:table-cell>
          <table:table-cell table:style-name="ce23" table:formula="of:=[.B4]=[.B3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4];[$'Court Session Mappings'.B:.B];1;0)=[.B4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7" office:value-type="string" calcext:value-type="string">
            <text:p>AV Upgrade Courtroom 401 - Courtroom 502 reserved for Judge McClelland</text:p>
          </table:table-cell>
          <table:table-cell table:style-name="ce23" table:formula="of:=[.B5]=[.B4]" office:value-type="boolean" office:boolean-value="false" calcext:value-type="boolean">
            <text:p>FALSE</text:p>
          </table:table-cell>
          <table:table-cell office:value-type="string" calcext:value-type="string">
            <text:p>McClelland</text:p>
          </table:table-cell>
          <table:table-cell office:value-type="string" calcext:value-type="string">
            <text:p>Spanning-Special</text:p>
          </table:table-cell>
          <table:table-cell table:formula="of:=VLOOKUP([.B5];[$'Court Session Mappings'.B:.B];1;0)=[.B5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7" office:value-type="string" calcext:value-type="string">
            <text:p>AV Upgrade Courtroom 401 - Courtroom 502 reserved for Judge McCLELLAND</text:p>
          </table:table-cell>
          <table:table-cell table:style-name="ce23" table:formula="of:=[.B6]=[.B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-Special</text:p>
          </table:table-cell>
          <table:table-cell table:formula="of:=VLOOKUP([.B6];[$'Court Session Mappings'.B:.B];1;0)=[.B6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7" office:value-type="string" calcext:value-type="string">
            <text:p>AV Upgrade Courtroom 402 - Courtroom 502 reserved for Judge Dunn</text:p>
          </table:table-cell>
          <table:table-cell table:style-name="ce23" table:formula="of:=[.B7]=[.B6]" office:value-type="boolean" office:boolean-value="false" calcext:value-type="boolean">
            <text:p>FALSE</text:p>
          </table:table-cell>
          <table:table-cell office:value-type="string" calcext:value-type="string">
            <text:p>Dunn</text:p>
          </table:table-cell>
          <table:table-cell office:value-type="string" calcext:value-type="string">
            <text:p>Spanning-Special</text:p>
          </table:table-cell>
          <table:table-cell table:formula="of:=VLOOKUP([.B7];[$'Court Session Mappings'.B:.B];1;0)=[.B7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7" office:value-type="string" calcext:value-type="string">
            <text:p>AV Upgrade Courtroom 402 - Courtroom 502 reserved for Judge Dunn</text:p>
          </table:table-cell>
          <table:table-cell table:style-name="ce23" table:formula="of:=[.B8]=[.B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-Special</text:p>
          </table:table-cell>
          <table:table-cell table:formula="of:=VLOOKUP([.B8];[$'Court Session Mappings'.B:.B];1;0)=[.B8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7" office:value-type="string" calcext:value-type="string">
            <text:p>AV Upgrade Courtroom 501 - Courtroom 502 (JSB)</text:p>
          </table:table-cell>
          <table:table-cell table:style-name="ce23" table:formula="of:=[.B9]=[.B8]" office:value-type="boolean" office:boolean-value="false" calcext:value-type="boolean">
            <text:p>FALSE</text:p>
          </table:table-cell>
          <table:table-cell office:value-type="string" calcext:value-type="string">
            <text:p>Bagley</text:p>
          </table:table-cell>
          <table:table-cell office:value-type="string" calcext:value-type="string">
            <text:p>Spanning-Special</text:p>
          </table:table-cell>
          <table:table-cell table:formula="of:=VLOOKUP([.B9];[$'Court Session Mappings'.B:.B];1;0)=[.B9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7" office:value-type="string" calcext:value-type="string">
            <text:p>AV Upgrade Courtroom 501 - Courtroom 502 reserved for Judge Bagley</text:p>
          </table:table-cell>
          <table:table-cell table:style-name="ce23" table:formula="of:=[.B10]=[.B9]" office:value-type="boolean" office:boolean-value="false" calcext:value-type="boolean">
            <text:p>FALSE</text:p>
          </table:table-cell>
          <table:table-cell office:value-type="string" calcext:value-type="string">
            <text:p>Bagley</text:p>
          </table:table-cell>
          <table:table-cell office:value-type="string" calcext:value-type="string">
            <text:p>Spanning-Special</text:p>
          </table:table-cell>
          <table:table-cell table:formula="of:=VLOOKUP([.B10];[$'Court Session Mappings'.B:.B];1;0)=[.B10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7" office:value-type="string" calcext:value-type="string">
            <text:p>AV Upgrade Courtroom 501 - Courtroom 502 reserved for Judge Bagley</text:p>
          </table:table-cell>
          <table:table-cell table:style-name="ce23" table:formula="of:=[.B11]=[.B10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-Special</text:p>
          </table:table-cell>
          <table:table-cell table:formula="of:=VLOOKUP([.B11];[$'Court Session Mappings'.B:.B];1;0)=[.B11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7" office:value-type="string" calcext:value-type="string">
            <text:p>AV Upgrade Courtroom 503 - Courtroom 502 reserved for Judge Smith</text:p>
          </table:table-cell>
          <table:table-cell table:style-name="ce23" table:formula="of:=[.B12]=[.B11]" office:value-type="boolean" office:boolean-value="false" calcext:value-type="boolean">
            <text:p>FALS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Spanning-Special</text:p>
          </table:table-cell>
          <table:table-cell table:formula="of:=VLOOKUP([.B12];[$'Court Session Mappings'.B:.B];1;0)=[.B12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7" office:value-type="string" calcext:value-type="string">
            <text:p>AV Upgrade Courtroom 503 - Courtroom 502 reserved for Judge Smith</text:p>
          </table:table-cell>
          <table:table-cell table:style-name="ce23" table:formula="of:=[.B13]=[.B1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-Special</text:p>
          </table:table-cell>
          <table:table-cell table:formula="of:=VLOOKUP([.B13];[$'Court Session Mappings'.B:.B];1;0)=[.B13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7" office:value-type="string" calcext:value-type="string">
            <text:p>AV Upgrade Courtroom 504 - Courtroom 502 reserved for Judge Dickinson</text:p>
          </table:table-cell>
          <table:table-cell table:style-name="ce23" table:formula="of:=[.B14]=[.B13]" office:value-type="boolean" office:boolean-value="false" calcext:value-type="boolean">
            <text:p>FALSE</text:p>
          </table:table-cell>
          <table:table-cell office:value-type="string" calcext:value-type="string">
            <text:p>Dickinson</text:p>
          </table:table-cell>
          <table:table-cell office:value-type="string" calcext:value-type="string">
            <text:p>Spanning-Special</text:p>
          </table:table-cell>
          <table:table-cell table:formula="of:=VLOOKUP([.B14];[$'Court Session Mappings'.B:.B];1;0)=[.B14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7" office:value-type="string" calcext:value-type="string">
            <text:p>AV Upgrade Courtroom 504 - Courtroom 502 reserved for Judge Dickinson</text:p>
          </table:table-cell>
          <table:table-cell table:style-name="ce23" table:formula="of:=[.B15]=[.B1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-Special</text:p>
          </table:table-cell>
          <table:table-cell table:formula="of:=VLOOKUP([.B15];[$'Court Session Mappings'.B:.B];1;0)=[.B15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7" office:value-type="string" calcext:value-type="string">
            <text:p>AV Upgrade Courtroom 504 - Courtroom 502 Reserved for Judge Dickinson</text:p>
          </table:table-cell>
          <table:table-cell table:style-name="ce23" table:formula="of:=[.B16]=[.B1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-Special</text:p>
          </table:table-cell>
          <table:table-cell table:formula="of:=VLOOKUP([.B16];[$'Court Session Mappings'.B:.B];1;0)=[.B16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9" office:value-type="string" calcext:value-type="string">
            <text:p>December 2025 Superior Court Master Calendar</text:p>
          </table:table-cell>
          <table:table-cell table:style-name="ce23" table:formula="of:=[.B17]=[.B16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17];[$'Court Session Mappings'.B:.B];1;0)=[.B17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office:value-type="string" calcext:value-type="string">
            <text:p>FALL BREAK</text:p>
          </table:table-cell>
          <table:table-cell table:style-name="ce23" table:formula="of:=[.B18]=[.B17]" office:value-type="boolean" office:boolean-value="false" calcext:value-type="boolean">
            <text:p>FALSE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Spanning-Special</text:p>
          </table:table-cell>
          <table:table-cell table:formula="of:=VLOOKUP([.B18];[$'Court Session Mappings'.B:.B];1;0)=[.B18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9" office:value-type="string" calcext:value-type="string">
            <text:p>February 2025 Superior Court Master Calendar</text:p>
          </table:table-cell>
          <table:table-cell table:style-name="ce23" table:formula="of:=[.B19]=[.B18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19];[$'Court Session Mappings'.B:.B];1;0)=[.B19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10" office:value-type="string" calcext:value-type="string">
            <text:p>FRIDAY</text:p>
          </table:table-cell>
          <table:table-cell table:style-name="ce23" table:formula="of:=[.B20]=[.B19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20];[$'Court Session Mappings'.B:.B];1;0)=[.B20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10" office:value-type="string" calcext:value-type="string">
            <text:p>FRIDAY</text:p>
          </table:table-cell>
          <table:table-cell table:style-name="ce23" table:formula="of:=[.B21]=[.B20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21];[$'Court Session Mappings'.B:.B];1;0)=[.B21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10" office:value-type="string" calcext:value-type="string">
            <text:p>FRIDAY</text:p>
          </table:table-cell>
          <table:table-cell table:style-name="ce23" table:formula="of:=[.B22]=[.B21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22];[$'Court Session Mappings'.B:.B];1;0)=[.B22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10" office:value-type="string" calcext:value-type="string">
            <text:p>FRIDAY</text:p>
          </table:table-cell>
          <table:table-cell table:style-name="ce23" table:formula="of:=[.B23]=[.B22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23];[$'Court Session Mappings'.B:.B];1;0)=[.B23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10" office:value-type="string" calcext:value-type="string">
            <text:p>FRIDAY</text:p>
          </table:table-cell>
          <table:table-cell table:style-name="ce23" table:formula="of:=[.B24]=[.B23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24];[$'Court Session Mappings'.B:.B];1;0)=[.B24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10" office:value-type="string" calcext:value-type="string">
            <text:p>FRIDAY</text:p>
          </table:table-cell>
          <table:table-cell table:style-name="ce23" table:formula="of:=[.B25]=[.B24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25];[$'Court Session Mappings'.B:.B];1;0)=[.B25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10" office:value-type="string" calcext:value-type="string">
            <text:p>FRIDAY</text:p>
          </table:table-cell>
          <table:table-cell table:style-name="ce23" table:formula="of:=[.B26]=[.B25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26];[$'Court Session Mappings'.B:.B];1;0)=[.B26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10" office:value-type="string" calcext:value-type="string">
            <text:p>FRIDAY</text:p>
          </table:table-cell>
          <table:table-cell table:style-name="ce23" table:formula="of:=[.B27]=[.B26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27];[$'Court Session Mappings'.B:.B];1;0)=[.B27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10" office:value-type="string" calcext:value-type="string">
            <text:p>FRIDAY</text:p>
          </table:table-cell>
          <table:table-cell table:style-name="ce23" table:formula="of:=[.B28]=[.B27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28];[$'Court Session Mappings'.B:.B];1;0)=[.B28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10" office:value-type="string" calcext:value-type="string">
            <text:p>FRIDAY</text:p>
          </table:table-cell>
          <table:table-cell table:style-name="ce23" table:formula="of:=[.B29]=[.B28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29];[$'Court Session Mappings'.B:.B];1;0)=[.B29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10" office:value-type="string" calcext:value-type="string">
            <text:p>FRIDAY</text:p>
          </table:table-cell>
          <table:table-cell table:style-name="ce23" table:formula="of:=[.B30]=[.B29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30];[$'Court Session Mappings'.B:.B];1;0)=[.B30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10" office:value-type="string" calcext:value-type="string">
            <text:p>FRIDAY</text:p>
          </table:table-cell>
          <table:table-cell table:style-name="ce23" table:formula="of:=[.B31]=[.B30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31];[$'Court Session Mappings'.B:.B];1;0)=[.B31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9" office:value-type="string" calcext:value-type="string">
            <text:p>January 2025 Superior Court Master Calendar</text:p>
          </table:table-cell>
          <table:table-cell table:style-name="ce23" table:formula="of:=[.B32]=[.B31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32];[$'Court Session Mappings'.B:.B];1;0)=[.B32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9" office:value-type="string" calcext:value-type="string">
            <text:p>July 2025 Superior Court Master Calendar</text:p>
          </table:table-cell>
          <table:table-cell table:style-name="ce23" table:formula="of:=[.B33]=[.B32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33];[$'Court Session Mappings'.B:.B];1;0)=[.B33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9" office:value-type="string" calcext:value-type="string">
            <text:p>June 2025 Superior Court Master Calendar</text:p>
          </table:table-cell>
          <table:table-cell table:style-name="ce23" table:formula="of:=[.B34]=[.B33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34];[$'Court Session Mappings'.B:.B];1;0)=[.B34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9" office:value-type="string" calcext:value-type="string">
            <text:p>March 2025 Superior Court Master Calendar</text:p>
          </table:table-cell>
          <table:table-cell table:style-name="ce23" table:formula="of:=[.B35]=[.B34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35];[$'Court Session Mappings'.B:.B];1;0)=[.B35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9" office:value-type="string" calcext:value-type="string">
            <text:p>May 2025 Superior Court Master Calendar</text:p>
          </table:table-cell>
          <table:table-cell table:style-name="ce23" table:formula="of:=[.B36]=[.B35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36];[$'Court Session Mappings'.B:.B];1;0)=[.B36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10" office:value-type="string" calcext:value-type="string">
            <text:p>MONDAY</text:p>
          </table:table-cell>
          <table:table-cell table:style-name="ce23" table:formula="of:=[.B37]=[.B36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37];[$'Court Session Mappings'.B:.B];1;0)=[.B37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10" office:value-type="string" calcext:value-type="string">
            <text:p>MONDAY</text:p>
          </table:table-cell>
          <table:table-cell table:style-name="ce23" table:formula="of:=[.B38]=[.B37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38];[$'Court Session Mappings'.B:.B];1;0)=[.B38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10" office:value-type="string" calcext:value-type="string">
            <text:p>MONDAY</text:p>
          </table:table-cell>
          <table:table-cell table:style-name="ce23" table:formula="of:=[.B39]=[.B38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39];[$'Court Session Mappings'.B:.B];1;0)=[.B39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10" office:value-type="string" calcext:value-type="string">
            <text:p>MONDAY</text:p>
          </table:table-cell>
          <table:table-cell table:style-name="ce23" table:formula="of:=[.B40]=[.B39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40];[$'Court Session Mappings'.B:.B];1;0)=[.B40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10" office:value-type="string" calcext:value-type="string">
            <text:p>MONDAY</text:p>
          </table:table-cell>
          <table:table-cell table:style-name="ce23" table:formula="of:=[.B41]=[.B40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41];[$'Court Session Mappings'.B:.B];1;0)=[.B41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10" office:value-type="string" calcext:value-type="string">
            <text:p>MONDAY</text:p>
          </table:table-cell>
          <table:table-cell table:style-name="ce23" table:formula="of:=[.B42]=[.B41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42];[$'Court Session Mappings'.B:.B];1;0)=[.B42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10" office:value-type="string" calcext:value-type="string">
            <text:p>MONDAY</text:p>
          </table:table-cell>
          <table:table-cell table:style-name="ce23" table:formula="of:=[.B43]=[.B42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43];[$'Court Session Mappings'.B:.B];1;0)=[.B43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10" office:value-type="string" calcext:value-type="string">
            <text:p>MONDAY</text:p>
          </table:table-cell>
          <table:table-cell table:style-name="ce23" table:formula="of:=[.B44]=[.B43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44];[$'Court Session Mappings'.B:.B];1;0)=[.B44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10" office:value-type="string" calcext:value-type="string">
            <text:p>MONDAY</text:p>
          </table:table-cell>
          <table:table-cell table:style-name="ce23" table:formula="of:=[.B45]=[.B44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45];[$'Court Session Mappings'.B:.B];1;0)=[.B45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10" office:value-type="string" calcext:value-type="string">
            <text:p>MONDAY</text:p>
          </table:table-cell>
          <table:table-cell table:style-name="ce23" table:formula="of:=[.B46]=[.B45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46];[$'Court Session Mappings'.B:.B];1;0)=[.B46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10" office:value-type="string" calcext:value-type="string">
            <text:p>MONDAY</text:p>
          </table:table-cell>
          <table:table-cell table:style-name="ce23" table:formula="of:=[.B47]=[.B46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47];[$'Court Session Mappings'.B:.B];1;0)=[.B47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10" office:value-type="string" calcext:value-type="string">
            <text:p>MONDAY</text:p>
          </table:table-cell>
          <table:table-cell table:style-name="ce23" table:formula="of:=[.B48]=[.B47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48];[$'Court Session Mappings'.B:.B];1;0)=[.B48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9" office:value-type="string" calcext:value-type="string">
            <text:p>November 2025 Superior Court Master Calendar</text:p>
          </table:table-cell>
          <table:table-cell table:style-name="ce23" table:formula="of:=[.B49]=[.B48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49];[$'Court Session Mappings'.B:.B];1;0)=[.B49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9" office:value-type="string" calcext:value-type="string">
            <text:p>October 2025 Superior Court Master Calendar</text:p>
          </table:table-cell>
          <table:table-cell table:style-name="ce23" table:formula="of:=[.B50]=[.B49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50];[$'Court Session Mappings'.B:.B];1;0)=[.B50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9" office:value-type="string" calcext:value-type="string">
            <text:p>Presiding Superior Court Judge: Honorable David L. Dickinson</text:p>
          </table:table-cell>
          <table:table-cell table:style-name="ce23" table:formula="of:=[.B51]=[.B50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Subtitle</text:p>
          </table:table-cell>
          <table:table-cell table:style-name="Default" table:formula="of:=VLOOKUP([.B51];[$'Court Session Mappings'.B:.B];1;0)=[.B51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9" office:value-type="string" calcext:value-type="string">
            <text:p>Presiding Superior Court Judge: Honorable David L. Dickinson</text:p>
          </table:table-cell>
          <table:table-cell table:style-name="ce23" table:formula="of:=[.B52]=[.B51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52];[$'Court Session Mappings'.B:.B];1;0)=[.B52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9" office:value-type="string" calcext:value-type="string">
            <text:p>Presiding Superior Court Judge: Honorable David L. Dickinson</text:p>
          </table:table-cell>
          <table:table-cell table:style-name="ce23" table:formula="of:=[.B53]=[.B52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53];[$'Court Session Mappings'.B:.B];1;0)=[.B53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9" office:value-type="string" calcext:value-type="string">
            <text:p>Presiding Superior Court Judge: Honorable David L. Dickinson</text:p>
          </table:table-cell>
          <table:table-cell table:style-name="ce23" table:formula="of:=[.B54]=[.B53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54];[$'Court Session Mappings'.B:.B];1;0)=[.B54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9" office:value-type="string" calcext:value-type="string">
            <text:p>Presiding Superior Court Judge: Honorable Jeffrey S. Bagley</text:p>
          </table:table-cell>
          <table:table-cell table:style-name="ce23" table:formula="of:=[.B55]=[.B54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Subtitle</text:p>
          </table:table-cell>
          <table:table-cell table:style-name="Default" table:formula="of:=VLOOKUP([.B55];[$'Court Session Mappings'.B:.B];1;0)=[.B55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9" office:value-type="string" calcext:value-type="string">
            <text:p>Presiding Superior Court Judge: Honorable Jeffrey S. Bagley</text:p>
          </table:table-cell>
          <table:table-cell table:style-name="ce23" table:formula="of:=[.B56]=[.B55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56];[$'Court Session Mappings'.B:.B];1;0)=[.B56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9" office:value-type="string" calcext:value-type="string">
            <text:p>Presiding Superior Court Judge: Honorable Jeffrey S. Bagley</text:p>
          </table:table-cell>
          <table:table-cell table:style-name="ce23" table:formula="of:=[.B57]=[.B56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57];[$'Court Session Mappings'.B:.B];1;0)=[.B57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9" office:value-type="string" calcext:value-type="string">
            <text:p>Presiding Superior Court Judge: Honorable Jeffrey S. Bagley</text:p>
          </table:table-cell>
          <table:table-cell table:style-name="ce23" table:formula="of:=[.B58]=[.B57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58];[$'Court Session Mappings'.B:.B];1;0)=[.B58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9" office:value-type="string" calcext:value-type="string">
            <text:p>Presiding Superior Court Judge: Honorable Philip C. Smith</text:p>
          </table:table-cell>
          <table:table-cell table:style-name="ce23" table:formula="of:=[.B59]=[.B58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Subtitle</text:p>
          </table:table-cell>
          <table:table-cell table:style-name="Default" table:formula="of:=VLOOKUP([.B59];[$'Court Session Mappings'.B:.B];1;0)=[.B59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9" office:value-type="string" calcext:value-type="string">
            <text:p>Presiding Superior Court Judge: Honorable Philip C. Smith</text:p>
          </table:table-cell>
          <table:table-cell table:style-name="ce23" table:formula="of:=[.B60]=[.B59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60];[$'Court Session Mappings'.B:.B];1;0)=[.B60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9" office:value-type="string" calcext:value-type="string">
            <text:p>Presiding Superior Court Judge: Honorable Philip C. Smith</text:p>
          </table:table-cell>
          <table:table-cell table:style-name="ce23" table:formula="of:=[.B61]=[.B60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61];[$'Court Session Mappings'.B:.B];1;0)=[.B61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9" office:value-type="string" calcext:value-type="string">
            <text:p>Presiding Superior Court Judge: Honorable Philip C. Smith</text:p>
          </table:table-cell>
          <table:table-cell table:style-name="ce23" table:formula="of:=[.B62]=[.B61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62];[$'Court Session Mappings'.B:.B];1;0)=[.B62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9" office:value-type="string" calcext:value-type="string">
            <text:p>September 2025 Superior Court Master Calendar</text:p>
          </table:table-cell>
          <table:table-cell table:style-name="ce23" table:formula="of:=[.B63]=[.B62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Title</text:p>
          </table:table-cell>
          <table:table-cell table:style-name="Default" table:formula="of:=VLOOKUP([.B63];[$'Court Session Mappings'.B:.B];1;0)=[.B63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office:value-type="string" calcext:value-type="string">
            <text:p>SPRING BREAK</text:p>
          </table:table-cell>
          <table:table-cell table:style-name="ce23" table:formula="of:=[.B64]=[.B63]" office:value-type="boolean" office:boolean-value="false" calcext:value-type="boolean">
            <text:p>FALSE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Special</text:p>
          </table:table-cell>
          <table:table-cell table:style-name="Default" table:formula="of:=VLOOKUP([.B64];[$'Court Session Mappings'.B:.B];1;0)=[.B64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office:value-type="string" calcext:value-type="string">
            <text:p>SPRING BREAK</text:p>
          </table:table-cell>
          <table:table-cell table:style-name="ce23" table:formula="of:=[.B65]=[.B64]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panning-Special</text:p>
          </table:table-cell>
          <table:table-cell table:formula="of:=VLOOKUP([.B65];[$'Court Session Mappings'.B:.B];1;0)=[.B65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ary 2025</text:p>
          </table:table-cell>
          <table:table-cell table:style-name="ce11" office:value-type="string" calcext:value-type="string">
            <text:p>STATE COURT CIVIL BENCH TRIALS (VJ-502)</text:p>
          </table:table-cell>
          <table:table-cell table:style-name="ce23" table:formula="of:=[.B66]=[.B65]" office:value-type="boolean" office:boolean-value="false" calcext:value-type="boolean">
            <text:p>FALS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panning</text:p>
          </table:table-cell>
          <table:table-cell table:formula="of:=VLOOKUP([.B66];[$'Court Session Mappings'.B:.B];1;0)=[.B66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12" office:value-type="string" calcext:value-type="string">
            <text:p>STATE COURT CIVIL JURY TRIALS (D)</text:p>
          </table:table-cell>
          <table:table-cell table:style-name="ce23" table:formula="of:=[.B67]=[.B66]" office:value-type="boolean" office:boolean-value="false" calcext:value-type="boolean">
            <text:p>FALSE</text:p>
          </table:table-cell>
          <table:table-cell office:value-type="string" calcext:value-type="string">
            <text:p>Dunn</text:p>
          </table:table-cell>
          <table:table-cell office:value-type="string" calcext:value-type="string">
            <text:p>Spanning</text:p>
          </table:table-cell>
          <table:table-cell table:formula="of:=VLOOKUP([.B67];[$'Court Session Mappings'.B:.B];1;0)=[.B6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4" office:value-type="string" calcext:value-type="string">
            <text:p>STATE COURT CIVIL JURY TRIALS (D)</text:p>
          </table:table-cell>
          <table:table-cell table:style-name="ce23" table:formula="of:=[.B68]=[.B6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68];[$'Court Session Mappings'.B:.B];1;0)=[.B6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13" office:value-type="string" calcext:value-type="string">
            <text:p>STATE COURT CIVIL JURY TRIALS (M)</text:p>
          </table:table-cell>
          <table:table-cell table:style-name="ce23" table:formula="of:=[.B69]=[.B68]" office:value-type="boolean" office:boolean-value="false" calcext:value-type="boolean">
            <text:p>FALSE</text:p>
          </table:table-cell>
          <table:table-cell office:value-type="string" calcext:value-type="string">
            <text:p>McClelland</text:p>
          </table:table-cell>
          <table:table-cell office:value-type="string" calcext:value-type="string">
            <text:p>Spanning</text:p>
          </table:table-cell>
          <table:table-cell table:formula="of:=VLOOKUP([.B69];[$'Court Session Mappings'.B:.B];1;0)=[.B6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office:value-type="string" calcext:value-type="string">
            <text:p>STATE COURT CIVIL JURY TRIALS (M)</text:p>
          </table:table-cell>
          <table:table-cell table:style-name="ce23" table:formula="of:=[.B70]=[.B6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70];[$'Court Session Mappings'.B:.B];1;0)=[.B7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 2025</text:p>
          </table:table-cell>
          <table:table-cell table:style-name="ce8" office:value-type="string" calcext:value-type="string">
            <text:p>STATE COURT CIVIL JURY TRIALS (VJ-CARBO) *502 MONDAY &amp; TUESDAY/401 WEDNESDAY-FRIDAY</text:p>
          </table:table-cell>
          <table:table-cell table:style-name="ce23" table:formula="of:=[.B71]=[.B70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71];[$'Court Session Mappings'.B:.B];1;0)=[.B71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tember 2025</text:p>
          </table:table-cell>
          <table:table-cell table:style-name="ce13" office:value-type="string" calcext:value-type="string">
            <text:p>STATE COURT CRIMINAL and CIVIL JURY TRIALS (M)</text:p>
          </table:table-cell>
          <table:table-cell table:style-name="ce23" table:formula="of:=[.B72]=[.B71]" office:value-type="boolean" office:boolean-value="false" calcext:value-type="boolean">
            <text:p>FALSE</text:p>
          </table:table-cell>
          <table:table-cell office:value-type="string" calcext:value-type="string">
            <text:p>McClelland</text:p>
          </table:table-cell>
          <table:table-cell office:value-type="string" calcext:value-type="string">
            <text:p>Spanning</text:p>
          </table:table-cell>
          <table:table-cell table:formula="of:=VLOOKUP([.B72];[$'Court Session Mappings'.B:.B];1;0)=[.B72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14" office:value-type="string" calcext:value-type="string">
            <text:p>STATE COURT CRIMINAL JURY TRIALS (D)</text:p>
          </table:table-cell>
          <table:table-cell table:style-name="ce23" table:formula="of:=[.B73]=[.B72]" office:value-type="boolean" office:boolean-value="false" calcext:value-type="boolean">
            <text:p>FALSE</text:p>
          </table:table-cell>
          <table:table-cell office:value-type="string" calcext:value-type="string">
            <text:p>Dunn</text:p>
          </table:table-cell>
          <table:table-cell office:value-type="string" calcext:value-type="string">
            <text:p>Spanning</text:p>
          </table:table-cell>
          <table:table-cell table:formula="of:=VLOOKUP([.B73];[$'Court Session Mappings'.B:.B];1;0)=[.B7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4" office:value-type="string" calcext:value-type="string">
            <text:p>STATE COURT CRIMINAL JURY TRIALS (D)</text:p>
          </table:table-cell>
          <table:table-cell table:style-name="ce23" table:formula="of:=[.B74]=[.B7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74];[$'Court Session Mappings'.B:.B];1;0)=[.B7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4" office:value-type="string" calcext:value-type="string">
            <text:p>STATE COURT CRIMINAL JURY TRIALS (D)</text:p>
          </table:table-cell>
          <table:table-cell table:style-name="ce23" table:formula="of:=[.B75]=[.B7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75];[$'Court Session Mappings'.B:.B];1;0)=[.B7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4" office:value-type="string" calcext:value-type="string">
            <text:p>STATE COURT CRIMINAL JURY TRIALS (D)</text:p>
          </table:table-cell>
          <table:table-cell table:style-name="ce23" table:formula="of:=[.B76]=[.B7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76];[$'Court Session Mappings'.B:.B];1;0)=[.B7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4" office:value-type="string" calcext:value-type="string">
            <text:p>STATE COURT CRIMINAL JURY TRIALS (D)</text:p>
          </table:table-cell>
          <table:table-cell table:style-name="ce23" table:formula="of:=[.B77]=[.B7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77];[$'Court Session Mappings'.B:.B];1;0)=[.B7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4" office:value-type="string" calcext:value-type="string">
            <text:p>STATE COURT CRIMINAL JURY TRIALS (D)</text:p>
          </table:table-cell>
          <table:table-cell table:style-name="ce23" table:formula="of:=[.B78]=[.B7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78];[$'Court Session Mappings'.B:.B];1;0)=[.B7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office:value-type="string" calcext:value-type="string">
            <text:p>STATE COURT CRIMINAL JURY TRIALS (D)</text:p>
          </table:table-cell>
          <table:table-cell table:style-name="ce23" table:formula="of:=[.B79]=[.B7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79];[$'Court Session Mappings'.B:.B];1;0)=[.B7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4" office:value-type="string" calcext:value-type="string">
            <text:p>STATE COURT CRIMINAL JURY TRIALS (D)</text:p>
          </table:table-cell>
          <table:table-cell table:style-name="ce23" table:formula="of:=[.B80]=[.B7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80];[$'Court Session Mappings'.B:.B];1;0)=[.B8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4" office:value-type="string" calcext:value-type="string">
            <text:p>STATE COURT CRIMINAL JURY TRIALS (D)</text:p>
          </table:table-cell>
          <table:table-cell table:style-name="ce23" table:formula="of:=[.B81]=[.B80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81];[$'Court Session Mappings'.B:.B];1;0)=[.B8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15" office:value-type="string" calcext:value-type="string">
            <text:p>STATE COURT CRIMINAL JURY TRIALS (M)</text:p>
          </table:table-cell>
          <table:table-cell table:style-name="ce23" table:formula="of:=[.B82]=[.B81]" office:value-type="boolean" office:boolean-value="false" calcext:value-type="boolean">
            <text:p>FALSE</text:p>
          </table:table-cell>
          <table:table-cell office:value-type="string" calcext:value-type="string">
            <text:p>McClelland</text:p>
          </table:table-cell>
          <table:table-cell office:value-type="string" calcext:value-type="string">
            <text:p>Spanning</text:p>
          </table:table-cell>
          <table:table-cell table:formula="of:=VLOOKUP([.B82];[$'Court Session Mappings'.B:.B];1;0)=[.B8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office:value-type="string" calcext:value-type="string">
            <text:p>STATE COURT CRIMINAL JURY TRIALS (M)</text:p>
          </table:table-cell>
          <table:table-cell table:style-name="ce23" table:formula="of:=[.B83]=[.B8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83];[$'Court Session Mappings'.B:.B];1;0)=[.B8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office:value-type="string" calcext:value-type="string">
            <text:p>STATE COURT CRIMINAL JURY TRIALS (M)</text:p>
          </table:table-cell>
          <table:table-cell table:style-name="ce23" table:formula="of:=[.B84]=[.B8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84];[$'Court Session Mappings'.B:.B];1;0)=[.B8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8" office:value-type="string" calcext:value-type="string">
            <text:p>STATE COURT CRIMINAL JURY TRIALS (VJ - 502) *</text:p>
          </table:table-cell>
          <table:table-cell table:style-name="ce23" table:formula="of:=[.B85]=[.B84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85];[$'Court Session Mappings'.B:.B];1;0)=[.B85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bruary 2025</text:p>
          </table:table-cell>
          <table:table-cell table:style-name="ce8" office:value-type="string" calcext:value-type="string">
            <text:p>STATE COURT CRIMINAL JURY TRIALS (VJ-502)</text:p>
          </table:table-cell>
          <table:table-cell table:style-name="ce23" table:formula="of:=[.B86]=[.B85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86];[$'Court Session Mappings'.B:.B];1;0)=[.B86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bruary 2025</text:p>
          </table:table-cell>
          <table:table-cell office:value-type="string" calcext:value-type="string">
            <text:p>STATE COURT CRIMINAL JURY TRIALS (VJ-502)</text:p>
          </table:table-cell>
          <table:table-cell table:style-name="ce23" table:formula="of:=[.B87]=[.B8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87];[$'Court Session Mappings'.B:.B];1;0)=[.B87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e 2025</text:p>
          </table:table-cell>
          <table:table-cell table:style-name="ce13" office:value-type="string" calcext:value-type="string">
            <text:p>STATE COURT CRIMINAL/CIVIL JURY TRIALS (M)</text:p>
          </table:table-cell>
          <table:table-cell table:style-name="ce23" table:formula="of:=[.B88]=[.B87]" office:value-type="boolean" office:boolean-value="false" calcext:value-type="boolean">
            <text:p>FALSE</text:p>
          </table:table-cell>
          <table:table-cell office:value-type="string" calcext:value-type="string">
            <text:p>McClelland</text:p>
          </table:table-cell>
          <table:table-cell office:value-type="string" calcext:value-type="string">
            <text:p>Spanning</text:p>
          </table:table-cell>
          <table:table-cell table:formula="of:=VLOOKUP([.B88];[$'Court Session Mappings'.B:.B];1;0)=[.B88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e 2025</text:p>
          </table:table-cell>
          <table:table-cell office:value-type="string" calcext:value-type="string">
            <text:p>STATE COURT CRIMINAL/CIVIL JURY TRIALS (M)</text:p>
          </table:table-cell>
          <table:table-cell table:style-name="ce23" table:formula="of:=[.B89]=[.B8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89];[$'Court Session Mappings'.B:.B];1;0)=[.B89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 2025</text:p>
          </table:table-cell>
          <table:table-cell table:style-name="ce15" office:value-type="string" calcext:value-type="string">
            <text:p>STATE COURT SPECIAL SET CIVIL JURY TRIAL (M)</text:p>
          </table:table-cell>
          <table:table-cell table:style-name="ce23" table:formula="of:=[.B90]=[.B89]" office:value-type="boolean" office:boolean-value="false" calcext:value-type="boolean">
            <text:p>FALSE</text:p>
          </table:table-cell>
          <table:table-cell office:value-type="string" calcext:value-type="string">
            <text:p>McClelland</text:p>
          </table:table-cell>
          <table:table-cell office:value-type="string" calcext:value-type="string">
            <text:p>Spanning</text:p>
          </table:table-cell>
          <table:table-cell table:formula="of:=VLOOKUP([.B90];[$'Court Session Mappings'.B:.B];1;0)=[.B90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office:value-type="string" calcext:value-type="string">
            <text:p>SUMMER CSCJ CONFERENCE</text:p>
          </table:table-cell>
          <table:table-cell table:style-name="ce23" table:formula="of:=[.B91]=[.B90]" office:value-type="boolean" office:boolean-value="false" calcext:value-type="boolean">
            <text:p>FALSE</text:p>
          </table:table-cell>
          <table:table-cell office:value-type="string" calcext:value-type="string">
            <text:p>SpecialDates</text:p>
          </table:table-cell>
          <table:table-cell office:value-type="string" calcext:value-type="string">
            <text:p>Special</text:p>
          </table:table-cell>
          <table:table-cell table:style-name="Default" table:formula="of:=VLOOKUP([.B91];[$'Court Session Mappings'.B:.B];1;0)=[.B91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16" office:value-type="string" calcext:value-type="string">
            <text:p>SUPERIOR COURT CIVIL BENCH TRIALS (B)</text:p>
          </table:table-cell>
          <table:table-cell table:style-name="ce23" table:formula="of:=[.B92]=[.B91]" office:value-type="boolean" office:boolean-value="false" calcext:value-type="boolean">
            <text:p>FALSE</text:p>
          </table:table-cell>
          <table:table-cell office:value-type="string" calcext:value-type="string">
            <text:p>Bagley</text:p>
          </table:table-cell>
          <table:table-cell office:value-type="string" calcext:value-type="string">
            <text:p>Spanning</text:p>
          </table:table-cell>
          <table:table-cell table:formula="of:=VLOOKUP([.B92];[$'Court Session Mappings'.B:.B];1;0)=[.B9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16" office:value-type="string" calcext:value-type="string">
            <text:p>SUPERIOR COURT CIVIL BENCH TRIALS (B)</text:p>
          </table:table-cell>
          <table:table-cell table:style-name="ce23" table:formula="of:=[.B93]=[.B9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93];[$'Court Session Mappings'.B:.B];1;0)=[.B9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16" office:value-type="string" calcext:value-type="string">
            <text:p>SUPERIOR COURT CIVIL BENCH TRIALS (B)</text:p>
          </table:table-cell>
          <table:table-cell table:style-name="ce23" table:formula="of:=[.B94]=[.B9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94];[$'Court Session Mappings'.B:.B];1;0)=[.B9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16" office:value-type="string" calcext:value-type="string">
            <text:p>SUPERIOR COURT CIVIL BENCH TRIALS (B)</text:p>
          </table:table-cell>
          <table:table-cell table:style-name="ce23" table:formula="of:=[.B95]=[.B9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95];[$'Court Session Mappings'.B:.B];1;0)=[.B9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16" office:value-type="string" calcext:value-type="string">
            <text:p>SUPERIOR COURT CIVIL BENCH TRIALS (B)</text:p>
          </table:table-cell>
          <table:table-cell table:style-name="ce23" table:formula="of:=[.B96]=[.B9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96];[$'Court Session Mappings'.B:.B];1;0)=[.B9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16" office:value-type="string" calcext:value-type="string">
            <text:p>SUPERIOR COURT CIVIL BENCH TRIALS (B)</text:p>
          </table:table-cell>
          <table:table-cell table:style-name="ce23" table:formula="of:=[.B97]=[.B9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97];[$'Court Session Mappings'.B:.B];1;0)=[.B9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16" office:value-type="string" calcext:value-type="string">
            <text:p>SUPERIOR COURT CIVIL BENCH TRIALS (B)</text:p>
          </table:table-cell>
          <table:table-cell table:style-name="ce23" table:formula="of:=[.B98]=[.B9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98];[$'Court Session Mappings'.B:.B];1;0)=[.B9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16" office:value-type="string" calcext:value-type="string">
            <text:p>SUPERIOR COURT CIVIL BENCH TRIALS (B)</text:p>
          </table:table-cell>
          <table:table-cell table:style-name="ce23" table:formula="of:=[.B99]=[.B9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99];[$'Court Session Mappings'.B:.B];1;0)=[.B9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16" office:value-type="string" calcext:value-type="string">
            <text:p>SUPERIOR COURT CIVIL BENCH TRIALS (B)</text:p>
          </table:table-cell>
          <table:table-cell table:style-name="ce23" table:formula="of:=[.B100]=[.B9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00];[$'Court Session Mappings'.B:.B];1;0)=[.B10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16" office:value-type="string" calcext:value-type="string">
            <text:p>SUPERIOR COURT CIVIL BENCH TRIALS (B)</text:p>
          </table:table-cell>
          <table:table-cell table:style-name="ce23" table:formula="of:=[.B101]=[.B100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01];[$'Court Session Mappings'.B:.B];1;0)=[.B10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tember 2025</text:p>
          </table:table-cell>
          <table:table-cell table:style-name="ce16" office:value-type="string" calcext:value-type="string">
            <text:p>SUPERIOR COURT CIVIL BENCH TRIALS (B) *backup to Spcl Set Cr Jury Trial</text:p>
          </table:table-cell>
          <table:table-cell table:style-name="ce23" table:formula="of:=[.B102]=[.B101]" office:value-type="boolean" office:boolean-value="false" calcext:value-type="boolean">
            <text:p>FALSE</text:p>
          </table:table-cell>
          <table:table-cell office:value-type="string" calcext:value-type="string">
            <text:p>Bagley</text:p>
          </table:table-cell>
          <table:table-cell office:value-type="string" calcext:value-type="string">
            <text:p>Spanning</text:p>
          </table:table-cell>
          <table:table-cell table:formula="of:=VLOOKUP([.B102];[$'Court Session Mappings'.B:.B];1;0)=[.B102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17" office:value-type="string" calcext:value-type="string">
            <text:p>SUPERIOR COURT CIVIL BENCH TRIALS (D)</text:p>
          </table:table-cell>
          <table:table-cell table:style-name="ce23" table:formula="of:=[.B103]=[.B102]" office:value-type="boolean" office:boolean-value="false" calcext:value-type="boolean">
            <text:p>FALSE</text:p>
          </table:table-cell>
          <table:table-cell office:value-type="string" calcext:value-type="string">
            <text:p>Dickinson</text:p>
          </table:table-cell>
          <table:table-cell office:value-type="string" calcext:value-type="string">
            <text:p>Spanning</text:p>
          </table:table-cell>
          <table:table-cell table:formula="of:=VLOOKUP([.B103];[$'Court Session Mappings'.B:.B];1;0)=[.B10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17" office:value-type="string" calcext:value-type="string">
            <text:p>SUPERIOR COURT CIVIL BENCH TRIALS (D)</text:p>
          </table:table-cell>
          <table:table-cell table:style-name="ce23" table:formula="of:=[.B104]=[.B10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04];[$'Court Session Mappings'.B:.B];1;0)=[.B10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17" office:value-type="string" calcext:value-type="string">
            <text:p>SUPERIOR COURT CIVIL BENCH TRIALS (D)</text:p>
          </table:table-cell>
          <table:table-cell table:style-name="ce23" table:formula="of:=[.B105]=[.B10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05];[$'Court Session Mappings'.B:.B];1;0)=[.B10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17" office:value-type="string" calcext:value-type="string">
            <text:p>SUPERIOR COURT CIVIL BENCH TRIALS (D)</text:p>
          </table:table-cell>
          <table:table-cell table:style-name="ce23" table:formula="of:=[.B106]=[.B10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06];[$'Court Session Mappings'.B:.B];1;0)=[.B10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17" office:value-type="string" calcext:value-type="string">
            <text:p>SUPERIOR COURT CIVIL BENCH TRIALS (D)</text:p>
          </table:table-cell>
          <table:table-cell table:style-name="ce23" table:formula="of:=[.B107]=[.B10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07];[$'Court Session Mappings'.B:.B];1;0)=[.B10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17" office:value-type="string" calcext:value-type="string">
            <text:p>SUPERIOR COURT CIVIL BENCH TRIALS (D)</text:p>
          </table:table-cell>
          <table:table-cell table:style-name="ce23" table:formula="of:=[.B108]=[.B10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08];[$'Court Session Mappings'.B:.B];1;0)=[.B10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17" office:value-type="string" calcext:value-type="string">
            <text:p>SUPERIOR COURT CIVIL BENCH TRIALS (D)</text:p>
          </table:table-cell>
          <table:table-cell table:style-name="ce23" table:formula="of:=[.B109]=[.B10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09];[$'Court Session Mappings'.B:.B];1;0)=[.B10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17" office:value-type="string" calcext:value-type="string">
            <text:p>SUPERIOR COURT CIVIL BENCH TRIALS (D)</text:p>
          </table:table-cell>
          <table:table-cell table:style-name="ce23" table:formula="of:=[.B110]=[.B10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10];[$'Court Session Mappings'.B:.B];1;0)=[.B11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17" office:value-type="string" calcext:value-type="string">
            <text:p>SUPERIOR COURT CIVIL BENCH TRIALS (D)</text:p>
          </table:table-cell>
          <table:table-cell table:style-name="ce23" table:formula="of:=[.B111]=[.B110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11];[$'Court Session Mappings'.B:.B];1;0)=[.B11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17" office:value-type="string" calcext:value-type="string">
            <text:p>SUPERIOR COURT CIVIL BENCH TRIALS (D)</text:p>
          </table:table-cell>
          <table:table-cell table:style-name="ce23" table:formula="of:=[.B112]=[.B111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12];[$'Court Session Mappings'.B:.B];1;0)=[.B11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18" office:value-type="string" calcext:value-type="string">
            <text:p>SUPERIOR COURT CIVIL BENCH TRIALS (S)</text:p>
          </table:table-cell>
          <table:table-cell table:style-name="ce23" table:formula="of:=[.B113]=[.B112]" office:value-type="boolean" office:boolean-value="false" calcext:value-type="boolean">
            <text:p>FALS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Spanning</text:p>
          </table:table-cell>
          <table:table-cell table:formula="of:=VLOOKUP([.B113];[$'Court Session Mappings'.B:.B];1;0)=[.B11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18" office:value-type="string" calcext:value-type="string">
            <text:p>SUPERIOR COURT CIVIL BENCH TRIALS (S)</text:p>
          </table:table-cell>
          <table:table-cell table:style-name="ce23" table:formula="of:=[.B114]=[.B11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14];[$'Court Session Mappings'.B:.B];1;0)=[.B11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18" office:value-type="string" calcext:value-type="string">
            <text:p>SUPERIOR COURT CIVIL BENCH TRIALS (S)</text:p>
          </table:table-cell>
          <table:table-cell table:style-name="ce23" table:formula="of:=[.B115]=[.B11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15];[$'Court Session Mappings'.B:.B];1;0)=[.B11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17" office:value-type="string" calcext:value-type="string">
            <text:p>SUPERIOR COURT CIVIL BENCH TRIALS (S)</text:p>
          </table:table-cell>
          <table:table-cell table:style-name="ce23" table:formula="of:=[.B116]=[.B11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16];[$'Court Session Mappings'.B:.B];1;0)=[.B11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18" office:value-type="string" calcext:value-type="string">
            <text:p>SUPERIOR COURT CIVIL BENCH TRIALS (S)</text:p>
          </table:table-cell>
          <table:table-cell table:style-name="ce23" table:formula="of:=[.B117]=[.B11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17];[$'Court Session Mappings'.B:.B];1;0)=[.B11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18" office:value-type="string" calcext:value-type="string">
            <text:p>SUPERIOR COURT CIVIL BENCH TRIALS (S)</text:p>
          </table:table-cell>
          <table:table-cell table:style-name="ce23" table:formula="of:=[.B118]=[.B11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18];[$'Court Session Mappings'.B:.B];1;0)=[.B11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18" office:value-type="string" calcext:value-type="string">
            <text:p>SUPERIOR COURT CIVIL BENCH TRIALS (S)</text:p>
          </table:table-cell>
          <table:table-cell table:style-name="ce23" table:formula="of:=[.B119]=[.B11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19];[$'Court Session Mappings'.B:.B];1;0)=[.B11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18" office:value-type="string" calcext:value-type="string">
            <text:p>SUPERIOR COURT CIVIL BENCH TRIALS (S)</text:p>
          </table:table-cell>
          <table:table-cell table:style-name="ce23" table:formula="of:=[.B120]=[.B11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20];[$'Court Session Mappings'.B:.B];1;0)=[.B12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18" office:value-type="string" calcext:value-type="string">
            <text:p>SUPERIOR COURT CIVIL BENCH TRIALS (S)</text:p>
          </table:table-cell>
          <table:table-cell table:style-name="ce23" table:formula="of:=[.B121]=[.B120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21];[$'Court Session Mappings'.B:.B];1;0)=[.B12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18" office:value-type="string" calcext:value-type="string">
            <text:p>SUPERIOR COURT CIVIL BENCH TRIALS (S)</text:p>
          </table:table-cell>
          <table:table-cell table:style-name="ce23" table:formula="of:=[.B122]=[.B121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22];[$'Court Session Mappings'.B:.B];1;0)=[.B12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18" office:value-type="string" calcext:value-type="string">
            <text:p>SUPERIOR COURT CIVIL BENCH TRIALS (S)</text:p>
          </table:table-cell>
          <table:table-cell table:style-name="ce23" table:formula="of:=[.B123]=[.B12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23];[$'Court Session Mappings'.B:.B];1;0)=[.B12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ary 2025</text:p>
          </table:table-cell>
          <table:table-cell table:style-name="ce19" office:value-type="string" calcext:value-type="string">
            <text:p>SUPERIOR COURT CIVIL BENCH TRIALS (VJ-502)</text:p>
          </table:table-cell>
          <table:table-cell table:style-name="ce23" table:formula="of:=[.B124]=[.B123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24];[$'Court Session Mappings'.B:.B];1;0)=[.B124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16" office:value-type="string" calcext:value-type="string">
            <text:p>SUPERIOR COURT CIVIL JURY TRIALS (B)</text:p>
          </table:table-cell>
          <table:table-cell table:style-name="ce23" table:formula="of:=[.B125]=[.B124]" office:value-type="boolean" office:boolean-value="false" calcext:value-type="boolean">
            <text:p>FALSE</text:p>
          </table:table-cell>
          <table:table-cell office:value-type="string" calcext:value-type="string">
            <text:p>Bagley</text:p>
          </table:table-cell>
          <table:table-cell office:value-type="string" calcext:value-type="string">
            <text:p>Spanning</text:p>
          </table:table-cell>
          <table:table-cell table:formula="of:=VLOOKUP([.B125];[$'Court Session Mappings'.B:.B];1;0)=[.B12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16" office:value-type="string" calcext:value-type="string">
            <text:p>SUPERIOR COURT CIVIL JURY TRIALS (B)</text:p>
          </table:table-cell>
          <table:table-cell table:style-name="ce23" table:formula="of:=[.B126]=[.B12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26];[$'Court Session Mappings'.B:.B];1;0)=[.B12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16" office:value-type="string" calcext:value-type="string">
            <text:p>SUPERIOR COURT CIVIL JURY TRIALS (B)</text:p>
          </table:table-cell>
          <table:table-cell table:style-name="ce23" table:formula="of:=[.B127]=[.B12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27];[$'Court Session Mappings'.B:.B];1;0)=[.B12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17" office:value-type="string" calcext:value-type="string">
            <text:p>SUPERIOR COURT CIVIL JURY TRIALS (D)</text:p>
          </table:table-cell>
          <table:table-cell table:style-name="ce23" table:formula="of:=[.B128]=[.B127]" office:value-type="boolean" office:boolean-value="false" calcext:value-type="boolean">
            <text:p>FALSE</text:p>
          </table:table-cell>
          <table:table-cell office:value-type="string" calcext:value-type="string">
            <text:p>Dickinson</text:p>
          </table:table-cell>
          <table:table-cell office:value-type="string" calcext:value-type="string">
            <text:p>Spanning</text:p>
          </table:table-cell>
          <table:table-cell table:formula="of:=VLOOKUP([.B128];[$'Court Session Mappings'.B:.B];1;0)=[.B12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17" office:value-type="string" calcext:value-type="string">
            <text:p>SUPERIOR COURT CIVIL JURY TRIALS (D)</text:p>
          </table:table-cell>
          <table:table-cell table:style-name="ce23" table:formula="of:=[.B129]=[.B12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29];[$'Court Session Mappings'.B:.B];1;0)=[.B12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18" office:value-type="string" calcext:value-type="string">
            <text:p>SUPERIOR COURT CIVIL JURY TRIALS (S)</text:p>
          </table:table-cell>
          <table:table-cell table:style-name="ce23" table:formula="of:=[.B130]=[.B129]" office:value-type="boolean" office:boolean-value="false" calcext:value-type="boolean">
            <text:p>FALS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Spanning</text:p>
          </table:table-cell>
          <table:table-cell table:formula="of:=VLOOKUP([.B130];[$'Court Session Mappings'.B:.B];1;0)=[.B13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18" office:value-type="string" calcext:value-type="string">
            <text:p>SUPERIOR COURT CIVIL JURY TRIALS (S)</text:p>
          </table:table-cell>
          <table:table-cell table:style-name="ce23" table:formula="of:=[.B131]=[.B130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31];[$'Court Session Mappings'.B:.B];1;0)=[.B13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18" office:value-type="string" calcext:value-type="string">
            <text:p>SUPERIOR COURT CIVIL JURY TRIALS (S)</text:p>
          </table:table-cell>
          <table:table-cell table:style-name="ce23" table:formula="of:=[.B132]=[.B131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32];[$'Court Session Mappings'.B:.B];1;0)=[.B13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18" office:value-type="string" calcext:value-type="string">
            <text:p>SUPERIOR COURT CIVIL JURY TRIALS (S)</text:p>
          </table:table-cell>
          <table:table-cell table:style-name="ce23" table:formula="of:=[.B133]=[.B13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33];[$'Court Session Mappings'.B:.B];1;0)=[.B13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 2025</text:p>
          </table:table-cell>
          <table:table-cell table:style-name="ce20" office:value-type="string" calcext:value-type="string">
            <text:p>SUPERIOR COURT CRIMINAL JURY TRIAL (VJ BATCHELOR-402)</text:p>
          </table:table-cell>
          <table:table-cell table:style-name="ce23" table:formula="of:=[.B134]=[.B133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34];[$'Court Session Mappings'.B:.B];1;0)=[.B134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16" office:value-type="string" calcext:value-type="string">
            <text:p>SUPERIOR COURT CRIMINAL JURY TRIALS (B)</text:p>
          </table:table-cell>
          <table:table-cell table:style-name="ce23" table:formula="of:=[.B135]=[.B134]" office:value-type="boolean" office:boolean-value="false" calcext:value-type="boolean">
            <text:p>FALSE</text:p>
          </table:table-cell>
          <table:table-cell office:value-type="string" calcext:value-type="string">
            <text:p>Bagley</text:p>
          </table:table-cell>
          <table:table-cell office:value-type="string" calcext:value-type="string">
            <text:p>Spanning</text:p>
          </table:table-cell>
          <table:table-cell table:formula="of:=VLOOKUP([.B135];[$'Court Session Mappings'.B:.B];1;0)=[.B13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16" office:value-type="string" calcext:value-type="string">
            <text:p>SUPERIOR COURT CRIMINAL JURY TRIALS (B)</text:p>
          </table:table-cell>
          <table:table-cell table:style-name="ce23" table:formula="of:=[.B136]=[.B13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36];[$'Court Session Mappings'.B:.B];1;0)=[.B13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16" office:value-type="string" calcext:value-type="string">
            <text:p>SUPERIOR COURT CRIMINAL JURY TRIALS (B)</text:p>
          </table:table-cell>
          <table:table-cell table:style-name="ce23" table:formula="of:=[.B137]=[.B13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37];[$'Court Session Mappings'.B:.B];1;0)=[.B13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16" office:value-type="string" calcext:value-type="string">
            <text:p>SUPERIOR COURT CRIMINAL JURY TRIALS (B)</text:p>
          </table:table-cell>
          <table:table-cell table:style-name="ce23" table:formula="of:=[.B138]=[.B13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38];[$'Court Session Mappings'.B:.B];1;0)=[.B13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16" office:value-type="string" calcext:value-type="string">
            <text:p>SUPERIOR COURT CRIMINAL JURY TRIALS (B)</text:p>
          </table:table-cell>
          <table:table-cell table:style-name="ce23" table:formula="of:=[.B139]=[.B13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39];[$'Court Session Mappings'.B:.B];1;0)=[.B13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16" office:value-type="string" calcext:value-type="string">
            <text:p>SUPERIOR COURT CRIMINAL JURY TRIALS (B)</text:p>
          </table:table-cell>
          <table:table-cell table:style-name="ce23" table:formula="of:=[.B140]=[.B13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40];[$'Court Session Mappings'.B:.B];1;0)=[.B14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16" office:value-type="string" calcext:value-type="string">
            <text:p>SUPERIOR COURT CRIMINAL JURY TRIALS (B)</text:p>
          </table:table-cell>
          <table:table-cell table:style-name="ce23" table:formula="of:=[.B141]=[.B140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41];[$'Court Session Mappings'.B:.B];1;0)=[.B14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16" office:value-type="string" calcext:value-type="string">
            <text:p>SUPERIOR COURT CRIMINAL JURY TRIALS (B)</text:p>
          </table:table-cell>
          <table:table-cell table:style-name="ce23" table:formula="of:=[.B142]=[.B141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42];[$'Court Session Mappings'.B:.B];1;0)=[.B14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16" office:value-type="string" calcext:value-type="string">
            <text:p>SUPERIOR COURT CRIMINAL JURY TRIALS (B)</text:p>
          </table:table-cell>
          <table:table-cell table:style-name="ce23" table:formula="of:=[.B143]=[.B14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43];[$'Court Session Mappings'.B:.B];1;0)=[.B14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17" office:value-type="string" calcext:value-type="string">
            <text:p>SUPERIOR COURT CRIMINAL JURY TRIALS (D)</text:p>
          </table:table-cell>
          <table:table-cell table:style-name="ce23" table:formula="of:=[.B144]=[.B143]" office:value-type="boolean" office:boolean-value="false" calcext:value-type="boolean">
            <text:p>FALSE</text:p>
          </table:table-cell>
          <table:table-cell office:value-type="string" calcext:value-type="string">
            <text:p>Dickinson</text:p>
          </table:table-cell>
          <table:table-cell office:value-type="string" calcext:value-type="string">
            <text:p>Spanning</text:p>
          </table:table-cell>
          <table:table-cell table:formula="of:=VLOOKUP([.B144];[$'Court Session Mappings'.B:.B];1;0)=[.B14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17" office:value-type="string" calcext:value-type="string">
            <text:p>SUPERIOR COURT CRIMINAL JURY TRIALS (D)</text:p>
          </table:table-cell>
          <table:table-cell table:style-name="ce23" table:formula="of:=[.B145]=[.B14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45];[$'Court Session Mappings'.B:.B];1;0)=[.B14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17" office:value-type="string" calcext:value-type="string">
            <text:p>SUPERIOR COURT CRIMINAL JURY TRIALS (D)</text:p>
          </table:table-cell>
          <table:table-cell table:style-name="ce23" table:formula="of:=[.B146]=[.B14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46];[$'Court Session Mappings'.B:.B];1;0)=[.B14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17" office:value-type="string" calcext:value-type="string">
            <text:p>SUPERIOR COURT CRIMINAL JURY TRIALS (D)</text:p>
          </table:table-cell>
          <table:table-cell table:style-name="ce23" table:formula="of:=[.B147]=[.B14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47];[$'Court Session Mappings'.B:.B];1;0)=[.B14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17" office:value-type="string" calcext:value-type="string">
            <text:p>SUPERIOR COURT CRIMINAL JURY TRIALS (D)</text:p>
          </table:table-cell>
          <table:table-cell table:style-name="ce23" table:formula="of:=[.B148]=[.B14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48];[$'Court Session Mappings'.B:.B];1;0)=[.B14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17" office:value-type="string" calcext:value-type="string">
            <text:p>SUPERIOR COURT CRIMINAL JURY TRIALS (D)</text:p>
          </table:table-cell>
          <table:table-cell table:style-name="ce23" table:formula="of:=[.B149]=[.B14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49];[$'Court Session Mappings'.B:.B];1;0)=[.B14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17" office:value-type="string" calcext:value-type="string">
            <text:p>SUPERIOR COURT CRIMINAL JURY TRIALS (D)</text:p>
          </table:table-cell>
          <table:table-cell table:style-name="ce23" table:formula="of:=[.B150]=[.B14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50];[$'Court Session Mappings'.B:.B];1;0)=[.B15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17" office:value-type="string" calcext:value-type="string">
            <text:p>SUPERIOR COURT CRIMINAL JURY TRIALS (D)</text:p>
          </table:table-cell>
          <table:table-cell table:style-name="ce23" table:formula="of:=[.B151]=[.B150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51];[$'Court Session Mappings'.B:.B];1;0)=[.B15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mber 2025</text:p>
          </table:table-cell>
          <table:table-cell table:style-name="ce13" office:value-type="string" calcext:value-type="string">
            <text:p>SUPERIOR COURT CRIMINAL JURY TRIALS (M)</text:p>
          </table:table-cell>
          <table:table-cell table:style-name="ce23" table:formula="of:=[.B152]=[.B151]" office:value-type="boolean" office:boolean-value="false" calcext:value-type="boolean">
            <text:p>FALSE</text:p>
          </table:table-cell>
          <table:table-cell office:value-type="string" calcext:value-type="string">
            <text:p>McClelland</text:p>
          </table:table-cell>
          <table:table-cell office:value-type="string" calcext:value-type="string">
            <text:p>Spanning</text:p>
          </table:table-cell>
          <table:table-cell table:formula="of:=VLOOKUP([.B152];[$'Court Session Mappings'.B:.B];1;0)=[.B152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18" office:value-type="string" calcext:value-type="string">
            <text:p>SUPERIOR COURT CRIMINAL JURY TRIALS (S)</text:p>
          </table:table-cell>
          <table:table-cell table:style-name="ce23" table:formula="of:=[.B153]=[.B152]" office:value-type="boolean" office:boolean-value="false" calcext:value-type="boolean">
            <text:p>FALS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Spanning</text:p>
          </table:table-cell>
          <table:table-cell table:formula="of:=VLOOKUP([.B153];[$'Court Session Mappings'.B:.B];1;0)=[.B15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18" office:value-type="string" calcext:value-type="string">
            <text:p>SUPERIOR COURT CRIMINAL JURY TRIALS (S)</text:p>
          </table:table-cell>
          <table:table-cell table:style-name="ce23" table:formula="of:=[.B154]=[.B15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54];[$'Court Session Mappings'.B:.B];1;0)=[.B15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18" office:value-type="string" calcext:value-type="string">
            <text:p>SUPERIOR COURT CRIMINAL JURY TRIALS (S)</text:p>
          </table:table-cell>
          <table:table-cell table:style-name="ce23" table:formula="of:=[.B155]=[.B15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55];[$'Court Session Mappings'.B:.B];1;0)=[.B15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18" office:value-type="string" calcext:value-type="string">
            <text:p>SUPERIOR COURT CRIMINAL JURY TRIALS (S)</text:p>
          </table:table-cell>
          <table:table-cell table:style-name="ce23" table:formula="of:=[.B156]=[.B15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56];[$'Court Session Mappings'.B:.B];1;0)=[.B15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18" office:value-type="string" calcext:value-type="string">
            <text:p>SUPERIOR COURT CRIMINAL JURY TRIALS (S)</text:p>
          </table:table-cell>
          <table:table-cell table:style-name="ce23" table:formula="of:=[.B157]=[.B15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57];[$'Court Session Mappings'.B:.B];1;0)=[.B15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18" office:value-type="string" calcext:value-type="string">
            <text:p>SUPERIOR COURT CRIMINAL JURY TRIALS (S)</text:p>
          </table:table-cell>
          <table:table-cell table:style-name="ce23" table:formula="of:=[.B158]=[.B15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58];[$'Court Session Mappings'.B:.B];1;0)=[.B15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18" office:value-type="string" calcext:value-type="string">
            <text:p>SUPERIOR COURT CRIMINAL JURY TRIALS (S)</text:p>
          </table:table-cell>
          <table:table-cell table:style-name="ce23" table:formula="of:=[.B159]=[.B15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59];[$'Court Session Mappings'.B:.B];1;0)=[.B15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18" office:value-type="string" calcext:value-type="string">
            <text:p>SUPERIOR COURT CRIMINAL JURY TRIALS (S)</text:p>
          </table:table-cell>
          <table:table-cell table:style-name="ce23" table:formula="of:=[.B160]=[.B15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60];[$'Court Session Mappings'.B:.B];1;0)=[.B16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16" office:value-type="string" calcext:value-type="string">
            <text:p>SUPERIOR COURT SPECIAL SET CIVIL BENCH TRIAL (B)</text:p>
          </table:table-cell>
          <table:table-cell table:style-name="ce23" table:formula="of:=[.B161]=[.B160]" office:value-type="boolean" office:boolean-value="false" calcext:value-type="boolean">
            <text:p>FALSE</text:p>
          </table:table-cell>
          <table:table-cell office:value-type="string" calcext:value-type="string">
            <text:p>Bagley</text:p>
          </table:table-cell>
          <table:table-cell office:value-type="string" calcext:value-type="string">
            <text:p>Spanning</text:p>
          </table:table-cell>
          <table:table-cell table:formula="of:=VLOOKUP([.B161];[$'Court Session Mappings'.B:.B];1;0)=[.B16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y 2025</text:p>
          </table:table-cell>
          <table:table-cell table:style-name="ce21" office:value-type="string" calcext:value-type="string">
            <text:p>SUPERIOR COURT SPECIAL SET CIVIL BENCH TRIAL (VJ-502) *10AM-5PM</text:p>
          </table:table-cell>
          <table:table-cell table:style-name="ce23" table:formula="of:=[.B162]=[.B161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62];[$'Court Session Mappings'.B:.B];1;0)=[.B162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22" office:value-type="string" calcext:value-type="string">
            <text:p>SUPERIOR COURT SPECIAL SET CRIMINAL JURY TRIAL (VJ EMERSON-502)</text:p>
          </table:table-cell>
          <table:table-cell table:style-name="ce23" table:formula="of:=[.B163]=[.B162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panning</text:p>
          </table:table-cell>
          <table:table-cell table:formula="of:=VLOOKUP([.B163];[$'Court Session Mappings'.B:.B];1;0)=[.B16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office:value-type="string" calcext:value-type="string">
            <text:p>THANKSGIVING BREAK</text:p>
          </table:table-cell>
          <table:table-cell table:style-name="ce23" table:formula="of:=[.B164]=[.B163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Holiday</text:p>
          </table:table-cell>
          <table:table-cell table:style-name="Default" table:formula="of:=VLOOKUP([.B164];[$'Court Session Mappings'.B:.B];1;0)=[.B164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10" office:value-type="string" calcext:value-type="string">
            <text:p>THURSDAY</text:p>
          </table:table-cell>
          <table:table-cell table:style-name="ce23" table:formula="of:=[.B165]=[.B164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65];[$'Court Session Mappings'.B:.B];1;0)=[.B165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10" office:value-type="string" calcext:value-type="string">
            <text:p>THURSDAY</text:p>
          </table:table-cell>
          <table:table-cell table:style-name="ce23" table:formula="of:=[.B166]=[.B165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66];[$'Court Session Mappings'.B:.B];1;0)=[.B166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10" office:value-type="string" calcext:value-type="string">
            <text:p>THURSDAY</text:p>
          </table:table-cell>
          <table:table-cell table:style-name="ce23" table:formula="of:=[.B167]=[.B166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67];[$'Court Session Mappings'.B:.B];1;0)=[.B167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10" office:value-type="string" calcext:value-type="string">
            <text:p>THURSDAY</text:p>
          </table:table-cell>
          <table:table-cell table:style-name="ce23" table:formula="of:=[.B168]=[.B167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68];[$'Court Session Mappings'.B:.B];1;0)=[.B168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10" office:value-type="string" calcext:value-type="string">
            <text:p>THURSDAY</text:p>
          </table:table-cell>
          <table:table-cell table:style-name="ce23" table:formula="of:=[.B169]=[.B168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69];[$'Court Session Mappings'.B:.B];1;0)=[.B169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10" office:value-type="string" calcext:value-type="string">
            <text:p>THURSDAY</text:p>
          </table:table-cell>
          <table:table-cell table:style-name="ce23" table:formula="of:=[.B170]=[.B169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70];[$'Court Session Mappings'.B:.B];1;0)=[.B170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10" office:value-type="string" calcext:value-type="string">
            <text:p>THURSDAY</text:p>
          </table:table-cell>
          <table:table-cell table:style-name="ce23" table:formula="of:=[.B171]=[.B170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71];[$'Court Session Mappings'.B:.B];1;0)=[.B171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10" office:value-type="string" calcext:value-type="string">
            <text:p>THURSDAY</text:p>
          </table:table-cell>
          <table:table-cell table:style-name="ce23" table:formula="of:=[.B172]=[.B171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72];[$'Court Session Mappings'.B:.B];1;0)=[.B172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10" office:value-type="string" calcext:value-type="string">
            <text:p>THURSDAY</text:p>
          </table:table-cell>
          <table:table-cell table:style-name="ce23" table:formula="of:=[.B173]=[.B172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73];[$'Court Session Mappings'.B:.B];1;0)=[.B173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10" office:value-type="string" calcext:value-type="string">
            <text:p>THURSDAY</text:p>
          </table:table-cell>
          <table:table-cell table:style-name="ce23" table:formula="of:=[.B174]=[.B173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74];[$'Court Session Mappings'.B:.B];1;0)=[.B174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10" office:value-type="string" calcext:value-type="string">
            <text:p>THURSDAY</text:p>
          </table:table-cell>
          <table:table-cell table:style-name="ce23" table:formula="of:=[.B175]=[.B174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75];[$'Court Session Mappings'.B:.B];1;0)=[.B175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10" office:value-type="string" calcext:value-type="string">
            <text:p>THURSDAY</text:p>
          </table:table-cell>
          <table:table-cell table:style-name="ce23" table:formula="of:=[.B176]=[.B175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76];[$'Court Session Mappings'.B:.B];1;0)=[.B176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10" office:value-type="string" calcext:value-type="string">
            <text:p>TUESDAY</text:p>
          </table:table-cell>
          <table:table-cell table:style-name="ce23" table:formula="of:=[.B177]=[.B176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77];[$'Court Session Mappings'.B:.B];1;0)=[.B177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10" office:value-type="string" calcext:value-type="string">
            <text:p>TUESDAY</text:p>
          </table:table-cell>
          <table:table-cell table:style-name="ce23" table:formula="of:=[.B178]=[.B177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78];[$'Court Session Mappings'.B:.B];1;0)=[.B178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10" office:value-type="string" calcext:value-type="string">
            <text:p>TUESDAY</text:p>
          </table:table-cell>
          <table:table-cell table:style-name="ce23" table:formula="of:=[.B179]=[.B178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79];[$'Court Session Mappings'.B:.B];1;0)=[.B179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10" office:value-type="string" calcext:value-type="string">
            <text:p>TUESDAY</text:p>
          </table:table-cell>
          <table:table-cell table:style-name="ce23" table:formula="of:=[.B180]=[.B179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80];[$'Court Session Mappings'.B:.B];1;0)=[.B180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10" office:value-type="string" calcext:value-type="string">
            <text:p>TUESDAY</text:p>
          </table:table-cell>
          <table:table-cell table:style-name="ce23" table:formula="of:=[.B181]=[.B180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81];[$'Court Session Mappings'.B:.B];1;0)=[.B181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10" office:value-type="string" calcext:value-type="string">
            <text:p>TUESDAY</text:p>
          </table:table-cell>
          <table:table-cell table:style-name="ce23" table:formula="of:=[.B182]=[.B181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82];[$'Court Session Mappings'.B:.B];1;0)=[.B182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10" office:value-type="string" calcext:value-type="string">
            <text:p>TUESDAY</text:p>
          </table:table-cell>
          <table:table-cell table:style-name="ce23" table:formula="of:=[.B183]=[.B182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83];[$'Court Session Mappings'.B:.B];1;0)=[.B183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10" office:value-type="string" calcext:value-type="string">
            <text:p>TUESDAY</text:p>
          </table:table-cell>
          <table:table-cell table:style-name="ce23" table:formula="of:=[.B184]=[.B183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84];[$'Court Session Mappings'.B:.B];1;0)=[.B184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10" office:value-type="string" calcext:value-type="string">
            <text:p>TUESDAY</text:p>
          </table:table-cell>
          <table:table-cell table:style-name="ce23" table:formula="of:=[.B185]=[.B184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85];[$'Court Session Mappings'.B:.B];1;0)=[.B185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10" office:value-type="string" calcext:value-type="string">
            <text:p>TUESDAY</text:p>
          </table:table-cell>
          <table:table-cell table:style-name="ce23" table:formula="of:=[.B186]=[.B185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86];[$'Court Session Mappings'.B:.B];1;0)=[.B186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10" office:value-type="string" calcext:value-type="string">
            <text:p>TUESDAY</text:p>
          </table:table-cell>
          <table:table-cell table:style-name="ce23" table:formula="of:=[.B187]=[.B186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87];[$'Court Session Mappings'.B:.B];1;0)=[.B187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10" office:value-type="string" calcext:value-type="string">
            <text:p>TUESDAY</text:p>
          </table:table-cell>
          <table:table-cell table:style-name="ce23" table:formula="of:=[.B188]=[.B187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88];[$'Court Session Mappings'.B:.B];1;0)=[.B188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table:style-name="ce10" office:value-type="string" calcext:value-type="string">
            <text:p>WEDNESDAY</text:p>
          </table:table-cell>
          <table:table-cell table:style-name="ce23" table:formula="of:=[.B189]=[.B188]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89];[$'Court Session Mappings'.B:.B];1;0)=[.B189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bruary 2025</text:p>
          </table:table-cell>
          <table:table-cell table:style-name="ce10" office:value-type="string" calcext:value-type="string">
            <text:p>WEDNESDAY</text:p>
          </table:table-cell>
          <table:table-cell table:style-name="ce23" table:formula="of:=[.B190]=[.B189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90];[$'Court Session Mappings'.B:.B];1;0)=[.B190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h 2025</text:p>
          </table:table-cell>
          <table:table-cell table:style-name="ce10" office:value-type="string" calcext:value-type="string">
            <text:p>WEDNESDAY</text:p>
          </table:table-cell>
          <table:table-cell table:style-name="ce23" table:formula="of:=[.B191]=[.B190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91];[$'Court Session Mappings'.B:.B];1;0)=[.B191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pril 2025</text:p>
          </table:table-cell>
          <table:table-cell table:style-name="ce10" office:value-type="string" calcext:value-type="string">
            <text:p>WEDNESDAY</text:p>
          </table:table-cell>
          <table:table-cell table:style-name="ce23" table:formula="of:=[.B192]=[.B191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92];[$'Court Session Mappings'.B:.B];1;0)=[.B192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y 2025</text:p>
          </table:table-cell>
          <table:table-cell table:style-name="ce10" office:value-type="string" calcext:value-type="string">
            <text:p>WEDNESDAY</text:p>
          </table:table-cell>
          <table:table-cell table:style-name="ce23" table:formula="of:=[.B193]=[.B192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93];[$'Court Session Mappings'.B:.B];1;0)=[.B193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ne 2025</text:p>
          </table:table-cell>
          <table:table-cell table:style-name="ce10" office:value-type="string" calcext:value-type="string">
            <text:p>WEDNESDAY</text:p>
          </table:table-cell>
          <table:table-cell table:style-name="ce23" table:formula="of:=[.B194]=[.B193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94];[$'Court Session Mappings'.B:.B];1;0)=[.B194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ly 2025</text:p>
          </table:table-cell>
          <table:table-cell table:style-name="ce10" office:value-type="string" calcext:value-type="string">
            <text:p>WEDNESDAY</text:p>
          </table:table-cell>
          <table:table-cell table:style-name="ce23" table:formula="of:=[.B195]=[.B194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95];[$'Court Session Mappings'.B:.B];1;0)=[.B195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gust 2025</text:p>
          </table:table-cell>
          <table:table-cell table:style-name="ce10" office:value-type="string" calcext:value-type="string">
            <text:p>WEDNESDAY</text:p>
          </table:table-cell>
          <table:table-cell table:style-name="ce23" table:formula="of:=[.B196]=[.B195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96];[$'Court Session Mappings'.B:.B];1;0)=[.B196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tember 2025</text:p>
          </table:table-cell>
          <table:table-cell table:style-name="ce10" office:value-type="string" calcext:value-type="string">
            <text:p>WEDNESDAY</text:p>
          </table:table-cell>
          <table:table-cell table:style-name="ce23" table:formula="of:=[.B197]=[.B196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97];[$'Court Session Mappings'.B:.B];1;0)=[.B197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ctober 2025</text:p>
          </table:table-cell>
          <table:table-cell table:style-name="ce10" office:value-type="string" calcext:value-type="string">
            <text:p>WEDNESDAY</text:p>
          </table:table-cell>
          <table:table-cell table:style-name="ce23" table:formula="of:=[.B198]=[.B197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98];[$'Court Session Mappings'.B:.B];1;0)=[.B198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vember 2025</text:p>
          </table:table-cell>
          <table:table-cell table:style-name="ce10" office:value-type="string" calcext:value-type="string">
            <text:p>WEDNESDAY</text:p>
          </table:table-cell>
          <table:table-cell table:style-name="ce23" table:formula="of:=[.B199]=[.B198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199];[$'Court Session Mappings'.B:.B];1;0)=[.B199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table:style-name="ce10" office:value-type="string" calcext:value-type="string">
            <text:p>WEDNESDAY</text:p>
          </table:table-cell>
          <table:table-cell table:style-name="ce23" table:formula="of:=[.B200]=[.B199]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DoW</text:p>
          </table:table-cell>
          <table:table-cell table:style-name="Default" table:formula="of:=VLOOKUP([.B200];[$'Court Session Mappings'.B:.B];1;0)=[.B200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office:value-type="string" calcext:value-type="string">
            <text:p>WINTER BREAK</text:p>
          </table:table-cell>
          <table:table-cell table:style-name="ce23" table:formula="of:=[.B201]=[.B200]" office:value-type="boolean" office:boolean-value="false" calcext:value-type="boolean">
            <text:p>FALSE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Special</text:p>
          </table:table-cell>
          <table:table-cell table:style-name="Default" table:formula="of:=VLOOKUP([.B201];[$'Court Session Mappings'.B:.B];1;0)=[.B201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cember 2025</text:p>
          </table:table-cell>
          <table:table-cell office:value-type="string" calcext:value-type="string">
            <text:p>WINTER BREAK</text:p>
          </table:table-cell>
          <table:table-cell table:style-name="ce23" table:formula="of:=[.B202]=[.B201]" office:value-type="boolean" office:boolean-value="true" calcext:value-type="boolean">
            <text:p>TRUE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Special</text:p>
          </table:table-cell>
          <table:table-cell table:style-name="Default" table:formula="of:=VLOOKUP([.B202];[$'Court Session Mappings'.B:.B];1;0)=[.B202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nuary 2025</text:p>
          </table:table-cell>
          <table:table-cell office:value-type="string" calcext:value-type="string">
            <text:p>WINTER CSCJ CONFERENCE</text:p>
          </table:table-cell>
          <table:table-cell table:style-name="ce23" table:formula="of:=[.B203]=[.B202]" office:value-type="boolean" office:boolean-value="false" calcext:value-type="boolean">
            <text:p>FALSE</text:p>
          </table:table-cell>
          <table:table-cell office:value-type="string" calcext:value-type="string">
            <text:p>SpecialDates</text:p>
          </table:table-cell>
          <table:table-cell office:value-type="string" calcext:value-type="string">
            <text:p>Special</text:p>
          </table:table-cell>
          <table:table-cell table:style-name="Default" table:formula="of:=VLOOKUP([.B203];[$'Court Session Mappings'.B:.B];1;0)=[.B203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 table:number-rows-repeated="104837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bbreviation_key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SUPERIOR COURT JUD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B)</text:p>
          </table:table-cell>
          <table:table-cell office:value-type="string" calcext:value-type="string">
            <text:p>Chief Judge, Jeffrey S. Bagley – Courtroom 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D)</text:p>
          </table:table-cell>
          <table:table-cell office:value-type="string" calcext:value-type="string">
            <text:p>Judge, David L. Dickinson – Courtroom 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S)</text:p>
          </table:table-cell>
          <table:table-cell office:value-type="string" calcext:value-type="string">
            <text:p>Judge, Philip C. Smith – Courtroom 5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M)</text:p>
          </table:table-cell>
          <table:table-cell office:value-type="string" calcext:value-type="string">
            <text:p>Chief Judge, T. Russell McClelland – Courtroom 4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D)</text:p>
          </table:table-cell>
          <table:table-cell office:value-type="string" calcext:value-type="string">
            <text:p>Judge, James A. Dunn – Courtroom 40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bbtrev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Key: Value</text:p>
          </table:table-cell>
          <table:table-cell table:number-columns-repeated="3"/>
        </table:table-row>
        <table:table-row table:style-name="ro1">
          <table:table-cell table:style-name="ce52" office:value-type="string" calcext:value-type="string">
            <text:p>VJ</text:p>
          </table:table-cell>
          <table:table-cell table:style-name="ce52" office:value-type="string" calcext:value-type="string">
            <text:p>Visiting Judge</text:p>
          </table:table-cell>
          <table:table-cell/>
          <table:table-cell table:formula="of:=COM.MICROSOFT.CONCAT([.B9];&quot;: &quot;;[.A9])" office:value-type="string" office:string-value="Visiting Judge: VJ" calcext:value-type="string">
            <text:p>Visiting Judge: VJ</text:p>
          </table:table-cell>
          <table:table-cell table:number-columns-repeated="3"/>
        </table:table-row>
        <table:table-row table:style-name="ro1">
          <table:table-cell table:style-name="ce52" office:value-type="string" calcext:value-type="string">
            <text:p>CV</text:p>
          </table:table-cell>
          <table:table-cell table:style-name="ce52" office:value-type="string" calcext:value-type="string">
            <text:p>CIVIL</text:p>
          </table:table-cell>
          <table:table-cell/>
          <table:table-cell table:formula="of:=COM.MICROSOFT.CONCAT([.B10];&quot;: &quot;;[.A10])" office:value-type="string" office:string-value="CIVIL: CV" calcext:value-type="string">
            <text:p>CIVIL: CV</text:p>
          </table:table-cell>
          <table:table-cell table:number-columns-repeated="3"/>
        </table:table-row>
        <table:table-row table:style-name="ro1">
          <table:table-cell table:style-name="ce52" office:value-type="string" calcext:value-type="string">
            <text:p>CR</text:p>
          </table:table-cell>
          <table:table-cell table:style-name="ce52" office:value-type="string" calcext:value-type="string">
            <text:p>CRIMINAL</text:p>
          </table:table-cell>
          <table:table-cell/>
          <table:table-cell table:formula="of:=COM.MICROSOFT.CONCAT([.B11];&quot;: &quot;;[.A11])" office:value-type="string" office:string-value="CRIMINAL: CR" calcext:value-type="string">
            <text:p>CRIMINAL: CR</text:p>
          </table:table-cell>
          <table:table-cell table:number-columns-repeated="3"/>
        </table:table-row>
        <table:table-row table:style-name="ro1">
          <table:table-cell table:style-name="ce52" office:value-type="string" calcext:value-type="string">
            <text:p>ASH</text:p>
          </table:table-cell>
          <table:table-cell table:style-name="ce52" office:value-type="string" calcext:value-type="string">
            <text:p>Attorney Status Hearing</text:p>
          </table:table-cell>
          <table:table-cell/>
          <table:table-cell table:formula="of:=COM.MICROSOFT.CONCAT([.B12];&quot;: &quot;;[.A12])" office:value-type="string" office:string-value="Attorney Status Hearing: ASH" calcext:value-type="string">
            <text:p>Attorney Status Hearing: ASH</text:p>
          </table:table-cell>
          <table:table-cell table:number-columns-repeated="3"/>
        </table:table-row>
        <table:table-row table:style-name="ro1">
          <table:table-cell table:style-name="ce52" office:value-type="string" calcext:value-type="string">
            <text:p>BOND FF</text:p>
          </table:table-cell>
          <table:table-cell table:style-name="ce52" office:value-type="string" calcext:value-type="string">
            <text:p>Bond Forfeitures</text:p>
          </table:table-cell>
          <table:table-cell/>
          <table:table-cell table:formula="of:=COM.MICROSOFT.CONCAT([.B13];&quot;: &quot;;[.A13])" office:value-type="string" office:string-value="Bond Forfeitures: BOND FF" calcext:value-type="string">
            <text:p>Bond Forfeitures: BOND FF</text:p>
          </table:table-cell>
          <table:table-cell table:number-columns-repeated="3"/>
        </table:table-row>
        <table:table-row table:style-name="ro1">
          <table:table-cell table:style-name="ce52" office:value-type="string" calcext:value-type="string">
            <text:p>CC</text:p>
          </table:table-cell>
          <table:table-cell table:style-name="ce52" office:value-type="string" calcext:value-type="string">
            <text:p>calendar call</text:p>
          </table:table-cell>
          <table:table-cell/>
          <table:table-cell table:formula="of:=COM.MICROSOFT.CONCAT([.B14];&quot;: &quot;;[.A14])" office:value-type="string" office:string-value="calendar call: CC" calcext:value-type="string">
            <text:p>calendar call: CC</text:p>
          </table:table-cell>
          <table:table-cell table:number-columns-repeated="3"/>
        </table:table-row>
        <table:table-row table:style-name="ro1" table:visibility="filter">
          <table:table-cell table:style-name="ce57" office:value-type="string" calcext:value-type="string">
            <text:p>JTCC</text:p>
          </table:table-cell>
          <table:table-cell table:style-name="ce57" office:value-type="string" calcext:value-type="string">
            <text:p>Jury Trial Calendar Call</text:p>
          </table:table-cell>
          <table:table-cell office:value-type="string" calcext:value-type="string">
            <text:p>x</text:p>
          </table:table-cell>
          <table:table-cell table:formula="of:=COM.MICROSOFT.CONCAT([.B15];&quot;: &quot;;[.A15])" office:value-type="string" office:string-value="Jury Trial Calendar Call: JTCC" calcext:value-type="string">
            <text:p>Jury Trial Calendar Call: JTCC</text:p>
          </table:table-cell>
          <table:table-cell table:number-columns-repeated="3"/>
        </table:table-row>
        <table:table-row table:style-name="ro1">
          <table:table-cell table:style-name="ce58" office:value-type="string" calcext:value-type="string">
            <text:p>JT</text:p>
          </table:table-cell>
          <table:table-cell table:style-name="ce58" office:value-type="string" calcext:value-type="string">
            <text:p>Jury Trial</text:p>
          </table:table-cell>
          <table:table-cell/>
          <table:table-cell table:formula="of:=COM.MICROSOFT.CONCAT([.B16];&quot;: &quot;;[.A16])" office:value-type="string" office:string-value="Jury Trial: JT" calcext:value-type="string">
            <text:p>Jury Trial: JT</text:p>
          </table:table-cell>
          <table:table-cell table:number-columns-repeated="3"/>
        </table:table-row>
        <table:table-row table:style-name="ro1">
          <table:table-cell table:style-name="ce58" office:value-type="string" calcext:value-type="string">
            <text:p>CC</text:p>
          </table:table-cell>
          <table:table-cell table:style-name="ce58" office:value-type="string" calcext:value-type="string">
            <text:p>calendar call</text:p>
          </table:table-cell>
          <table:table-cell/>
          <table:table-cell table:formula="of:=COM.MICROSOFT.CONCAT([.B17];&quot;: &quot;;[.A17])" office:value-type="string" office:string-value="calendar call: CC" calcext:value-type="string">
            <text:p>calendar call: CC</text:p>
          </table:table-cell>
          <table:table-cell table:number-columns-repeated="3"/>
        </table:table-row>
        <table:table-row table:style-name="ro1" table:visibility="filter">
          <table:table-cell table:style-name="ce57" office:value-type="string" calcext:value-type="string">
            <text:p>BTCC</text:p>
          </table:table-cell>
          <table:table-cell table:style-name="ce57" office:value-type="string" calcext:value-type="string">
            <text:p>Bench Trial Calendar Call</text:p>
          </table:table-cell>
          <table:table-cell office:value-type="string" calcext:value-type="string">
            <text:p>x</text:p>
          </table:table-cell>
          <table:table-cell table:formula="of:=COM.MICROSOFT.CONCAT([.B18];&quot;: &quot;;[.A18])" office:value-type="string" office:string-value="Bench Trial Calendar Call: BTCC" calcext:value-type="string">
            <text:p>Bench Trial Calendar Call: BTCC</text:p>
          </table:table-cell>
          <table:table-cell table:number-columns-repeated="3"/>
        </table:table-row>
        <table:table-row table:style-name="ro1">
          <table:table-cell table:style-name="ce58" office:value-type="string" calcext:value-type="string">
            <text:p>BT</text:p>
          </table:table-cell>
          <table:table-cell table:style-name="ce58" office:value-type="string" calcext:value-type="string">
            <text:p>Bench Trial</text:p>
          </table:table-cell>
          <table:table-cell/>
          <table:table-cell table:formula="of:=COM.MICROSOFT.CONCAT([.B19];&quot;: &quot;;[.A19])" office:value-type="string" office:string-value="Bench Trial: BT" calcext:value-type="string">
            <text:p>Bench Trial: BT</text:p>
          </table:table-cell>
          <table:table-cell table:number-columns-repeated="3"/>
        </table:table-row>
        <table:table-row table:style-name="ro1">
          <table:table-cell table:style-name="ce52" office:value-type="string" calcext:value-type="string">
            <text:p>PCC</text:p>
          </table:table-cell>
          <table:table-cell table:style-name="ce52" office:value-type="string" calcext:value-type="string">
            <text:p>Priority Calendar Call.</text:p>
          </table:table-cell>
          <table:table-cell/>
          <table:table-cell table:formula="of:=COM.MICROSOFT.CONCAT([.B20];&quot;: &quot;;[.A20])" office:value-type="string" office:string-value="Priority Calendar Call.: PCC" calcext:value-type="string">
            <text:p>Priority Calendar Call.: PCC</text:p>
          </table:table-cell>
          <table:table-cell table:number-columns-repeated="3"/>
        </table:table-row>
        <table:table-row table:style-name="ro1" table:visibility="filter">
          <table:table-cell table:style-name="ce57" office:value-type="string" calcext:value-type="string">
            <text:p>CR ARR/NJ</text:p>
          </table:table-cell>
          <table:table-cell table:style-name="ce57" office:value-type="string" calcext:value-type="string">
            <text:p>Criminal Arraignment and Non-jury.</text:p>
          </table:table-cell>
          <table:table-cell office:value-type="string" calcext:value-type="string">
            <text:p>x</text:p>
          </table:table-cell>
          <table:table-cell table:formula="of:=COM.MICROSOFT.CONCAT([.B21];&quot;: &quot;;[.A21])" office:value-type="string" office:string-value="Criminal Arraignment and Non-jury.: CR ARR/NJ" calcext:value-type="string">
            <text:p>Criminal Arraignment and Non-jury.: CR ARR/NJ</text:p>
          </table:table-cell>
          <table:table-cell table:number-columns-repeated="3"/>
        </table:table-row>
        <table:table-row table:style-name="ro1">
          <table:table-cell table:style-name="ce58" office:value-type="string" calcext:value-type="string">
            <text:p>ARR</text:p>
          </table:table-cell>
          <table:table-cell table:style-name="ce58" office:value-type="string" calcext:value-type="string">
            <text:p>Arraignment</text:p>
          </table:table-cell>
          <table:table-cell/>
          <table:table-cell table:formula="of:=COM.MICROSOFT.CONCAT([.B22];&quot;: &quot;;[.A22])" office:value-type="string" office:string-value="Arraignment: ARR" calcext:value-type="string">
            <text:p>Arraignment: ARR</text:p>
          </table:table-cell>
          <table:table-cell table:number-columns-repeated="3"/>
        </table:table-row>
        <table:table-row table:style-name="ro1">
          <table:table-cell table:style-name="ce58" office:value-type="string" calcext:value-type="string">
            <text:p>NJ</text:p>
          </table:table-cell>
          <table:table-cell table:style-name="ce58" office:value-type="string" calcext:value-type="string">
            <text:p>Non-jury</text:p>
          </table:table-cell>
          <table:table-cell/>
          <table:table-cell table:formula="of:=COM.MICROSOFT.CONCAT([.B23];&quot;: &quot;;[.A23])" office:value-type="string" office:string-value="Non-jury: NJ" calcext:value-type="string">
            <text:p>Non-jury: NJ</text:p>
          </table:table-cell>
          <table:table-cell table:number-columns-repeated="3"/>
        </table:table-row>
        <table:table-row table:style-name="ro1" table:visibility="filter">
          <table:table-cell table:style-name="ce57" office:value-type="string" calcext:value-type="string">
            <text:p>CR REVOS</text:p>
          </table:table-cell>
          <table:table-cell table:style-name="ce57" office:value-type="string" calcext:value-type="string">
            <text:p>Criminal Revocations</text:p>
          </table:table-cell>
          <table:table-cell office:value-type="string" calcext:value-type="string">
            <text:p>x</text:p>
          </table:table-cell>
          <table:table-cell table:formula="of:=COM.MICROSOFT.CONCAT([.B24];&quot;: &quot;;[.A24])" office:value-type="string" office:string-value="Criminal Revocations: CR REVOS" calcext:value-type="string">
            <text:p>Criminal Revocations: CR REVOS</text:p>
          </table:table-cell>
          <table:table-cell table:number-columns-repeated="3"/>
        </table:table-row>
        <table:table-row table:style-name="ro1">
          <table:table-cell table:style-name="ce58" office:value-type="string" calcext:value-type="string">
            <text:p>REVOS</text:p>
          </table:table-cell>
          <table:table-cell table:style-name="ce58" office:value-type="string" calcext:value-type="string">
            <text:p>Revocations</text:p>
          </table:table-cell>
          <table:table-cell/>
          <table:table-cell table:formula="of:=COM.MICROSOFT.CONCAT([.B25];&quot;: &quot;;[.A25])" office:value-type="string" office:string-value="Revocations: REVOS" calcext:value-type="string">
            <text:p>Revocations: REVOS</text:p>
          </table:table-cell>
          <table:table-cell table:number-columns-repeated="3"/>
        </table:table-row>
        <table:table-row table:style-name="ro1" table:visibility="filter">
          <table:table-cell table:style-name="ce57" office:value-type="string" calcext:value-type="string">
            <text:p>CSRU</text:p>
          </table:table-cell>
          <table:table-cell table:style-name="ce57" office:value-type="string" calcext:value-type="string">
            <text:p>Child Support Recovery Unit</text:p>
          </table:table-cell>
          <table:table-cell office:value-type="string" calcext:value-type="string">
            <text:p>x</text:p>
          </table:table-cell>
          <table:table-cell table:formula="of:=COM.MICROSOFT.CONCAT([.B26];&quot;: &quot;;[.A26])" office:value-type="string" office:string-value="Child Support Recovery Unit: CSRU" calcext:value-type="string">
            <text:p>Child Support Recovery Unit: CSRU</text:p>
          </table:table-cell>
          <table:table-cell table:number-columns-repeated="3"/>
        </table:table-row>
        <table:table-row table:style-name="ro1">
          <table:table-cell table:style-name="ce58" office:value-type="string" calcext:value-type="string">
            <text:p>CS</text:p>
          </table:table-cell>
          <table:table-cell table:style-name="ce58" office:value-type="string" calcext:value-type="string">
            <text:p>Child Support</text:p>
          </table:table-cell>
          <table:table-cell/>
          <table:table-cell table:formula="of:=COM.MICROSOFT.CONCAT([.B27];&quot;: &quot;;[.A27])" office:value-type="string" office:string-value="Child Support: CS" calcext:value-type="string">
            <text:p>Child Support: CS</text:p>
          </table:table-cell>
          <table:table-cell table:number-columns-repeated="3"/>
        </table:table-row>
        <table:table-row table:style-name="ro1">
          <table:table-cell table:style-name="ce58" office:value-type="string" calcext:value-type="string">
            <text:p>RU</text:p>
          </table:table-cell>
          <table:table-cell table:style-name="ce58" office:value-type="string" calcext:value-type="string">
            <text:p>Recovery Unit</text:p>
          </table:table-cell>
          <table:table-cell/>
          <table:table-cell table:formula="of:=COM.MICROSOFT.CONCAT([.B28];&quot;: &quot;;[.A28])" office:value-type="string" office:string-value="Recovery Unit: RU" calcext:value-type="string">
            <text:p>Recovery Unit: RU</text:p>
          </table:table-cell>
          <table:table-cell table:number-columns-repeated="3"/>
        </table:table-row>
        <table:table-row table:style-name="ro1" table:visibility="filter">
          <table:table-cell table:style-name="ce57" office:value-type="string" calcext:value-type="string">
            <text:p>FMV/STALKING</text:p>
          </table:table-cell>
          <table:table-cell table:style-name="ce57" office:value-type="string" calcext:value-type="string">
            <text:p>Family Violence and Stalking aka TPOs (Temporary Protective Orders)</text:p>
          </table:table-cell>
          <table:table-cell office:value-type="string" calcext:value-type="string">
            <text:p>x</text:p>
          </table:table-cell>
          <table:table-cell table:formula="of:=COM.MICROSOFT.CONCAT([.B29];&quot;: &quot;;[.A29])" office:value-type="string" office:string-value="Family Violence and Stalking aka TPOs (Temporary Protective Orders): FMV/STALKING" calcext:value-type="string">
            <text:p>Family Violence and Stalking aka TPOs (Temporary Protective Orders): FMV/STALKING</text:p>
          </table:table-cell>
          <table:table-cell table:number-columns-repeated="3"/>
        </table:table-row>
        <table:table-row table:style-name="ro1">
          <table:table-cell table:style-name="ce58" office:value-type="string" calcext:value-type="string">
            <text:p>FMV</text:p>
          </table:table-cell>
          <table:table-cell table:style-name="ce58" office:value-type="string" calcext:value-type="string">
            <text:p>Family Violence</text:p>
          </table:table-cell>
          <table:table-cell/>
          <table:table-cell table:formula="of:=COM.MICROSOFT.CONCAT([.B30];&quot;: &quot;;[.A30])" office:value-type="string" office:string-value="Family Violence: FMV" calcext:value-type="string">
            <text:p>Family Violence: FMV</text:p>
          </table:table-cell>
          <table:table-cell table:number-columns-repeated="3"/>
        </table:table-row>
        <table:table-row table:style-name="ro1">
          <table:table-cell table:style-name="ce58" office:value-type="string" calcext:value-type="string">
            <text:p>STALKING</text:p>
          </table:table-cell>
          <table:table-cell table:style-name="ce58" office:value-type="string" calcext:value-type="string">
            <text:p>Stalking</text:p>
          </table:table-cell>
          <table:table-cell/>
          <table:table-cell table:formula="of:=COM.MICROSOFT.CONCAT([.B31];&quot;: &quot;;[.A31])" office:value-type="string" office:string-value="Stalking: STALKING" calcext:value-type="string">
            <text:p>Stalking: STALKING</text:p>
          </table:table-cell>
          <table:table-cell table:number-columns-repeated="3"/>
        </table:table-row>
        <table:table-row table:style-name="ro1">
          <table:table-cell table:style-name="ce58" office:value-type="string" calcext:value-type="string">
            <text:p>TPO</text:p>
          </table:table-cell>
          <table:table-cell table:style-name="ce58" office:value-type="string" calcext:value-type="string">
            <text:p>Temporary Protective Order</text:p>
          </table:table-cell>
          <table:table-cell/>
          <table:table-cell table:formula="of:=COM.MICROSOFT.CONCAT([.B32];&quot;: &quot;;[.A32])" office:value-type="string" office:string-value="Temporary Protective Order: TPO" calcext:value-type="string">
            <text:p>Temporary Protective Order: TPO</text:p>
          </table:table-cell>
          <table:table-cell table:number-columns-repeated="3"/>
        </table:table-row>
        <table:table-row table:style-name="ro1">
          <table:table-cell table:style-name="ce52" office:value-type="string" calcext:value-type="string">
            <text:p>JAIL CAL</text:p>
          </table:table-cell>
          <table:table-cell table:style-name="ce52" office:value-type="string" calcext:value-type="string">
            <text:p>Jail calendar</text:p>
          </table:table-cell>
          <table:table-cell/>
          <table:table-cell table:formula="of:=COM.MICROSOFT.CONCAT([.B33];&quot;: &quot;;[.A33])" office:value-type="string" office:string-value="Jail calendar: JAIL CAL" calcext:value-type="string">
            <text:p>Jail calendar: JAIL CAL</text:p>
          </table:table-cell>
          <table:table-cell table:number-columns-repeated="3"/>
        </table:table-row>
        <table:table-row table:style-name="ro1">
          <table:table-cell table:style-name="ce52" office:value-type="string" calcext:value-type="string">
            <text:p>NJ</text:p>
          </table:table-cell>
          <table:table-cell table:style-name="ce52" office:value-type="string" calcext:value-type="string">
            <text:p>Non-jury</text:p>
          </table:table-cell>
          <table:table-cell/>
          <table:table-cell table:formula="of:=COM.MICROSOFT.CONCAT([.B34];&quot;: &quot;;[.A34])" office:value-type="string" office:string-value="Non-jury: NJ" calcext:value-type="string">
            <text:p>Non-jury: NJ</text:p>
          </table:table-cell>
          <table:table-cell table:number-columns-repeated="3"/>
        </table:table-row>
        <table:table-row table:style-name="ro1">
          <table:table-cell table:style-name="ce52" office:value-type="string" calcext:value-type="string">
            <text:p>NO SERVICE CAL</text:p>
          </table:table-cell>
          <table:table-cell table:style-name="ce52" office:value-type="string" calcext:value-type="string">
            <text:p>No service calendar</text:p>
          </table:table-cell>
          <table:table-cell/>
          <table:table-cell table:formula="of:=COM.MICROSOFT.CONCAT([.B35];&quot;: &quot;;[.A35])" office:value-type="string" office:string-value="No service calendar: NO SERVICE CAL" calcext:value-type="string">
            <text:p>No service calendar: NO SERVICE CAL</text:p>
          </table:table-cell>
          <table:table-cell table:number-columns-repeated="3"/>
        </table:table-row>
        <table:table-row table:style-name="ro1" table:visibility="filter">
          <table:table-cell table:style-name="ce57" office:value-type="string" calcext:value-type="string">
            <text:p>PEREMPT CC</text:p>
          </table:table-cell>
          <table:table-cell table:style-name="ce57" office:value-type="string" calcext:value-type="string">
            <text:p>Peremptory calendar call</text:p>
          </table:table-cell>
          <table:table-cell office:value-type="string" calcext:value-type="string">
            <text:p>x</text:p>
          </table:table-cell>
          <table:table-cell table:formula="of:=COM.MICROSOFT.CONCAT([.B36];&quot;: &quot;;[.A36])" office:value-type="string" office:string-value="Peremptory calendar call: PEREMPT CC" calcext:value-type="string">
            <text:p>Peremptory calendar call: PEREMPT CC</text:p>
          </table:table-cell>
          <table:table-cell table:number-columns-repeated="3"/>
        </table:table-row>
        <table:table-row table:style-name="ro1">
          <table:table-cell table:style-name="ce58" office:value-type="string" calcext:value-type="string">
            <text:p>PEREMPT</text:p>
          </table:table-cell>
          <table:table-cell table:style-name="ce58" office:value-type="string" calcext:value-type="string">
            <text:p>Peremptory</text:p>
          </table:table-cell>
          <table:table-cell/>
          <table:table-cell table:formula="of:=COM.MICROSOFT.CONCAT([.B37];&quot;: &quot;;[.A37])" office:value-type="string" office:string-value="Peremptory: PEREMPT" calcext:value-type="string">
            <text:p>Peremptory: PEREMPT</text:p>
          </table:table-cell>
          <table:table-cell table:number-columns-repeated="3"/>
        </table:table-row>
        <table:table-row table:style-name="ro1" table:visibility="filter">
          <table:table-cell table:style-name="ce62" office:value-type="string" calcext:value-type="string">
            <text:p>CC</text:p>
          </table:table-cell>
          <table:table-cell table:style-name="ce62" office:value-type="string" calcext:value-type="string">
            <text:p>calendar call</text:p>
          </table:table-cell>
          <table:table-cell office:value-type="string" calcext:value-type="string">
            <text:p>x</text:p>
          </table:table-cell>
          <table:table-cell table:formula="of:=COM.MICROSOFT.CONCAT([.B38];&quot;: &quot;;[.A38])" office:value-type="string" office:string-value="calendar call: CC" calcext:value-type="string">
            <text:p>calendar call: CC</text:p>
          </table:table-cell>
          <table:table-cell table:number-columns-repeated="3"/>
        </table:table-row>
        <table:table-row table:style-name="ro1">
          <table:table-cell table:style-name="ce52" office:value-type="string" calcext:value-type="string">
            <text:p>PTC</text:p>
          </table:table-cell>
          <table:table-cell table:style-name="ce52" office:value-type="string" calcext:value-type="string">
            <text:p>Pre-trial conference</text:p>
          </table:table-cell>
          <table:table-cell/>
          <table:table-cell table:formula="of:=COM.MICROSOFT.CONCAT([.B39];&quot;: &quot;;[.A39])" office:value-type="string" office:string-value="Pre-trial conference: PTC" calcext:value-type="string">
            <text:p>Pre-trial conference: PTC</text:p>
          </table:table-cell>
          <table:table-cell table:number-columns-repeated="3"/>
        </table:table-row>
        <table:table-row table:style-name="ro1" table:visibility="filter">
          <table:table-cell table:style-name="ce57" office:value-type="string" calcext:value-type="string">
            <text:p>TVB ARR</text:p>
          </table:table-cell>
          <table:table-cell table:style-name="ce57" office:value-type="string" calcext:value-type="string">
            <text:p>Traffic arraignment (Traffic Violations Bureau)</text:p>
          </table:table-cell>
          <table:table-cell office:value-type="string" calcext:value-type="string">
            <text:p>x</text:p>
          </table:table-cell>
          <table:table-cell table:formula="of:=COM.MICROSOFT.CONCAT([.B40];&quot;: &quot;;[.A40])" office:value-type="string" office:string-value="Traffic arraignment (Traffic Violations Bureau): TVB ARR" calcext:value-type="string">
            <text:p>Traffic arraignment (Traffic Violations Bureau): TVB ARR</text:p>
          </table:table-cell>
          <table:table-cell table:number-columns-repeated="3"/>
        </table:table-row>
        <table:table-row table:style-name="ro1">
          <table:table-cell table:style-name="ce58" office:value-type="string" calcext:value-type="string">
            <text:p>TVB</text:p>
          </table:table-cell>
          <table:table-cell table:style-name="ce58" office:value-type="string" calcext:value-type="string">
            <text:p>Traffic</text:p>
          </table:table-cell>
          <table:table-cell/>
          <table:table-cell table:formula="of:=COM.MICROSOFT.CONCAT([.B41];&quot;: &quot;;[.A41])" office:value-type="string" office:string-value="Traffic: TVB" calcext:value-type="string">
            <text:p>Traffic: TVB</text:p>
          </table:table-cell>
          <table:table-cell table:number-columns-repeated="3"/>
        </table:table-row>
        <table:table-row table:style-name="ro1">
          <table:table-cell table:style-name="ce58" office:value-type="string" calcext:value-type="string">
            <text:p>TVB</text:p>
          </table:table-cell>
          <table:table-cell table:style-name="ce58" office:value-type="string" calcext:value-type="string">
            <text:p>Traffic Violations Bureau</text:p>
          </table:table-cell>
          <table:table-cell/>
          <table:table-cell table:formula="of:=COM.MICROSOFT.CONCAT([.B42];&quot;: &quot;;[.A42])" office:value-type="string" office:string-value="Traffic Violations Bureau: TVB" calcext:value-type="string">
            <text:p>Traffic Violations Bureau: TVB</text:p>
          </table:table-cell>
          <table:table-cell table:number-columns-repeated="3"/>
        </table:table-row>
        <table:table-row table:style-name="ro1">
          <table:table-cell table:style-name="ce52" office:value-type="string" calcext:value-type="string">
            <text:p>UNC</text:p>
          </table:table-cell>
          <table:table-cell table:style-name="ce52" office:value-type="string" calcext:value-type="string">
            <text:p>Uncontested case</text:p>
          </table:table-cell>
          <table:table-cell/>
          <table:table-cell table:formula="of:=COM.MICROSOFT.CONCAT([.B43];&quot;: &quot;;[.A43])" office:value-type="string" office:string-value="Uncontested case: UNC" calcext:value-type="string">
            <text:p>Uncontested case: UNC</text:p>
          </table:table-cell>
          <table:table-cell table:number-columns-repeated="3"/>
        </table:table-row>
        <table:table-row table:style-name="ro1">
          <table:table-cell table:style-name="ce58" office:value-type="string" calcext:value-type="string">
            <text:p>null</text:p>
          </table:table-cell>
          <table:table-cell table:style-name="ce58" office:value-type="string" calcext:value-type="string">
            <text:p>.</text:p>
          </table:table-cell>
          <table:table-cell/>
          <table:table-cell table:formula="of:=COM.MICROSOFT.CONCAT([.B44];&quot;: &quot;;[.A44])" office:value-type="string" office:string-value=".: null" calcext:value-type="string">
            <text:p>.: null</text:p>
          </table:table-cell>
          <table:table-cell table:number-columns-repeated="3"/>
        </table:table-row>
        <table:table-row table:style-name="ro1">
          <table:table-cell table:style-name="ce58" table:number-columns-repeated="2"/>
          <table:table-cell table:number-columns-repeated="5"/>
        </table:table-row>
        <table:table-row table:style-name="ro1">
          <table:table-cell table:style-name="ce52" office:value-type="string" calcext:value-type="string">
            <text:p>Original Abbrevs.</text:p>
          </table:table-cell>
          <table:table-cell table:style-name="ce52"/>
          <table:table-cell table:number-columns-repeated="5"/>
        </table:table-row>
        <table:table-row table:style-name="ro1">
          <table:table-cell table:style-name="ce58" office:value-type="string" calcext:value-type="string">
            <text:p>New Abbrevs.</text:p>
          </table:table-cell>
          <table:table-cell table:style-name="ce52"/>
          <table:table-cell table:number-columns-repeated="5"/>
        </table:table-row>
        <table:table-row table:style-name="ro1" table:number-rows-repeated="2">
          <table:table-cell/>
          <table:table-cell table:style-name="ce52"/>
          <table:table-cell table:number-columns-repeated="5"/>
        </table:table-row>
        <table:table-row table:style-name="ro1">
          <table:table-cell office:value-type="string" calcext:value-type="string">
            <text:p>Additional Key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JudicialOfficerCode</text:p>
          </table:table-cell>
          <table:table-cell table:style-name="ce56" office:value-type="string" calcext:value-type="string">
            <text:p>JudicialOfficerDescription</text:p>
          </table:table-cell>
          <table:table-cell table:style-name="ce56" office:value-type="string" calcext:value-type="string">
            <text:p>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B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table:style-name="ce48" office:value-type="string" calcext:value-type="string">
            <text:p>Red</text:p>
          </table:table-cell>
          <table:table-cell office:value-type="string" calcext:value-type="string">
            <text:p>ff0000</text:p>
          </table:table-cell>
          <table:table-cell table:formula="of:=[.B52]" office:value-type="string" office:string-value="JSB" calcext:value-type="string">
            <text:p>JSB</text:p>
          </table:table-cell>
          <table:table-cell office:value-type="string" calcext:value-type="string">
            <text:p>git commit -m ‘</text:p>
          </table:table-cell>
        </table:table-row>
        <table:table-row table:style-name="ro1">
          <table:table-cell office:value-type="string" calcext:value-type="string">
            <text:p>(C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table:style-name="ce49"/>
          <table:table-cell/>
          <table:table-cell table:formula="of:=[.B53]" office:value-type="string" office:string-value="KMC" calcext:value-type="string">
            <text:p>KMC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(D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table:style-name="ce59" office:value-type="string" calcext:value-type="string">
            <text:p>Purple</text:p>
          </table:table-cell>
          <table:table-cell office:value-type="string" calcext:value-type="string">
            <text:p>7030a0</text:p>
          </table:table-cell>
          <table:table-cell table:formula="of:=[.B54]" office:value-type="string" office:string-value="DLD" calcext:value-type="string">
            <text:p>DLD</text:p>
          </table:table-cell>
          <table:table-cell table:formula="of:=[.D54]" office:value-type="string" office:string-value="Purple" calcext:value-type="string">
            <text:p>Purple</text:p>
          </table:table-cell>
        </table:table-row>
        <table:table-row table:style-name="ro1">
          <table:table-cell office:value-type="string" calcext:value-type="string">
            <text:p>(D)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table:style-name="ce60" office:value-type="string" calcext:value-type="string">
            <text:p>Green</text:p>
          </table:table-cell>
          <table:table-cell office:value-type="string" calcext:value-type="string">
            <text:p>00b050</text:p>
          </table:table-cell>
          <table:table-cell table:formula="of:=[.B55]" office:value-type="string" office:string-value="JAD" calcext:value-type="string">
            <text:p>JAD</text:p>
          </table:table-cell>
          <table:table-cell table:formula="of:=[.D55]" office:value-type="string" office:string-value="Green" calcext:value-type="string">
            <text:p>Green</text:p>
          </table:table-cell>
        </table:table-row>
        <table:table-row table:style-name="ro1">
          <table:table-cell office:value-type="string" calcext:value-type="string">
            <text:p>(VJ)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Judge, Superior</text:p>
          </table:table-cell>
          <table:table-cell table:style-name="ce49"/>
          <table:table-cell/>
          <table:table-cell table:formula="of:=[.B56]" office:value-type="string" office:string-value="SUP" calcext:value-type="string">
            <text:p>SUP</text:p>
          </table:table-cell>
          <table:table-cell office:value-type="string" calcext:value-type="string">
            <text:p>Light Blue</text:p>
          </table:table-cell>
        </table:table-row>
        <table:table-row table:style-name="ro1">
          <table:table-cell office:value-type="string" calcext:value-type="string">
            <text:p>(M)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table:style-name="ce49" office:value-type="string" calcext:value-type="string">
            <text:p>Black</text:p>
          </table:table-cell>
          <table:table-cell/>
          <table:table-cell table:formula="of:=[.B57]" office:value-type="string" office:string-value="TRM" calcext:value-type="string">
            <text:p>TRM</text:p>
          </table:table-cell>
          <table:table-cell table:formula="of:=[.D57]" office:value-type="string" office:string-value="Black" calcext:value-type="string">
            <text:p>Black</text:p>
          </table:table-cell>
        </table:table-row>
        <table:table-row table:style-name="ro1">
          <table:table-cell office:value-type="string" calcext:value-type="string">
            <text:p>(M)</text:p>
          </table:table-cell>
          <table:table-cell office:value-type="string" calcext:value-type="string">
            <text:p>JMM</text:p>
          </table:table-cell>
          <table:table-cell office:value-type="string" calcext:value-type="string">
            <text:p>McLaughlin, Jack M</text:p>
          </table:table-cell>
          <table:table-cell table:style-name="ce49"/>
          <table:table-cell/>
          <table:table-cell table:formula="of:=[.B58]" office:value-type="string" office:string-value="JMM" calcext:value-type="string">
            <text:p>JMM</text:p>
          </table:table-cell>
          <table:table-cell office:value-type="string" calcext:value-type="string">
            <text:p>Violet</text:p>
          </table:table-cell>
        </table:table-row>
        <table:table-row table:style-name="ro1">
          <table:table-cell office:value-type="string" calcext:value-type="string">
            <text:p>(S0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table:style-name="ce61" office:value-type="string" calcext:value-type="string">
            <text:p>Blue</text:p>
          </table:table-cell>
          <table:table-cell office:value-type="string" calcext:value-type="string">
            <text:p>0070c0</text:p>
          </table:table-cell>
          <table:table-cell table:formula="of:=[.B59]" office:value-type="string" office:string-value="PCS" calcext:value-type="string">
            <text:p>PCS</text:p>
          </table:table-cell>
          <table:table-cell table:formula="of:=[.D59]" office:value-type="string" office:string-value="Blue" calcext:value-type="string">
            <text:p>Blue</text:p>
          </table:table-cell>
        </table:table-row>
        <table:table-row table:style-name="ro1">
          <table:table-cell office:value-type="string" calcext:value-type="string">
            <text:p>(W)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table:style-name="ce49"/>
          <table:table-cell/>
          <table:table-cell table:formula="of:=[.B60]" office:value-type="string" office:string-value="CWW" calcext:value-type="string">
            <text:p>CWW</text:p>
          </table:table-cell>
          <table:table-cell office:value-type="string" calcext:value-type="string">
            <text:p>Brown</text:p>
          </table:table-cell>
        </table:table-row>
        <table:table-row table:style-name="ro3" table:number-rows-repeated="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urt Session Mappings" table:style-name="ta2"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essionDescription</text:p>
          </table:table-cell>
          <table:table-cell office:value-type="string" calcext:value-type="string">
            <text:p>Mapping</text:p>
          </table:table-cell>
        </table:table-row>
        <table:table-row table:style-name="ro1"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 JURY TRIALS (D)</text:p>
          </table:table-cell>
        </table:table-row>
        <table:table-row table:style-name="ro1"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OURT CIVIL BENCH TRIALS (D)</text:p>
          </table:table-cell>
        </table:table-row>
        <table:table-row table:style-name="ro1">
          <table:table-cell office:value-type="string" calcext:value-type="string">
            <text:p>(DLD) SU CV - Jury Trials</text:p>
          </table:table-cell>
          <table:table-cell office:value-type="string" calcext:value-type="string">
            <text:p>SUPERIOR COURT CIVIL JURY TRIALS (D)</text:p>
          </table:table-cell>
        </table:table-row>
        <table:table-row table:style-name="ro1"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 JURY TRIALS (D)</text:p>
          </table:table-cell>
        </table:table-row>
        <table:table-row table:style-name="ro1">
          <table:table-cell office:value-type="string" calcext:value-type="string">
            <text:p>(JAD) ST CR - Jury Trials B/U</text:p>
          </table:table-cell>
          <table:table-cell office:value-type="string" calcext:value-type="string">
            <text:p>STATE COURT CRIMINAL JURY TRIALS (D)</text:p>
          </table:table-cell>
        </table:table-row>
        <table:table-row table:style-name="ro1" table:visibility="filter">
          <table:table-cell office:value-type="string" calcext:value-type="string">
            <text:p>(JAD) ST CR - Plea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(JAD) ST CV - Jury Trials</text:p>
          </table:table-cell>
          <table:table-cell office:value-type="string" calcext:value-type="string">
            <text:p>STATE COURT CIVIL JURY TRIALS (D)</text:p>
          </table:table-cell>
        </table:table-row>
        <table:table-row table:style-name="ro1"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 JURY TRIALS (D)</text:p>
          </table:table-cell>
        </table:table-row>
        <table:table-row table:style-name="ro1" table:visibility="filter">
          <table:table-cell office:value-type="string" calcext:value-type="string">
            <text:p>(JAD) ST CV - Non Jury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(JSB-VJ) SU CV - Civil Non-Jur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 JURY TRIALS (B)</text:p>
          </table:table-cell>
        </table:table-row>
        <table:table-row table:style-name="ro1" table:visibility="filter">
          <table:table-cell office:value-type="string" calcext:value-type="string">
            <text:p>(JSB) SU CR- Motion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OURT CIVIL BENCH TRIALS (B)</text:p>
          </table:table-cell>
        </table:table-row>
        <table:table-row table:style-name="ro1"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OURT CIVIL JURY TRIALS (B)</text:p>
          </table:table-cell>
        </table:table-row>
        <table:table-row table:style-name="ro1" table:visibility="filter">
          <table:table-cell office:value-type="string" calcext:value-type="string">
            <text:p>(JSB) SU CV - Civil N/J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(JSB) SU CV - Civil Non Jury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(JSB) SU CV - Special S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(JSB) SU CV - Special Set Bench Trial</text:p>
          </table:table-cell>
          <table:table-cell office:value-type="string" calcext:value-type="string">
            <text:p>SUPERIOR COURT SPECIAL SET CIVIL BENCH TRIAL (B)</text:p>
          </table:table-cell>
        </table:table-row>
        <table:table-row table:style-name="ro1" table:visibility="filter">
          <table:table-cell office:value-type="string" calcext:value-type="string">
            <text:p>(KMC-D) SU CV - Special S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(KMC-S) SU CV - Bench Trial</text:p>
          </table:table-cell>
          <table:table-cell office:value-type="string" calcext:value-type="string">
            <text:p>SUPERIOR COURT CIVIL BENCH TRIALS ©</text:p>
          </table:table-cell>
        </table:table-row>
        <table:table-row table:style-name="ro1" table:visibility="filter">
          <table:table-cell office:value-type="string" calcext:value-type="string">
            <text:p>(KMC) SU CV - Specal Se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(KP) SU CV - Bench Trials</text:p>
          </table:table-cell>
          <table:table-cell office:value-type="string" calcext:value-type="string">
            <text:p>SUPERIOR COURT CIVIL BENCH TRIALS (P)</text:p>
          </table:table-cell>
        </table:table-row>
        <table:table-row table:style-name="ro1"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 JURY TRIALS (S)</text:p>
          </table:table-cell>
        </table:table-row>
        <table:table-row table:style-name="ro1" table:visibility="filter">
          <table:table-cell office:value-type="string" calcext:value-type="string">
            <text:p>(PCS) SU CR- Motion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OURT CIVIL BENCH TRIALS (S)</text:p>
          </table:table-cell>
        </table:table-row>
        <table:table-row table:style-name="ro1">
          <table:table-cell office:value-type="string" calcext:value-type="string">
            <text:p>(PCS) SU CV - Bench Trial Calendar</text:p>
          </table:table-cell>
          <table:table-cell office:value-type="string" calcext:value-type="string">
            <text:p>SUPERIOR COURT CIVIL BENCH TRIALS (S)?</text:p>
          </table:table-cell>
        </table:table-row>
        <table:table-row table:style-name="ro1">
          <table:table-cell office:value-type="string" calcext:value-type="string">
            <text:p>(PCS) SU CV - Jury Trial</text:p>
          </table:table-cell>
          <table:table-cell office:value-type="string" calcext:value-type="string">
            <text:p>SUPERIOR COURT CIVIL JURY TRIALS (S)</text:p>
          </table:table-cell>
        </table:table-row>
        <table:table-row table:style-name="ro1" table:visibility="filter">
          <table:table-cell office:value-type="string" calcext:value-type="string">
            <text:p>(TRM-VJ Carbo) ST CR - Motions/Plea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 JURY TRIALS (M)</text:p>
          </table:table-cell>
        </table:table-row>
        <table:table-row table:style-name="ro1" table:visibility="filter">
          <table:table-cell office:value-type="string" calcext:value-type="string">
            <text:p>(TRM) ST CR - Motions/Pleas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(TRM) ST CR Motion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(TRM) ST CR- Criminal Jury Trials</text:p>
          </table:table-cell>
          <table:table-cell office:value-type="string" calcext:value-type="string">
            <text:p>STATE COURT CRIMINAL JURY TRIALS (M)</text:p>
          </table:table-cell>
        </table:table-row>
        <table:table-row table:style-name="ro1"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 JURY TRIALS (M)</text:p>
          </table:table-cell>
        </table:table-row>
        <table:table-row table:style-name="ro1"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 JURY TRIALS (M)</text:p>
          </table:table-cell>
        </table:table-row>
        <table:table-row table:style-name="ro1">
          <table:table-cell office:value-type="string" calcext:value-type="string">
            <text:p>(VJ) ST - Jury Trials 502</text:p>
          </table:table-cell>
          <table:table-cell office:value-type="string" calcext:value-type="string">
            <text:p>STATE COURT CRIMINAL JURY TRIALS (VJ – 502)</text:p>
          </table:table-cell>
        </table:table-row>
        <table:table-row table:style-name="ro1">
          <table:table-cell office:value-type="string" calcext:value-type="string">
            <text:p>(VJ) SU CR - Special Set</text:p>
          </table:table-cell>
          <table:table-cell office:value-type="string" calcext:value-type="string">
            <text:p>SUPERIOR COURT SPECIAL SET CRIMINAL JURY TRIAL (VJ EMERSON-502)</text:p>
          </table:table-cell>
        </table:table-row>
        <table:table-row table:style-name="ro1">
          <table:table-cell office:value-type="string" calcext:value-type="string">
            <text:p>(VJ) SU CV - Special Set</text:p>
          </table:table-cell>
          <table:table-cell office:value-type="string" calcext:value-type="string">
            <text:p>CV SPECIAL SET (VJ-503)</text:p>
          </table:table-cell>
        </table:table-row>
        <table:table-row table:style-name="ro1">
          <table:table-cell office:value-type="string" calcext:value-type="string">
            <text:p>(VJ) SU CV - SPECIAL SET TRIAL</text:p>
          </table:table-cell>
          <table:table-cell office:value-type="string" calcext:value-type="string">
            <text:p>SUPERIOR COURT SPECIAL SET CIVIL BENCH TRIAL (VJ-502)</text:p>
          </table:table-cell>
        </table:table-row>
        <table:table-row table:style-name="ro1" table:number-rows-repeated="13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urt Session Mappings_wo_judge" table:style-name="ta2"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essionDescription</text:p>
          </table:table-cell>
          <table:table-cell office:value-type="string" calcext:value-type="string">
            <text:p>Mapping</text:p>
          </table:table-cell>
        </table:table-row>
        <table:table-row table:style-name="ro1" table:visibility="filter"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 JURY TRIALS (D)</text:p>
          </table:table-cell>
        </table:table-row>
        <table:table-row table:style-name="ro1" table:visibility="filter"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OURT CIVIL BENCH TRIALS (D)</text:p>
          </table:table-cell>
        </table:table-row>
        <table:table-row table:style-name="ro1" table:visibility="filter">
          <table:table-cell office:value-type="string" calcext:value-type="string">
            <text:p>(DLD) SU CV - Jury Trials</text:p>
          </table:table-cell>
          <table:table-cell office:value-type="string" calcext:value-type="string">
            <text:p>SUPERIOR COURT CIVIL JURY TRIALS (D)</text:p>
          </table:table-cell>
        </table:table-row>
        <table:table-row table:style-name="ro1" table:visibility="filter"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 JURY TRIALS (D)</text:p>
          </table:table-cell>
        </table:table-row>
        <table:table-row table:style-name="ro1" table:visibility="filter">
          <table:table-cell office:value-type="string" calcext:value-type="string">
            <text:p>(JAD) ST CR - Jury Trials B/U</text:p>
          </table:table-cell>
          <table:table-cell office:value-type="string" calcext:value-type="string">
            <text:p>STATE COURT CRIMINAL JURY TRIALS (D)</text:p>
          </table:table-cell>
        </table:table-row>
        <table:table-row table:style-name="ro1">
          <table:table-cell office:value-type="string" calcext:value-type="string">
            <text:p>(JAD) ST CR - Pleas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(JAD) ST CV - Jury Trials</text:p>
          </table:table-cell>
          <table:table-cell office:value-type="string" calcext:value-type="string">
            <text:p>STATE COURT CIVIL JURY TRIALS (D)</text:p>
          </table:table-cell>
        </table:table-row>
        <table:table-row table:style-name="ro1" table:visibility="filter"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 JURY TRIALS (D)</text:p>
          </table:table-cell>
        </table:table-row>
        <table:table-row table:style-name="ro1">
          <table:table-cell office:value-type="string" calcext:value-type="string">
            <text:p>(JAD) ST CV - Non Jur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(JSB-VJ) SU CV - Civil Non-Jury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 JURY TRIALS (B)</text:p>
          </table:table-cell>
        </table:table-row>
        <table:table-row table:style-name="ro1">
          <table:table-cell office:value-type="string" calcext:value-type="string">
            <text:p>(JSB) SU CR- Motions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OURT CIVIL BENCH TRIALS (B)</text:p>
          </table:table-cell>
        </table:table-row>
        <table:table-row table:style-name="ro1" table:visibility="filter"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OURT CIVIL JURY TRIALS (B)</text:p>
          </table:table-cell>
        </table:table-row>
        <table:table-row table:style-name="ro1">
          <table:table-cell office:value-type="string" calcext:value-type="string">
            <text:p>(JSB) SU CV - Civil N/J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(JSB) SU CV - Civil Non Jur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(JSB) SU CV - Special Set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(JSB) SU CV - Special Set Bench Trial</text:p>
          </table:table-cell>
          <table:table-cell office:value-type="string" calcext:value-type="string">
            <text:p>SUPERIOR COURT SPECIAL SET CIVIL BENCH TRIAL (B)</text:p>
          </table:table-cell>
        </table:table-row>
        <table:table-row table:style-name="ro1">
          <table:table-cell office:value-type="string" calcext:value-type="string">
            <text:p>(KMC-D) SU CV - Special Set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(KMC-S) SU CV - Bench Trial</text:p>
          </table:table-cell>
          <table:table-cell office:value-type="string" calcext:value-type="string">
            <text:p>SUPERIOR COURT CIVIL BENCH TRIALS ©</text:p>
          </table:table-cell>
        </table:table-row>
        <table:table-row table:style-name="ro1">
          <table:table-cell office:value-type="string" calcext:value-type="string">
            <text:p>(KMC) SU CV - Specal Set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(KP) SU CV - Bench Trials</text:p>
          </table:table-cell>
          <table:table-cell office:value-type="string" calcext:value-type="string">
            <text:p>SUPERIOR COURT CIVIL BENCH TRIALS (P)</text:p>
          </table:table-cell>
        </table:table-row>
        <table:table-row table:style-name="ro1" table:visibility="filter"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 JURY TRIALS (S)</text:p>
          </table:table-cell>
        </table:table-row>
        <table:table-row table:style-name="ro1">
          <table:table-cell office:value-type="string" calcext:value-type="string">
            <text:p>(PCS) SU CR- Motions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OURT CIVIL BENCH TRIALS (S)</text:p>
          </table:table-cell>
        </table:table-row>
        <table:table-row table:style-name="ro1" table:visibility="filter">
          <table:table-cell office:value-type="string" calcext:value-type="string">
            <text:p>(PCS) SU CV - Bench Trial Calendar</text:p>
          </table:table-cell>
          <table:table-cell office:value-type="string" calcext:value-type="string">
            <text:p>SUPERIOR COURT CIVIL BENCH TRIALS (S)?</text:p>
          </table:table-cell>
        </table:table-row>
        <table:table-row table:style-name="ro1" table:visibility="filter">
          <table:table-cell office:value-type="string" calcext:value-type="string">
            <text:p>(PCS) SU CV - Jury Trial</text:p>
          </table:table-cell>
          <table:table-cell office:value-type="string" calcext:value-type="string">
            <text:p>SUPERIOR COURT CIVIL JURY TRIALS (S)</text:p>
          </table:table-cell>
        </table:table-row>
        <table:table-row table:style-name="ro1">
          <table:table-cell office:value-type="string" calcext:value-type="string">
            <text:p>(TRM-VJ Carbo) ST CR - Motions/Pleas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 JURY TRIALS (M)</text:p>
          </table:table-cell>
        </table:table-row>
        <table:table-row table:style-name="ro1">
          <table:table-cell office:value-type="string" calcext:value-type="string">
            <text:p>(TRM) ST CR - Motions/Plea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(TRM) ST CR Motions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(TRM) ST CR- Criminal Jury Trials</text:p>
          </table:table-cell>
          <table:table-cell office:value-type="string" calcext:value-type="string">
            <text:p>STATE COURT CRIMINAL JURY TRIALS (M)</text:p>
          </table:table-cell>
        </table:table-row>
        <table:table-row table:style-name="ro1" table:visibility="filter"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 JURY TRIALS (M)</text:p>
          </table:table-cell>
        </table:table-row>
        <table:table-row table:style-name="ro1" table:visibility="filter"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 JURY TRIALS (M)</text:p>
          </table:table-cell>
        </table:table-row>
        <table:table-row table:style-name="ro1" table:visibility="filter">
          <table:table-cell office:value-type="string" calcext:value-type="string">
            <text:p>(VJ) ST - Jury Trials 502</text:p>
          </table:table-cell>
          <table:table-cell office:value-type="string" calcext:value-type="string">
            <text:p>STATE COURT CRIMINAL JURY TRIALS (VJ - 502) *</text:p>
          </table:table-cell>
        </table:table-row>
        <table:table-row table:style-name="ro1" table:visibility="filter">
          <table:table-cell office:value-type="string" calcext:value-type="string">
            <text:p>(VJ) SU CR - Special Set</text:p>
          </table:table-cell>
          <table:table-cell office:value-type="string" calcext:value-type="string">
            <text:p>SUPERIOR COURT SPECIAL SET CRIMINAL JURY TRIAL (VJ EMERSON-502)</text:p>
          </table:table-cell>
        </table:table-row>
        <table:table-row table:style-name="ro1" table:visibility="filter">
          <table:table-cell office:value-type="string" calcext:value-type="string">
            <text:p>(VJ) SU CV - Special Set</text:p>
          </table:table-cell>
          <table:table-cell office:value-type="string" calcext:value-type="string">
            <text:p>CV SPECIAL SET (VJ-503)</text:p>
          </table:table-cell>
        </table:table-row>
        <table:table-row table:style-name="ro1" table:visibility="filter">
          <table:table-cell office:value-type="string" calcext:value-type="string">
            <text:p>(VJ) SU CV - SPECIAL SET TRIAL</text:p>
          </table:table-cell>
          <table:table-cell office:value-type="string" calcext:value-type="string">
            <text:p>SUPERIOR COURT SPECIAL SET CIVIL BENCH TRIAL (VJ-502)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hoidays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ce53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YAML</text:p>
          </table:table-cell>
        </table:table-row>
        <table:table-row table:style-name="ro1">
          <table:table-cell office:value-type="string" calcext:value-type="string">
            <text:p>CHRISTMAS DAY</text:p>
          </table:table-cell>
          <table:table-cell office:value-type="date" office:date-value="2025-12-25" calcext:value-type="date">
            <text:p>2025-12-25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office:value-type="string" calcext:value-type="string">
            <text:p>CHRISTMAS EVE</text:p>
          </table:table-cell>
          <table:table-cell office:value-type="date" office:date-value="2025-12-24" calcext:value-type="date">
            <text:p>2025-12-24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office:value-type="string" calcext:value-type="string">
            <text:p>FALL BREAK</text:p>
          </table:table-cell>
          <table:table-cell office:value-type="date" office:date-value="2025-09-22" calcext:value-type="date">
            <text:p>2025-09-22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FALL BREAK</text:p>
          </table:table-cell>
          <table:table-cell office:value-type="date" office:date-value="2025-09-23" calcext:value-type="date">
            <text:p>2025-09-23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FALL BREAK</text:p>
          </table:table-cell>
          <table:table-cell office:value-type="date" office:date-value="2025-09-24" calcext:value-type="date">
            <text:p>2025-09-24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FALL BREAK</text:p>
          </table:table-cell>
          <table:table-cell office:value-type="date" office:date-value="2025-09-25" calcext:value-type="date">
            <text:p>2025-09-25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FALL BREAK</text:p>
          </table:table-cell>
          <table:table-cell office:value-type="date" office:date-value="2025-09-26" calcext:value-type="date">
            <text:p>2025-09-26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LABOR DAY</text:p>
          </table:table-cell>
          <table:table-cell office:value-type="date" office:date-value="2025-09-01" calcext:value-type="date">
            <text:p>2025-09-01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office:value-type="string" calcext:value-type="string">
            <text:p>MEMORIAL DAY HOLIDAY</text:p>
          </table:table-cell>
          <table:table-cell office:value-type="date" office:date-value="2025-05-26" calcext:value-type="date">
            <text:p>2025-05-26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table:style-name="ce49" office:value-type="string" calcext:value-type="string">
            <text:p>MLK JR HOLIDAY</text:p>
          </table:table-cell>
          <table:table-cell office:value-type="date" office:date-value="2025-01-20" calcext:value-type="date">
            <text:p>2025-01-20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office:value-type="string" calcext:value-type="string">
            <text:p>SPRING BREAK</text:p>
          </table:table-cell>
          <table:table-cell office:value-type="date" office:date-value="2025-03-31" calcext:value-type="date">
            <text:p>2025-03-31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SPRING BREAK</text:p>
          </table:table-cell>
          <table:table-cell office:value-type="date" office:date-value="2025-04-01" calcext:value-type="date">
            <text:p>2025-04-01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SPRING BREAK</text:p>
          </table:table-cell>
          <table:table-cell office:value-type="date" office:date-value="2025-04-02" calcext:value-type="date">
            <text:p>2025-04-02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SPRING BREAK</text:p>
          </table:table-cell>
          <table:table-cell office:value-type="date" office:date-value="2025-04-03" calcext:value-type="date">
            <text:p>2025-04-03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SPRING BREAK</text:p>
          </table:table-cell>
          <table:table-cell office:value-type="date" office:date-value="2025-04-04" calcext:value-type="date">
            <text:p>2025-04-04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THANKSGIVING BREAK</text:p>
          </table:table-cell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THANKSGIVING BREAK</text:p>
          </table:table-cell>
          <table:table-cell office:value-type="date" office:date-value="2025-11-25" calcext:value-type="date">
            <text:p>2025-11-25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THANKSGIVING BREAK</text:p>
          </table:table-cell>
          <table:table-cell office:value-type="date" office:date-value="2025-11-26" calcext:value-type="date">
            <text:p>2025-11-26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THANKSGIVING BREAK</text:p>
          </table:table-cell>
          <table:table-cell office:value-type="date" office:date-value="2025-11-27" calcext:value-type="date">
            <text:p>2025-11-27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THANKSGIVING BREAK</text:p>
          </table:table-cell>
          <table:table-cell office:value-type="date" office:date-value="2025-11-28" calcext:value-type="date">
            <text:p>2025-11-28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WINTER BREAK</text:p>
          </table:table-cell>
          <table:table-cell office:value-type="date" office:date-value="2025-12-22" calcext:value-type="date">
            <text:p>2025-12-22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WINTER BREAK</text:p>
          </table:table-cell>
          <table:table-cell office:value-type="date" office:date-value="2025-12-23" calcext:value-type="date">
            <text:p>2025-12-23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WINTER BREAK</text:p>
          </table:table-cell>
          <table:table-cell office:value-type="date" office:date-value="2025-12-24" calcext:value-type="date">
            <text:p>2025-12-24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WINTER BREAK</text:p>
          </table:table-cell>
          <table:table-cell office:value-type="date" office:date-value="2025-12-25" calcext:value-type="date">
            <text:p>2025-12-25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WINTER BREAK</text:p>
          </table:table-cell>
          <table:table-cell office:value-type="date" office:date-value="2025-12-26" calcext:value-type="date">
            <text:p>2025-12-26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WINTER BREAK</text:p>
          </table:table-cell>
          <table:table-cell office:value-type="date" office:date-value="2025-12-29" calcext:value-type="date">
            <text:p>2025-12-29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WINTER BREAK</text:p>
          </table:table-cell>
          <table:table-cell office:value-type="date" office:date-value="2025-12-30" calcext:value-type="date">
            <text:p>2025-12-3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WINTER BREAK</text:p>
          </table:table-cell>
          <table:table-cell office:value-type="date" office:date-value="2025-12-31" calcext:value-type="date">
            <text:p>2025-12-31</text:p>
          </table:table-cell>
          <table:table-cell office:value-type="string" calcext:value-type="string">
            <text:p>Black</text:p>
          </table:table-cell>
          <table:table-cell/>
        </table:table-row>
      </table:table>
      <table:table table:name="spanned_holidays_manually_extracted" table:style-name="ta2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24"/>
        <table:table-column table:style-name="co19" table:default-cell-style-name="Default"/>
        <table:table-column table:style-name="co3" table:default-cell-style-name="ce24"/>
        <table:table-row table:style-name="ro1">
          <table:table-cell office:value-type="string" calcext:value-type="string">
            <text:p>Calendar_Session_Name(Original)</text:p>
          </table:table-cell>
          <table:table-cell office:value-type="string" calcext:value-type="string">
            <text:p>Calendar_Session_Name</text:p>
          </table:table-cell>
          <table:table-cell office:value-type="string" calcext:value-type="string">
            <text:p>OdysseyCourtSess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CalendarFormat</text:p>
          </table:table-cell>
          <table:table-cell office:value-type="string" calcext:value-type="string">
            <text:p>dup</text:p>
          </table:table-cell>
        </table:table-row>
        <table:table-row table:style-name="ro1" table:visibility="filter">
          <table:table-cell office:value-type="string" calcext:value-type="string">
            <text:p>10:00 CV SPECIAL SET (VJ-503)</text:p>
          </table:table-cell>
          <table:table-cell table:style-name="ce63" office:value-type="string" calcext:value-type="string">
            <text:p>CV SPECIAL SET (VJ-503)</text:p>
          </table:table-cell>
          <table:table-cell office:value-type="string" calcext:value-type="string">
            <text:p>SU CV - SPECIAL SET</text:p>
          </table:table-cell>
          <table:table-cell/>
          <table:table-cell table:style-name="ce23" table:formula="of:=[.A2]=[.A1]" office:value-type="boolean" office:boolean-value="false" calcext:value-type="boolean">
            <text:p>FALSE</text:p>
          </table:table-cell>
          <table:table-cell table:style-name="ce64" office:value-type="string" calcext:value-type="string">
            <text:p>CV SPECIAL SET (${JudicialOfficer}$-$CourtRoom}$)</text:p>
          </table:table-cell>
          <table:table-cell table:style-name="ce23" table:formula="of:=[.F1]=[.F2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AV Upgrade Courtroom 401 - Courtroom 502 reserved for Judge McClelland</text:p>
          </table:table-cell>
          <table:table-cell/>
          <table:table-cell office:value-type="string" calcext:value-type="string">
            <text:p>Special</text:p>
          </table:table-cell>
          <table:table-cell table:style-name="ce23" table:formula="of:=[.A3]=[.A2]" office:value-type="boolean" office:boolean-value="false" calcext:value-type="boolean">
            <text:p>FALSE</text:p>
          </table:table-cell>
          <table:table-cell/>
          <table:table-cell table:style-name="ce23" table:formula="of:=[.F2]=[.F3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AV Upgrade Courtroom 401 - Courtroom 502 reserved for Judge McCLELLAND</text:p>
          </table:table-cell>
          <table:table-cell table:number-columns-repeated="2"/>
          <table:table-cell table:style-name="ce23" table:formula="of:=[.A4]=[.A3]" office:value-type="boolean" office:boolean-value="true" calcext:value-type="boolean">
            <text:p>TRUE</text:p>
          </table:table-cell>
          <table:table-cell/>
          <table:table-cell table:style-name="ce23" table:formula="of:=[.F3]=[.F4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AV Upgrade Courtroom 402 - Courtroom 502 reserved for Judge Dunn</text:p>
          </table:table-cell>
          <table:table-cell/>
          <table:table-cell office:value-type="string" calcext:value-type="string">
            <text:p>Special</text:p>
          </table:table-cell>
          <table:table-cell table:style-name="ce23" table:formula="of:=[.A5]=[.A4]" office:value-type="boolean" office:boolean-value="false" calcext:value-type="boolean">
            <text:p>FALSE</text:p>
          </table:table-cell>
          <table:table-cell/>
          <table:table-cell table:style-name="ce23" table:formula="of:=[.F4]=[.F5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AV Upgrade Courtroom 402 - Courtroom 502 reserved for Judge Dunn</text:p>
          </table:table-cell>
          <table:table-cell table:number-columns-repeated="2"/>
          <table:table-cell table:style-name="ce23" table:formula="of:=[.A6]=[.A5]" office:value-type="boolean" office:boolean-value="true" calcext:value-type="boolean">
            <text:p>TRUE</text:p>
          </table:table-cell>
          <table:table-cell/>
          <table:table-cell table:style-name="ce23" table:formula="of:=[.F5]=[.F6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AV Upgrade Courtroom 501 - Courtroom 502 (JSB)</text:p>
          </table:table-cell>
          <table:table-cell/>
          <table:table-cell office:value-type="string" calcext:value-type="string">
            <text:p>Special</text:p>
          </table:table-cell>
          <table:table-cell table:style-name="ce23" table:formula="of:=[.A7]=[.A6]" office:value-type="boolean" office:boolean-value="false" calcext:value-type="boolean">
            <text:p>FALSE</text:p>
          </table:table-cell>
          <table:table-cell/>
          <table:table-cell table:style-name="ce23" table:formula="of:=[.F6]=[.F7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AV Upgrade Courtroom 501 - Courtroom 502 reserved for Judge Bagley</text:p>
          </table:table-cell>
          <table:table-cell/>
          <table:table-cell office:value-type="string" calcext:value-type="string">
            <text:p>Special</text:p>
          </table:table-cell>
          <table:table-cell table:style-name="ce23" table:formula="of:=[.A8]=[.A7]" office:value-type="boolean" office:boolean-value="false" calcext:value-type="boolean">
            <text:p>FALSE</text:p>
          </table:table-cell>
          <table:table-cell/>
          <table:table-cell table:style-name="ce23" table:formula="of:=[.F7]=[.F8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AV Upgrade Courtroom 501 - Courtroom 502 reserved for Judge Bagley</text:p>
          </table:table-cell>
          <table:table-cell table:number-columns-repeated="2"/>
          <table:table-cell table:style-name="ce23" table:formula="of:=[.A9]=[.A8]" office:value-type="boolean" office:boolean-value="true" calcext:value-type="boolean">
            <text:p>TRUE</text:p>
          </table:table-cell>
          <table:table-cell/>
          <table:table-cell table:style-name="ce23" table:formula="of:=[.F8]=[.F9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AV Upgrade Courtroom 503 - Courtroom 502 reserved for Judge Smith</text:p>
          </table:table-cell>
          <table:table-cell/>
          <table:table-cell office:value-type="string" calcext:value-type="string">
            <text:p>Special</text:p>
          </table:table-cell>
          <table:table-cell table:style-name="ce23" table:formula="of:=[.A10]=[.A9]" office:value-type="boolean" office:boolean-value="false" calcext:value-type="boolean">
            <text:p>FALSE</text:p>
          </table:table-cell>
          <table:table-cell/>
          <table:table-cell table:style-name="ce23" table:formula="of:=[.F9]=[.F10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AV Upgrade Courtroom 503 - Courtroom 502 reserved for Judge Smith</text:p>
          </table:table-cell>
          <table:table-cell table:number-columns-repeated="2"/>
          <table:table-cell table:style-name="ce23" table:formula="of:=[.A11]=[.A10]" office:value-type="boolean" office:boolean-value="true" calcext:value-type="boolean">
            <text:p>TRUE</text:p>
          </table:table-cell>
          <table:table-cell/>
          <table:table-cell table:style-name="ce23" table:formula="of:=[.F10]=[.F11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AV Upgrade Courtroom 504 - Courtroom 502 reserved for Judge Dickinson</text:p>
          </table:table-cell>
          <table:table-cell/>
          <table:table-cell office:value-type="string" calcext:value-type="string">
            <text:p>Special</text:p>
          </table:table-cell>
          <table:table-cell table:style-name="ce23" table:formula="of:=[.A12]=[.A11]" office:value-type="boolean" office:boolean-value="false" calcext:value-type="boolean">
            <text:p>FALSE</text:p>
          </table:table-cell>
          <table:table-cell/>
          <table:table-cell table:style-name="ce23" table:formula="of:=[.F11]=[.F12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AV Upgrade Courtroom 504 - Courtroom 502 reserved for Judge Dickinson</text:p>
          </table:table-cell>
          <table:table-cell table:number-columns-repeated="2"/>
          <table:table-cell table:style-name="ce23" table:formula="of:=[.A13]=[.A12]" office:value-type="boolean" office:boolean-value="true" calcext:value-type="boolean">
            <text:p>TRUE</text:p>
          </table:table-cell>
          <table:table-cell/>
          <table:table-cell table:style-name="ce23" table:formula="of:=[.F12]=[.F13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AV Upgrade Courtroom 504 - Courtroom 502 reserved for Judge Dickinson</text:p>
          </table:table-cell>
          <table:table-cell table:number-columns-repeated="2"/>
          <table:table-cell table:style-name="ce23" table:formula="of:=[.A14]=[.A13]" office:value-type="boolean" office:boolean-value="true" calcext:value-type="boolean">
            <text:p>TRUE</text:p>
          </table:table-cell>
          <table:table-cell/>
          <table:table-cell table:style-name="ce23" table:formula="of:=[.F13]=[.F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CHRISTMAS DAY</text:p>
          </table:table-cell>
          <table:table-cell table:style-name="ce53" office:value-type="date" office:date-value="2025-12-25" calcext:value-type="date">
            <text:p>2025-12-25</text:p>
          </table:table-cell>
          <table:table-cell office:value-type="string" calcext:value-type="string">
            <text:p>holiday</text:p>
          </table:table-cell>
          <table:table-cell table:style-name="ce23" table:formula="of:=[.A15]=[.A14]" office:value-type="boolean" office:boolean-value="false" calcext:value-type="boolean">
            <text:p>FALSE</text:p>
          </table:table-cell>
          <table:table-cell/>
          <table:table-cell table:style-name="ce23" table:formula="of:=[.F14]=[.F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CHRISTMAS EVE</text:p>
          </table:table-cell>
          <table:table-cell table:style-name="ce53" office:value-type="date" office:date-value="2025-12-24" calcext:value-type="date">
            <text:p>2025-12-24</text:p>
          </table:table-cell>
          <table:table-cell office:value-type="string" calcext:value-type="string">
            <text:p>holiday</text:p>
          </table:table-cell>
          <table:table-cell table:style-name="ce23" table:formula="of:=[.A16]=[.A15]" office:value-type="boolean" office:boolean-value="false" calcext:value-type="boolean">
            <text:p>FALSE</text:p>
          </table:table-cell>
          <table:table-cell/>
          <table:table-cell table:style-name="ce23" table:formula="of:=[.F15]=[.F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L BREAK</text:p>
          </table:table-cell>
          <table:table-cell table:style-name="ce53" office:value-type="date" office:date-value="2025-09-22" calcext:value-type="date">
            <text:p>2025-09-22</text:p>
          </table:table-cell>
          <table:table-cell office:value-type="string" calcext:value-type="string">
            <text:p>holiday</text:p>
          </table:table-cell>
          <table:table-cell table:style-name="ce23" table:formula="of:=[.A17]=[.A16]" office:value-type="boolean" office:boolean-value="false" calcext:value-type="boolean">
            <text:p>FALSE</text:p>
          </table:table-cell>
          <table:table-cell/>
          <table:table-cell table:style-name="ce23" table:formula="of:=[.F16]=[.F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L BREAK</text:p>
          </table:table-cell>
          <table:table-cell table:style-name="ce53" office:value-type="date" office:date-value="2025-09-23" calcext:value-type="date">
            <text:p>2025-09-23</text:p>
          </table:table-cell>
          <table:table-cell office:value-type="string" calcext:value-type="string">
            <text:p>holiday</text:p>
          </table:table-cell>
          <table:table-cell table:style-name="ce23" table:formula="of:=[.A18]=[.A17]" office:value-type="boolean" office:boolean-value="true" calcext:value-type="boolean">
            <text:p>TRUE</text:p>
          </table:table-cell>
          <table:table-cell/>
          <table:table-cell table:style-name="ce23"/>
        </table:table-row>
        <table:table-row table:style-name="ro1">
          <table:table-cell table:number-columns-repeated="2" office:value-type="string" calcext:value-type="string">
            <text:p>FALL BREAK</text:p>
          </table:table-cell>
          <table:table-cell table:style-name="ce53" office:value-type="date" office:date-value="2025-09-24" calcext:value-type="date">
            <text:p>2025-09-24</text:p>
          </table:table-cell>
          <table:table-cell office:value-type="string" calcext:value-type="string">
            <text:p>holiday</text:p>
          </table:table-cell>
          <table:table-cell table:style-name="ce23" table:formula="of:=[.A19]=[.A18]" office:value-type="boolean" office:boolean-value="true" calcext:value-type="boolean">
            <text:p>TRUE</text:p>
          </table:table-cell>
          <table:table-cell/>
          <table:table-cell table:style-name="ce23"/>
        </table:table-row>
        <table:table-row table:style-name="ro1">
          <table:table-cell table:number-columns-repeated="2" office:value-type="string" calcext:value-type="string">
            <text:p>FALL BREAK</text:p>
          </table:table-cell>
          <table:table-cell table:style-name="ce53" office:value-type="date" office:date-value="2025-09-25" calcext:value-type="date">
            <text:p>2025-09-25</text:p>
          </table:table-cell>
          <table:table-cell office:value-type="string" calcext:value-type="string">
            <text:p>holiday</text:p>
          </table:table-cell>
          <table:table-cell table:style-name="ce23" table:formula="of:=[.A20]=[.A19]" office:value-type="boolean" office:boolean-value="true" calcext:value-type="boolean">
            <text:p>TRUE</text:p>
          </table:table-cell>
          <table:table-cell/>
          <table:table-cell table:style-name="ce23"/>
        </table:table-row>
        <table:table-row table:style-name="ro1">
          <table:table-cell table:number-columns-repeated="2" office:value-type="string" calcext:value-type="string">
            <text:p>FALL BREAK</text:p>
          </table:table-cell>
          <table:table-cell table:style-name="ce53" office:value-type="date" office:date-value="2025-09-26" calcext:value-type="date">
            <text:p>2025-09-26</text:p>
          </table:table-cell>
          <table:table-cell office:value-type="string" calcext:value-type="string">
            <text:p>holiday</text:p>
          </table:table-cell>
          <table:table-cell table:style-name="ce23" table:formula="of:=[.A21]=[.A20]" office:value-type="boolean" office:boolean-value="true" calcext:value-type="boolean">
            <text:p>TRUE</text:p>
          </table:table-cell>
          <table:table-cell/>
          <table:table-cell table:style-name="ce23"/>
        </table:table-row>
        <table:table-row table:style-name="ro1">
          <table:table-cell table:number-columns-repeated="2" office:value-type="string" calcext:value-type="string">
            <text:p>LABOR DAY</text:p>
          </table:table-cell>
          <table:table-cell table:style-name="ce53" office:value-type="date" office:date-value="2025-09-01" calcext:value-type="date">
            <text:p>2025-09-01</text:p>
          </table:table-cell>
          <table:table-cell office:value-type="string" calcext:value-type="string">
            <text:p>holiday</text:p>
          </table:table-cell>
          <table:table-cell table:style-name="ce23" table:formula="of:=[.A22]=[.A21]" office:value-type="boolean" office:boolean-value="false" calcext:value-type="boolean">
            <text:p>FALSE</text:p>
          </table:table-cell>
          <table:table-cell/>
          <table:table-cell table:style-name="ce23" table:formula="of:=[.F17]=[.F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MEMORIAL DAY HOLIDAY</text:p>
          </table:table-cell>
          <table:table-cell table:style-name="ce53" office:value-type="date" office:date-value="2025-05-26" calcext:value-type="date">
            <text:p>2025-05-26</text:p>
          </table:table-cell>
          <table:table-cell office:value-type="string" calcext:value-type="string">
            <text:p>holiday</text:p>
          </table:table-cell>
          <table:table-cell table:style-name="ce23" table:formula="of:=[.A23]=[.A22]" office:value-type="boolean" office:boolean-value="false" calcext:value-type="boolean">
            <text:p>FALSE</text:p>
          </table:table-cell>
          <table:table-cell/>
          <table:table-cell table:style-name="ce23" table:formula="of:=[.F22]=[.F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table:style-name="ce49" office:value-type="string" calcext:value-type="string">
            <text:p>MLK JR HOLIDAY</text:p>
          </table:table-cell>
          <table:table-cell table:style-name="ce53" office:value-type="date" office:date-value="2025-01-20" calcext:value-type="date">
            <text:p>2025-01-20</text:p>
          </table:table-cell>
          <table:table-cell office:value-type="string" calcext:value-type="string">
            <text:p>holiday</text:p>
          </table:table-cell>
          <table:table-cell table:style-name="ce23" table:formula="of:=[.A24]=[.A23]" office:value-type="boolean" office:boolean-value="false" calcext:value-type="boolean">
            <text:p>FALSE</text:p>
          </table:table-cell>
          <table:table-cell/>
          <table:table-cell table:style-name="ce23" table:formula="of:=[.F23]=[.F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SPRING BREAK</text:p>
          </table:table-cell>
          <table:table-cell table:style-name="ce53" office:value-type="date" office:date-value="2025-03-31" calcext:value-type="date">
            <text:p>2025-03-31</text:p>
          </table:table-cell>
          <table:table-cell office:value-type="string" calcext:value-type="string">
            <text:p>holiday</text:p>
          </table:table-cell>
          <table:table-cell table:style-name="ce23" table:formula="of:=[.A25]=[.A24]" office:value-type="boolean" office:boolean-value="false" calcext:value-type="boolean">
            <text:p>FALSE</text:p>
          </table:table-cell>
          <table:table-cell/>
          <table:table-cell table:style-name="ce23" table:formula="of:=[.F24]=[.F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SPRING BREAK</text:p>
          </table:table-cell>
          <table:table-cell table:style-name="ce53" office:value-type="date" office:date-value="2025-04-01" calcext:value-type="date">
            <text:p>2025-04-01</text:p>
          </table:table-cell>
          <table:table-cell office:value-type="string" calcext:value-type="string">
            <text:p>holiday</text:p>
          </table:table-cell>
          <table:table-cell table:style-name="ce23" table:formula="of:=[.A26]=[.A25]" office:value-type="boolean" office:boolean-value="true" calcext:value-type="boolean">
            <text:p>TRUE</text:p>
          </table:table-cell>
          <table:table-cell/>
          <table:table-cell table:style-name="ce23" table:formula="of:=[.F25]=[.F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SPRING BREAK</text:p>
          </table:table-cell>
          <table:table-cell table:style-name="ce53" office:value-type="date" office:date-value="2025-04-02" calcext:value-type="date">
            <text:p>2025-04-02</text:p>
          </table:table-cell>
          <table:table-cell office:value-type="string" calcext:value-type="string">
            <text:p>holiday</text:p>
          </table:table-cell>
          <table:table-cell table:style-name="ce23" table:formula="of:=[.A27]=[.A26]" office:value-type="boolean" office:boolean-value="true" calcext:value-type="boolean">
            <text:p>TRUE</text:p>
          </table:table-cell>
          <table:table-cell/>
          <table:table-cell table:style-name="ce23"/>
        </table:table-row>
        <table:table-row table:style-name="ro1">
          <table:table-cell table:number-columns-repeated="2" office:value-type="string" calcext:value-type="string">
            <text:p>SPRING BREAK</text:p>
          </table:table-cell>
          <table:table-cell table:style-name="ce53" office:value-type="date" office:date-value="2025-04-03" calcext:value-type="date">
            <text:p>2025-04-03</text:p>
          </table:table-cell>
          <table:table-cell office:value-type="string" calcext:value-type="string">
            <text:p>holiday</text:p>
          </table:table-cell>
          <table:table-cell table:style-name="ce23" table:formula="of:=[.A28]=[.A27]" office:value-type="boolean" office:boolean-value="true" calcext:value-type="boolean">
            <text:p>TRUE</text:p>
          </table:table-cell>
          <table:table-cell/>
          <table:table-cell table:style-name="ce23"/>
        </table:table-row>
        <table:table-row table:style-name="ro1">
          <table:table-cell table:number-columns-repeated="2" office:value-type="string" calcext:value-type="string">
            <text:p>SPRING BREAK</text:p>
          </table:table-cell>
          <table:table-cell table:style-name="ce53" office:value-type="date" office:date-value="2025-04-04" calcext:value-type="date">
            <text:p>2025-04-04</text:p>
          </table:table-cell>
          <table:table-cell office:value-type="string" calcext:value-type="string">
            <text:p>holiday</text:p>
          </table:table-cell>
          <table:table-cell table:style-name="ce23" table:formula="of:=[.A29]=[.A28]" office:value-type="boolean" office:boolean-value="true" calcext:value-type="boolean">
            <text:p>TRUE</text:p>
          </table:table-cell>
          <table:table-cell/>
          <table:table-cell table:style-name="ce23"/>
        </table:table-row>
        <table:table-row table:style-name="ro1" table:visibility="filter">
          <table:table-cell table:number-columns-repeated="2" office:value-type="string" calcext:value-type="string">
            <text:p>STATE COURT CIVIL BENCH TRIALS (VJ-502)</text:p>
          </table:table-cell>
          <table:table-cell office:value-type="string" calcext:value-type="string">
            <text:p>ST CV – BENCH TRIALS</text:p>
          </table:table-cell>
          <table:table-cell/>
          <table:table-cell table:style-name="ce23" table:formula="of:=[.A30]=[.A29]" office:value-type="boolean" office:boolean-value="false" calcext:value-type="boolean">
            <text:p>FALSE</text:p>
          </table:table-cell>
          <table:table-cell table:style-name="ce64" office:value-type="string" calcext:value-type="string">
            <text:p><text:span text:style-name="T2">STATE COURT CIVIL BENCH TRIALS (${JudicialOfficer}$-$CourtRoom}$)</text:span></text:p>
          </table:table-cell>
          <table:table-cell table:style-name="ce23" table:formula="of:=[.F26]=[.F30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STATE COURT CIVIL JURY TRIALS (D)</text:p>
          </table:table-cell>
          <table:table-cell office:value-type="string" calcext:value-type="string">
            <text:p>STATE COURT CIVIL JURY TRIALS</text:p>
          </table:table-cell>
          <table:table-cell office:value-type="string" calcext:value-type="string">
            <text:p>ST CV - JURY TRIALS</text:p>
          </table:table-cell>
          <table:table-cell/>
          <table:table-cell table:style-name="ce23" table:formula="of:=[.A31]=[.A30]" office:value-type="boolean" office:boolean-value="false" calcext:value-type="boolean">
            <text:p>FALSE</text:p>
          </table:table-cell>
          <table:table-cell table:style-name="ce64" office:value-type="string" calcext:value-type="string">
            <text:p>STATE COURT CIVIL JURY TRIALS (${JudicialOfficer}$-$CourtRoom}$)</text:p>
          </table:table-cell>
          <table:table-cell table:style-name="ce23" table:formula="of:=[.F30]=[.F31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IVIL JURY TRIALS (D)</text:p>
          </table:table-cell>
          <table:table-cell table:number-columns-repeated="2"/>
          <table:table-cell table:style-name="ce23" table:formula="of:=[.A32]=[.A31]" office:value-type="boolean" office:boolean-value="true" calcext:value-type="boolean">
            <text:p>TRUE</text:p>
          </table:table-cell>
          <table:table-cell/>
          <table:table-cell table:style-name="ce23" table:formula="of:=[.F31]=[.F32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STATE COURT CIVIL JURY TRIALS (M)</text:p>
          </table:table-cell>
          <table:table-cell office:value-type="string" calcext:value-type="string">
            <text:p>STATE COURT CIVIL JURY TRIALS</text:p>
          </table:table-cell>
          <table:table-cell office:value-type="string" calcext:value-type="string">
            <text:p>ST CV - JURY TRIALS</text:p>
          </table:table-cell>
          <table:table-cell/>
          <table:table-cell table:style-name="ce23" table:formula="of:=[.A33]=[.A32]" office:value-type="boolean" office:boolean-value="false" calcext:value-type="boolean">
            <text:p>FALSE</text:p>
          </table:table-cell>
          <table:table-cell table:style-name="ce64" office:value-type="string" calcext:value-type="string">
            <text:p>STATE COURT CIVIL JURY TRIALS (${JudicialOfficer}$-$CourtRoom}$)</text:p>
          </table:table-cell>
          <table:table-cell table:style-name="ce23" table:formula="of:=[.F32]=[.F33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IVIL JURY TRIALS (M)</text:p>
          </table:table-cell>
          <table:table-cell table:number-columns-repeated="2"/>
          <table:table-cell table:style-name="ce23" table:formula="of:=[.A34]=[.A33]" office:value-type="boolean" office:boolean-value="true" calcext:value-type="boolean">
            <text:p>TRUE</text:p>
          </table:table-cell>
          <table:table-cell/>
          <table:table-cell table:style-name="ce23" table:formula="of:=[.F33]=[.F34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office:value-type="string" calcext:value-type="string">
            <text:p>STATE COURT CIVIL JURY TRIALS (VJ-CARBO) *502 MONDAY &amp; TUESDAY/401 WEDNESDAY-FRIDAY</text:p>
          </table:table-cell>
          <table:table-cell office:value-type="string" calcext:value-type="string">
            <text:p>STATE COURT CIVIL JURY TRIALS</text:p>
          </table:table-cell>
          <table:table-cell office:value-type="string" calcext:value-type="string">
            <text:p>ST CV - JURY TRIALS</text:p>
          </table:table-cell>
          <table:table-cell/>
          <table:table-cell table:style-name="ce23" table:formula="of:=[.A35]=[.A34]" office:value-type="boolean" office:boolean-value="false" calcext:value-type="boolean">
            <text:p>FALSE</text:p>
          </table:table-cell>
          <table:table-cell table:style-name="ce64" office:value-type="string" calcext:value-type="string">
            <text:p>STATE COURT CIVIL JURY TRIALS (${JudicialOfficer}$-$CourtRoom}$)</text:p>
          </table:table-cell>
          <table:table-cell table:style-name="ce23" table:formula="of:=[.F34]=[.F35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 and CIVIL JURY TRIALS (M)</text:p>
          </table:table-cell>
          <table:table-cell office:value-type="string" calcext:value-type="string">
            <text:p>-</text:p>
          </table:table-cell>
          <table:table-cell/>
          <table:table-cell table:style-name="ce23" table:formula="of:=[.A36]=[.A35]" office:value-type="boolean" office:boolean-value="false" calcext:value-type="boolean">
            <text:p>FALSE</text:p>
          </table:table-cell>
          <table:table-cell/>
          <table:table-cell table:style-name="ce23" table:formula="of:=[.F35]=[.F36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 JURY TRIALS (D)</text:p>
          </table:table-cell>
          <table:table-cell office:value-type="string" calcext:value-type="string">
            <text:p>ST CR - JURY TRIALS</text:p>
          </table:table-cell>
          <table:table-cell/>
          <table:table-cell table:style-name="ce23" table:formula="of:=[.A37]=[.A36]" office:value-type="boolean" office:boolean-value="false" calcext:value-type="boolean">
            <text:p>FALSE</text:p>
          </table:table-cell>
          <table:table-cell office:value-type="string" calcext:value-type="string">
            <text:p><text:span text:style-name="T1">STATE COURT CRIMINAL JURY TRIALS</text:span><text:span text:style-name="T2"> (${JudicialOfficer}$-$CourtRoom}$)</text:span></text:p>
          </table:table-cell>
          <table:table-cell table:style-name="ce23" table:formula="of:=[.F36]=[.F37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 JURY TRIALS (D)</text:p>
          </table:table-cell>
          <table:table-cell table:number-columns-repeated="2"/>
          <table:table-cell table:style-name="ce23" table:formula="of:=[.A38]=[.A37]" office:value-type="boolean" office:boolean-value="true" calcext:value-type="boolean">
            <text:p>TRUE</text:p>
          </table:table-cell>
          <table:table-cell/>
          <table:table-cell table:style-name="ce23" table:formula="of:=[.F37]=[.F38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 JURY TRIALS (D)</text:p>
          </table:table-cell>
          <table:table-cell table:number-columns-repeated="2"/>
          <table:table-cell table:style-name="ce23" table:formula="of:=[.A39]=[.A38]" office:value-type="boolean" office:boolean-value="true" calcext:value-type="boolean">
            <text:p>TRUE</text:p>
          </table:table-cell>
          <table:table-cell/>
          <table:table-cell table:style-name="ce23" table:formula="of:=[.F38]=[.F39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 JURY TRIALS (D)</text:p>
          </table:table-cell>
          <table:table-cell table:number-columns-repeated="2"/>
          <table:table-cell table:style-name="ce23" table:formula="of:=[.A40]=[.A39]" office:value-type="boolean" office:boolean-value="true" calcext:value-type="boolean">
            <text:p>TRUE</text:p>
          </table:table-cell>
          <table:table-cell/>
          <table:table-cell table:style-name="ce23" table:formula="of:=[.F39]=[.F40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 JURY TRIALS (D)</text:p>
          </table:table-cell>
          <table:table-cell table:number-columns-repeated="2"/>
          <table:table-cell table:style-name="ce23" table:formula="of:=[.A41]=[.A40]" office:value-type="boolean" office:boolean-value="true" calcext:value-type="boolean">
            <text:p>TRUE</text:p>
          </table:table-cell>
          <table:table-cell/>
          <table:table-cell table:style-name="ce23" table:formula="of:=[.F40]=[.F41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 JURY TRIALS (D)</text:p>
          </table:table-cell>
          <table:table-cell table:number-columns-repeated="2"/>
          <table:table-cell table:style-name="ce23" table:formula="of:=[.A42]=[.A41]" office:value-type="boolean" office:boolean-value="true" calcext:value-type="boolean">
            <text:p>TRUE</text:p>
          </table:table-cell>
          <table:table-cell/>
          <table:table-cell table:style-name="ce23" table:formula="of:=[.F41]=[.F42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 JURY TRIALS (D)</text:p>
          </table:table-cell>
          <table:table-cell table:number-columns-repeated="2"/>
          <table:table-cell table:style-name="ce23" table:formula="of:=[.A43]=[.A42]" office:value-type="boolean" office:boolean-value="true" calcext:value-type="boolean">
            <text:p>TRUE</text:p>
          </table:table-cell>
          <table:table-cell/>
          <table:table-cell table:style-name="ce23" table:formula="of:=[.F42]=[.F43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 JURY TRIALS (D)</text:p>
          </table:table-cell>
          <table:table-cell table:number-columns-repeated="2"/>
          <table:table-cell table:style-name="ce23" table:formula="of:=[.A44]=[.A43]" office:value-type="boolean" office:boolean-value="true" calcext:value-type="boolean">
            <text:p>TRUE</text:p>
          </table:table-cell>
          <table:table-cell/>
          <table:table-cell table:style-name="ce23" table:formula="of:=[.F43]=[.F44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 JURY TRIALS (D)</text:p>
          </table:table-cell>
          <table:table-cell table:number-columns-repeated="2"/>
          <table:table-cell table:style-name="ce23" table:formula="of:=[.A45]=[.A44]" office:value-type="boolean" office:boolean-value="true" calcext:value-type="boolean">
            <text:p>TRUE</text:p>
          </table:table-cell>
          <table:table-cell/>
          <table:table-cell table:style-name="ce23" table:formula="of:=[.F44]=[.F45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 JURY TRIALS (M)</text:p>
          </table:table-cell>
          <table:table-cell office:value-type="string" calcext:value-type="string">
            <text:p>ST CR - JURY TRIALS</text:p>
          </table:table-cell>
          <table:table-cell/>
          <table:table-cell table:style-name="ce23" table:formula="of:=[.A46]=[.A45]" office:value-type="boolean" office:boolean-value="false" calcext:value-type="boolean">
            <text:p>FALSE</text:p>
          </table:table-cell>
          <table:table-cell office:value-type="string" calcext:value-type="string">
            <text:p><text:span text:style-name="T1">STATE COURT CRIMINAL JURY TRIALS</text:span><text:span text:style-name="T2"> (${JudicialOfficer}$-$CourtRoom}$)</text:span></text:p>
          </table:table-cell>
          <table:table-cell table:style-name="ce23" table:formula="of:=[.F45]=[.F46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 JURY TRIALS (M)</text:p>
          </table:table-cell>
          <table:table-cell table:number-columns-repeated="2"/>
          <table:table-cell table:style-name="ce23" table:formula="of:=[.A47]=[.A46]" office:value-type="boolean" office:boolean-value="true" calcext:value-type="boolean">
            <text:p>TRUE</text:p>
          </table:table-cell>
          <table:table-cell/>
          <table:table-cell table:style-name="ce23" table:formula="of:=[.F46]=[.F47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 JURY TRIALS (M)</text:p>
          </table:table-cell>
          <table:table-cell table:number-columns-repeated="2"/>
          <table:table-cell table:style-name="ce23" table:formula="of:=[.A48]=[.A47]" office:value-type="boolean" office:boolean-value="true" calcext:value-type="boolean">
            <text:p>TRUE</text:p>
          </table:table-cell>
          <table:table-cell/>
          <table:table-cell table:style-name="ce23" table:formula="of:=[.F47]=[.F48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 JURY TRIALS (VJ - 502) *</text:p>
          </table:table-cell>
          <table:table-cell office:value-type="string" calcext:value-type="string">
            <text:p>ST CR - JURY TRIALS</text:p>
          </table:table-cell>
          <table:table-cell/>
          <table:table-cell table:style-name="ce23" table:formula="of:=[.A49]=[.A48]" office:value-type="boolean" office:boolean-value="false" calcext:value-type="boolean">
            <text:p>FALSE</text:p>
          </table:table-cell>
          <table:table-cell office:value-type="string" calcext:value-type="string">
            <text:p><text:span text:style-name="T1">STATE COURT CRIMINAL JURY TRIALS</text:span><text:span text:style-name="T2"> (${JudicialOfficer}$-$CourtRoom}$)</text:span></text:p>
          </table:table-cell>
          <table:table-cell table:style-name="ce23" table:formula="of:=[.F48]=[.F49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 JURY TRIALS (VJ-502)</text:p>
          </table:table-cell>
          <table:table-cell office:value-type="string" calcext:value-type="string">
            <text:p>ST CR - JURY TRIALS</text:p>
          </table:table-cell>
          <table:table-cell/>
          <table:table-cell table:style-name="ce23" table:formula="of:=[.A50]=[.A49]" office:value-type="boolean" office:boolean-value="false" calcext:value-type="boolean">
            <text:p>FALSE</text:p>
          </table:table-cell>
          <table:table-cell office:value-type="string" calcext:value-type="string">
            <text:p><text:span text:style-name="T1">STATE COURT CRIMINAL JURY TRIALS</text:span><text:span text:style-name="T2"> (${JudicialOfficer}$-$CourtRoom}$)</text:span></text:p>
          </table:table-cell>
          <table:table-cell table:style-name="ce23" table:formula="of:=[.F49]=[.F50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 JURY TRIALS (VJ-502)</text:p>
          </table:table-cell>
          <table:table-cell table:number-columns-repeated="2"/>
          <table:table-cell table:style-name="ce23" table:formula="of:=[.A51]=[.A50]" office:value-type="boolean" office:boolean-value="true" calcext:value-type="boolean">
            <text:p>TRUE</text:p>
          </table:table-cell>
          <table:table-cell/>
          <table:table-cell table:style-name="ce23" table:formula="of:=[.F50]=[.F51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/CIVIL JURY TRIALS (M)</text:p>
          </table:table-cell>
          <table:table-cell office:value-type="string" calcext:value-type="string">
            <text:p>-</text:p>
          </table:table-cell>
          <table:table-cell/>
          <table:table-cell table:style-name="ce23" table:formula="of:=[.A52]=[.A51]" office:value-type="boolean" office:boolean-value="false" calcext:value-type="boolean">
            <text:p>FALSE</text:p>
          </table:table-cell>
          <table:table-cell/>
          <table:table-cell table:style-name="ce23" table:formula="of:=[.F51]=[.F52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TE COURT CRIMINAL/CIVIL JURY TRIALS (M)</text:p>
          </table:table-cell>
          <table:table-cell table:number-columns-repeated="2"/>
          <table:table-cell table:style-name="ce23" table:formula="of:=[.A53]=[.A52]" office:value-type="boolean" office:boolean-value="true" calcext:value-type="boolean">
            <text:p>TRUE</text:p>
          </table:table-cell>
          <table:table-cell/>
          <table:table-cell table:style-name="ce23" table:formula="of:=[.F52]=[.F53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office:value-type="string" calcext:value-type="string">
            <text:p>STATE COURT SPECIAL SET CIVIL JURY TRIAL (M)</text:p>
          </table:table-cell>
          <table:table-cell office:value-type="string" calcext:value-type="string">
            <text:p>STATE COURT SPECIAL SET CIVIL JURY TRIAL</text:p>
          </table:table-cell>
          <table:table-cell office:value-type="string" calcext:value-type="string">
            <text:p>ST CV - SP SET JURY TRIAL</text:p>
          </table:table-cell>
          <table:table-cell/>
          <table:table-cell table:style-name="ce23" table:formula="of:=[.A54]=[.A53]" office:value-type="boolean" office:boolean-value="false" calcext:value-type="boolean">
            <text:p>FALSE</text:p>
          </table:table-cell>
          <table:table-cell office:value-type="string" calcext:value-type="string">
            <text:p>STATE COURT SPECIAL SET CIVIL JURY TRIAL (${JudicialOfficer}$-$CourtRoom}$)</text:p>
          </table:table-cell>
          <table:table-cell table:style-name="ce23" table:formula="of:=[.F53]=[.F54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MMER CSCJ CONFERENCE</text:p>
          </table:table-cell>
          <table:table-cell/>
          <table:table-cell office:value-type="string" calcext:value-type="string">
            <text:p>Special</text:p>
          </table:table-cell>
          <table:table-cell table:style-name="ce23" table:formula="of:=[.A55]=[.A54]" office:value-type="boolean" office:boolean-value="false" calcext:value-type="boolean">
            <text:p>FALSE</text:p>
          </table:table-cell>
          <table:table-cell/>
          <table:table-cell table:style-name="ce23" table:formula="of:=[.F54]=[.F55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B)</text:p>
          </table:table-cell>
          <table:table-cell office:value-type="string" calcext:value-type="string">
            <text:p>SU CV – BENCH TRIALS</text:p>
          </table:table-cell>
          <table:table-cell/>
          <table:table-cell table:style-name="ce23" table:formula="of:=[.A56]=[.A55]" office:value-type="boolean" office:boolean-value="false" calcext:value-type="boolean">
            <text:p>FALSE</text:p>
          </table:table-cell>
          <table:table-cell office:value-type="string" calcext:value-type="string">
            <text:p>SUPERIOR COURT CIVIL BENCH TRIALS (${JudicialOfficer}$-$CourtRoom}$)</text:p>
          </table:table-cell>
          <table:table-cell table:style-name="ce23" table:formula="of:=[.F55]=[.F56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B)</text:p>
          </table:table-cell>
          <table:table-cell table:number-columns-repeated="2"/>
          <table:table-cell table:style-name="ce23" table:formula="of:=[.A57]=[.A56]" office:value-type="boolean" office:boolean-value="true" calcext:value-type="boolean">
            <text:p>TRUE</text:p>
          </table:table-cell>
          <table:table-cell/>
          <table:table-cell table:style-name="ce23" table:formula="of:=[.F56]=[.F57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B)</text:p>
          </table:table-cell>
          <table:table-cell table:number-columns-repeated="2"/>
          <table:table-cell table:style-name="ce23" table:formula="of:=[.A58]=[.A57]" office:value-type="boolean" office:boolean-value="true" calcext:value-type="boolean">
            <text:p>TRUE</text:p>
          </table:table-cell>
          <table:table-cell/>
          <table:table-cell table:style-name="ce23" table:formula="of:=[.F57]=[.F58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B)</text:p>
          </table:table-cell>
          <table:table-cell table:number-columns-repeated="2"/>
          <table:table-cell table:style-name="ce23" table:formula="of:=[.A59]=[.A58]" office:value-type="boolean" office:boolean-value="true" calcext:value-type="boolean">
            <text:p>TRUE</text:p>
          </table:table-cell>
          <table:table-cell/>
          <table:table-cell table:style-name="ce23" table:formula="of:=[.F58]=[.F59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B)</text:p>
          </table:table-cell>
          <table:table-cell table:number-columns-repeated="2"/>
          <table:table-cell table:style-name="ce23" table:formula="of:=[.A60]=[.A59]" office:value-type="boolean" office:boolean-value="true" calcext:value-type="boolean">
            <text:p>TRUE</text:p>
          </table:table-cell>
          <table:table-cell/>
          <table:table-cell table:style-name="ce23" table:formula="of:=[.F59]=[.F60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B)</text:p>
          </table:table-cell>
          <table:table-cell table:number-columns-repeated="2"/>
          <table:table-cell table:style-name="ce23" table:formula="of:=[.A61]=[.A60]" office:value-type="boolean" office:boolean-value="true" calcext:value-type="boolean">
            <text:p>TRUE</text:p>
          </table:table-cell>
          <table:table-cell/>
          <table:table-cell table:style-name="ce23" table:formula="of:=[.F60]=[.F61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B)</text:p>
          </table:table-cell>
          <table:table-cell table:number-columns-repeated="2"/>
          <table:table-cell table:style-name="ce23" table:formula="of:=[.A62]=[.A61]" office:value-type="boolean" office:boolean-value="true" calcext:value-type="boolean">
            <text:p>TRUE</text:p>
          </table:table-cell>
          <table:table-cell/>
          <table:table-cell table:style-name="ce23" table:formula="of:=[.F61]=[.F62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B)</text:p>
          </table:table-cell>
          <table:table-cell table:number-columns-repeated="2"/>
          <table:table-cell table:style-name="ce23" table:formula="of:=[.A63]=[.A62]" office:value-type="boolean" office:boolean-value="true" calcext:value-type="boolean">
            <text:p>TRUE</text:p>
          </table:table-cell>
          <table:table-cell/>
          <table:table-cell table:style-name="ce23" table:formula="of:=[.F62]=[.F63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B)</text:p>
          </table:table-cell>
          <table:table-cell table:number-columns-repeated="2"/>
          <table:table-cell table:style-name="ce23" table:formula="of:=[.A64]=[.A63]" office:value-type="boolean" office:boolean-value="true" calcext:value-type="boolean">
            <text:p>TRUE</text:p>
          </table:table-cell>
          <table:table-cell/>
          <table:table-cell table:style-name="ce23" table:formula="of:=[.F63]=[.F64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B)</text:p>
          </table:table-cell>
          <table:table-cell table:number-columns-repeated="2"/>
          <table:table-cell table:style-name="ce23" table:formula="of:=[.A65]=[.A64]" office:value-type="boolean" office:boolean-value="true" calcext:value-type="boolean">
            <text:p>TRUE</text:p>
          </table:table-cell>
          <table:table-cell/>
          <table:table-cell table:style-name="ce23" table:formula="of:=[.F64]=[.F65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B) *backup to Spcl Set Cr Jury Trial</text:p>
          </table:table-cell>
          <table:table-cell office:value-type="string" calcext:value-type="string">
            <text:p>SU CV – BENCH TRIALS</text:p>
          </table:table-cell>
          <table:table-cell/>
          <table:table-cell table:style-name="ce23" table:formula="of:=[.A66]=[.A65]" office:value-type="boolean" office:boolean-value="false" calcext:value-type="boolean">
            <text:p>FALSE</text:p>
          </table:table-cell>
          <table:table-cell office:value-type="string" calcext:value-type="string">
            <text:p>SUPERIOR COURT CIVIL BENCH TRIALS (${JudicialOfficer}$-$CourtRoom}$)</text:p>
          </table:table-cell>
          <table:table-cell table:style-name="ce23" table:formula="of:=[.F65]=[.F66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D)</text:p>
          </table:table-cell>
          <table:table-cell office:value-type="string" calcext:value-type="string">
            <text:p>SU CV – BENCH TRIALS</text:p>
          </table:table-cell>
          <table:table-cell/>
          <table:table-cell table:style-name="ce23" table:formula="of:=[.A67]=[.A66]" office:value-type="boolean" office:boolean-value="false" calcext:value-type="boolean">
            <text:p>FALSE</text:p>
          </table:table-cell>
          <table:table-cell office:value-type="string" calcext:value-type="string">
            <text:p>SUPERIOR COURT CIVIL BENCH TRIALS (${JudicialOfficer}$-$CourtRoom}$)</text:p>
          </table:table-cell>
          <table:table-cell table:style-name="ce23" table:formula="of:=[.F66]=[.F67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D)</text:p>
          </table:table-cell>
          <table:table-cell table:number-columns-repeated="2"/>
          <table:table-cell table:style-name="ce23" table:formula="of:=[.A68]=[.A67]" office:value-type="boolean" office:boolean-value="true" calcext:value-type="boolean">
            <text:p>TRUE</text:p>
          </table:table-cell>
          <table:table-cell/>
          <table:table-cell table:style-name="ce23" table:formula="of:=[.F67]=[.F68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D)</text:p>
          </table:table-cell>
          <table:table-cell table:number-columns-repeated="2"/>
          <table:table-cell table:style-name="ce23" table:formula="of:=[.A69]=[.A68]" office:value-type="boolean" office:boolean-value="true" calcext:value-type="boolean">
            <text:p>TRUE</text:p>
          </table:table-cell>
          <table:table-cell/>
          <table:table-cell table:style-name="ce23" table:formula="of:=[.F68]=[.F69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D)</text:p>
          </table:table-cell>
          <table:table-cell table:number-columns-repeated="2"/>
          <table:table-cell table:style-name="ce23" table:formula="of:=[.A70]=[.A69]" office:value-type="boolean" office:boolean-value="true" calcext:value-type="boolean">
            <text:p>TRUE</text:p>
          </table:table-cell>
          <table:table-cell/>
          <table:table-cell table:style-name="ce23" table:formula="of:=[.F69]=[.F70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D)</text:p>
          </table:table-cell>
          <table:table-cell table:number-columns-repeated="2"/>
          <table:table-cell table:style-name="ce23" table:formula="of:=[.A71]=[.A70]" office:value-type="boolean" office:boolean-value="true" calcext:value-type="boolean">
            <text:p>TRUE</text:p>
          </table:table-cell>
          <table:table-cell/>
          <table:table-cell table:style-name="ce23" table:formula="of:=[.F70]=[.F71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D)</text:p>
          </table:table-cell>
          <table:table-cell table:number-columns-repeated="2"/>
          <table:table-cell table:style-name="ce23" table:formula="of:=[.A72]=[.A71]" office:value-type="boolean" office:boolean-value="true" calcext:value-type="boolean">
            <text:p>TRUE</text:p>
          </table:table-cell>
          <table:table-cell/>
          <table:table-cell table:style-name="ce23" table:formula="of:=[.F71]=[.F72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D)</text:p>
          </table:table-cell>
          <table:table-cell table:number-columns-repeated="2"/>
          <table:table-cell table:style-name="ce23" table:formula="of:=[.A73]=[.A72]" office:value-type="boolean" office:boolean-value="true" calcext:value-type="boolean">
            <text:p>TRUE</text:p>
          </table:table-cell>
          <table:table-cell/>
          <table:table-cell table:style-name="ce23" table:formula="of:=[.F72]=[.F73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D)</text:p>
          </table:table-cell>
          <table:table-cell table:number-columns-repeated="2"/>
          <table:table-cell table:style-name="ce23" table:formula="of:=[.A74]=[.A73]" office:value-type="boolean" office:boolean-value="true" calcext:value-type="boolean">
            <text:p>TRUE</text:p>
          </table:table-cell>
          <table:table-cell/>
          <table:table-cell table:style-name="ce23" table:formula="of:=[.F73]=[.F74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D)</text:p>
          </table:table-cell>
          <table:table-cell table:number-columns-repeated="2"/>
          <table:table-cell table:style-name="ce23" table:formula="of:=[.A75]=[.A74]" office:value-type="boolean" office:boolean-value="true" calcext:value-type="boolean">
            <text:p>TRUE</text:p>
          </table:table-cell>
          <table:table-cell/>
          <table:table-cell table:style-name="ce23" table:formula="of:=[.F74]=[.F75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D)</text:p>
          </table:table-cell>
          <table:table-cell table:number-columns-repeated="2"/>
          <table:table-cell table:style-name="ce23" table:formula="of:=[.A76]=[.A75]" office:value-type="boolean" office:boolean-value="true" calcext:value-type="boolean">
            <text:p>TRUE</text:p>
          </table:table-cell>
          <table:table-cell/>
          <table:table-cell table:style-name="ce23" table:formula="of:=[.F75]=[.F76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S)</text:p>
          </table:table-cell>
          <table:table-cell office:value-type="string" calcext:value-type="string">
            <text:p>SU CV – BENCH TRIALS</text:p>
          </table:table-cell>
          <table:table-cell/>
          <table:table-cell table:style-name="ce23" table:formula="of:=[.A77]=[.A76]" office:value-type="boolean" office:boolean-value="false" calcext:value-type="boolean">
            <text:p>FALSE</text:p>
          </table:table-cell>
          <table:table-cell office:value-type="string" calcext:value-type="string">
            <text:p>SUPERIOR COURT CIVIL BENCH TRIALS (${JudicialOfficer}$-$CourtRoom}$)</text:p>
          </table:table-cell>
          <table:table-cell table:style-name="ce23" table:formula="of:=[.F76]=[.F77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S)</text:p>
          </table:table-cell>
          <table:table-cell table:number-columns-repeated="2"/>
          <table:table-cell table:style-name="ce23" table:formula="of:=[.A78]=[.A77]" office:value-type="boolean" office:boolean-value="true" calcext:value-type="boolean">
            <text:p>TRUE</text:p>
          </table:table-cell>
          <table:table-cell/>
          <table:table-cell table:style-name="ce23" table:formula="of:=[.F77]=[.F78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S)</text:p>
          </table:table-cell>
          <table:table-cell table:number-columns-repeated="2"/>
          <table:table-cell table:style-name="ce23" table:formula="of:=[.A79]=[.A78]" office:value-type="boolean" office:boolean-value="true" calcext:value-type="boolean">
            <text:p>TRUE</text:p>
          </table:table-cell>
          <table:table-cell/>
          <table:table-cell table:style-name="ce23" table:formula="of:=[.F78]=[.F79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S)</text:p>
          </table:table-cell>
          <table:table-cell table:number-columns-repeated="2"/>
          <table:table-cell table:style-name="ce23" table:formula="of:=[.A80]=[.A79]" office:value-type="boolean" office:boolean-value="true" calcext:value-type="boolean">
            <text:p>TRUE</text:p>
          </table:table-cell>
          <table:table-cell/>
          <table:table-cell table:style-name="ce23" table:formula="of:=[.F79]=[.F80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S)</text:p>
          </table:table-cell>
          <table:table-cell table:number-columns-repeated="2"/>
          <table:table-cell table:style-name="ce23" table:formula="of:=[.A81]=[.A80]" office:value-type="boolean" office:boolean-value="true" calcext:value-type="boolean">
            <text:p>TRUE</text:p>
          </table:table-cell>
          <table:table-cell/>
          <table:table-cell table:style-name="ce23" table:formula="of:=[.F80]=[.F81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S)</text:p>
          </table:table-cell>
          <table:table-cell table:number-columns-repeated="2"/>
          <table:table-cell table:style-name="ce23" table:formula="of:=[.A82]=[.A81]" office:value-type="boolean" office:boolean-value="true" calcext:value-type="boolean">
            <text:p>TRUE</text:p>
          </table:table-cell>
          <table:table-cell/>
          <table:table-cell table:style-name="ce23" table:formula="of:=[.F81]=[.F82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S)</text:p>
          </table:table-cell>
          <table:table-cell table:number-columns-repeated="2"/>
          <table:table-cell table:style-name="ce23" table:formula="of:=[.A83]=[.A82]" office:value-type="boolean" office:boolean-value="true" calcext:value-type="boolean">
            <text:p>TRUE</text:p>
          </table:table-cell>
          <table:table-cell/>
          <table:table-cell table:style-name="ce23" table:formula="of:=[.F82]=[.F83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S)</text:p>
          </table:table-cell>
          <table:table-cell table:number-columns-repeated="2"/>
          <table:table-cell table:style-name="ce23" table:formula="of:=[.A84]=[.A83]" office:value-type="boolean" office:boolean-value="true" calcext:value-type="boolean">
            <text:p>TRUE</text:p>
          </table:table-cell>
          <table:table-cell/>
          <table:table-cell table:style-name="ce23" table:formula="of:=[.F83]=[.F84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S)</text:p>
          </table:table-cell>
          <table:table-cell table:number-columns-repeated="2"/>
          <table:table-cell table:style-name="ce23" table:formula="of:=[.A85]=[.A84]" office:value-type="boolean" office:boolean-value="true" calcext:value-type="boolean">
            <text:p>TRUE</text:p>
          </table:table-cell>
          <table:table-cell/>
          <table:table-cell table:style-name="ce23" table:formula="of:=[.F84]=[.F85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S)</text:p>
          </table:table-cell>
          <table:table-cell table:number-columns-repeated="2"/>
          <table:table-cell table:style-name="ce23" table:formula="of:=[.A86]=[.A85]" office:value-type="boolean" office:boolean-value="true" calcext:value-type="boolean">
            <text:p>TRUE</text:p>
          </table:table-cell>
          <table:table-cell/>
          <table:table-cell table:style-name="ce23" table:formula="of:=[.F85]=[.F86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S)</text:p>
          </table:table-cell>
          <table:table-cell table:number-columns-repeated="2"/>
          <table:table-cell table:style-name="ce23" table:formula="of:=[.A87]=[.A86]" office:value-type="boolean" office:boolean-value="true" calcext:value-type="boolean">
            <text:p>TRUE</text:p>
          </table:table-cell>
          <table:table-cell/>
          <table:table-cell table:style-name="ce23" table:formula="of:=[.F86]=[.F87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BENCH TRIALS (VJ-502)</text:p>
          </table:table-cell>
          <table:table-cell office:value-type="string" calcext:value-type="string">
            <text:p>SU CV – BENCH TRIALS</text:p>
          </table:table-cell>
          <table:table-cell/>
          <table:table-cell table:style-name="ce23" table:formula="of:=[.A88]=[.A87]" office:value-type="boolean" office:boolean-value="false" calcext:value-type="boolean">
            <text:p>FALSE</text:p>
          </table:table-cell>
          <table:table-cell office:value-type="string" calcext:value-type="string">
            <text:p>SUPERIOR COURT CIVIL BENCH TRIALS (${JudicialOfficer}$-$CourtRoom}$)</text:p>
          </table:table-cell>
          <table:table-cell table:style-name="ce23" table:formula="of:=[.F87]=[.F88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JURY TRIALS (B)</text:p>
          </table:table-cell>
          <table:table-cell office:value-type="string" calcext:value-type="string">
            <text:p>SU CV – JURY TRIALS</text:p>
          </table:table-cell>
          <table:table-cell/>
          <table:table-cell table:style-name="ce23" table:formula="of:=[.A89]=[.A88]" office:value-type="boolean" office:boolean-value="false" calcext:value-type="boolean">
            <text:p>FALSE</text:p>
          </table:table-cell>
          <table:table-cell office:value-type="string" calcext:value-type="string">
            <text:p>SUPERIOR COURT CIVIL JURY TRIALS (${JudicialOfficer}$-$CourtRoom}$)</text:p>
          </table:table-cell>
          <table:table-cell table:style-name="ce23" table:formula="of:=[.F88]=[.F89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JURY TRIALS (B)</text:p>
          </table:table-cell>
          <table:table-cell table:number-columns-repeated="2"/>
          <table:table-cell table:style-name="ce23" table:formula="of:=[.A90]=[.A89]" office:value-type="boolean" office:boolean-value="true" calcext:value-type="boolean">
            <text:p>TRUE</text:p>
          </table:table-cell>
          <table:table-cell/>
          <table:table-cell table:style-name="ce23" table:formula="of:=[.F89]=[.F90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JURY TRIALS (B)</text:p>
          </table:table-cell>
          <table:table-cell table:number-columns-repeated="2"/>
          <table:table-cell table:style-name="ce23" table:formula="of:=[.A91]=[.A90]" office:value-type="boolean" office:boolean-value="true" calcext:value-type="boolean">
            <text:p>TRUE</text:p>
          </table:table-cell>
          <table:table-cell/>
          <table:table-cell table:style-name="ce23" table:formula="of:=[.F90]=[.F91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JURY TRIALS (D)</text:p>
          </table:table-cell>
          <table:table-cell office:value-type="string" calcext:value-type="string">
            <text:p>SU CV – JURY TRIALS</text:p>
          </table:table-cell>
          <table:table-cell/>
          <table:table-cell table:style-name="ce23" table:formula="of:=[.A92]=[.A91]" office:value-type="boolean" office:boolean-value="false" calcext:value-type="boolean">
            <text:p>FALSE</text:p>
          </table:table-cell>
          <table:table-cell office:value-type="string" calcext:value-type="string">
            <text:p>SUPERIOR COURT CIVIL JURY TRIALS (${JudicialOfficer}$-$CourtRoom}$)</text:p>
          </table:table-cell>
          <table:table-cell table:style-name="ce23" table:formula="of:=[.F91]=[.F92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JURY TRIALS (D)</text:p>
          </table:table-cell>
          <table:table-cell table:number-columns-repeated="2"/>
          <table:table-cell table:style-name="ce23" table:formula="of:=[.A93]=[.A92]" office:value-type="boolean" office:boolean-value="true" calcext:value-type="boolean">
            <text:p>TRUE</text:p>
          </table:table-cell>
          <table:table-cell/>
          <table:table-cell table:style-name="ce23" table:formula="of:=[.F92]=[.F93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JURY TRIALS (S)</text:p>
          </table:table-cell>
          <table:table-cell office:value-type="string" calcext:value-type="string">
            <text:p>SU CV – JURY TRIALS</text:p>
          </table:table-cell>
          <table:table-cell/>
          <table:table-cell table:style-name="ce23" table:formula="of:=[.A94]=[.A93]" office:value-type="boolean" office:boolean-value="false" calcext:value-type="boolean">
            <text:p>FALSE</text:p>
          </table:table-cell>
          <table:table-cell office:value-type="string" calcext:value-type="string">
            <text:p>SUPERIOR COURT CIVIL JURY TRIALS (${JudicialOfficer}$-$CourtRoom}$)</text:p>
          </table:table-cell>
          <table:table-cell table:style-name="ce23" table:formula="of:=[.F93]=[.F94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JURY TRIALS (S)</text:p>
          </table:table-cell>
          <table:table-cell table:number-columns-repeated="2"/>
          <table:table-cell table:style-name="ce23" table:formula="of:=[.A95]=[.A94]" office:value-type="boolean" office:boolean-value="true" calcext:value-type="boolean">
            <text:p>TRUE</text:p>
          </table:table-cell>
          <table:table-cell/>
          <table:table-cell table:style-name="ce23" table:formula="of:=[.F94]=[.F95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JURY TRIALS (S)</text:p>
          </table:table-cell>
          <table:table-cell table:number-columns-repeated="2"/>
          <table:table-cell table:style-name="ce23" table:formula="of:=[.A96]=[.A95]" office:value-type="boolean" office:boolean-value="true" calcext:value-type="boolean">
            <text:p>TRUE</text:p>
          </table:table-cell>
          <table:table-cell/>
          <table:table-cell table:style-name="ce23" table:formula="of:=[.F95]=[.F96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IVIL JURY TRIALS (S)</text:p>
          </table:table-cell>
          <table:table-cell table:number-columns-repeated="2"/>
          <table:table-cell table:style-name="ce23" table:formula="of:=[.A97]=[.A96]" office:value-type="boolean" office:boolean-value="true" calcext:value-type="boolean">
            <text:p>TRUE</text:p>
          </table:table-cell>
          <table:table-cell/>
          <table:table-cell table:style-name="ce23" table:formula="of:=[.F96]=[.F97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 (VJ BATCHELOR-402)</text:p>
          </table:table-cell>
          <table:table-cell office:value-type="string" calcext:value-type="string">
            <text:p>SU CR – JURY TRIALS</text:p>
          </table:table-cell>
          <table:table-cell/>
          <table:table-cell table:style-name="ce23" table:formula="of:=[.A98]=[.A97]" office:value-type="boolean" office:boolean-value="false" calcext:value-type="boolean">
            <text:p>FALSE</text:p>
          </table:table-cell>
          <table:table-cell office:value-type="string" calcext:value-type="string">
            <text:p>SUPERIOR COURT CRIMINAL JURY TRIAL (${JudicialOfficer}$-$CourtRoom}$)</text:p>
          </table:table-cell>
          <table:table-cell table:style-name="ce23" table:formula="of:=[.F97]=[.F98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B)</text:p>
          </table:table-cell>
          <table:table-cell office:value-type="string" calcext:value-type="string">
            <text:p>SU CR – JURY TRIALS</text:p>
          </table:table-cell>
          <table:table-cell/>
          <table:table-cell table:style-name="ce23" table:formula="of:=[.A99]=[.A98]" office:value-type="boolean" office:boolean-value="false" calcext:value-type="boolean">
            <text:p>FALSE</text:p>
          </table:table-cell>
          <table:table-cell office:value-type="string" calcext:value-type="string">
            <text:p>SUPERIOR COURT CRIMINAL JURY TRIAL (${JudicialOfficer}$-$CourtRoom}$)</text:p>
          </table:table-cell>
          <table:table-cell table:style-name="ce23" table:formula="of:=[.F98]=[.F99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B)</text:p>
          </table:table-cell>
          <table:table-cell table:number-columns-repeated="2"/>
          <table:table-cell table:style-name="ce23" table:formula="of:=[.A100]=[.A99]" office:value-type="boolean" office:boolean-value="true" calcext:value-type="boolean">
            <text:p>TRUE</text:p>
          </table:table-cell>
          <table:table-cell/>
          <table:table-cell table:style-name="ce23" table:formula="of:=[.F99]=[.F100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B)</text:p>
          </table:table-cell>
          <table:table-cell table:number-columns-repeated="2"/>
          <table:table-cell table:style-name="ce23" table:formula="of:=[.A101]=[.A100]" office:value-type="boolean" office:boolean-value="true" calcext:value-type="boolean">
            <text:p>TRUE</text:p>
          </table:table-cell>
          <table:table-cell/>
          <table:table-cell table:style-name="ce23" table:formula="of:=[.F100]=[.F101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B)</text:p>
          </table:table-cell>
          <table:table-cell table:number-columns-repeated="2"/>
          <table:table-cell table:style-name="ce23" table:formula="of:=[.A102]=[.A101]" office:value-type="boolean" office:boolean-value="true" calcext:value-type="boolean">
            <text:p>TRUE</text:p>
          </table:table-cell>
          <table:table-cell/>
          <table:table-cell table:style-name="ce23" table:formula="of:=[.F101]=[.F102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B)</text:p>
          </table:table-cell>
          <table:table-cell table:number-columns-repeated="2"/>
          <table:table-cell table:style-name="ce23" table:formula="of:=[.A103]=[.A102]" office:value-type="boolean" office:boolean-value="true" calcext:value-type="boolean">
            <text:p>TRUE</text:p>
          </table:table-cell>
          <table:table-cell/>
          <table:table-cell table:style-name="ce23" table:formula="of:=[.F102]=[.F103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B)</text:p>
          </table:table-cell>
          <table:table-cell table:number-columns-repeated="2"/>
          <table:table-cell table:style-name="ce23" table:formula="of:=[.A104]=[.A103]" office:value-type="boolean" office:boolean-value="true" calcext:value-type="boolean">
            <text:p>TRUE</text:p>
          </table:table-cell>
          <table:table-cell/>
          <table:table-cell table:style-name="ce23" table:formula="of:=[.F103]=[.F104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B)</text:p>
          </table:table-cell>
          <table:table-cell table:number-columns-repeated="2"/>
          <table:table-cell table:style-name="ce23" table:formula="of:=[.A105]=[.A104]" office:value-type="boolean" office:boolean-value="true" calcext:value-type="boolean">
            <text:p>TRUE</text:p>
          </table:table-cell>
          <table:table-cell/>
          <table:table-cell table:style-name="ce23" table:formula="of:=[.F104]=[.F105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B)</text:p>
          </table:table-cell>
          <table:table-cell table:number-columns-repeated="2"/>
          <table:table-cell table:style-name="ce23" table:formula="of:=[.A106]=[.A105]" office:value-type="boolean" office:boolean-value="true" calcext:value-type="boolean">
            <text:p>TRUE</text:p>
          </table:table-cell>
          <table:table-cell/>
          <table:table-cell table:style-name="ce23" table:formula="of:=[.F105]=[.F106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B)</text:p>
          </table:table-cell>
          <table:table-cell table:number-columns-repeated="2"/>
          <table:table-cell table:style-name="ce23" table:formula="of:=[.A107]=[.A106]" office:value-type="boolean" office:boolean-value="true" calcext:value-type="boolean">
            <text:p>TRUE</text:p>
          </table:table-cell>
          <table:table-cell/>
          <table:table-cell table:style-name="ce23" table:formula="of:=[.F106]=[.F107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D)</text:p>
          </table:table-cell>
          <table:table-cell office:value-type="string" calcext:value-type="string">
            <text:p>SU CR – JURY TRIALS</text:p>
          </table:table-cell>
          <table:table-cell/>
          <table:table-cell table:style-name="ce23" table:formula="of:=[.A108]=[.A107]" office:value-type="boolean" office:boolean-value="false" calcext:value-type="boolean">
            <text:p>FALSE</text:p>
          </table:table-cell>
          <table:table-cell office:value-type="string" calcext:value-type="string">
            <text:p>SUPERIOR COURT CRIMINAL JURY TRIAL (${JudicialOfficer}$-$CourtRoom}$)</text:p>
          </table:table-cell>
          <table:table-cell table:style-name="ce23" table:formula="of:=[.F107]=[.F108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D)</text:p>
          </table:table-cell>
          <table:table-cell table:number-columns-repeated="2"/>
          <table:table-cell table:style-name="ce23" table:formula="of:=[.A109]=[.A108]" office:value-type="boolean" office:boolean-value="true" calcext:value-type="boolean">
            <text:p>TRUE</text:p>
          </table:table-cell>
          <table:table-cell/>
          <table:table-cell table:style-name="ce23" table:formula="of:=[.F108]=[.F109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D)</text:p>
          </table:table-cell>
          <table:table-cell table:number-columns-repeated="2"/>
          <table:table-cell table:style-name="ce23" table:formula="of:=[.A110]=[.A109]" office:value-type="boolean" office:boolean-value="true" calcext:value-type="boolean">
            <text:p>TRUE</text:p>
          </table:table-cell>
          <table:table-cell/>
          <table:table-cell table:style-name="ce23" table:formula="of:=[.F109]=[.F110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D)</text:p>
          </table:table-cell>
          <table:table-cell table:number-columns-repeated="2"/>
          <table:table-cell table:style-name="ce23" table:formula="of:=[.A111]=[.A110]" office:value-type="boolean" office:boolean-value="true" calcext:value-type="boolean">
            <text:p>TRUE</text:p>
          </table:table-cell>
          <table:table-cell/>
          <table:table-cell table:style-name="ce23" table:formula="of:=[.F110]=[.F111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D)</text:p>
          </table:table-cell>
          <table:table-cell table:number-columns-repeated="2"/>
          <table:table-cell table:style-name="ce23" table:formula="of:=[.A112]=[.A111]" office:value-type="boolean" office:boolean-value="true" calcext:value-type="boolean">
            <text:p>TRUE</text:p>
          </table:table-cell>
          <table:table-cell/>
          <table:table-cell table:style-name="ce23" table:formula="of:=[.F111]=[.F112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D)</text:p>
          </table:table-cell>
          <table:table-cell table:number-columns-repeated="2"/>
          <table:table-cell table:style-name="ce23" table:formula="of:=[.A113]=[.A112]" office:value-type="boolean" office:boolean-value="true" calcext:value-type="boolean">
            <text:p>TRUE</text:p>
          </table:table-cell>
          <table:table-cell/>
          <table:table-cell table:style-name="ce23" table:formula="of:=[.F112]=[.F113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D)</text:p>
          </table:table-cell>
          <table:table-cell table:number-columns-repeated="2"/>
          <table:table-cell table:style-name="ce23" table:formula="of:=[.A114]=[.A113]" office:value-type="boolean" office:boolean-value="true" calcext:value-type="boolean">
            <text:p>TRUE</text:p>
          </table:table-cell>
          <table:table-cell/>
          <table:table-cell table:style-name="ce23" table:formula="of:=[.F113]=[.F114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D)</text:p>
          </table:table-cell>
          <table:table-cell table:number-columns-repeated="2"/>
          <table:table-cell table:style-name="ce23" table:formula="of:=[.A115]=[.A114]" office:value-type="boolean" office:boolean-value="true" calcext:value-type="boolean">
            <text:p>TRUE</text:p>
          </table:table-cell>
          <table:table-cell/>
          <table:table-cell table:style-name="ce23" table:formula="of:=[.F114]=[.F115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M)</text:p>
          </table:table-cell>
          <table:table-cell office:value-type="string" calcext:value-type="string">
            <text:p>SU CR – JURY TRIALS</text:p>
          </table:table-cell>
          <table:table-cell/>
          <table:table-cell table:style-name="ce23" table:formula="of:=[.A116]=[.A115]" office:value-type="boolean" office:boolean-value="false" calcext:value-type="boolean">
            <text:p>FALSE</text:p>
          </table:table-cell>
          <table:table-cell office:value-type="string" calcext:value-type="string">
            <text:p>SUPERIOR COURT CRIMINAL JURY TRIAL (${JudicialOfficer}$-$CourtRoom}$)</text:p>
          </table:table-cell>
          <table:table-cell table:style-name="ce23" table:formula="of:=[.F115]=[.F116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S)</text:p>
          </table:table-cell>
          <table:table-cell office:value-type="string" calcext:value-type="string">
            <text:p>SU CR – JURY TRIALS</text:p>
          </table:table-cell>
          <table:table-cell/>
          <table:table-cell table:style-name="ce23" table:formula="of:=[.A117]=[.A116]" office:value-type="boolean" office:boolean-value="false" calcext:value-type="boolean">
            <text:p>FALSE</text:p>
          </table:table-cell>
          <table:table-cell office:value-type="string" calcext:value-type="string">
            <text:p>SUPERIOR COURT CRIMINAL JURY TRIAL (${JudicialOfficer}$-$CourtRoom}$)</text:p>
          </table:table-cell>
          <table:table-cell table:style-name="ce23" table:formula="of:=[.F116]=[.F117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S)</text:p>
          </table:table-cell>
          <table:table-cell table:number-columns-repeated="2"/>
          <table:table-cell table:style-name="ce23" table:formula="of:=[.A118]=[.A117]" office:value-type="boolean" office:boolean-value="true" calcext:value-type="boolean">
            <text:p>TRUE</text:p>
          </table:table-cell>
          <table:table-cell/>
          <table:table-cell table:style-name="ce23" table:formula="of:=[.F117]=[.F118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S)</text:p>
          </table:table-cell>
          <table:table-cell table:number-columns-repeated="2"/>
          <table:table-cell table:style-name="ce23" table:formula="of:=[.A119]=[.A118]" office:value-type="boolean" office:boolean-value="true" calcext:value-type="boolean">
            <text:p>TRUE</text:p>
          </table:table-cell>
          <table:table-cell/>
          <table:table-cell table:style-name="ce23" table:formula="of:=[.F118]=[.F119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S)</text:p>
          </table:table-cell>
          <table:table-cell table:number-columns-repeated="2"/>
          <table:table-cell table:style-name="ce23" table:formula="of:=[.A120]=[.A119]" office:value-type="boolean" office:boolean-value="true" calcext:value-type="boolean">
            <text:p>TRUE</text:p>
          </table:table-cell>
          <table:table-cell/>
          <table:table-cell table:style-name="ce23" table:formula="of:=[.F119]=[.F120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S)</text:p>
          </table:table-cell>
          <table:table-cell table:number-columns-repeated="2"/>
          <table:table-cell table:style-name="ce23" table:formula="of:=[.A121]=[.A120]" office:value-type="boolean" office:boolean-value="true" calcext:value-type="boolean">
            <text:p>TRUE</text:p>
          </table:table-cell>
          <table:table-cell/>
          <table:table-cell table:style-name="ce23" table:formula="of:=[.F120]=[.F121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S)</text:p>
          </table:table-cell>
          <table:table-cell table:number-columns-repeated="2"/>
          <table:table-cell table:style-name="ce23" table:formula="of:=[.A122]=[.A121]" office:value-type="boolean" office:boolean-value="true" calcext:value-type="boolean">
            <text:p>TRUE</text:p>
          </table:table-cell>
          <table:table-cell/>
          <table:table-cell table:style-name="ce23" table:formula="of:=[.F121]=[.F122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S)</text:p>
          </table:table-cell>
          <table:table-cell table:number-columns-repeated="2"/>
          <table:table-cell table:style-name="ce23" table:formula="of:=[.A123]=[.A122]" office:value-type="boolean" office:boolean-value="true" calcext:value-type="boolean">
            <text:p>TRUE</text:p>
          </table:table-cell>
          <table:table-cell/>
          <table:table-cell table:style-name="ce23" table:formula="of:=[.F122]=[.F123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CRIMINAL JURY TRIALS (S)</text:p>
          </table:table-cell>
          <table:table-cell table:number-columns-repeated="2"/>
          <table:table-cell table:style-name="ce23" table:formula="of:=[.A124]=[.A123]" office:value-type="boolean" office:boolean-value="true" calcext:value-type="boolean">
            <text:p>TRUE</text:p>
          </table:table-cell>
          <table:table-cell/>
          <table:table-cell table:style-name="ce23" table:formula="of:=[.F123]=[.F124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SPECIAL SET CIVIL BENCH TRIAL (B)</text:p>
          </table:table-cell>
          <table:table-cell office:value-type="string" calcext:value-type="string">
            <text:p>SU CV - SP SET BENCH TRIAL</text:p>
          </table:table-cell>
          <table:table-cell/>
          <table:table-cell table:style-name="ce23" table:formula="of:=[.A125]=[.A124]" office:value-type="boolean" office:boolean-value="false" calcext:value-type="boolean">
            <text:p>FALSE</text:p>
          </table:table-cell>
          <table:table-cell office:value-type="string" calcext:value-type="string">
            <text:p>SUPERIOR COURT SPECIAL SET CIVIL BENCH TRIAL (${JudicialOfficer}$-$CourtRoom}$)</text:p>
          </table:table-cell>
          <table:table-cell table:style-name="ce23" table:formula="of:=[.F124]=[.F125]" office:value-type="boolean" office:boolean-value="false" calcext:value-type="boolean">
            <text:p>FALS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SPECIAL SET CIVIL BENCH TRIAL (VJ-502) *10AM-5PM</text:p>
          </table:table-cell>
          <table:table-cell office:value-type="string" calcext:value-type="string">
            <text:p>SU CV - SP SET BENCH TRIAL</text:p>
          </table:table-cell>
          <table:table-cell/>
          <table:table-cell table:style-name="ce23" table:formula="of:=[.A126]=[.A125]" office:value-type="boolean" office:boolean-value="false" calcext:value-type="boolean">
            <text:p>FALSE</text:p>
          </table:table-cell>
          <table:table-cell office:value-type="string" calcext:value-type="string">
            <text:p>SUPERIOR COURT SPECIAL SET CIVIL BENCH TRIAL (${JudicialOfficer}$-$CourtRoom}$)</text:p>
          </table:table-cell>
          <table:table-cell table:style-name="ce23" table:formula="of:=[.F125]=[.F126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UPERIOR COURT SPECIAL SET CRIMINAL JURY TRIAL (VJ EMERSON-502)</text:p>
          </table:table-cell>
          <table:table-cell office:value-type="string" calcext:value-type="string">
            <text:p>SU CR - SP SET JURY TRIAL</text:p>
          </table:table-cell>
          <table:table-cell/>
          <table:table-cell table:style-name="ce23" table:formula="of:=[.A127]=[.A126]" office:value-type="boolean" office:boolean-value="false" calcext:value-type="boolean">
            <text:p>FALSE</text:p>
          </table:table-cell>
          <table:table-cell office:value-type="string" calcext:value-type="string">
            <text:p>SUPERIOR COURT SPECIAL SET CRIMINAL JURY TRIAL (${JudicialOfficer}$-$CourtRoom}$)</text:p>
          </table:table-cell>
          <table:table-cell table:style-name="ce23" table:formula="of:=[.F126]=[.F12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THANKSGIVING BREAK</text:p>
          </table:table-cell>
          <table:table-cell table:style-name="ce53" office:value-type="date" office:date-value="2025-11-24" calcext:value-type="date">
            <text:p>2025-11-24</text:p>
          </table:table-cell>
          <table:table-cell office:value-type="string" calcext:value-type="string">
            <text:p>holiday</text:p>
          </table:table-cell>
          <table:table-cell table:style-name="ce23" table:formula="of:=[.A128]=[.A127]" office:value-type="boolean" office:boolean-value="false" calcext:value-type="boolean">
            <text:p>FALSE</text:p>
          </table:table-cell>
          <table:table-cell/>
          <table:table-cell table:style-name="ce23" table:formula="of:=[.F127]=[.F12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THANKSGIVING BREAK</text:p>
          </table:table-cell>
          <table:table-cell table:style-name="ce53" office:value-type="date" office:date-value="2025-11-25" calcext:value-type="date">
            <text:p>2025-11-25</text:p>
          </table:table-cell>
          <table:table-cell office:value-type="string" calcext:value-type="string">
            <text:p>holiday</text:p>
          </table:table-cell>
          <table:table-cell table:style-name="ce23" table:formula="of:=[.A129]=[.A128]" office:value-type="boolean" office:boolean-value="true" calcext:value-type="boolean">
            <text:p>TRUE</text:p>
          </table:table-cell>
          <table:table-cell/>
          <table:table-cell table:style-name="ce23"/>
        </table:table-row>
        <table:table-row table:style-name="ro1">
          <table:table-cell table:number-columns-repeated="2" office:value-type="string" calcext:value-type="string">
            <text:p>THANKSGIVING BREAK</text:p>
          </table:table-cell>
          <table:table-cell table:style-name="ce53" office:value-type="date" office:date-value="2025-11-26" calcext:value-type="date">
            <text:p>2025-11-26</text:p>
          </table:table-cell>
          <table:table-cell office:value-type="string" calcext:value-type="string">
            <text:p>holiday</text:p>
          </table:table-cell>
          <table:table-cell table:style-name="ce23" table:formula="of:=[.A130]=[.A129]" office:value-type="boolean" office:boolean-value="true" calcext:value-type="boolean">
            <text:p>TRUE</text:p>
          </table:table-cell>
          <table:table-cell/>
          <table:table-cell table:style-name="ce23"/>
        </table:table-row>
        <table:table-row table:style-name="ro1">
          <table:table-cell table:number-columns-repeated="2" office:value-type="string" calcext:value-type="string">
            <text:p>THANKSGIVING BREAK</text:p>
          </table:table-cell>
          <table:table-cell table:style-name="ce53" office:value-type="date" office:date-value="2025-11-27" calcext:value-type="date">
            <text:p>2025-11-27</text:p>
          </table:table-cell>
          <table:table-cell office:value-type="string" calcext:value-type="string">
            <text:p>holiday</text:p>
          </table:table-cell>
          <table:table-cell table:style-name="ce23" table:formula="of:=[.A131]=[.A130]" office:value-type="boolean" office:boolean-value="true" calcext:value-type="boolean">
            <text:p>TRUE</text:p>
          </table:table-cell>
          <table:table-cell/>
          <table:table-cell table:style-name="ce23"/>
        </table:table-row>
        <table:table-row table:style-name="ro1">
          <table:table-cell table:number-columns-repeated="2" office:value-type="string" calcext:value-type="string">
            <text:p>THANKSGIVING BREAK</text:p>
          </table:table-cell>
          <table:table-cell table:style-name="ce53" office:value-type="date" office:date-value="2025-11-28" calcext:value-type="date">
            <text:p>2025-11-28</text:p>
          </table:table-cell>
          <table:table-cell office:value-type="string" calcext:value-type="string">
            <text:p>holiday</text:p>
          </table:table-cell>
          <table:table-cell table:style-name="ce23" table:formula="of:=[.A132]=[.A131]" office:value-type="boolean" office:boolean-value="true" calcext:value-type="boolean">
            <text:p>TRUE</text:p>
          </table:table-cell>
          <table:table-cell/>
          <table:table-cell table:style-name="ce23"/>
        </table:table-row>
        <table:table-row table:style-name="ro1">
          <table:table-cell table:number-columns-repeated="2" office:value-type="string" calcext:value-type="string">
            <text:p>WINTER BREAK</text:p>
          </table:table-cell>
          <table:table-cell table:style-name="ce53" office:value-type="date" office:date-value="2025-12-22" calcext:value-type="date">
            <text:p>2025-12-22</text:p>
          </table:table-cell>
          <table:table-cell office:value-type="string" calcext:value-type="string">
            <text:p>holiday</text:p>
          </table:table-cell>
          <table:table-cell table:style-name="ce23" table:formula="of:=[.A133]=[.A128]" office:value-type="boolean" office:boolean-value="false" calcext:value-type="boolean">
            <text:p>FALSE</text:p>
          </table:table-cell>
          <table:table-cell/>
          <table:table-cell table:style-name="ce23" table:formula="of:=[.F128]=[.F133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WINTER BREAK</text:p>
          </table:table-cell>
          <table:table-cell table:number-columns-repeated="2"/>
          <table:table-cell table:style-name="ce23" table:formula="of:=[.A134]=[.A133]" office:value-type="boolean" office:boolean-value="true" calcext:value-type="boolean">
            <text:p>TRUE</text:p>
          </table:table-cell>
          <table:table-cell/>
          <table:table-cell table:style-name="ce23" table:formula="of:=[.F133]=[.F134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WINTER CSCJ CONFERENCE</text:p>
          </table:table-cell>
          <table:table-cell/>
          <table:table-cell office:value-type="string" calcext:value-type="string">
            <text:p>Special</text:p>
          </table:table-cell>
          <table:table-cell table:style-name="ce23" table:formula="of:=[.A135]=[.A134]" office:value-type="boolean" office:boolean-value="false" calcext:value-type="boolean">
            <text:p>FALSE</text:p>
          </table:table-cell>
          <table:table-cell/>
          <table:table-cell table:style-name="ce23" table:formula="of:=[.F134]=[.F135]" office:value-type="boolean" office:boolean-value="true" calcext:value-type="boolean">
            <text:p>TRUE</text:p>
          </table:table-cell>
        </table:table-row>
        <table:table-row table:style-name="ro1" table:visibility="filter">
          <table:table-cell table:number-columns-repeated="6"/>
          <table:table-cell table:style-name="ce23" table:formula="of:=[.F135]=[.F1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WINTER BREAK</text:p>
          </table:table-cell>
          <table:table-cell table:style-name="ce53" office:value-type="date" office:date-value="2025-12-23" calcext:value-type="date">
            <text:p>2025-12-23</text:p>
          </table:table-cell>
          <table:table-cell office:value-type="string" calcext:value-type="string">
            <text:p>holiday</text:p>
          </table:table-cell>
          <table:table-cell table:style-name="ce23" table:formula="of:=[.A137]=[.A13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TER BREAK</text:p>
          </table:table-cell>
          <table:table-cell table:style-name="ce53" office:value-type="date" office:date-value="2025-12-24" calcext:value-type="date">
            <text:p>2025-12-24</text:p>
          </table:table-cell>
          <table:table-cell office:value-type="string" calcext:value-type="string">
            <text:p>holiday</text:p>
          </table:table-cell>
          <table:table-cell table:style-name="ce23" table:formula="of:=[.A138]=[.A13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TER BREAK</text:p>
          </table:table-cell>
          <table:table-cell table:style-name="ce53" office:value-type="date" office:date-value="2025-12-25" calcext:value-type="date">
            <text:p>2025-12-25</text:p>
          </table:table-cell>
          <table:table-cell office:value-type="string" calcext:value-type="string">
            <text:p>holiday</text:p>
          </table:table-cell>
          <table:table-cell table:style-name="ce23" table:formula="of:=[.A139]=[.A13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TER BREAK</text:p>
          </table:table-cell>
          <table:table-cell table:style-name="ce53" office:value-type="date" office:date-value="2025-12-26" calcext:value-type="date">
            <text:p>2025-12-26</text:p>
          </table:table-cell>
          <table:table-cell office:value-type="string" calcext:value-type="string">
            <text:p>holiday</text:p>
          </table:table-cell>
          <table:table-cell table:style-name="ce23" table:formula="of:=[.A140]=[.A13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TER BREAK</text:p>
          </table:table-cell>
          <table:table-cell table:style-name="ce53" office:value-type="date" office:date-value="2025-12-29" calcext:value-type="date">
            <text:p>2025-12-29</text:p>
          </table:table-cell>
          <table:table-cell office:value-type="string" calcext:value-type="string">
            <text:p>holiday</text:p>
          </table:table-cell>
          <table:table-cell table:style-name="ce23" table:formula="of:=[.A141]=[.A14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TER BREAK</text:p>
          </table:table-cell>
          <table:table-cell table:style-name="ce53" office:value-type="date" office:date-value="2025-12-30" calcext:value-type="date">
            <text:p>2025-12-30</text:p>
          </table:table-cell>
          <table:table-cell office:value-type="string" calcext:value-type="string">
            <text:p>holiday</text:p>
          </table:table-cell>
          <table:table-cell table:style-name="ce23" table:formula="of:=[.A142]=[.A14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TER BREAK</text:p>
          </table:table-cell>
          <table:table-cell table:style-name="ce53" office:value-type="date" office:date-value="2025-12-31" calcext:value-type="date">
            <text:p>2025-12-31</text:p>
          </table:table-cell>
          <table:table-cell office:value-type="string" calcext:value-type="string">
            <text:p>holiday</text:p>
          </table:table-cell>
          <table:table-cell table:style-name="ce23" table:formula="of:=[.A143]=[.A14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dysseyCourtSession</text:p>
          </table:table-cell>
          <table:table-cell office:value-type="string" calcext:value-type="string">
            <text:p>CalendarFormat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T CR - JURY TRIALS</text:p>
          </table:table-cell>
          <table:table-cell office:value-type="string" calcext:value-type="string">
            <text:p><text:span text:style-name="T1">STATE COURT CRIMINAL JURY TRIALS</text:span><text:span text:style-name="T2"> (${JudicialOfficer}$-$CourtRoom}$</text:span></text:p>
          </table:table-cell>
          <table:table-cell table:style-name="ce65" table:formula="of:=COM.MICROSOFT.CONCAT(&quot;('&quot;;[.A145];&quot;','&quot;;[.B145];&quot;')&quot;)" office:value-type="string" office:string-value="('ST CR - JURY TRIALS','STATE COURT CRIMINAL JURY TRIALS (${JudicialOfficer}$-$CourtRoom}$')" calcext:value-type="string">
            <text:p>('ST CR - JURY TRIALS','STATE COURT CRIMINAL JURY TRIALS (${JudicialOfficer}$-$CourtRoom}$')</text:p>
          </table:table-cell>
          <table:table-cell table:number-columns-repeated="3"/>
          <table:table-cell table:style-name="Default"/>
        </table:table-row>
        <table:table-row table:style-name="ro1" table:visibility="filter">
          <table:table-cell office:value-type="string" calcext:value-type="string">
            <text:p>ST CV - JURY TRIALS</text:p>
          </table:table-cell>
          <table:table-cell table:style-name="ce64" office:value-type="string" calcext:value-type="string">
            <text:p>STATE COURT CIVIL JURY TRIALS (${JudicialOfficer}$-$CourtRoom}$</text:p>
          </table:table-cell>
          <table:table-cell table:style-name="ce65" table:formula="of:=COM.MICROSOFT.CONCAT(&quot;('&quot;;[.A146];&quot;','&quot;;[.B146];&quot;')&quot;)" office:value-type="string" office:string-value="('ST CV - JURY TRIALS','STATE COURT CIVIL JURY TRIALS (${JudicialOfficer}$-$CourtRoom}$')" calcext:value-type="string">
            <text:p>('ST CV - JURY TRIALS','STATE COURT CIVIL JURY TRIALS (${JudicialOfficer}$-$CourtRoom}$')</text:p>
          </table:table-cell>
          <table:table-cell table:number-columns-repeated="3"/>
          <table:table-cell table:style-name="Default"/>
        </table:table-row>
        <table:table-row table:style-name="ro1" table:visibility="filter">
          <table:table-cell office:value-type="string" calcext:value-type="string">
            <text:p>ST CV - SP SET JURY TRIAL</text:p>
          </table:table-cell>
          <table:table-cell office:value-type="string" calcext:value-type="string">
            <text:p>STATE COURT SPECIAL SET CIVIL JURY TRIAL (${JudicialOfficer}$-$CourtRoom}$</text:p>
          </table:table-cell>
          <table:table-cell table:style-name="ce65" table:formula="of:=COM.MICROSOFT.CONCAT(&quot;('&quot;;[.A147];&quot;','&quot;;[.B147];&quot;')&quot;)" office:value-type="string" office:string-value="('ST CV - SP SET JURY TRIAL','STATE COURT SPECIAL SET CIVIL JURY TRIAL (${JudicialOfficer}$-$CourtRoom}$')" calcext:value-type="string">
            <text:p>('ST CV - SP SET JURY TRIAL','STATE COURT SPECIAL SET CIVIL JURY TRIAL (${JudicialOfficer}$-$CourtRoom}$')</text:p>
          </table:table-cell>
          <table:table-cell table:number-columns-repeated="3"/>
          <table:table-cell table:style-name="Default"/>
        </table:table-row>
        <table:table-row table:style-name="ro1" table:visibility="filter">
          <table:table-cell office:value-type="string" calcext:value-type="string">
            <text:p>ST CV – BENCH TRIALS</text:p>
          </table:table-cell>
          <table:table-cell table:style-name="ce64" office:value-type="string" calcext:value-type="string">
            <text:p>STATE COURT CIVIL BENCH TRIALS (${JudicialOfficer}$-$CourtRoom}$</text:p>
          </table:table-cell>
          <table:table-cell table:style-name="ce65" table:formula="of:=COM.MICROSOFT.CONCAT(&quot;('&quot;;[.A148];&quot;','&quot;;[.B148];&quot;')&quot;)" office:value-type="string" office:string-value="('ST CV – BENCH TRIALS','STATE COURT CIVIL BENCH TRIALS (${JudicialOfficer}$-$CourtRoom}$')" calcext:value-type="string">
            <text:p>('ST CV – BENCH TRIALS','STATE COURT CIVIL BENCH TRIALS (${JudicialOfficer}$-$CourtRoom}$')</text:p>
          </table:table-cell>
          <table:table-cell table:number-columns-repeated="3"/>
          <table:table-cell table:style-name="Default"/>
        </table:table-row>
        <table:table-row table:style-name="ro1" table:visibility="filter">
          <table:table-cell office:value-type="string" calcext:value-type="string">
            <text:p>SU CR - SP SET JURY TRIAL</text:p>
          </table:table-cell>
          <table:table-cell office:value-type="string" calcext:value-type="string">
            <text:p>SUPERIOR COURT SPECIAL SET CRIMINAL JURY TRIAL (${JudicialOfficer}$-$CourtRoom}$</text:p>
          </table:table-cell>
          <table:table-cell table:style-name="ce65" table:formula="of:=COM.MICROSOFT.CONCAT(&quot;('&quot;;[.A149];&quot;','&quot;;[.B149];&quot;')&quot;)" office:value-type="string" office:string-value="('SU CR - SP SET JURY TRIAL','SUPERIOR COURT SPECIAL SET CRIMINAL JURY TRIAL (${JudicialOfficer}$-$CourtRoom}$')" calcext:value-type="string">
            <text:p>('SU CR - SP SET JURY TRIAL','SUPERIOR COURT SPECIAL SET CRIMINAL JURY TRIAL (${JudicialOfficer}$-$CourtRoom}$')</text:p>
          </table:table-cell>
          <table:table-cell table:number-columns-repeated="3"/>
          <table:table-cell table:style-name="Default"/>
        </table:table-row>
        <table:table-row table:style-name="ro1" table:visibility="filter">
          <table:table-cell office:value-type="string" calcext:value-type="string">
            <text:p>SU CR – JURY TRIALS</text:p>
          </table:table-cell>
          <table:table-cell office:value-type="string" calcext:value-type="string">
            <text:p>SUPERIOR COURT CRIMINAL JURY TRIAL (${JudicialOfficer}$-$CourtRoom}$</text:p>
          </table:table-cell>
          <table:table-cell table:style-name="ce65" table:formula="of:=COM.MICROSOFT.CONCAT(&quot;('&quot;;[.A150];&quot;','&quot;;[.B150];&quot;')&quot;)" office:value-type="string" office:string-value="('SU CR – JURY TRIALS','SUPERIOR COURT CRIMINAL JURY TRIAL (${JudicialOfficer}$-$CourtRoom}$')" calcext:value-type="string">
            <text:p>('SU CR – JURY TRIALS','SUPERIOR COURT CRIMINAL JURY TRIAL (${JudicialOfficer}$-$CourtRoom}$')</text:p>
          </table:table-cell>
          <table:table-cell table:number-columns-repeated="3"/>
          <table:table-cell table:style-name="Default"/>
        </table:table-row>
        <table:table-row table:style-name="ro1" table:visibility="filter">
          <table:table-cell office:value-type="string" calcext:value-type="string">
            <text:p>SU CV - SP SET BENCH TRIAL</text:p>
          </table:table-cell>
          <table:table-cell office:value-type="string" calcext:value-type="string">
            <text:p>SUPERIOR COURT SPECIAL SET CIVIL BENCH TRIAL (${JudicialOfficer}$-$CourtRoom}</text:p>
          </table:table-cell>
          <table:table-cell table:style-name="ce65" table:formula="of:=COM.MICROSOFT.CONCAT(&quot;('&quot;;[.A151];&quot;','&quot;;[.B151];&quot;')&quot;)" office:value-type="string" office:string-value="('SU CV - SP SET BENCH TRIAL','SUPERIOR COURT SPECIAL SET CIVIL BENCH TRIAL (${JudicialOfficer}$-$CourtRoom}')" calcext:value-type="string">
            <text:p>('SU CV - SP SET BENCH TRIAL','SUPERIOR COURT SPECIAL SET CIVIL BENCH TRIAL (${JudicialOfficer}$-$CourtRoom}')</text:p>
          </table:table-cell>
          <table:table-cell table:number-columns-repeated="3"/>
          <table:table-cell table:style-name="Default"/>
        </table:table-row>
        <table:table-row table:style-name="ro1" table:visibility="filter">
          <table:table-cell office:value-type="string" calcext:value-type="string">
            <text:p>SU CV – BENCH TRIALS</text:p>
          </table:table-cell>
          <table:table-cell office:value-type="string" calcext:value-type="string">
            <text:p>SUPERIOR COURT CIVIL BENCH TRIALS (${JudicialOfficer}$-$CourtRoom}$</text:p>
          </table:table-cell>
          <table:table-cell table:style-name="ce65" table:formula="of:=COM.MICROSOFT.CONCAT(&quot;('&quot;;[.A152];&quot;','&quot;;[.B152];&quot;')&quot;)" office:value-type="string" office:string-value="('SU CV – BENCH TRIALS','SUPERIOR COURT CIVIL BENCH TRIALS (${JudicialOfficer}$-$CourtRoom}$')" calcext:value-type="string">
            <text:p>('SU CV – BENCH TRIALS','SUPERIOR COURT CIVIL BENCH TRIALS (${JudicialOfficer}$-$CourtRoom}$')</text:p>
          </table:table-cell>
          <table:table-cell table:number-columns-repeated="3"/>
          <table:table-cell table:style-name="Default"/>
        </table:table-row>
        <table:table-row table:style-name="ro1" table:visibility="filter">
          <table:table-cell office:value-type="string" calcext:value-type="string">
            <text:p>SU CV – JURY TRIALS</text:p>
          </table:table-cell>
          <table:table-cell office:value-type="string" calcext:value-type="string">
            <text:p>SUPERIOR COURT CIVIL JURY TRIALS (${JudicialOfficer}$-$CourtRoom}$</text:p>
          </table:table-cell>
          <table:table-cell table:style-name="ce65" table:formula="of:=COM.MICROSOFT.CONCAT(&quot;('&quot;;[.A153];&quot;','&quot;;[.B153];&quot;')&quot;)" office:value-type="string" office:string-value="('SU CV – JURY TRIALS','SUPERIOR COURT CIVIL JURY TRIALS (${JudicialOfficer}$-$CourtRoom}$')" calcext:value-type="string">
            <text:p>('SU CV – JURY TRIALS','SUPERIOR COURT CIVIL JURY TRIALS (${JudicialOfficer}$-$CourtRoom}$')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ce24"/>
          <table:table-cell table:number-columns-repeated="3"/>
          <table:table-cell table:style-name="Default"/>
        </table:table-row>
        <table:table-row table:style-name="ro1" table:number-rows-repeated="104842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025" table:style-name="ta2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SessionDate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SessionDescription</text:p>
          </table:table-cell>
          <table:table-cell office:value-type="string" calcext:value-type="string">
            <text:p>CalendarDescription</text:p>
          </table:table-cell>
          <table:table-cell office:value-type="string" calcext:value-type="string">
            <text:p>JudicialOfficerCode</text:p>
          </table:table-cell>
          <table:table-cell office:value-type="string" calcext:value-type="string">
            <text:p>JudicialOfficerDescription</text:p>
          </table:table-cell>
          <table:table-cell office:value-type="string" calcext:value-type="string">
            <text:p>CourtRoomCode</text:p>
          </table:table-cell>
          <table:table-cell office:value-type="string" calcext:value-type="string">
            <text:p>CourtRoomDescription</text:p>
          </table:table-cell>
        </table:table-row>
        <table:table-row table:style-name="ro1" table:visibility="filter">
          <table:table-cell table:style-name="ce53" office:value-type="date" office:date-value="2024-12-02" calcext:value-type="date">
            <text:p>2024-12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02" calcext:value-type="date">
            <text:p>2024-12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 Calendar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4-12-02" calcext:value-type="date">
            <text:p>2024-12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03" calcext:value-type="date">
            <text:p>2024-12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03" calcext:value-type="date">
            <text:p>2024-12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 Calendar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4-12-03" calcext:value-type="date">
            <text:p>2024-12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Priority Calendar Cal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03" calcext:value-type="date">
            <text:p>2024-12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03" calcext:value-type="date">
            <text:p>2024-12-03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04" calcext:value-type="date">
            <text:p>2024-1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04" calcext:value-type="date">
            <text:p>2024-1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4-12-04" calcext:value-type="date">
            <text:p>2024-1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4-12-04" calcext:value-type="date">
            <text:p>2024-1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 Calendar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4-12-04" calcext:value-type="date">
            <text:p>2024-1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 Hearing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04" calcext:value-type="date">
            <text:p>2024-12-04</text:p>
          </table:table-cell>
          <table:table-cell table:style-name="ce54" office:value-type="time" office:time-value="PT13H00M00S" calcext:value-type="time">
            <text:p>01:00:00 P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04" calcext:value-type="date">
            <text:p>2024-12-04</text:p>
          </table:table-cell>
          <table:table-cell table:style-name="ce54" office:value-type="time" office:time-value="PT13H00M00S" calcext:value-type="time">
            <text:p>01:00:00 P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04" calcext:value-type="date">
            <text:p>2024-12-04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04" calcext:value-type="date">
            <text:p>2024-12-04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05" calcext:value-type="date">
            <text:p>2024-12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Attorney Status Hear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05" calcext:value-type="date">
            <text:p>2024-12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05" calcext:value-type="date">
            <text:p>2024-12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 Calendar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4-12-05" calcext:value-type="date">
            <text:p>2024-12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05" calcext:value-type="date">
            <text:p>2024-12-05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05" calcext:value-type="date">
            <text:p>2024-12-05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 Probation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05" calcext:value-type="date">
            <text:p>2024-12-05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PreTrial Conferenc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05" calcext:value-type="date">
            <text:p>2024-12-05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4-12-06" calcext:value-type="date">
            <text:p>2024-12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06" calcext:value-type="date">
            <text:p>2024-12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 Calendar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4-12-06" calcext:value-type="date">
            <text:p>2024-12-06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VJ) SU CR - Statu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merson, David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4-12-09" calcext:value-type="date">
            <text:p>2024-12-09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PCS) SU CV - CSRU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4-12-09" calcext:value-type="date">
            <text:p>2024-12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 C.Call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4-12-09" calcext:value-type="date">
            <text:p>2024-12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4-12-09" calcext:value-type="date">
            <text:p>2024-12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Adoptions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4-12-09" calcext:value-type="date">
            <text:p>2024-12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Uncontested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4-12-09" calcext:value-type="date">
            <text:p>2024-12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09" calcext:value-type="date">
            <text:p>2024-12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09" calcext:value-type="date">
            <text:p>2024-12-0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Adoption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09" calcext:value-type="date">
            <text:p>2024-12-0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CSRU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09" calcext:value-type="date">
            <text:p>2024-12-0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UNC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4-12-09" calcext:value-type="date">
            <text:p>2024-12-09</text:p>
          </table:table-cell>
          <table:table-cell table:style-name="ce54" office:value-type="time" office:time-value="PT11H30M00S" calcext:value-type="time">
            <text:p>11:3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10" calcext:value-type="date">
            <text:p>2024-1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4-12-10" calcext:value-type="date">
            <text:p>2024-1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10" calcext:value-type="date">
            <text:p>2024-1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10" calcext:value-type="date">
            <text:p>2024-1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4-12-10" calcext:value-type="date">
            <text:p>2024-1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4-12-10" calcext:value-type="date">
            <text:p>2024-1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10" calcext:value-type="date">
            <text:p>2024-1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10" calcext:value-type="date">
            <text:p>2024-12-10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11" calcext:value-type="date">
            <text:p>2024-1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4-12-11" calcext:value-type="date">
            <text:p>2024-1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11" calcext:value-type="date">
            <text:p>2024-1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11" calcext:value-type="date">
            <text:p>2024-1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11" calcext:value-type="date">
            <text:p>2024-1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4-12-11" calcext:value-type="date">
            <text:p>2024-1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4-12-11" calcext:value-type="date">
            <text:p>2024-1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NJ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4-12-11" calcext:value-type="date">
            <text:p>2024-1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11" calcext:value-type="date">
            <text:p>2024-1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11" calcext:value-type="date">
            <text:p>2024-12-11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11" calcext:value-type="date">
            <text:p>2024-12-11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T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12" calcext:value-type="date">
            <text:p>2024-1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4-12-12" calcext:value-type="date">
            <text:p>2024-1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Non 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12" calcext:value-type="date">
            <text:p>2024-1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12" calcext:value-type="date">
            <text:p>2024-1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12" calcext:value-type="date">
            <text:p>2024-1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12" calcext:value-type="date">
            <text:p>2024-1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4-12-12" calcext:value-type="date">
            <text:p>2024-1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4-12-12" calcext:value-type="date">
            <text:p>2024-1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12" calcext:value-type="date">
            <text:p>2024-1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13" calcext:value-type="date">
            <text:p>2024-12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4-12-13" calcext:value-type="date">
            <text:p>2024-12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4-12-13" calcext:value-type="date">
            <text:p>2024-12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4-12-13" calcext:value-type="date">
            <text:p>2024-12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13" calcext:value-type="date">
            <text:p>2024-12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13" calcext:value-type="date">
            <text:p>2024-12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13" calcext:value-type="date">
            <text:p>2024-12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Ad-Hoc_23cv-1125-3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4-12-13" calcext:value-type="date">
            <text:p>2024-12-13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13" calcext:value-type="date">
            <text:p>2024-12-13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16" calcext:value-type="date">
            <text:p>2024-12-16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 - CSRU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4-12-16" calcext:value-type="date">
            <text:p>2024-12-16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- Adoption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4-12-16" calcext:value-type="date">
            <text:p>2024-12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Cal Call w/o1/27 &amp; 2/24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16" calcext:value-type="date">
            <text:p>2024-12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FMV/Stalking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4-12-16" calcext:value-type="date">
            <text:p>2024-12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4-12-16" calcext:value-type="date">
            <text:p>2024-12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ND-502) SU CV - Special Set (Sr. Judge)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>
          <table:table-cell table:style-name="ce53" office:value-type="date" office:date-value="2024-12-16" calcext:value-type="date">
            <text:p>2024-12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ND-502) SU CV - Special Set (Sr. Judge)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TND</text:p>
          </table:table-cell>
          <table:table-cell office:value-type="string" calcext:value-type="string">
            <text:p>Davis, Thomas 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4-12-16" calcext:value-type="date">
            <text:p>2024-12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16" calcext:value-type="date">
            <text:p>2024-12-16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DLD) SU CV - UN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4-12-16" calcext:value-type="date">
            <text:p>2024-12-16</text:p>
          </table:table-cell>
          <table:table-cell table:style-name="ce54" office:value-type="time" office:time-value="PT10H30M00S" calcext:value-type="time">
            <text:p>10:30:00 AM</text:p>
          </table:table-cell>
          <table:table-cell office:value-type="string" calcext:value-type="string">
            <text:p>(DLD) SU CV - Non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4-12-16" calcext:value-type="date">
            <text:p>2024-12-16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Criminal Peremptory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>
          <table:table-cell table:style-name="ce53" office:value-type="date" office:date-value="2024-12-16" calcext:value-type="date">
            <text:p>2024-12-16</text:p>
          </table:table-cell>
          <table:table-cell table:style-name="ce54" office:value-type="time" office:time-value="PT14H00M00S" calcext:value-type="time">
            <text:p>02:00:00 PM</text:p>
          </table:table-cell>
          <table:table-cell office:value-type="string" calcext:value-type="string">
            <text:p>(VJ) SU CV - Special Set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TND</text:p>
          </table:table-cell>
          <table:table-cell office:value-type="string" calcext:value-type="string">
            <text:p>Davis, Thomas 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4-12-17" calcext:value-type="date">
            <text:p>2024-12-17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17" calcext:value-type="date">
            <text:p>2024-12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4-12-17" calcext:value-type="date">
            <text:p>2024-12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17" calcext:value-type="date">
            <text:p>2024-12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17" calcext:value-type="date">
            <text:p>2024-12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17" calcext:value-type="date">
            <text:p>2024-12-17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18" calcext:value-type="date">
            <text:p>2024-12-18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4-12-18" calcext:value-type="date">
            <text:p>2024-12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4-12-18" calcext:value-type="date">
            <text:p>2024-12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18" calcext:value-type="date">
            <text:p>2024-12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18" calcext:value-type="date">
            <text:p>2024-12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18" calcext:value-type="date">
            <text:p>2024-12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18" calcext:value-type="date">
            <text:p>2024-12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4-12-18" calcext:value-type="date">
            <text:p>2024-12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4-12-18" calcext:value-type="date">
            <text:p>2024-12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 Hearing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18" calcext:value-type="date">
            <text:p>2024-12-18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DLD) SU CR-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4-12-18" calcext:value-type="date">
            <text:p>2024-12-18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18" calcext:value-type="date">
            <text:p>2024-12-18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19" calcext:value-type="date">
            <text:p>2024-1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4-12-19" calcext:value-type="date">
            <text:p>2024-1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4-12-19" calcext:value-type="date">
            <text:p>2024-1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19" calcext:value-type="date">
            <text:p>2024-1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19" calcext:value-type="date">
            <text:p>2024-1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Calendar Call 1/27; 2/24; 3/17; 4/21; 6/9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19" calcext:value-type="date">
            <text:p>2024-1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19" calcext:value-type="date">
            <text:p>2024-1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<text:s/>ALS Plea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19" calcext:value-type="date">
            <text:p>2024-12-1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4-12-19" calcext:value-type="date">
            <text:p>2024-12-1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 Probation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4-12-19" calcext:value-type="date">
            <text:p>2024-12-19</text:p>
          </table:table-cell>
          <table:table-cell table:style-name="ce54" office:value-type="time" office:time-value="PT13H00M00S" calcext:value-type="time">
            <text:p>01:00:00 PM</text:p>
          </table:table-cell>
          <table:table-cell office:value-type="string" calcext:value-type="string">
            <text:p>(JSB) SU CV - Adoption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19" calcext:value-type="date">
            <text:p>2024-12-19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V - Virtual CC for 1/2 - 1/10/25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4-12-19" calcext:value-type="date">
            <text:p>2024-12-19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4-12-20" calcext:value-type="date">
            <text:p>2024-12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4-12-20" calcext:value-type="date">
            <text:p>2024-12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4-12-20" calcext:value-type="date">
            <text:p>2024-12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4-12-20" calcext:value-type="date">
            <text:p>2024-12-20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4-12-27" calcext:value-type="date">
            <text:p>2024-12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02" calcext:value-type="date">
            <text:p>2025-01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02" calcext:value-type="date">
            <text:p>2025-01-02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03" calcext:value-type="date">
            <text:p>2025-01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03" calcext:value-type="date">
            <text:p>2025-01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03" calcext:value-type="date">
            <text:p>2025-01-03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06" calcext:value-type="date">
            <text:p>2025-01-06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 - CSRU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06" calcext:value-type="date">
            <text:p>2025-01-06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- Adoption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06" calcext:value-type="date">
            <text:p>2025-01-06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PCS) SU CV - CSRU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1-06" calcext:value-type="date">
            <text:p>2025-01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06" calcext:value-type="date">
            <text:p>2025-01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06" calcext:value-type="date">
            <text:p>2025-01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P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06" calcext:value-type="date">
            <text:p>2025-01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P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KSP</text:p>
          </table:table-cell>
          <table:table-cell office:value-type="string" calcext:value-type="string">
            <text:p>Palmer, Kathy Stephe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06" calcext:value-type="date">
            <text:p>2025-01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Adoptions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1-06" calcext:value-type="date">
            <text:p>2025-01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Uncontested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1-06" calcext:value-type="date">
            <text:p>2025-01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Non-Jury/ASH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06" calcext:value-type="date">
            <text:p>2025-01-06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DLD) SU CV - UN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06" calcext:value-type="date">
            <text:p>2025-01-06</text:p>
          </table:table-cell>
          <table:table-cell table:style-name="ce54" office:value-type="time" office:time-value="PT10H30M00S" calcext:value-type="time">
            <text:p>10:30:00 AM</text:p>
          </table:table-cell>
          <table:table-cell office:value-type="string" calcext:value-type="string">
            <text:p>(DLD) SU CV - Non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07" calcext:value-type="date">
            <text:p>2025-01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07" calcext:value-type="date">
            <text:p>2025-01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Non 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07" calcext:value-type="date">
            <text:p>2025-01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07" calcext:value-type="date">
            <text:p>2025-01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Delrosso Motion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07" calcext:value-type="date">
            <text:p>2025-01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P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07" calcext:value-type="date">
            <text:p>2025-01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P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KSP</text:p>
          </table:table-cell>
          <table:table-cell office:value-type="string" calcext:value-type="string">
            <text:p>Palmer, Kathy Stephe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07" calcext:value-type="date">
            <text:p>2025-01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1-07" calcext:value-type="date">
            <text:p>2025-01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1-07" calcext:value-type="date">
            <text:p>2025-01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07" calcext:value-type="date">
            <text:p>2025-01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5-01-07" calcext:value-type="date">
            <text:p>2025-01-07</text:p>
          </table:table-cell>
          <table:table-cell table:style-name="ce54" office:value-type="time" office:time-value="PT14H00M00S" calcext:value-type="time">
            <text:p>02:00:00 PM</text:p>
          </table:table-cell>
          <table:table-cell office:value-type="string" calcext:value-type="string">
            <text:p>(TRM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07" calcext:value-type="date">
            <text:p>2025-01-07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08" calcext:value-type="date">
            <text:p>2025-01-08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08" calcext:value-type="date">
            <text:p>2025-01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08" calcext:value-type="date">
            <text:p>2025-01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08" calcext:value-type="date">
            <text:p>2025-01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08" calcext:value-type="date">
            <text:p>2025-01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08" calcext:value-type="date">
            <text:p>2025-01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P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08" calcext:value-type="date">
            <text:p>2025-01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P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KSP</text:p>
          </table:table-cell>
          <table:table-cell office:value-type="string" calcext:value-type="string">
            <text:p>Palmer, Kathy Stephe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08" calcext:value-type="date">
            <text:p>2025-01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NJ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1-08" calcext:value-type="date">
            <text:p>2025-01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08" calcext:value-type="date">
            <text:p>2025-01-08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08" calcext:value-type="date">
            <text:p>2025-01-08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09" calcext:value-type="date">
            <text:p>2025-01-09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09" calcext:value-type="date">
            <text:p>2025-01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09" calcext:value-type="date">
            <text:p>2025-01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Attorney Status Hear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09" calcext:value-type="date">
            <text:p>2025-01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09" calcext:value-type="date">
            <text:p>2025-01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P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09" calcext:value-type="date">
            <text:p>2025-01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P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KSP</text:p>
          </table:table-cell>
          <table:table-cell office:value-type="string" calcext:value-type="string">
            <text:p>Palmer, Kathy Stephe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09" calcext:value-type="date">
            <text:p>2025-01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1-09" calcext:value-type="date">
            <text:p>2025-01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1-09" calcext:value-type="date">
            <text:p>2025-01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/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09" calcext:value-type="date">
            <text:p>2025-01-0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09" calcext:value-type="date">
            <text:p>2025-01-09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DLD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09" calcext:value-type="date">
            <text:p>2025-01-09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PreTrial Conferenc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10" calcext:value-type="date">
            <text:p>2025-01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1-10" calcext:value-type="date">
            <text:p>2025-01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5-01-10" calcext:value-type="date">
            <text:p>2025-01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10" calcext:value-type="date">
            <text:p>2025-01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10" calcext:value-type="date">
            <text:p>2025-01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P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10" calcext:value-type="date">
            <text:p>2025-01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P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KSP</text:p>
          </table:table-cell>
          <table:table-cell office:value-type="string" calcext:value-type="string">
            <text:p>Palmer, Kathy Stephe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10" calcext:value-type="date">
            <text:p>2025-01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Non-Jury (Cancelled due to weather)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10" calcext:value-type="date">
            <text:p>2025-01-10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10" calcext:value-type="date">
            <text:p>2025-01-10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10" calcext:value-type="date">
            <text:p>2025-01-10</text:p>
          </table:table-cell>
          <table:table-cell table:style-name="ce54" office:value-type="time" office:time-value="PT12H00M00S" calcext:value-type="time">
            <text:p>12:00:00 P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13" calcext:value-type="date">
            <text:p>2025-01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13" calcext:value-type="date">
            <text:p>2025-01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13" calcext:value-type="date">
            <text:p>2025-01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Priority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13" calcext:value-type="date">
            <text:p>2025-01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Calendar Call 1/27; 2/24; 3/17; 4/21; 6/9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13" calcext:value-type="date">
            <text:p>2025-01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13" calcext:value-type="date">
            <text:p>2025-01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13" calcext:value-type="date">
            <text:p>2025-01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FMV/Stalking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13" calcext:value-type="date">
            <text:p>2025-01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FMV/Stalking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TND</text:p>
          </table:table-cell>
          <table:table-cell office:value-type="string" calcext:value-type="string">
            <text:p>Davis, Thomas 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13" calcext:value-type="date">
            <text:p>2025-01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14" calcext:value-type="date">
            <text:p>2025-01-14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14" calcext:value-type="date">
            <text:p>2025-01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14" calcext:value-type="date">
            <text:p>2025-01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14" calcext:value-type="date">
            <text:p>2025-01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ASH/Bench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14" calcext:value-type="date">
            <text:p>2025-01-14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15" calcext:value-type="date">
            <text:p>2025-01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15" calcext:value-type="date">
            <text:p>2025-01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15" calcext:value-type="date">
            <text:p>2025-01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15" calcext:value-type="date">
            <text:p>2025-01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15" calcext:value-type="date">
            <text:p>2025-01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15" calcext:value-type="date">
            <text:p>2025-01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15" calcext:value-type="date">
            <text:p>2025-01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Motions/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15" calcext:value-type="date">
            <text:p>2025-01-15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15" calcext:value-type="date">
            <text:p>2025-01-15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R-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15" calcext:value-type="date">
            <text:p>2025-01-15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16" calcext:value-type="date">
            <text:p>2025-01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16" calcext:value-type="date">
            <text:p>2025-01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riority Cal Call w/o 1/27 &amp; 2/24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16" calcext:value-type="date">
            <text:p>2025-01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16" calcext:value-type="date">
            <text:p>2025-01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16" calcext:value-type="date">
            <text:p>2025-01-16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16" calcext:value-type="date">
            <text:p>2025-01-16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17" calcext:value-type="date">
            <text:p>2025-01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17" calcext:value-type="date">
            <text:p>2025-01-17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17" calcext:value-type="date">
            <text:p>2025-01-17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21" calcext:value-type="date">
            <text:p>2025-01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21" calcext:value-type="date">
            <text:p>2025-01-21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/CWW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22" calcext:value-type="date">
            <text:p>2025-01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22" calcext:value-type="date">
            <text:p>2025-01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22" calcext:value-type="date">
            <text:p>2025-01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22" calcext:value-type="date">
            <text:p>2025-01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22" calcext:value-type="date">
            <text:p>2025-01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22" calcext:value-type="date">
            <text:p>2025-01-22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22" calcext:value-type="date">
            <text:p>2025-01-22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23" calcext:value-type="date">
            <text:p>2025-01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23" calcext:value-type="date">
            <text:p>2025-01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23" calcext:value-type="date">
            <text:p>2025-01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N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TND</text:p>
          </table:table-cell>
          <table:table-cell office:value-type="string" calcext:value-type="string">
            <text:p>Davis, Thomas N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24" calcext:value-type="date">
            <text:p>2025-01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1-24" calcext:value-type="date">
            <text:p>2025-01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5-01-24" calcext:value-type="date">
            <text:p>2025-01-24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27" calcext:value-type="date">
            <text:p>2025-01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Jury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27" calcext:value-type="date">
            <text:p>2025-01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27" calcext:value-type="date">
            <text:p>2025-01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>
          <table:table-cell table:style-name="ce53" office:value-type="date" office:date-value="2025-01-27" calcext:value-type="date">
            <text:p>2025-01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27" calcext:value-type="date">
            <text:p>2025-01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1-27" calcext:value-type="date">
            <text:p>2025-01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PTC/POA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27" calcext:value-type="date">
            <text:p>2025-01-2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Adoption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27" calcext:value-type="date">
            <text:p>2025-01-2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CSRU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5-01-27" calcext:value-type="date">
            <text:p>2025-01-2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27" calcext:value-type="date">
            <text:p>2025-01-2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Uncontested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28" calcext:value-type="date">
            <text:p>2025-01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Jury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28" calcext:value-type="date">
            <text:p>2025-01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28" calcext:value-type="date">
            <text:p>2025-01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28" calcext:value-type="date">
            <text:p>2025-01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28" calcext:value-type="date">
            <text:p>2025-01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1-28" calcext:value-type="date">
            <text:p>2025-01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Final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28" calcext:value-type="date">
            <text:p>2025-01-28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29" calcext:value-type="date">
            <text:p>2025-01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Jury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29" calcext:value-type="date">
            <text:p>2025-01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29" calcext:value-type="date">
            <text:p>2025-01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29" calcext:value-type="date">
            <text:p>2025-01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29" calcext:value-type="date">
            <text:p>2025-01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29" calcext:value-type="date">
            <text:p>2025-01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29" calcext:value-type="date">
            <text:p>2025-01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1-29" calcext:value-type="date">
            <text:p>2025-01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29" calcext:value-type="date">
            <text:p>2025-01-29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30" calcext:value-type="date">
            <text:p>2025-01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Jury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30" calcext:value-type="date">
            <text:p>2025-01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30" calcext:value-type="date">
            <text:p>2025-01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30" calcext:value-type="date">
            <text:p>2025-01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30" calcext:value-type="date">
            <text:p>2025-01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1-30" calcext:value-type="date">
            <text:p>2025-01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30" calcext:value-type="date">
            <text:p>2025-01-30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1-30" calcext:value-type="date">
            <text:p>2025-01-30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1-31" calcext:value-type="date">
            <text:p>2025-01-31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SB) SU CR- Priority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31" calcext:value-type="date">
            <text:p>2025-01-3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Jury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1-31" calcext:value-type="date">
            <text:p>2025-01-3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31" calcext:value-type="date">
            <text:p>2025-01-3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1-31" calcext:value-type="date">
            <text:p>2025-01-3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31" calcext:value-type="date">
            <text:p>2025-01-3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>
          <table:table-cell table:style-name="ce53" office:value-type="date" office:date-value="2025-01-31" calcext:value-type="date">
            <text:p>2025-01-31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1-31" calcext:value-type="date">
            <text:p>2025-01-31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03" calcext:value-type="date">
            <text:p>2025-02-03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 - CSRU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2-03" calcext:value-type="date">
            <text:p>2025-02-03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- Adoption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2-03" calcext:value-type="date">
            <text:p>2025-02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03" calcext:value-type="date">
            <text:p>2025-02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Non Jury/ASH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03" calcext:value-type="date">
            <text:p>2025-02-03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DLD) SU CV - UN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>
          <table:table-cell table:style-name="ce53" office:value-type="date" office:date-value="2025-02-03" calcext:value-type="date">
            <text:p>2025-02-03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V - Special Set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>
          <table:table-cell table:style-name="ce53" office:value-type="date" office:date-value="2025-02-03" calcext:value-type="date">
            <text:p>2025-02-03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V - Special Set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GGB</text:p>
          </table:table-cell>
          <table:table-cell office:value-type="string" calcext:value-type="string">
            <text:p>Brantley, G. Grant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2-03" calcext:value-type="date">
            <text:p>2025-02-03</text:p>
          </table:table-cell>
          <table:table-cell table:style-name="ce54" office:value-type="time" office:time-value="PT10H30M00S" calcext:value-type="time">
            <text:p>10:30:00 AM</text:p>
          </table:table-cell>
          <table:table-cell office:value-type="string" calcext:value-type="string">
            <text:p>(DLD) SU CV - Non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2-04" calcext:value-type="date">
            <text:p>2025-0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2-04" calcext:value-type="date">
            <text:p>2025-0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Non 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04" calcext:value-type="date">
            <text:p>2025-0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04" calcext:value-type="date">
            <text:p>2025-0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04" calcext:value-type="date">
            <text:p>2025-0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T Pre-Trial Conf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04" calcext:value-type="date">
            <text:p>2025-02-04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05" calcext:value-type="date">
            <text:p>2025-02-05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2-05" calcext:value-type="date">
            <text:p>2025-02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2-05" calcext:value-type="date">
            <text:p>2025-02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05" calcext:value-type="date">
            <text:p>2025-02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05" calcext:value-type="date">
            <text:p>2025-02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2-05" calcext:value-type="date">
            <text:p>2025-02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2-05" calcext:value-type="date">
            <text:p>2025-02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05" calcext:value-type="date">
            <text:p>2025-02-05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05" calcext:value-type="date">
            <text:p>2025-02-05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06" calcext:value-type="date">
            <text:p>2025-02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2-06" calcext:value-type="date">
            <text:p>2025-02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2-06" calcext:value-type="date">
            <text:p>2025-02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Attorney Status Hear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06" calcext:value-type="date">
            <text:p>2025-02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>
          <table:table-cell table:style-name="ce53" office:value-type="date" office:date-value="2025-02-06" calcext:value-type="date">
            <text:p>2025-02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06" calcext:value-type="date">
            <text:p>2025-02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06" calcext:value-type="date">
            <text:p>2025-02-06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06" calcext:value-type="date">
            <text:p>2025-02-06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DLD) SU CV - Non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2-06" calcext:value-type="date">
            <text:p>2025-02-06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PreTrial Conferenc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06" calcext:value-type="date">
            <text:p>2025-02-06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2-07" calcext:value-type="date">
            <text:p>2025-02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2-07" calcext:value-type="date">
            <text:p>2025-02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2-07" calcext:value-type="date">
            <text:p>2025-02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table:style-name="ce53" office:value-type="date" office:date-value="2025-02-07" calcext:value-type="date">
            <text:p>2025-02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07" calcext:value-type="date">
            <text:p>2025-02-0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10" calcext:value-type="date">
            <text:p>2025-02-10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PCS) SU CV - CSRU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10" calcext:value-type="date">
            <text:p>2025-0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10" calcext:value-type="date">
            <text:p>2025-0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10" calcext:value-type="date">
            <text:p>2025-0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Adoptions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10" calcext:value-type="date">
            <text:p>2025-0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Uncontested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10" calcext:value-type="date">
            <text:p>2025-0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Motions/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11" calcext:value-type="date">
            <text:p>2025-02-11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11" calcext:value-type="date">
            <text:p>2025-0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11" calcext:value-type="date">
            <text:p>2025-0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11" calcext:value-type="date">
            <text:p>2025-0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11" calcext:value-type="date">
            <text:p>2025-0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11" calcext:value-type="date">
            <text:p>2025-0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Motions/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11" calcext:value-type="date">
            <text:p>2025-02-11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12" calcext:value-type="date">
            <text:p>2025-0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12" calcext:value-type="date">
            <text:p>2025-0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12" calcext:value-type="date">
            <text:p>2025-0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12" calcext:value-type="date">
            <text:p>2025-0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12" calcext:value-type="date">
            <text:p>2025-0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2-12" calcext:value-type="date">
            <text:p>2025-0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2-12" calcext:value-type="date">
            <text:p>2025-0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NJ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12" calcext:value-type="date">
            <text:p>2025-0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Motions/ ASH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12" calcext:value-type="date">
            <text:p>2025-02-12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12" calcext:value-type="date">
            <text:p>2025-02-12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13" calcext:value-type="date">
            <text:p>2025-02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Cal Call w/o 3/17 <text:s/>&amp; 4/21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13" calcext:value-type="date">
            <text:p>2025-02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13" calcext:value-type="date">
            <text:p>2025-02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13" calcext:value-type="date">
            <text:p>2025-02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13" calcext:value-type="date">
            <text:p>2025-02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13" calcext:value-type="date">
            <text:p>2025-02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13" calcext:value-type="date">
            <text:p>2025-02-13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>
          <table:table-cell table:style-name="ce53" office:value-type="date" office:date-value="2025-02-13" calcext:value-type="date">
            <text:p>2025-02-13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R - Special Se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merson, David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2-13" calcext:value-type="date">
            <text:p>2025-02-13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V - Civil/Non Jury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merson, David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5-02-14" calcext:value-type="date">
            <text:p>2025-02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14" calcext:value-type="date">
            <text:p>2025-02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14" calcext:value-type="date">
            <text:p>2025-02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>
          <table:table-cell table:style-name="ce53" office:value-type="date" office:date-value="2025-02-14" calcext:value-type="date">
            <text:p>2025-02-14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V - Special Set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Fuller, C Andrew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2-17" calcext:value-type="date">
            <text:p>2025-02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FMV/Stalking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17" calcext:value-type="date">
            <text:p>2025-02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17" calcext:value-type="date">
            <text:p>2025-02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T Pre-Trial Conferenc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18" calcext:value-type="date">
            <text:p>2025-02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18" calcext:value-type="date">
            <text:p>2025-02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18" calcext:value-type="date">
            <text:p>2025-02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18" calcext:value-type="date">
            <text:p>2025-02-18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19" calcext:value-type="date">
            <text:p>2025-0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19" calcext:value-type="date">
            <text:p>2025-0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19" calcext:value-type="date">
            <text:p>2025-0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19" calcext:value-type="date">
            <text:p>2025-0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19" calcext:value-type="date">
            <text:p>2025-0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19" calcext:value-type="date">
            <text:p>2025-0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2-19" calcext:value-type="date">
            <text:p>2025-0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2-19" calcext:value-type="date">
            <text:p>2025-0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19" calcext:value-type="date">
            <text:p>2025-0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19" calcext:value-type="date">
            <text:p>2025-02-19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19" calcext:value-type="date">
            <text:p>2025-02-19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20" calcext:value-type="date">
            <text:p>2025-02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20" calcext:value-type="date">
            <text:p>2025-02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20" calcext:value-type="date">
            <text:p>2025-02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20" calcext:value-type="date">
            <text:p>2025-02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20" calcext:value-type="date">
            <text:p>2025-02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20" calcext:value-type="date">
            <text:p>2025-02-20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20" calcext:value-type="date">
            <text:p>2025-02-20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V - Virtual CC for JT 3/10/25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20" calcext:value-type="date">
            <text:p>2025-02-20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2-21" calcext:value-type="date">
            <text:p>2025-02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2-21" calcext:value-type="date">
            <text:p>2025-02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5-02-21" calcext:value-type="date">
            <text:p>2025-02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Priority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21" calcext:value-type="date">
            <text:p>2025-02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21" calcext:value-type="date">
            <text:p>2025-02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21" calcext:value-type="date">
            <text:p>2025-02-21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21" calcext:value-type="date">
            <text:p>2025-02-21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V - Civil N/J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merson, David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2-24" calcext:value-type="date">
            <text:p>2025-02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 C.Call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2-24" calcext:value-type="date">
            <text:p>2025-02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2-24" calcext:value-type="date">
            <text:p>2025-02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 B/U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24" calcext:value-type="date">
            <text:p>2025-02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24" calcext:value-type="date">
            <text:p>2025-02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24" calcext:value-type="date">
            <text:p>2025-02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-VJ Carbo) ST CR - PTC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24" calcext:value-type="date">
            <text:p>2025-02-24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Adoption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24" calcext:value-type="date">
            <text:p>2025-02-24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CSRU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24" calcext:value-type="date">
            <text:p>2025-02-24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UNC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5-02-24" calcext:value-type="date">
            <text:p>2025-02-24</text:p>
          </table:table-cell>
          <table:table-cell table:style-name="ce54" office:value-type="time" office:time-value="PT13H00M00S" calcext:value-type="time">
            <text:p>01:00:00 P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25" calcext:value-type="date">
            <text:p>2025-02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2-25" calcext:value-type="date">
            <text:p>2025-02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 B/U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25" calcext:value-type="date">
            <text:p>2025-02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25" calcext:value-type="date">
            <text:p>2025-02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- Pretrial Conference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25" calcext:value-type="date">
            <text:p>2025-02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25" calcext:value-type="date">
            <text:p>2025-02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-VJ Carbo) ST CR - Motions/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25" calcext:value-type="date">
            <text:p>2025-02-25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26" calcext:value-type="date">
            <text:p>2025-02-26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TRM-VJ Carbo) ST CR- Plea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26" calcext:value-type="date">
            <text:p>2025-02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2-26" calcext:value-type="date">
            <text:p>2025-02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26" calcext:value-type="date">
            <text:p>2025-02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 B/U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26" calcext:value-type="date">
            <text:p>2025-02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26" calcext:value-type="date">
            <text:p>2025-02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26" calcext:value-type="date">
            <text:p>2025-02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2-26" calcext:value-type="date">
            <text:p>2025-02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2-26" calcext:value-type="date">
            <text:p>2025-02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2-26" calcext:value-type="date">
            <text:p>2025-02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-VJ Carbo) ST CR - Motions/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26" calcext:value-type="date">
            <text:p>2025-02-26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 - Judge Willis) ST CR -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27" calcext:value-type="date">
            <text:p>2025-02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2-27" calcext:value-type="date">
            <text:p>2025-02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 B/U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27" calcext:value-type="date">
            <text:p>2025-02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27" calcext:value-type="date">
            <text:p>2025-02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-VJ Carbo) ST CR - Jail/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27" calcext:value-type="date">
            <text:p>2025-02-2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27" calcext:value-type="date">
            <text:p>2025-02-27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V - Virtual CC for 3/17-3/28 BTC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2-28" calcext:value-type="date">
            <text:p>2025-02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2-28" calcext:value-type="date">
            <text:p>2025-02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 B/U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28" calcext:value-type="date">
            <text:p>2025-02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2-28" calcext:value-type="date">
            <text:p>2025-02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-VJ Carbo) ST CV - Non-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2-28" calcext:value-type="date">
            <text:p>2025-02-28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R- Pre-Trial Conference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03" calcext:value-type="date">
            <text:p>2025-03-03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 - CSRU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03" calcext:value-type="date">
            <text:p>2025-03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Non-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04" calcext:value-type="date">
            <text:p>2025-03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04" calcext:value-type="date">
            <text:p>2025-03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Attorney Status Hear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04" calcext:value-type="date">
            <text:p>2025-03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04" calcext:value-type="date">
            <text:p>2025-03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3-04" calcext:value-type="date">
            <text:p>2025-03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3-04" calcext:value-type="date">
            <text:p>2025-03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ury Calendar Cal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04" calcext:value-type="date">
            <text:p>2025-03-04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PreTrial Conferenc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05" calcext:value-type="date">
            <text:p>2025-03-05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05" calcext:value-type="date">
            <text:p>2025-03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05" calcext:value-type="date">
            <text:p>2025-03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05" calcext:value-type="date">
            <text:p>2025-03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05" calcext:value-type="date">
            <text:p>2025-03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05" calcext:value-type="date">
            <text:p>2025-03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3-05" calcext:value-type="date">
            <text:p>2025-03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3-05" calcext:value-type="date">
            <text:p>2025-03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NJ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3-05" calcext:value-type="date">
            <text:p>2025-03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05" calcext:value-type="date">
            <text:p>2025-03-05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05" calcext:value-type="date">
            <text:p>2025-03-05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06" calcext:value-type="date">
            <text:p>2025-03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06" calcext:value-type="date">
            <text:p>2025-03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06" calcext:value-type="date">
            <text:p>2025-03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06" calcext:value-type="date">
            <text:p>2025-03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riority Cal Call w/o 3/17 &amp; 4/21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06" calcext:value-type="date">
            <text:p>2025-03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06" calcext:value-type="date">
            <text:p>2025-03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3-06" calcext:value-type="date">
            <text:p>2025-03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3-06" calcext:value-type="date">
            <text:p>2025-03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06" calcext:value-type="date">
            <text:p>2025-03-06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06" calcext:value-type="date">
            <text:p>2025-03-06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V- Pretrial Conference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06" calcext:value-type="date">
            <text:p>2025-03-06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3-07" calcext:value-type="date">
            <text:p>2025-03-07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- Adoption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07" calcext:value-type="date">
            <text:p>2025-03-07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PCS) SU CV - CSRU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3-07" calcext:value-type="date">
            <text:p>2025-03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-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07" calcext:value-type="date">
            <text:p>2025-03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Priority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07" calcext:value-type="date">
            <text:p>2025-03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3-07" calcext:value-type="date">
            <text:p>2025-03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5-03-07" calcext:value-type="date">
            <text:p>2025-03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3-07" calcext:value-type="date">
            <text:p>2025-03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Non-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07" calcext:value-type="date">
            <text:p>2025-03-0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DLD) SU CV - Non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07" calcext:value-type="date">
            <text:p>2025-03-0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07" calcext:value-type="date">
            <text:p>2025-03-0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PCS) SU CV - Adoptions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3-07" calcext:value-type="date">
            <text:p>2025-03-0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PCS) SU CV - Civil Uncontested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3-07" calcext:value-type="date">
            <text:p>2025-03-07</text:p>
          </table:table-cell>
          <table:table-cell table:style-name="ce54" office:value-type="time" office:time-value="PT14H00M00S" calcext:value-type="time">
            <text:p>02:00:00 PM</text:p>
          </table:table-cell>
          <table:table-cell office:value-type="string" calcext:value-type="string">
            <text:p>(TRM-V) ST CV - JT Calendar Call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10" calcext:value-type="date">
            <text:p>2025-03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10" calcext:value-type="date">
            <text:p>2025-03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 Service Calendar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0" calcext:value-type="date">
            <text:p>2025-03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0" calcext:value-type="date">
            <text:p>2025-03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Peremptory Calendar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0" calcext:value-type="date">
            <text:p>2025-03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10" calcext:value-type="date">
            <text:p>2025-03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FMV/Stalking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3-10" calcext:value-type="date">
            <text:p>2025-03-10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- Criminal Peremptory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11" calcext:value-type="date">
            <text:p>2025-03-11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1" calcext:value-type="date">
            <text:p>2025-03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11" calcext:value-type="date">
            <text:p>2025-03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1" calcext:value-type="date">
            <text:p>2025-03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11" calcext:value-type="date">
            <text:p>2025-03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11" calcext:value-type="date">
            <text:p>2025-03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11" calcext:value-type="date">
            <text:p>2025-03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Priority Calendar Cal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11" calcext:value-type="date">
            <text:p>2025-03-11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12" calcext:value-type="date">
            <text:p>2025-03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12" calcext:value-type="date">
            <text:p>2025-03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2" calcext:value-type="date">
            <text:p>2025-03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2" calcext:value-type="date">
            <text:p>2025-03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12" calcext:value-type="date">
            <text:p>2025-03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12" calcext:value-type="date">
            <text:p>2025-03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12" calcext:value-type="date">
            <text:p>2025-03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3-12" calcext:value-type="date">
            <text:p>2025-03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3-12" calcext:value-type="date">
            <text:p>2025-03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Non-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12" calcext:value-type="date">
            <text:p>2025-03-12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2" calcext:value-type="date">
            <text:p>2025-03-12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R-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12" calcext:value-type="date">
            <text:p>2025-03-12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V- Pretrial Conference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12" calcext:value-type="date">
            <text:p>2025-03-12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13" calcext:value-type="date">
            <text:p>2025-03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13" calcext:value-type="date">
            <text:p>2025-03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Non 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3" calcext:value-type="date">
            <text:p>2025-03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3" calcext:value-type="date">
            <text:p>2025-03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13" calcext:value-type="date">
            <text:p>2025-03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13" calcext:value-type="date">
            <text:p>2025-03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13" calcext:value-type="date">
            <text:p>2025-03-13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14" calcext:value-type="date">
            <text:p>2025-03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5-03-14" calcext:value-type="date">
            <text:p>2025-03-14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V - Special Set (Brantley)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GGB</text:p>
          </table:table-cell>
          <table:table-cell office:value-type="string" calcext:value-type="string">
            <text:p>Brantley, G. Grant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5-03-17" calcext:value-type="date">
            <text:p>2025-03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17" calcext:value-type="date">
            <text:p>2025-03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17" calcext:value-type="date">
            <text:p>2025-03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7" calcext:value-type="date">
            <text:p>2025-03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7" calcext:value-type="date">
            <text:p>2025-03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17" calcext:value-type="date">
            <text:p>2025-03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17" calcext:value-type="date">
            <text:p>2025-03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18" calcext:value-type="date">
            <text:p>2025-03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8" calcext:value-type="date">
            <text:p>2025-03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8" calcext:value-type="date">
            <text:p>2025-03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18" calcext:value-type="date">
            <text:p>2025-03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18" calcext:value-type="date">
            <text:p>2025-03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18" calcext:value-type="date">
            <text:p>2025-03-18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V - Civil N/J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merson, David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3-18" calcext:value-type="date">
            <text:p>2025-03-18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19" calcext:value-type="date">
            <text:p>2025-03-19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9" calcext:value-type="date">
            <text:p>2025-03-19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9" calcext:value-type="date">
            <text:p>2025-03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19" calcext:value-type="date">
            <text:p>2025-03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9" calcext:value-type="date">
            <text:p>2025-03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19" calcext:value-type="date">
            <text:p>2025-03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19" calcext:value-type="date">
            <text:p>2025-03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3-19" calcext:value-type="date">
            <text:p>2025-03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3-19" calcext:value-type="date">
            <text:p>2025-03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19" calcext:value-type="date">
            <text:p>2025-03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19" calcext:value-type="date">
            <text:p>2025-03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19" calcext:value-type="date">
            <text:p>2025-03-1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19" calcext:value-type="date">
            <text:p>2025-03-19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20" calcext:value-type="date">
            <text:p>2025-03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20" calcext:value-type="date">
            <text:p>2025-03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20" calcext:value-type="date">
            <text:p>2025-03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20" calcext:value-type="date">
            <text:p>2025-03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20" calcext:value-type="date">
            <text:p>2025-03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20" calcext:value-type="date">
            <text:p>2025-03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>
          <table:table-cell table:style-name="ce53" office:value-type="date" office:date-value="2025-03-20" calcext:value-type="date">
            <text:p>2025-03-20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V - Special Set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GGB</text:p>
          </table:table-cell>
          <table:table-cell office:value-type="string" calcext:value-type="string">
            <text:p>Brantley, G. Grant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3-20" calcext:value-type="date">
            <text:p>2025-03-20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3-21" calcext:value-type="date">
            <text:p>2025-03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21" calcext:value-type="date">
            <text:p>2025-03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21" calcext:value-type="date">
            <text:p>2025-03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21" calcext:value-type="date">
            <text:p>2025-03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21" calcext:value-type="date">
            <text:p>2025-03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>
          <table:table-cell table:style-name="ce53" office:value-type="date" office:date-value="2025-03-21" calcext:value-type="date">
            <text:p>2025-03-21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V - Special Set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GGB</text:p>
          </table:table-cell>
          <table:table-cell office:value-type="string" calcext:value-type="string">
            <text:p>Brantley, G. Grant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3-22" calcext:value-type="date">
            <text:p>2025-03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23" calcext:value-type="date">
            <text:p>2025-03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24" calcext:value-type="date">
            <text:p>2025-03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24" calcext:value-type="date">
            <text:p>2025-03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3-24" calcext:value-type="date">
            <text:p>2025-03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24" calcext:value-type="date">
            <text:p>2025-03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25" calcext:value-type="date">
            <text:p>2025-03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25" calcext:value-type="date">
            <text:p>2025-03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25" calcext:value-type="date">
            <text:p>2025-03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25" calcext:value-type="date">
            <text:p>2025-03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3-25" calcext:value-type="date">
            <text:p>2025-03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>
          <table:table-cell table:style-name="ce53" office:value-type="date" office:date-value="2025-03-25" calcext:value-type="date">
            <text:p>2025-03-25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25" calcext:value-type="date">
            <text:p>2025-03-25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25" calcext:value-type="date">
            <text:p>2025-03-25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26" calcext:value-type="date">
            <text:p>2025-03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26" calcext:value-type="date">
            <text:p>2025-03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26" calcext:value-type="date">
            <text:p>2025-03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26" calcext:value-type="date">
            <text:p>2025-03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3-26" calcext:value-type="date">
            <text:p>2025-03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3-26" calcext:value-type="date">
            <text:p>2025-03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3-26" calcext:value-type="date">
            <text:p>2025-03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26" calcext:value-type="date">
            <text:p>2025-03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26" calcext:value-type="date">
            <text:p>2025-03-26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26" calcext:value-type="date">
            <text:p>2025-03-26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26" calcext:value-type="date">
            <text:p>2025-03-26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27" calcext:value-type="date">
            <text:p>2025-03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3-27" calcext:value-type="date">
            <text:p>2025-03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5-03-27" calcext:value-type="date">
            <text:p>2025-03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27" calcext:value-type="date">
            <text:p>2025-03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3-27" calcext:value-type="date">
            <text:p>2025-03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27" calcext:value-type="date">
            <text:p>2025-03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>
          <table:table-cell table:style-name="ce53" office:value-type="date" office:date-value="2025-03-27" calcext:value-type="date">
            <text:p>2025-03-2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DLD) SU CV SPECIAL SET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GGB</text:p>
          </table:table-cell>
          <table:table-cell office:value-type="string" calcext:value-type="string">
            <text:p>Brantley, G. Grant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3-27" calcext:value-type="date">
            <text:p>2025-03-2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3-28" calcext:value-type="date">
            <text:p>2025-03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28" calcext:value-type="date">
            <text:p>2025-03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3-28" calcext:value-type="date">
            <text:p>2025-03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Priority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3-28" calcext:value-type="date">
            <text:p>2025-03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3-28" calcext:value-type="date">
            <text:p>2025-03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28" calcext:value-type="date">
            <text:p>2025-03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28" calcext:value-type="date">
            <text:p>2025-03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28" calcext:value-type="date">
            <text:p>2025-03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>
          <table:table-cell table:style-name="ce53" office:value-type="date" office:date-value="2025-03-28" calcext:value-type="date">
            <text:p>2025-03-28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V - Special Set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GGB</text:p>
          </table:table-cell>
          <table:table-cell office:value-type="string" calcext:value-type="string">
            <text:p>Brantley, G. Grant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3-31" calcext:value-type="date">
            <text:p>2025-03-3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3-31" calcext:value-type="date">
            <text:p>2025-03-3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Non-Jury/ASH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3-31" calcext:value-type="date">
            <text:p>2025-03-31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Adoption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31" calcext:value-type="date">
            <text:p>2025-03-31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CSRU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5-03-31" calcext:value-type="date">
            <text:p>2025-03-31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Special Set PTC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3-31" calcext:value-type="date">
            <text:p>2025-03-31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UNC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01" calcext:value-type="date">
            <text:p>2025-04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>
          <table:table-cell table:style-name="ce53" office:value-type="date" office:date-value="2025-04-01" calcext:value-type="date">
            <text:p>2025-04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5-04-01" calcext:value-type="date">
            <text:p>2025-04-01</text:p>
          </table:table-cell>
          <table:table-cell table:style-name="ce54" office:value-type="time" office:time-value="PT11H00M00S" calcext:value-type="time">
            <text:p>11:00:00 AM</text:p>
          </table:table-cell>
          <table:table-cell office:value-type="string" calcext:value-type="string">
            <text:p>(VJ) ST CR - Motions special se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01" calcext:value-type="date">
            <text:p>2025-04-01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02" calcext:value-type="date">
            <text:p>2025-04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02" calcext:value-type="date">
            <text:p>2025-04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Ad-Hoc_25cv-0147-3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4-02" calcext:value-type="date">
            <text:p>2025-04-02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03" calcext:value-type="date">
            <text:p>2025-04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03" calcext:value-type="date">
            <text:p>2025-04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03" calcext:value-type="date">
            <text:p>2025-04-03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03" calcext:value-type="date">
            <text:p>2025-04-03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4-04" calcext:value-type="date">
            <text:p>2025-04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04" calcext:value-type="date">
            <text:p>2025-04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Non-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07" calcext:value-type="date">
            <text:p>2025-04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07" calcext:value-type="date">
            <text:p>2025-04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07" calcext:value-type="date">
            <text:p>2025-04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FMV/Stalking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07" calcext:value-type="date">
            <text:p>2025-04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Pre-Trial Conferenc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07" calcext:value-type="date">
            <text:p>2025-04-07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DLD) SU CV - STATUS CONFERENCE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08" calcext:value-type="date">
            <text:p>2025-04-08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 - CSRU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08" calcext:value-type="date">
            <text:p>2025-04-08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- Adoption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08" calcext:value-type="date">
            <text:p>2025-04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08" calcext:value-type="date">
            <text:p>2025-04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Attorney Status Hear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08" calcext:value-type="date">
            <text:p>2025-04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08" calcext:value-type="date">
            <text:p>2025-04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08" calcext:value-type="date">
            <text:p>2025-04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08" calcext:value-type="date">
            <text:p>2025-04-08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PreTrial Conferenc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08" calcext:value-type="date">
            <text:p>2025-04-08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09" calcext:value-type="date">
            <text:p>2025-04-09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09" calcext:value-type="date">
            <text:p>2025-04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09" calcext:value-type="date">
            <text:p>2025-04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09" calcext:value-type="date">
            <text:p>2025-04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09" calcext:value-type="date">
            <text:p>2025-04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09" calcext:value-type="date">
            <text:p>2025-04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09" calcext:value-type="date">
            <text:p>2025-04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4-09" calcext:value-type="date">
            <text:p>2025-04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4-09" calcext:value-type="date">
            <text:p>2025-04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09" calcext:value-type="date">
            <text:p>2025-04-09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09" calcext:value-type="date">
            <text:p>2025-04-09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10" calcext:value-type="date">
            <text:p>2025-04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Non 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10" calcext:value-type="date">
            <text:p>2025-04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10" calcext:value-type="date">
            <text:p>2025-04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10" calcext:value-type="date">
            <text:p>2025-04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10" calcext:value-type="date">
            <text:p>2025-04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Ad-Hoc_23cv-0710-3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4-10" calcext:value-type="date">
            <text:p>2025-04-10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V- Pretrial Conference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11" calcext:value-type="date">
            <text:p>2025-04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4-11" calcext:value-type="date">
            <text:p>2025-04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5-04-11" calcext:value-type="date">
            <text:p>2025-04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11" calcext:value-type="date">
            <text:p>2025-04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Non-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11" calcext:value-type="date">
            <text:p>2025-04-11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>
          <table:table-cell table:style-name="ce53" office:value-type="date" office:date-value="2025-04-11" calcext:value-type="date">
            <text:p>2025-04-11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V- SPECIAL SET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merson, David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4-11" calcext:value-type="date">
            <text:p>2025-04-11</text:p>
          </table:table-cell>
          <table:table-cell table:style-name="ce54" office:value-type="time" office:time-value="PT14H00M00S" calcext:value-type="time">
            <text:p>02:00:00 PM</text:p>
          </table:table-cell>
          <table:table-cell office:value-type="string" calcext:value-type="string">
            <text:p>(TRM) ST CV - JT Calendar Call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14" calcext:value-type="date">
            <text:p>2025-04-14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PCS) SU CV - CSRU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4-14" calcext:value-type="date">
            <text:p>2025-04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 C.Call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14" calcext:value-type="date">
            <text:p>2025-04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14" calcext:value-type="date">
            <text:p>2025-04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 Service Calendar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14" calcext:value-type="date">
            <text:p>2025-04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14" calcext:value-type="date">
            <text:p>2025-04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CV Peremptory Calendar Cal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4-14" calcext:value-type="date">
            <text:p>2025-04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Adoptions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4-14" calcext:value-type="date">
            <text:p>2025-04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Uncontested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4-14" calcext:value-type="date">
            <text:p>2025-04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Non-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14" calcext:value-type="date">
            <text:p>2025-04-14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Adoption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14" calcext:value-type="date">
            <text:p>2025-04-14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CSRU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14" calcext:value-type="date">
            <text:p>2025-04-14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UNC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5-04-14" calcext:value-type="date">
            <text:p>2025-04-14</text:p>
          </table:table-cell>
          <table:table-cell table:style-name="ce54" office:value-type="time" office:time-value="PT11H00M00S" calcext:value-type="time">
            <text:p>11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15" calcext:value-type="date">
            <text:p>2025-04-15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15" calcext:value-type="date">
            <text:p>2025-04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15" calcext:value-type="date">
            <text:p>2025-04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15" calcext:value-type="date">
            <text:p>2025-04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4-15" calcext:value-type="date">
            <text:p>2025-04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4-15" calcext:value-type="date">
            <text:p>2025-04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15" calcext:value-type="date">
            <text:p>2025-04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Final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15" calcext:value-type="date">
            <text:p>2025-04-15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16" calcext:value-type="date">
            <text:p>2025-04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16" calcext:value-type="date">
            <text:p>2025-04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16" calcext:value-type="date">
            <text:p>2025-04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16" calcext:value-type="date">
            <text:p>2025-04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16" calcext:value-type="date">
            <text:p>2025-04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16" calcext:value-type="date">
            <text:p>2025-04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4-16" calcext:value-type="date">
            <text:p>2025-04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4-16" calcext:value-type="date">
            <text:p>2025-04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NJ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4-16" calcext:value-type="date">
            <text:p>2025-04-16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16" calcext:value-type="date">
            <text:p>2025-04-16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17" calcext:value-type="date">
            <text:p>2025-04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17" calcext:value-type="date">
            <text:p>2025-04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17" calcext:value-type="date">
            <text:p>2025-04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17" calcext:value-type="date">
            <text:p>2025-04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17" calcext:value-type="date">
            <text:p>2025-04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4-17" calcext:value-type="date">
            <text:p>2025-04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4-17" calcext:value-type="date">
            <text:p>2025-04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17" calcext:value-type="date">
            <text:p>2025-04-1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17" calcext:value-type="date">
            <text:p>2025-04-17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V - Virtual CC for 5/12 J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17" calcext:value-type="date">
            <text:p>2025-04-17</text:p>
          </table:table-cell>
          <table:table-cell table:style-name="ce54" office:value-type="time" office:time-value="PT14H00M00S" calcext:value-type="time">
            <text:p>02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4-18" calcext:value-type="date">
            <text:p>2025-04-18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SB) SU CR- Priority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18" calcext:value-type="date">
            <text:p>2025-04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4-18" calcext:value-type="date">
            <text:p>2025-04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5-04-18" calcext:value-type="date">
            <text:p>2025-04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18" calcext:value-type="date">
            <text:p>2025-04-18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>
          <table:table-cell table:style-name="ce53" office:value-type="date" office:date-value="2025-04-21" calcext:value-type="date">
            <text:p>2025-04-21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VJ) ST CR - Motions special se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21" calcext:value-type="date">
            <text:p>2025-04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21" calcext:value-type="date">
            <text:p>2025-04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 B/U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21" calcext:value-type="date">
            <text:p>2025-04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21" calcext:value-type="date">
            <text:p>2025-04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4-21" calcext:value-type="date">
            <text:p>2025-04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21" calcext:value-type="date">
            <text:p>2025-04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VJ) ST - Jury Trials 502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Abernathy-Maddox, Leslie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4-22" calcext:value-type="date">
            <text:p>2025-04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22" calcext:value-type="date">
            <text:p>2025-04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 B/U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22" calcext:value-type="date">
            <text:p>2025-04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22" calcext:value-type="date">
            <text:p>2025-04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22" calcext:value-type="date">
            <text:p>2025-04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4-22" calcext:value-type="date">
            <text:p>2025-04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Motions/Bench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22" calcext:value-type="date">
            <text:p>2025-04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VJ) ST - Jury Trials 502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Abernathy-Maddox, Leslie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4-22" calcext:value-type="date">
            <text:p>2025-04-22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23" calcext:value-type="date">
            <text:p>2025-04-23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23" calcext:value-type="date">
            <text:p>2025-04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23" calcext:value-type="date">
            <text:p>2025-04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 B/U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23" calcext:value-type="date">
            <text:p>2025-04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23" calcext:value-type="date">
            <text:p>2025-04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4-23" calcext:value-type="date">
            <text:p>2025-04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4-23" calcext:value-type="date">
            <text:p>2025-04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4-23" calcext:value-type="date">
            <text:p>2025-04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23" calcext:value-type="date">
            <text:p>2025-04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VJ) ST - Jury Trials 502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Abernathy-Maddox, Leslie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4-23" calcext:value-type="date">
            <text:p>2025-04-23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24" calcext:value-type="date">
            <text:p>2025-04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24" calcext:value-type="date">
            <text:p>2025-04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 B/U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24" calcext:value-type="date">
            <text:p>2025-04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24" calcext:value-type="date">
            <text:p>2025-04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5-04-24" calcext:value-type="date">
            <text:p>2025-04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 FMV/Stalking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24" calcext:value-type="date">
            <text:p>2025-04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4-24" calcext:value-type="date">
            <text:p>2025-04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24" calcext:value-type="date">
            <text:p>2025-04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VJ) ST - Jury Trials 502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Abernathy-Maddox, Leslie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4-24" calcext:value-type="date">
            <text:p>2025-04-24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 - Bench Tria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25" calcext:value-type="date">
            <text:p>2025-04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 B/U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25" calcext:value-type="date">
            <text:p>2025-04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25" calcext:value-type="date">
            <text:p>2025-04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4-25" calcext:value-type="date">
            <text:p>2025-04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PTC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25" calcext:value-type="date">
            <text:p>2025-04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VJ) ST - Jury Trials 502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Abernathy-Maddox, Leslie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4-28" calcext:value-type="date">
            <text:p>2025-04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28" calcext:value-type="date">
            <text:p>2025-04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28" calcext:value-type="date">
            <text:p>2025-04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29" calcext:value-type="date">
            <text:p>2025-04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4-29" calcext:value-type="date">
            <text:p>2025-04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Cal Call w/o 6/9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29" calcext:value-type="date">
            <text:p>2025-04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29" calcext:value-type="date">
            <text:p>2025-04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29" calcext:value-type="date">
            <text:p>2025-04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29" calcext:value-type="date">
            <text:p>2025-04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29" calcext:value-type="date">
            <text:p>2025-04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30" calcext:value-type="date">
            <text:p>2025-04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30" calcext:value-type="date">
            <text:p>2025-04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30" calcext:value-type="date">
            <text:p>2025-04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4-30" calcext:value-type="date">
            <text:p>2025-04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4-30" calcext:value-type="date">
            <text:p>2025-04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4-30" calcext:value-type="date">
            <text:p>2025-04-30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01" calcext:value-type="date">
            <text:p>2025-05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Attorney Status Hear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01" calcext:value-type="date">
            <text:p>2025-05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01" calcext:value-type="date">
            <text:p>2025-05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01" calcext:value-type="date">
            <text:p>2025-05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01" calcext:value-type="date">
            <text:p>2025-05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01" calcext:value-type="date">
            <text:p>2025-05-01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PreTrial Conferenc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01" calcext:value-type="date">
            <text:p>2025-05-01</text:p>
          </table:table-cell>
          <table:table-cell table:style-name="ce54" office:value-type="time" office:time-value="PT14H00M00S" calcext:value-type="time">
            <text:p>02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5-02" calcext:value-type="date">
            <text:p>2025-05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05" calcext:value-type="date">
            <text:p>2025-05-05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 - CSRU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05" calcext:value-type="date">
            <text:p>2025-05-05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- Adoption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05" calcext:value-type="date">
            <text:p>2025-05-05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PCS) SU CV - CSRU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>
          <table:table-cell table:style-name="ce53" office:value-type="date" office:date-value="2025-05-05" calcext:value-type="date">
            <text:p>2025-05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05" calcext:value-type="date">
            <text:p>2025-05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-VJ) SU CV - FMV/Stalking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05" calcext:value-type="date">
            <text:p>2025-05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Adoptions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05" calcext:value-type="date">
            <text:p>2025-05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Uncontested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05" calcext:value-type="date">
            <text:p>2025-05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Non-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>
          <table:table-cell table:style-name="ce53" office:value-type="date" office:date-value="2025-05-05" calcext:value-type="date">
            <text:p>2025-05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VJ) SU CR - Special Se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merson, David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5-05" calcext:value-type="date">
            <text:p>2025-05-05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DLD) SU CV - UN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05" calcext:value-type="date">
            <text:p>2025-05-05</text:p>
          </table:table-cell>
          <table:table-cell table:style-name="ce54" office:value-type="time" office:time-value="PT10H30M00S" calcext:value-type="time">
            <text:p>10:30:00 AM</text:p>
          </table:table-cell>
          <table:table-cell office:value-type="string" calcext:value-type="string">
            <text:p>(DLD) SU CV - Non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05" calcext:value-type="date">
            <text:p>2025-05-05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06" calcext:value-type="date">
            <text:p>2025-05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06" calcext:value-type="date">
            <text:p>2025-05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06" calcext:value-type="date">
            <text:p>2025-05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06" calcext:value-type="date">
            <text:p>2025-05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06" calcext:value-type="date">
            <text:p>2025-05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Arraignmen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06" calcext:value-type="date">
            <text:p>2025-05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>
          <table:table-cell table:style-name="ce53" office:value-type="date" office:date-value="2025-05-06" calcext:value-type="date">
            <text:p>2025-05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VJ) SU CR - Special Se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merson, David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5-06" calcext:value-type="date">
            <text:p>2025-05-06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07" calcext:value-type="date">
            <text:p>2025-05-07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07" calcext:value-type="date">
            <text:p>2025-05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07" calcext:value-type="date">
            <text:p>2025-05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07" calcext:value-type="date">
            <text:p>2025-05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07" calcext:value-type="date">
            <text:p>2025-05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07" calcext:value-type="date">
            <text:p>2025-05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NJ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07" calcext:value-type="date">
            <text:p>2025-05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>
          <table:table-cell table:style-name="ce53" office:value-type="date" office:date-value="2025-05-07" calcext:value-type="date">
            <text:p>2025-05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VJ) SU CR - Special Se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merson, David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5-07" calcext:value-type="date">
            <text:p>2025-05-07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/GRADUATION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08" calcext:value-type="date">
            <text:p>2025-05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08" calcext:value-type="date">
            <text:p>2025-05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08" calcext:value-type="date">
            <text:p>2025-05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08" calcext:value-type="date">
            <text:p>2025-05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08" calcext:value-type="date">
            <text:p>2025-05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on Jury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08" calcext:value-type="date">
            <text:p>2025-05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08" calcext:value-type="date">
            <text:p>2025-05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>
          <table:table-cell table:style-name="ce53" office:value-type="date" office:date-value="2025-05-08" calcext:value-type="date">
            <text:p>2025-05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VJ) SU CR - Special Se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merson, David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5-08" calcext:value-type="date">
            <text:p>2025-05-08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08" calcext:value-type="date">
            <text:p>2025-05-08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V - Virtual CC for BTC 6/2, 6/9, 7/7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08" calcext:value-type="date">
            <text:p>2025-05-08</text:p>
          </table:table-cell>
          <table:table-cell table:style-name="ce54" office:value-type="time" office:time-value="PT14H30M00S" calcext:value-type="time">
            <text:p>02:30:00 PM</text:p>
          </table:table-cell>
          <table:table-cell office:value-type="string" calcext:value-type="string">
            <text:p>(TRM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09" calcext:value-type="date">
            <text:p>2025-05-09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 -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09" calcext:value-type="date">
            <text:p>2025-05-09</text:p>
          </table:table-cell>
          <table:table-cell table:style-name="ce54" office:value-type="time" office:time-value="PT08H40M00S" calcext:value-type="time">
            <text:p>08:40:00 AM</text:p>
          </table:table-cell>
          <table:table-cell office:value-type="string" calcext:value-type="string">
            <text:p>(JSB) SU CV- Pretrial Conference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09" calcext:value-type="date">
            <text:p>2025-05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09" calcext:value-type="date">
            <text:p>2025-05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Priority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09" calcext:value-type="date">
            <text:p>2025-05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5-09" calcext:value-type="date">
            <text:p>2025-05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5-05-09" calcext:value-type="date">
            <text:p>2025-05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on Jury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09" calcext:value-type="date">
            <text:p>2025-05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09" calcext:value-type="date">
            <text:p>2025-05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>
          <table:table-cell table:style-name="ce53" office:value-type="date" office:date-value="2025-05-09" calcext:value-type="date">
            <text:p>2025-05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VJ) SU CR - Special Se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merson, David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5-09" calcext:value-type="date">
            <text:p>2025-05-0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09" calcext:value-type="date">
            <text:p>2025-05-0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TND</text:p>
          </table:table-cell>
          <table:table-cell office:value-type="string" calcext:value-type="string">
            <text:p>Davis, Thomas 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5-11" calcext:value-type="date">
            <text:p>2025-05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12" calcext:value-type="date">
            <text:p>2025-05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12" calcext:value-type="date">
            <text:p>2025-05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12" calcext:value-type="date">
            <text:p>2025-05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12" calcext:value-type="date">
            <text:p>2025-05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RK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J</text:p>
          </table:table-cell>
          <table:table-cell office:value-type="string" calcext:value-type="string">
            <text:p>Presiding, Judge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12" calcext:value-type="date">
            <text:p>2025-05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Motions/ASH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13" calcext:value-type="date">
            <text:p>2025-05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13" calcext:value-type="date">
            <text:p>2025-05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13" calcext:value-type="date">
            <text:p>2025-05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13" calcext:value-type="date">
            <text:p>2025-05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Motion/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13" calcext:value-type="date">
            <text:p>2025-05-13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14" calcext:value-type="date">
            <text:p>2025-05-14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SB) SU CR- Emergency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14" calcext:value-type="date">
            <text:p>2025-05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14" calcext:value-type="date">
            <text:p>2025-05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14" calcext:value-type="date">
            <text:p>2025-05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14" calcext:value-type="date">
            <text:p>2025-05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14" calcext:value-type="date">
            <text:p>2025-05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15" calcext:value-type="date">
            <text:p>2025-05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15" calcext:value-type="date">
            <text:p>2025-05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15" calcext:value-type="date">
            <text:p>2025-05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15" calcext:value-type="date">
            <text:p>2025-05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Ad-Hoc_25CV-0744-3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15" calcext:value-type="date">
            <text:p>2025-05-15</text:p>
          </table:table-cell>
          <table:table-cell table:style-name="ce54" office:value-type="time" office:time-value="PT14H00M00S" calcext:value-type="time">
            <text:p>02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16" calcext:value-type="date">
            <text:p>2025-05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16" calcext:value-type="date">
            <text:p>2025-05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16" calcext:value-type="date">
            <text:p>2025-05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16" calcext:value-type="date">
            <text:p>2025-05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Priority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16" calcext:value-type="date">
            <text:p>2025-05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16" calcext:value-type="date">
            <text:p>2025-05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Ad-Hoc_23CV-0122-3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19" calcext:value-type="date">
            <text:p>2025-05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19" calcext:value-type="date">
            <text:p>2025-05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>
          <table:table-cell table:style-name="ce53" office:value-type="date" office:date-value="2025-05-19" calcext:value-type="date">
            <text:p>2025-05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19" calcext:value-type="date">
            <text:p>2025-05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19" calcext:value-type="date">
            <text:p>2025-05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Criminal Non-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19" calcext:value-type="date">
            <text:p>2025-05-1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Adoption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19" calcext:value-type="date">
            <text:p>2025-05-1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CSRU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19" calcext:value-type="date">
            <text:p>2025-05-1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Uncontested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20" calcext:value-type="date">
            <text:p>2025-05-20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20" calcext:value-type="date">
            <text:p>2025-05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20" calcext:value-type="date">
            <text:p>2025-05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20" calcext:value-type="date">
            <text:p>2025-05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20" calcext:value-type="date">
            <text:p>2025-05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Jury Calendar Cal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20" calcext:value-type="date">
            <text:p>2025-05-20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21" calcext:value-type="date">
            <text:p>2025-05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21" calcext:value-type="date">
            <text:p>2025-05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21" calcext:value-type="date">
            <text:p>2025-05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21" calcext:value-type="date">
            <text:p>2025-05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21" calcext:value-type="date">
            <text:p>2025-05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21" calcext:value-type="date">
            <text:p>2025-05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21" calcext:value-type="date">
            <text:p>2025-05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21" calcext:value-type="date">
            <text:p>2025-05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21" calcext:value-type="date">
            <text:p>2025-05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21" calcext:value-type="date">
            <text:p>2025-05-21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21" calcext:value-type="date">
            <text:p>2025-05-21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22" calcext:value-type="date">
            <text:p>2025-05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22" calcext:value-type="date">
            <text:p>2025-05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22" calcext:value-type="date">
            <text:p>2025-05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22" calcext:value-type="date">
            <text:p>2025-05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22" calcext:value-type="date">
            <text:p>2025-05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TND</text:p>
          </table:table-cell>
          <table:table-cell office:value-type="string" calcext:value-type="string">
            <text:p>Davis, Thomas N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22" calcext:value-type="date">
            <text:p>2025-05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5-22" calcext:value-type="date">
            <text:p>2025-05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22" calcext:value-type="date">
            <text:p>2025-05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5-23" calcext:value-type="date">
            <text:p>2025-05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5-23" calcext:value-type="date">
            <text:p>2025-05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5-23" calcext:value-type="date">
            <text:p>2025-05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5-05-23" calcext:value-type="date">
            <text:p>2025-05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23" calcext:value-type="date">
            <text:p>2025-05-23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27" calcext:value-type="date">
            <text:p>2025-05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Non 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27" calcext:value-type="date">
            <text:p>2025-05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27" calcext:value-type="date">
            <text:p>2025-05-27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*NO*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5-28" calcext:value-type="date">
            <text:p>2025-05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28" calcext:value-type="date">
            <text:p>2025-05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28" calcext:value-type="date">
            <text:p>2025-05-28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29" calcext:value-type="date">
            <text:p>2025-05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29" calcext:value-type="date">
            <text:p>2025-05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riority Cal Call w/o 6/9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5-29" calcext:value-type="date">
            <text:p>2025-05-29</text:p>
          </table:table-cell>
          <table:table-cell table:style-name="ce54" office:value-type="time" office:time-value="PT14H00M00S" calcext:value-type="time">
            <text:p>02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02" calcext:value-type="date">
            <text:p>2025-06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02" calcext:value-type="date">
            <text:p>2025-06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-VJ GOBER) ST CV - Non-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03" calcext:value-type="date">
            <text:p>2025-06-03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03" calcext:value-type="date">
            <text:p>2025-06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03" calcext:value-type="date">
            <text:p>2025-06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03" calcext:value-type="date">
            <text:p>2025-06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03" calcext:value-type="date">
            <text:p>2025-06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Priority Calendar Cal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03" calcext:value-type="date">
            <text:p>2025-06-03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03" calcext:value-type="date">
            <text:p>2025-06-03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04" calcext:value-type="date">
            <text:p>2025-06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04" calcext:value-type="date">
            <text:p>2025-06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04" calcext:value-type="date">
            <text:p>2025-06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04" calcext:value-type="date">
            <text:p>2025-06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6-04" calcext:value-type="date">
            <text:p>2025-06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6-04" calcext:value-type="date">
            <text:p>2025-06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04" calcext:value-type="date">
            <text:p>2025-06-04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04" calcext:value-type="date">
            <text:p>2025-06-04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05" calcext:value-type="date">
            <text:p>2025-06-05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05" calcext:value-type="date">
            <text:p>2025-06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Attorney Status Hear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05" calcext:value-type="date">
            <text:p>2025-06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05" calcext:value-type="date">
            <text:p>2025-06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05" calcext:value-type="date">
            <text:p>2025-06-05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PreTrial Conferenc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05" calcext:value-type="date">
            <text:p>2025-06-05</text:p>
          </table:table-cell>
          <table:table-cell table:style-name="ce54" office:value-type="time" office:time-value="PT14H00M00S" calcext:value-type="time">
            <text:p>02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6-06" calcext:value-type="date">
            <text:p>2025-06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6-06" calcext:value-type="date">
            <text:p>2025-06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5-06-06" calcext:value-type="date">
            <text:p>2025-06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06" calcext:value-type="date">
            <text:p>2025-06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06" calcext:value-type="date">
            <text:p>2025-06-06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09" calcext:value-type="date">
            <text:p>2025-06-09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 - CSRU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6-09" calcext:value-type="date">
            <text:p>2025-06-09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- Adoption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6-09" calcext:value-type="date">
            <text:p>2025-06-09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PCS) SU CV - CSRU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6-09" calcext:value-type="date">
            <text:p>2025-06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09" calcext:value-type="date">
            <text:p>2025-06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09" calcext:value-type="date">
            <text:p>2025-06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09" calcext:value-type="date">
            <text:p>2025-06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Adoptions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6-09" calcext:value-type="date">
            <text:p>2025-06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Uncontested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6-09" calcext:value-type="date">
            <text:p>2025-06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09" calcext:value-type="date">
            <text:p>2025-06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09" calcext:value-type="date">
            <text:p>2025-06-09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DLD) SU CV - PEREMP. C.CALL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6-09" calcext:value-type="date">
            <text:p>2025-06-09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DLD) SU CV - UN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6-09" calcext:value-type="date">
            <text:p>2025-06-09</text:p>
          </table:table-cell>
          <table:table-cell table:style-name="ce54" office:value-type="time" office:time-value="PT10H30M00S" calcext:value-type="time">
            <text:p>10:30:00 AM</text:p>
          </table:table-cell>
          <table:table-cell office:value-type="string" calcext:value-type="string">
            <text:p>(DLD) SU CV - Non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6-10" calcext:value-type="date">
            <text:p>2025-06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6-10" calcext:value-type="date">
            <text:p>2025-06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10" calcext:value-type="date">
            <text:p>2025-06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10" calcext:value-type="date">
            <text:p>2025-06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10" calcext:value-type="date">
            <text:p>2025-06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6-10" calcext:value-type="date">
            <text:p>2025-06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6-10" calcext:value-type="date">
            <text:p>2025-06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0" calcext:value-type="date">
            <text:p>2025-06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0" calcext:value-type="date">
            <text:p>2025-06-10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11" calcext:value-type="date">
            <text:p>2025-06-11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6-11" calcext:value-type="date">
            <text:p>2025-06-11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11" calcext:value-type="date">
            <text:p>2025-06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6-11" calcext:value-type="date">
            <text:p>2025-06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11" calcext:value-type="date">
            <text:p>2025-06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11" calcext:value-type="date">
            <text:p>2025-06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11" calcext:value-type="date">
            <text:p>2025-06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11" calcext:value-type="date">
            <text:p>2025-06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11" calcext:value-type="date">
            <text:p>2025-06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6-11" calcext:value-type="date">
            <text:p>2025-06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6-11" calcext:value-type="date">
            <text:p>2025-06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NJ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6-11" calcext:value-type="date">
            <text:p>2025-06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1" calcext:value-type="date">
            <text:p>2025-06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1" calcext:value-type="date">
            <text:p>2025-06-11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PCS) SU CV JCC for 7/21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6-11" calcext:value-type="date">
            <text:p>2025-06-11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2" calcext:value-type="date">
            <text:p>2025-06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6-12" calcext:value-type="date">
            <text:p>2025-06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6-12" calcext:value-type="date">
            <text:p>2025-06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12" calcext:value-type="date">
            <text:p>2025-06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12" calcext:value-type="date">
            <text:p>2025-06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12" calcext:value-type="date">
            <text:p>2025-06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6-12" calcext:value-type="date">
            <text:p>2025-06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6-12" calcext:value-type="date">
            <text:p>2025-06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2" calcext:value-type="date">
            <text:p>2025-06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2" calcext:value-type="date">
            <text:p>2025-06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>
          <table:table-cell table:style-name="ce53" office:value-type="date" office:date-value="2025-06-12" calcext:value-type="date">
            <text:p>2025-06-12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V - SPECIAL SET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merson, David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6-13" calcext:value-type="date">
            <text:p>2025-06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6-13" calcext:value-type="date">
            <text:p>2025-06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13" calcext:value-type="date">
            <text:p>2025-06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13" calcext:value-type="date">
            <text:p>2025-06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13" calcext:value-type="date">
            <text:p>2025-06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3" calcext:value-type="date">
            <text:p>2025-06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4" calcext:value-type="date">
            <text:p>2025-06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5" calcext:value-type="date">
            <text:p>2025-06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6" calcext:value-type="date">
            <text:p>2025-06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 C.Call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6-16" calcext:value-type="date">
            <text:p>2025-06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6-16" calcext:value-type="date">
            <text:p>2025-06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16" calcext:value-type="date">
            <text:p>2025-06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FMV/Stalking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6-16" calcext:value-type="date">
            <text:p>2025-06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FMV/Stalking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TND</text:p>
          </table:table-cell>
          <table:table-cell office:value-type="string" calcext:value-type="string">
            <text:p>Davis, Thomas 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>
          <table:table-cell table:style-name="ce53" office:value-type="date" office:date-value="2025-06-16" calcext:value-type="date">
            <text:p>2025-06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16" calcext:value-type="date">
            <text:p>2025-06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6-16" calcext:value-type="date">
            <text:p>2025-06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6" calcext:value-type="date">
            <text:p>2025-06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6" calcext:value-type="date">
            <text:p>2025-06-16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TRM) ST CR-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7" calcext:value-type="date">
            <text:p>2025-06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17" calcext:value-type="date">
            <text:p>2025-06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17" calcext:value-type="date">
            <text:p>2025-06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6-17" calcext:value-type="date">
            <text:p>2025-06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7" calcext:value-type="date">
            <text:p>2025-06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7" calcext:value-type="date">
            <text:p>2025-06-17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18" calcext:value-type="date">
            <text:p>2025-06-18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18" calcext:value-type="date">
            <text:p>2025-06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6-18" calcext:value-type="date">
            <text:p>2025-06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18" calcext:value-type="date">
            <text:p>2025-06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18" calcext:value-type="date">
            <text:p>2025-06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6-18" calcext:value-type="date">
            <text:p>2025-06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6-18" calcext:value-type="date">
            <text:p>2025-06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6-18" calcext:value-type="date">
            <text:p>2025-06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8" calcext:value-type="date">
            <text:p>2025-06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8" calcext:value-type="date">
            <text:p>2025-06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8" calcext:value-type="date">
            <text:p>2025-06-18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9" calcext:value-type="date">
            <text:p>2025-06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19" calcext:value-type="date">
            <text:p>2025-06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6-19" calcext:value-type="date">
            <text:p>2025-06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9" calcext:value-type="date">
            <text:p>2025-06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9" calcext:value-type="date">
            <text:p>2025-06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19" calcext:value-type="date">
            <text:p>2025-06-19</text:p>
          </table:table-cell>
          <table:table-cell table:style-name="ce54" office:value-type="time" office:time-value="PT14H00M00S" calcext:value-type="time">
            <text:p>02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6-20" calcext:value-type="date">
            <text:p>2025-06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20" calcext:value-type="date">
            <text:p>2025-06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6-20" calcext:value-type="date">
            <text:p>2025-06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20" calcext:value-type="date">
            <text:p>2025-06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20" calcext:value-type="date">
            <text:p>2025-06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Ad-Hoc_25cv-0374-3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6-23" calcext:value-type="date">
            <text:p>2025-06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6-23" calcext:value-type="date">
            <text:p>2025-06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 Service Calendar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23" calcext:value-type="date">
            <text:p>2025-06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>
          <table:table-cell table:style-name="ce53" office:value-type="date" office:date-value="2025-06-23" calcext:value-type="date">
            <text:p>2025-06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23" calcext:value-type="date">
            <text:p>2025-06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Motions/ASH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23" calcext:value-type="date">
            <text:p>2025-06-23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Adoption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23" calcext:value-type="date">
            <text:p>2025-06-23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CSRU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23" calcext:value-type="date">
            <text:p>2025-06-23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UNC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24" calcext:value-type="date">
            <text:p>2025-06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6-24" calcext:value-type="date">
            <text:p>2025-06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Non 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24" calcext:value-type="date">
            <text:p>2025-06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24" calcext:value-type="date">
            <text:p>2025-06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Motions/Bench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24" calcext:value-type="date">
            <text:p>2025-06-24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25" calcext:value-type="date">
            <text:p>2025-06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25" calcext:value-type="date">
            <text:p>2025-06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25" calcext:value-type="date">
            <text:p>2025-06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6-25" calcext:value-type="date">
            <text:p>2025-06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6-25" calcext:value-type="date">
            <text:p>2025-06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25" calcext:value-type="date">
            <text:p>2025-06-25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25" calcext:value-type="date">
            <text:p>2025-06-25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26" calcext:value-type="date">
            <text:p>2025-06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26" calcext:value-type="date">
            <text:p>2025-06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6-26" calcext:value-type="date">
            <text:p>2025-06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-VJ) SU CV - Civil Non-Jury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26" calcext:value-type="date">
            <text:p>2025-06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-VJ Gober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6-27" calcext:value-type="date">
            <text:p>2025-06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6-27" calcext:value-type="date">
            <text:p>2025-06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6-27" calcext:value-type="date">
            <text:p>2025-06-2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>
          <table:table-cell table:style-name="ce53" office:value-type="date" office:date-value="2025-06-30" calcext:value-type="date">
            <text:p>2025-06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6-30" calcext:value-type="date">
            <text:p>2025-06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PTC/POA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01" calcext:value-type="date">
            <text:p>2025-07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01" calcext:value-type="date">
            <text:p>2025-07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<text:s/>ST CR - Pleas/ASH/PTC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01" calcext:value-type="date">
            <text:p>2025-07-01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5-07-01" calcext:value-type="date">
            <text:p>2025-07-01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5-07-02" calcext:value-type="date">
            <text:p>2025-07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02" calcext:value-type="date">
            <text:p>2025-07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7-02" calcext:value-type="date">
            <text:p>2025-07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7-02" calcext:value-type="date">
            <text:p>2025-07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02" calcext:value-type="date">
            <text:p>2025-07-02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03" calcext:value-type="date">
            <text:p>2025-07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03" calcext:value-type="date">
            <text:p>2025-07-03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7-07" calcext:value-type="date">
            <text:p>2025-07-07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 - CSRU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07" calcext:value-type="date">
            <text:p>2025-07-07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- Adoption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07" calcext:value-type="date">
            <text:p>2025-07-07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PCS) SU CV - CSRU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07" calcext:value-type="date">
            <text:p>2025-07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07" calcext:value-type="date">
            <text:p>2025-07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Adoptions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07" calcext:value-type="date">
            <text:p>2025-07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Uncontested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07" calcext:value-type="date">
            <text:p>2025-07-07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DLD) SU CV - UN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07" calcext:value-type="date">
            <text:p>2025-07-07</text:p>
          </table:table-cell>
          <table:table-cell table:style-name="ce54" office:value-type="time" office:time-value="PT10H30M00S" calcext:value-type="time">
            <text:p>10:30:00 AM</text:p>
          </table:table-cell>
          <table:table-cell office:value-type="string" calcext:value-type="string">
            <text:p>(DLD) SU CV - Non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08" calcext:value-type="date">
            <text:p>2025-07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08" calcext:value-type="date">
            <text:p>2025-07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Non 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08" calcext:value-type="date">
            <text:p>2025-07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08" calcext:value-type="date">
            <text:p>2025-07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08" calcext:value-type="date">
            <text:p>2025-07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08" calcext:value-type="date">
            <text:p>2025-07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08" calcext:value-type="date">
            <text:p>2025-07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08" calcext:value-type="date">
            <text:p>2025-07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-VJ Carbo) ST CR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08" calcext:value-type="date">
            <text:p>2025-07-08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09" calcext:value-type="date">
            <text:p>2025-07-09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09" calcext:value-type="date">
            <text:p>2025-07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09" calcext:value-type="date">
            <text:p>2025-07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09" calcext:value-type="date">
            <text:p>2025-07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09" calcext:value-type="date">
            <text:p>2025-07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09" calcext:value-type="date">
            <text:p>2025-07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09" calcext:value-type="date">
            <text:p>2025-07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7-09" calcext:value-type="date">
            <text:p>2025-07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7-09" calcext:value-type="date">
            <text:p>2025-07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NJ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09" calcext:value-type="date">
            <text:p>2025-07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-VJ Carbo) ST CR- Motions/Bench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09" calcext:value-type="date">
            <text:p>2025-07-09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-Willis) ST CR -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10" calcext:value-type="date">
            <text:p>2025-07-10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10" calcext:value-type="date">
            <text:p>2025-07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10" calcext:value-type="date">
            <text:p>2025-07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10" calcext:value-type="date">
            <text:p>2025-07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Attorney Status Hear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10" calcext:value-type="date">
            <text:p>2025-07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10" calcext:value-type="date">
            <text:p>2025-07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10" calcext:value-type="date">
            <text:p>2025-07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-VJ Carbo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10" calcext:value-type="date">
            <text:p>2025-07-10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10" calcext:value-type="date">
            <text:p>2025-07-10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DLD) SU CR-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10" calcext:value-type="date">
            <text:p>2025-07-10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PreTrial Conferenc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10" calcext:value-type="date">
            <text:p>2025-07-10</text:p>
          </table:table-cell>
          <table:table-cell table:style-name="ce54" office:value-type="time" office:time-value="PT16H00M00S" calcext:value-type="time">
            <text:p>04:00:00 PM</text:p>
          </table:table-cell>
          <table:table-cell office:value-type="string" calcext:value-type="string">
            <text:p>(TRM) ST CR - DUI Court.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11" calcext:value-type="date">
            <text:p>2025-07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7-11" calcext:value-type="date">
            <text:p>2025-07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7-11" calcext:value-type="date">
            <text:p>2025-07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11" calcext:value-type="date">
            <text:p>2025-07-11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>
          <table:table-cell table:style-name="ce53" office:value-type="date" office:date-value="2025-07-11" calcext:value-type="date">
            <text:p>2025-07-11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14" calcext:value-type="date">
            <text:p>2025-07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 C.Call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14" calcext:value-type="date">
            <text:p>2025-07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14" calcext:value-type="date">
            <text:p>2025-07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14" calcext:value-type="date">
            <text:p>2025-07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FMV/Stalking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7-14" calcext:value-type="date">
            <text:p>2025-07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15" calcext:value-type="date">
            <text:p>2025-07-15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15" calcext:value-type="date">
            <text:p>2025-07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15" calcext:value-type="date">
            <text:p>2025-07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15" calcext:value-type="date">
            <text:p>2025-07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15" calcext:value-type="date">
            <text:p>2025-07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15" calcext:value-type="date">
            <text:p>2025-07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15" calcext:value-type="date">
            <text:p>2025-07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PTC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15" calcext:value-type="date">
            <text:p>2025-07-15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TRM) ST CR- Motion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15" calcext:value-type="date">
            <text:p>2025-07-15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*NO*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16" calcext:value-type="date">
            <text:p>2025-07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16" calcext:value-type="date">
            <text:p>2025-07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16" calcext:value-type="date">
            <text:p>2025-07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16" calcext:value-type="date">
            <text:p>2025-07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16" calcext:value-type="date">
            <text:p>2025-07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16" calcext:value-type="date">
            <text:p>2025-07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7-16" calcext:value-type="date">
            <text:p>2025-07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7-16" calcext:value-type="date">
            <text:p>2025-07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16" calcext:value-type="date">
            <text:p>2025-07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16" calcext:value-type="date">
            <text:p>2025-07-16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R-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16" calcext:value-type="date">
            <text:p>2025-07-16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17" calcext:value-type="date">
            <text:p>2025-07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17" calcext:value-type="date">
            <text:p>2025-07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Cal Call w/o 8/25 &amp; 9/29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17" calcext:value-type="date">
            <text:p>2025-07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17" calcext:value-type="date">
            <text:p>2025-07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Adoption S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17" calcext:value-type="date">
            <text:p>2025-07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17" calcext:value-type="date">
            <text:p>2025-07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17" calcext:value-type="date">
            <text:p>2025-07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17" calcext:value-type="date">
            <text:p>2025-07-17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7-18" calcext:value-type="date">
            <text:p>2025-07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18" calcext:value-type="date">
            <text:p>2025-07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7-18" calcext:value-type="date">
            <text:p>2025-07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7-18" calcext:value-type="date">
            <text:p>2025-07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18" calcext:value-type="date">
            <text:p>2025-07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18" calcext:value-type="date">
            <text:p>2025-07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Non-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18" calcext:value-type="date">
            <text:p>2025-07-18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18" calcext:value-type="date">
            <text:p>2025-07-18</text:p>
          </table:table-cell>
          <table:table-cell table:style-name="ce54" office:value-type="time" office:time-value="PT14H00M00S" calcext:value-type="time">
            <text:p>02:00:00 PM</text:p>
          </table:table-cell>
          <table:table-cell office:value-type="string" calcext:value-type="string">
            <text:p>(TRM-V) ST CV - JT Calendar Cal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21" calcext:value-type="date">
            <text:p>2025-07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>
          <table:table-cell table:style-name="ce53" office:value-type="date" office:date-value="2025-07-21" calcext:value-type="date">
            <text:p>2025-07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 Bench Trial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21" calcext:value-type="date">
            <text:p>2025-07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Jury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>
          <table:table-cell table:style-name="ce53" office:value-type="date" office:date-value="2025-07-21" calcext:value-type="date">
            <text:p>2025-07-21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V - SPECIAL SET TRIAL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GGB</text:p>
          </table:table-cell>
          <table:table-cell office:value-type="string" calcext:value-type="string">
            <text:p>Brantley, G. Grant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>
          <table:table-cell table:style-name="ce53" office:value-type="date" office:date-value="2025-07-22" calcext:value-type="date">
            <text:p>2025-07-22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SB) SU CV - Special Set Bench Trial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22" calcext:value-type="date">
            <text:p>2025-07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Jury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22" calcext:value-type="date">
            <text:p>2025-07-22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 - V) ST CV - Pretrial Conference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>
          <table:table-cell table:style-name="ce53" office:value-type="date" office:date-value="2025-07-22" calcext:value-type="date">
            <text:p>2025-07-22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V - SPECIAL SET TRIAL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GGB</text:p>
          </table:table-cell>
          <table:table-cell office:value-type="string" calcext:value-type="string">
            <text:p>Brantley, G. Grant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7-22" calcext:value-type="date">
            <text:p>2025-07-22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5-07-23" calcext:value-type="date">
            <text:p>2025-07-23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SB) SU CV - Special Set Bench Trial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23" calcext:value-type="date">
            <text:p>2025-07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23" calcext:value-type="date">
            <text:p>2025-07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7-23" calcext:value-type="date">
            <text:p>2025-07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Jury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>
          <table:table-cell table:style-name="ce53" office:value-type="date" office:date-value="2025-07-23" calcext:value-type="date">
            <text:p>2025-07-23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V - SPECIAL SET TRIAL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GGB</text:p>
          </table:table-cell>
          <table:table-cell office:value-type="string" calcext:value-type="string">
            <text:p>Brantley, G. Grant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7-23" calcext:value-type="date">
            <text:p>2025-07-23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>
          <table:table-cell table:style-name="ce53" office:value-type="date" office:date-value="2025-07-24" calcext:value-type="date">
            <text:p>2025-07-24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SB) SU CV - Special Set Bench Trial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24" calcext:value-type="date">
            <text:p>2025-07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Jury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24" calcext:value-type="date">
            <text:p>2025-07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>
          <table:table-cell table:style-name="ce53" office:value-type="date" office:date-value="2025-07-24" calcext:value-type="date">
            <text:p>2025-07-24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VJ) SU CV - SPECIAL SET TRIAL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GGB</text:p>
          </table:table-cell>
          <table:table-cell office:value-type="string" calcext:value-type="string">
            <text:p>Brantley, G. Grant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>
          <table:table-cell table:style-name="ce53" office:value-type="date" office:date-value="2025-07-25" calcext:value-type="date">
            <text:p>2025-07-25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SB) SU CV - Special Set Bench Trial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25" calcext:value-type="date">
            <text:p>2025-07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25" calcext:value-type="date">
            <text:p>2025-07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Statu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25" calcext:value-type="date">
            <text:p>2025-07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Jury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7-28" calcext:value-type="date">
            <text:p>2025-07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Calendar Call 8/25;9/29;10/27;11/17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28" calcext:value-type="date">
            <text:p>2025-07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 Service Calendar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28" calcext:value-type="date">
            <text:p>2025-07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29" calcext:value-type="date">
            <text:p>2025-07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29" calcext:value-type="date">
            <text:p>2025-07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29" calcext:value-type="date">
            <text:p>2025-07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ASH/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29" calcext:value-type="date">
            <text:p>2025-07-29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29" calcext:value-type="date">
            <text:p>2025-07-29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-CWW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29" calcext:value-type="date">
            <text:p>2025-07-29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-CWW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7-30" calcext:value-type="date">
            <text:p>2025-07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30" calcext:value-type="date">
            <text:p>2025-07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30" calcext:value-type="date">
            <text:p>2025-07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7-30" calcext:value-type="date">
            <text:p>2025-07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PTC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31" calcext:value-type="date">
            <text:p>2025-07-3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7-31" calcext:value-type="date">
            <text:p>2025-07-31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01" calcext:value-type="date">
            <text:p>2025-08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 - VJ GOBER) ST CV - Non-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04" calcext:value-type="date">
            <text:p>2025-08-04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 - CSRU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04" calcext:value-type="date">
            <text:p>2025-08-04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- Adoption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>
          <table:table-cell table:style-name="ce53" office:value-type="date" office:date-value="2025-08-04" calcext:value-type="date">
            <text:p>2025-08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04" calcext:value-type="date">
            <text:p>2025-08-04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DLD) SU CV - UN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04" calcext:value-type="date">
            <text:p>2025-08-04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Adoption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04" calcext:value-type="date">
            <text:p>2025-08-04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CSRU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04" calcext:value-type="date">
            <text:p>2025-08-04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UNC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04" calcext:value-type="date">
            <text:p>2025-08-04</text:p>
          </table:table-cell>
          <table:table-cell table:style-name="ce54" office:value-type="time" office:time-value="PT10H30M00S" calcext:value-type="time">
            <text:p>10:30:00 AM</text:p>
          </table:table-cell>
          <table:table-cell office:value-type="string" calcext:value-type="string">
            <text:p>(DLD) SU CV - Non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05" calcext:value-type="date">
            <text:p>2025-08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05" calcext:value-type="date">
            <text:p>2025-08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05" calcext:value-type="date">
            <text:p>2025-08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05" calcext:value-type="date">
            <text:p>2025-08-05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06" calcext:value-type="date">
            <text:p>2025-08-06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06" calcext:value-type="date">
            <text:p>2025-08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06" calcext:value-type="date">
            <text:p>2025-08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06" calcext:value-type="date">
            <text:p>2025-08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06" calcext:value-type="date">
            <text:p>2025-08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06" calcext:value-type="date">
            <text:p>2025-08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06" calcext:value-type="date">
            <text:p>2025-08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06" calcext:value-type="date">
            <text:p>2025-08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06" calcext:value-type="date">
            <text:p>2025-08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06" calcext:value-type="date">
            <text:p>2025-08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06" calcext:value-type="date">
            <text:p>2025-08-06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07" calcext:value-type="date">
            <text:p>2025-08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07" calcext:value-type="date">
            <text:p>2025-08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07" calcext:value-type="date">
            <text:p>2025-08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Attorney Status Hear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>
          <table:table-cell table:style-name="ce53" office:value-type="date" office:date-value="2025-08-07" calcext:value-type="date">
            <text:p>2025-08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Adoption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07" calcext:value-type="date">
            <text:p>2025-08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07" calcext:value-type="date">
            <text:p>2025-08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07" calcext:value-type="date">
            <text:p>2025-08-07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07" calcext:value-type="date">
            <text:p>2025-08-07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PreTrial Conferenc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07" calcext:value-type="date">
            <text:p>2025-08-07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08" calcext:value-type="date">
            <text:p>2025-08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08" calcext:value-type="date">
            <text:p>2025-08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Priority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08" calcext:value-type="date">
            <text:p>2025-08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8-08" calcext:value-type="date">
            <text:p>2025-08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8-08" calcext:value-type="date">
            <text:p>2025-08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08" calcext:value-type="date">
            <text:p>2025-08-08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11" calcext:value-type="date">
            <text:p>2025-08-11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PCS) SU CV - CSRU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11" calcext:value-type="date">
            <text:p>2025-08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8-11" calcext:value-type="date">
            <text:p>2025-08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11" calcext:value-type="date">
            <text:p>2025-08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FMV/Stalking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5-08-11" calcext:value-type="date">
            <text:p>2025-08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) SU CV - Specal Set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>
          <table:table-cell table:style-name="ce53" office:value-type="date" office:date-value="2025-08-11" calcext:value-type="date">
            <text:p>2025-08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) SU CV - Specal Set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11" calcext:value-type="date">
            <text:p>2025-08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Adoptions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11" calcext:value-type="date">
            <text:p>2025-08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Uncontested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11" calcext:value-type="date">
            <text:p>2025-08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Motions/Bench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12" calcext:value-type="date">
            <text:p>2025-08-12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12" calcext:value-type="date">
            <text:p>2025-08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8-12" calcext:value-type="date">
            <text:p>2025-08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12" calcext:value-type="date">
            <text:p>2025-08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12" calcext:value-type="date">
            <text:p>2025-08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12" calcext:value-type="date">
            <text:p>2025-08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12" calcext:value-type="date">
            <text:p>2025-08-12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TRM) ST CR- Motions/ALS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12" calcext:value-type="date">
            <text:p>2025-08-12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13" calcext:value-type="date">
            <text:p>2025-08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8-13" calcext:value-type="date">
            <text:p>2025-08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13" calcext:value-type="date">
            <text:p>2025-08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13" calcext:value-type="date">
            <text:p>2025-08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13" calcext:value-type="date">
            <text:p>2025-08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13" calcext:value-type="date">
            <text:p>2025-08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13" calcext:value-type="date">
            <text:p>2025-08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13" calcext:value-type="date">
            <text:p>2025-08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13" calcext:value-type="date">
            <text:p>2025-08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NJ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13" calcext:value-type="date">
            <text:p>2025-08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Pleas/PTC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13" calcext:value-type="date">
            <text:p>2025-08-13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13" calcext:value-type="date">
            <text:p>2025-08-13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PCS) SU CV CC for 9/22, 9/29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13" calcext:value-type="date">
            <text:p>2025-08-13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/Sanctions/GRADUATION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14" calcext:value-type="date">
            <text:p>2025-08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14" calcext:value-type="date">
            <text:p>2025-08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riority Cal Call w/o 8/25 &amp; 9/29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14" calcext:value-type="date">
            <text:p>2025-08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14" calcext:value-type="date">
            <text:p>2025-08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14" calcext:value-type="date">
            <text:p>2025-08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14" calcext:value-type="date">
            <text:p>2025-08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14" calcext:value-type="date">
            <text:p>2025-08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14" calcext:value-type="date">
            <text:p>2025-08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15" calcext:value-type="date">
            <text:p>2025-08-15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SB) SU CR- Priority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15" calcext:value-type="date">
            <text:p>2025-08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15" calcext:value-type="date">
            <text:p>2025-08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15" calcext:value-type="date">
            <text:p>2025-08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15" calcext:value-type="date">
            <text:p>2025-08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15" calcext:value-type="date">
            <text:p>2025-08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Priority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>
          <table:table-cell table:style-name="ce53" office:value-type="date" office:date-value="2025-08-15" calcext:value-type="date">
            <text:p>2025-08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SP Set Motion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15" calcext:value-type="date">
            <text:p>2025-08-15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5-08-15" calcext:value-type="date">
            <text:p>2025-08-15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T - SP SET Plea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18" calcext:value-type="date">
            <text:p>2025-08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8-18" calcext:value-type="date">
            <text:p>2025-08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18" calcext:value-type="date">
            <text:p>2025-08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18" calcext:value-type="date">
            <text:p>2025-08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18" calcext:value-type="date">
            <text:p>2025-08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18" calcext:value-type="date">
            <text:p>2025-08-18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19" calcext:value-type="date">
            <text:p>2025-08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8-19" calcext:value-type="date">
            <text:p>2025-08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Non 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19" calcext:value-type="date">
            <text:p>2025-08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19" calcext:value-type="date">
            <text:p>2025-08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19" calcext:value-type="date">
            <text:p>2025-08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19" calcext:value-type="date">
            <text:p>2025-08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19" calcext:value-type="date">
            <text:p>2025-08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-VJ Carbo) ST CR- PTC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19" calcext:value-type="date">
            <text:p>2025-08-19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20" calcext:value-type="date">
            <text:p>2025-08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8-20" calcext:value-type="date">
            <text:p>2025-08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20" calcext:value-type="date">
            <text:p>2025-08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20" calcext:value-type="date">
            <text:p>2025-08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20" calcext:value-type="date">
            <text:p>2025-08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20" calcext:value-type="date">
            <text:p>2025-08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20" calcext:value-type="date">
            <text:p>2025-08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20" calcext:value-type="date">
            <text:p>2025-08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20" calcext:value-type="date">
            <text:p>2025-08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20" calcext:value-type="date">
            <text:p>2025-08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20" calcext:value-type="date">
            <text:p>2025-08-20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21" calcext:value-type="date">
            <text:p>2025-08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21" calcext:value-type="date">
            <text:p>2025-08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21" calcext:value-type="date">
            <text:p>2025-08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21" calcext:value-type="date">
            <text:p>2025-08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21" calcext:value-type="date">
            <text:p>2025-08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21" calcext:value-type="date">
            <text:p>2025-08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21" calcext:value-type="date">
            <text:p>2025-08-21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22" calcext:value-type="date">
            <text:p>2025-08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8-22" calcext:value-type="date">
            <text:p>2025-08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8-22" calcext:value-type="date">
            <text:p>2025-08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22" calcext:value-type="date">
            <text:p>2025-08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22" calcext:value-type="date">
            <text:p>2025-08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22" calcext:value-type="date">
            <text:p>2025-08-22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>
          <table:table-cell table:style-name="ce53" office:value-type="date" office:date-value="2025-08-23" calcext:value-type="date">
            <text:p>2025-08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SP SET JURY TRIAL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>
          <table:table-cell table:style-name="ce53" office:value-type="date" office:date-value="2025-08-24" calcext:value-type="date">
            <text:p>2025-08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SP SET JURY TRIAL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25" calcext:value-type="date">
            <text:p>2025-08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25" calcext:value-type="date">
            <text:p>2025-08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25" calcext:value-type="date">
            <text:p>2025-08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25" calcext:value-type="date">
            <text:p>2025-08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25" calcext:value-type="date">
            <text:p>2025-08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Sentencing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8-25" calcext:value-type="date">
            <text:p>2025-08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26" calcext:value-type="date">
            <text:p>2025-08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26" calcext:value-type="date">
            <text:p>2025-08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26" calcext:value-type="date">
            <text:p>2025-08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26" calcext:value-type="date">
            <text:p>2025-08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Jury Calendar Cal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26" calcext:value-type="date">
            <text:p>2025-08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26" calcext:value-type="date">
            <text:p>2025-08-26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27" calcext:value-type="date">
            <text:p>2025-08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27" calcext:value-type="date">
            <text:p>2025-08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27" calcext:value-type="date">
            <text:p>2025-08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27" calcext:value-type="date">
            <text:p>2025-08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5-08-27" calcext:value-type="date">
            <text:p>2025-08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Special Set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>
          <table:table-cell table:style-name="ce53" office:value-type="date" office:date-value="2025-08-27" calcext:value-type="date">
            <text:p>2025-08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Special Set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8-27" calcext:value-type="date">
            <text:p>2025-08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27" calcext:value-type="date">
            <text:p>2025-08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8-27" calcext:value-type="date">
            <text:p>2025-08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27" calcext:value-type="date">
            <text:p>2025-08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-VJ Carbo) ST CR- ASH/POA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27" calcext:value-type="date">
            <text:p>2025-08-27</text:p>
          </table:table-cell>
          <table:table-cell table:style-name="ce54" office:value-type="time" office:time-value="PT16H00M00S" calcext:value-type="time">
            <text:p>04:00:00 PM</text:p>
          </table:table-cell>
          <table:table-cell office:value-type="string" calcext:value-type="string">
            <text:p>(TRM) ST CR - DUI Court/Sanctions - CANCELLED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28" calcext:value-type="date">
            <text:p>2025-08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28" calcext:value-type="date">
            <text:p>2025-08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28" calcext:value-type="date">
            <text:p>2025-08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5-08-28" calcext:value-type="date">
            <text:p>2025-08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Special Set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>
          <table:table-cell table:style-name="ce53" office:value-type="date" office:date-value="2025-08-28" calcext:value-type="date">
            <text:p>2025-08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Special Set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8-28" calcext:value-type="date">
            <text:p>2025-08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28" calcext:value-type="date">
            <text:p>2025-08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-VJ Carbo) ST CR - Jail CANCELLED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8-29" calcext:value-type="date">
            <text:p>2025-08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29" calcext:value-type="date">
            <text:p>2025-08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8-29" calcext:value-type="date">
            <text:p>2025-08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8-29" calcext:value-type="date">
            <text:p>2025-08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02" calcext:value-type="date">
            <text:p>2025-09-02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 - CSRU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02" calcext:value-type="date">
            <text:p>2025-09-02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- Adoption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02" calcext:value-type="date">
            <text:p>2025-09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02" calcext:value-type="date">
            <text:p>2025-09-02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DLD) SU CV - UN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02" calcext:value-type="date">
            <text:p>2025-09-02</text:p>
          </table:table-cell>
          <table:table-cell table:style-name="ce54" office:value-type="time" office:time-value="PT10H30M00S" calcext:value-type="time">
            <text:p>10:30:00 AM</text:p>
          </table:table-cell>
          <table:table-cell office:value-type="string" calcext:value-type="string">
            <text:p>(DLD) SU CV - Non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02" calcext:value-type="date">
            <text:p>2025-09-02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03" calcext:value-type="date">
            <text:p>2025-09-03</text:p>
          </table:table-cell>
          <table:table-cell table:style-name="ce54" office:value-type="time" office:time-value="PT07H30M00S" calcext:value-type="time">
            <text:p>07:30:00 AM</text:p>
          </table:table-cell>
          <table:table-cell office:value-type="string" calcext:value-type="string">
            <text:p>(DLD) SU CV -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03" calcext:value-type="date">
            <text:p>2025-09-03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03" calcext:value-type="date">
            <text:p>2025-09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03" calcext:value-type="date">
            <text:p>2025-09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03" calcext:value-type="date">
            <text:p>2025-09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03" calcext:value-type="date">
            <text:p>2025-09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03" calcext:value-type="date">
            <text:p>2025-09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03" calcext:value-type="date">
            <text:p>2025-09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03" calcext:value-type="date">
            <text:p>2025-09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03" calcext:value-type="date">
            <text:p>2025-09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03" calcext:value-type="date">
            <text:p>2025-09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03" calcext:value-type="date">
            <text:p>2025-09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03" calcext:value-type="date">
            <text:p>2025-09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03" calcext:value-type="date">
            <text:p>2025-09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03" calcext:value-type="date">
            <text:p>2025-09-03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04" calcext:value-type="date">
            <text:p>2025-09-04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04" calcext:value-type="date">
            <text:p>2025-09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04" calcext:value-type="date">
            <text:p>2025-09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Attorney Status Hear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04" calcext:value-type="date">
            <text:p>2025-09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-VJ) SU CV - Civil Non-Jury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04" calcext:value-type="date">
            <text:p>2025-09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-VJ) SU CV - Civil Non-Jury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PJ</text:p>
          </table:table-cell>
          <table:table-cell office:value-type="string" calcext:value-type="string">
            <text:p>Presiding, Judge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04" calcext:value-type="date">
            <text:p>2025-09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Bond Fo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04" calcext:value-type="date">
            <text:p>2025-09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04" calcext:value-type="date">
            <text:p>2025-09-04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04" calcext:value-type="date">
            <text:p>2025-09-04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PreTrial Conferenc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04" calcext:value-type="date">
            <text:p>2025-09-04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05" calcext:value-type="date">
            <text:p>2025-09-05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R- Sentencing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05" calcext:value-type="date">
            <text:p>2025-09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05" calcext:value-type="date">
            <text:p>2025-09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05" calcext:value-type="date">
            <text:p>2025-09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9-05" calcext:value-type="date">
            <text:p>2025-09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9-05" calcext:value-type="date">
            <text:p>2025-09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-VJ) SU CV - Civil Non-Jury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05" calcext:value-type="date">
            <text:p>2025-09-05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08" calcext:value-type="date">
            <text:p>2025-09-08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PCS) SU CV - CSRU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08" calcext:value-type="date">
            <text:p>2025-09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 C.Call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08" calcext:value-type="date">
            <text:p>2025-09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08" calcext:value-type="date">
            <text:p>2025-09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FMV/Stalking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08" calcext:value-type="date">
            <text:p>2025-09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Adoptions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08" calcext:value-type="date">
            <text:p>2025-09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Uncontested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08" calcext:value-type="date">
            <text:p>2025-09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Non-Jury/PTC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08" calcext:value-type="date">
            <text:p>2025-09-08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DLD) SU CV - Jury Trials C.Call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09" calcext:value-type="date">
            <text:p>2025-09-09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09" calcext:value-type="date">
            <text:p>2025-09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09" calcext:value-type="date">
            <text:p>2025-09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09" calcext:value-type="date">
            <text:p>2025-09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- Pretrial Conference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09" calcext:value-type="date">
            <text:p>2025-09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09" calcext:value-type="date">
            <text:p>2025-09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09" calcext:value-type="date">
            <text:p>2025-09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09" calcext:value-type="date">
            <text:p>2025-09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09" calcext:value-type="date">
            <text:p>2025-09-09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10" calcext:value-type="date">
            <text:p>2025-09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10" calcext:value-type="date">
            <text:p>2025-09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0" calcext:value-type="date">
            <text:p>2025-09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0" calcext:value-type="date">
            <text:p>2025-09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0" calcext:value-type="date">
            <text:p>2025-09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10" calcext:value-type="date">
            <text:p>2025-09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10" calcext:value-type="date">
            <text:p>2025-09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10" calcext:value-type="date">
            <text:p>2025-09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NJ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10" calcext:value-type="date">
            <text:p>2025-09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10" calcext:value-type="date">
            <text:p>2025-09-10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0" calcext:value-type="date">
            <text:p>2025-09-10</text:p>
          </table:table-cell>
          <table:table-cell table:style-name="ce54" office:value-type="time" office:time-value="PT16H00M00S" calcext:value-type="time">
            <text:p>04:00:00 PM</text:p>
          </table:table-cell>
          <table:table-cell office:value-type="string" calcext:value-type="string">
            <text:p>(TRM) ST CR -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11" calcext:value-type="date">
            <text:p>2025-09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11" calcext:value-type="date">
            <text:p>2025-09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Cal Call w/o 10/27 &amp; 11/17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1" calcext:value-type="date">
            <text:p>2025-09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1" calcext:value-type="date">
            <text:p>2025-09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11" calcext:value-type="date">
            <text:p>2025-09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11" calcext:value-type="date">
            <text:p>2025-09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11" calcext:value-type="date">
            <text:p>2025-09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Bond Fo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11" calcext:value-type="date">
            <text:p>2025-09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11" calcext:value-type="date">
            <text:p>2025-09-11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DLD) SU CR-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11" calcext:value-type="date">
            <text:p>2025-09-11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V - Virtual CC for BTC 10/13 &amp; 10/20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12" calcext:value-type="date">
            <text:p>2025-09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>
          <table:table-cell table:style-name="ce53" office:value-type="date" office:date-value="2025-09-12" calcext:value-type="date">
            <text:p>2025-09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Special Se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12" calcext:value-type="date">
            <text:p>2025-09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12" calcext:value-type="date">
            <text:p>2025-09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- ST CV - Non-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>
          <table:table-cell table:style-name="ce53" office:value-type="date" office:date-value="2025-09-12" calcext:value-type="date">
            <text:p>2025-09-12</text:p>
          </table:table-cell>
          <table:table-cell table:style-name="ce54" office:value-type="time" office:time-value="PT12H00M00S" calcext:value-type="time">
            <text:p>12:00:00 PM</text:p>
          </table:table-cell>
          <table:table-cell office:value-type="string" calcext:value-type="string">
            <text:p>(VJ) SU CV - Special Set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RGR</text:p>
          </table:table-cell>
          <table:table-cell office:value-type="string" calcext:value-type="string">
            <text:p>Rich, Randolph G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15" calcext:value-type="date">
            <text:p>2025-09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Jury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15" calcext:value-type="date">
            <text:p>2025-09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 Service Calendar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5" calcext:value-type="date">
            <text:p>2025-09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5" calcext:value-type="date">
            <text:p>2025-09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Peremptory Calendar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5" calcext:value-type="date">
            <text:p>2025-09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15" calcext:value-type="date">
            <text:p>2025-09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>
          <table:table-cell table:style-name="ce53" office:value-type="date" office:date-value="2025-09-15" calcext:value-type="date">
            <text:p>2025-09-15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-TND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>
          <table:table-cell table:style-name="ce53" office:value-type="date" office:date-value="2025-09-15" calcext:value-type="date">
            <text:p>2025-09-15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-TND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TND</text:p>
          </table:table-cell>
          <table:table-cell office:value-type="string" calcext:value-type="string">
            <text:p>Davis, Thomas 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>
          <table:table-cell table:style-name="ce53" office:value-type="date" office:date-value="2025-09-15" calcext:value-type="date">
            <text:p>2025-09-15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Pleas-Special Se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6" calcext:value-type="date">
            <text:p>2025-09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Jury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16" calcext:value-type="date">
            <text:p>2025-09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Non 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6" calcext:value-type="date">
            <text:p>2025-09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>
          <table:table-cell table:style-name="ce53" office:value-type="date" office:date-value="2025-09-16" calcext:value-type="date">
            <text:p>2025-09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-VJ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>
          <table:table-cell table:style-name="ce53" office:value-type="date" office:date-value="2025-09-16" calcext:value-type="date">
            <text:p>2025-09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-VJ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RGR</text:p>
          </table:table-cell>
          <table:table-cell office:value-type="string" calcext:value-type="string">
            <text:p>Rich, Randolph G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16" calcext:value-type="date">
            <text:p>2025-09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16" calcext:value-type="date">
            <text:p>2025-09-16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7" calcext:value-type="date">
            <text:p>2025-09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Jury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17" calcext:value-type="date">
            <text:p>2025-09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7" calcext:value-type="date">
            <text:p>2025-09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7" calcext:value-type="date">
            <text:p>2025-09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7" calcext:value-type="date">
            <text:p>2025-09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17" calcext:value-type="date">
            <text:p>2025-09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17" calcext:value-type="date">
            <text:p>2025-09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17" calcext:value-type="date">
            <text:p>2025-09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18" calcext:value-type="date">
            <text:p>2025-09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Jury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18" calcext:value-type="date">
            <text:p>2025-09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8" calcext:value-type="date">
            <text:p>2025-09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8" calcext:value-type="date">
            <text:p>2025-09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18" calcext:value-type="date">
            <text:p>2025-09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18" calcext:value-type="date">
            <text:p>2025-09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-VJ CARBO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18" calcext:value-type="date">
            <text:p>2025-09-18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TRM - VJ Carbo) ST CR- Priority Calendar Cal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18" calcext:value-type="date">
            <text:p>2025-09-18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19" calcext:value-type="date">
            <text:p>2025-09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Jury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09-19" calcext:value-type="date">
            <text:p>2025-09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9-19" calcext:value-type="date">
            <text:p>2025-09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09-19" calcext:value-type="date">
            <text:p>2025-09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09-19" calcext:value-type="date">
            <text:p>2025-09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19" calcext:value-type="date">
            <text:p>2025-09-1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CWW) SU CR - PAC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19" calcext:value-type="date">
            <text:p>2025-09-1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19" calcext:value-type="date">
            <text:p>2025-09-1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22" calcext:value-type="date">
            <text:p>2025-09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22" calcext:value-type="date">
            <text:p>2025-09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Jury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22" calcext:value-type="date">
            <text:p>2025-09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22" calcext:value-type="date">
            <text:p>2025-09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23" calcext:value-type="date">
            <text:p>2025-09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23" calcext:value-type="date">
            <text:p>2025-09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Jury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23" calcext:value-type="date">
            <text:p>2025-09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23" calcext:value-type="date">
            <text:p>2025-09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23" calcext:value-type="date">
            <text:p>2025-09-23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24" calcext:value-type="date">
            <text:p>2025-09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Jury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24" calcext:value-type="date">
            <text:p>2025-09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24" calcext:value-type="date">
            <text:p>2025-09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24" calcext:value-type="date">
            <text:p>2025-09-24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25" calcext:value-type="date">
            <text:p>2025-09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Jury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25" calcext:value-type="date">
            <text:p>2025-09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25" calcext:value-type="date">
            <text:p>2025-09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25" calcext:value-type="date">
            <text:p>2025-09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26" calcext:value-type="date">
            <text:p>2025-09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Jury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26" calcext:value-type="date">
            <text:p>2025-09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26" calcext:value-type="date">
            <text:p>2025-09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>
          <table:table-cell table:style-name="ce53" office:value-type="date" office:date-value="2025-09-26" calcext:value-type="date">
            <text:p>2025-09-2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-V) ST CV - SP Set Motion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27" calcext:value-type="date">
            <text:p>2025-09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28" calcext:value-type="date">
            <text:p>2025-09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29" calcext:value-type="date">
            <text:p>2025-09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29" calcext:value-type="date">
            <text:p>2025-09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29" calcext:value-type="date">
            <text:p>2025-09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Jury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29" calcext:value-type="date">
            <text:p>2025-09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29" calcext:value-type="date">
            <text:p>2025-09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29" calcext:value-type="date">
            <text:p>2025-09-2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Adoption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29" calcext:value-type="date">
            <text:p>2025-09-2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CSRU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>
          <table:table-cell table:style-name="ce53" office:value-type="date" office:date-value="2025-09-29" calcext:value-type="date">
            <text:p>2025-09-2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29" calcext:value-type="date">
            <text:p>2025-09-2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UNC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30" calcext:value-type="date">
            <text:p>2025-09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30" calcext:value-type="date">
            <text:p>2025-09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09-30" calcext:value-type="date">
            <text:p>2025-09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09-30" calcext:value-type="date">
            <text:p>2025-09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Jury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09-30" calcext:value-type="date">
            <text:p>2025-09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30" calcext:value-type="date">
            <text:p>2025-09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09-30" calcext:value-type="date">
            <text:p>2025-09-30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01" calcext:value-type="date">
            <text:p>2025-10-01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01" calcext:value-type="date">
            <text:p>2025-10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01" calcext:value-type="date">
            <text:p>2025-10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01" calcext:value-type="date">
            <text:p>2025-10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01" calcext:value-type="date">
            <text:p>2025-10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01" calcext:value-type="date">
            <text:p>2025-10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Jury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0-01" calcext:value-type="date">
            <text:p>2025-10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01" calcext:value-type="date">
            <text:p>2025-10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01" calcext:value-type="date">
            <text:p>2025-10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>
          <table:table-cell table:style-name="ce53" office:value-type="date" office:date-value="2025-10-01" calcext:value-type="date">
            <text:p>2025-10-01</text:p>
          </table:table-cell>
          <table:table-cell table:style-name="ce54" office:value-type="time" office:time-value="PT14H00M00S" calcext:value-type="time">
            <text:p>02:00:00 PM</text:p>
          </table:table-cell>
          <table:table-cell office:value-type="string" calcext:value-type="string">
            <text:p>(JSB-TND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>
          <table:table-cell table:style-name="ce53" office:value-type="date" office:date-value="2025-10-01" calcext:value-type="date">
            <text:p>2025-10-01</text:p>
          </table:table-cell>
          <table:table-cell table:style-name="ce54" office:value-type="time" office:time-value="PT14H00M00S" calcext:value-type="time">
            <text:p>02:00:00 PM</text:p>
          </table:table-cell>
          <table:table-cell office:value-type="string" calcext:value-type="string">
            <text:p>(JSB-TND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TND</text:p>
          </table:table-cell>
          <table:table-cell office:value-type="string" calcext:value-type="string">
            <text:p>Davis, Thomas N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01" calcext:value-type="date">
            <text:p>2025-10-01</text:p>
          </table:table-cell>
          <table:table-cell table:style-name="ce54" office:value-type="time" office:time-value="PT16H00M00S" calcext:value-type="time">
            <text:p>04:00:00 PM</text:p>
          </table:table-cell>
          <table:table-cell office:value-type="string" calcext:value-type="string">
            <text:p>(TRM) ST CR -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02" calcext:value-type="date">
            <text:p>2025-10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Pre-Trial Conference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02" calcext:value-type="date">
            <text:p>2025-10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02" calcext:value-type="date">
            <text:p>2025-10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02" calcext:value-type="date">
            <text:p>2025-10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02" calcext:value-type="date">
            <text:p>2025-10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Jury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0-02" calcext:value-type="date">
            <text:p>2025-10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02" calcext:value-type="date">
            <text:p>2025-10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02" calcext:value-type="date">
            <text:p>2025-10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02" calcext:value-type="date">
            <text:p>2025-10-02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03" calcext:value-type="date">
            <text:p>2025-10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03" calcext:value-type="date">
            <text:p>2025-10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03" calcext:value-type="date">
            <text:p>2025-10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03" calcext:value-type="date">
            <text:p>2025-10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Jury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0-03" calcext:value-type="date">
            <text:p>2025-10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03" calcext:value-type="date">
            <text:p>2025-10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Jury Trial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06" calcext:value-type="date">
            <text:p>2025-10-06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 - CSRU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06" calcext:value-type="date">
            <text:p>2025-10-06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- Adoption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06" calcext:value-type="date">
            <text:p>2025-10-06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PCS) SU CV - CSRU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0-06" calcext:value-type="date">
            <text:p>2025-10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FMV/Stalking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06" calcext:value-type="date">
            <text:p>2025-10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Adoptions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0-06" calcext:value-type="date">
            <text:p>2025-10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Uncontested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0-06" calcext:value-type="date">
            <text:p>2025-10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Non-Jury/ ASH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06" calcext:value-type="date">
            <text:p>2025-10-06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DLD) SU CV - PEREMP. C.CALL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06" calcext:value-type="date">
            <text:p>2025-10-06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DLD) SU CV - UN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06" calcext:value-type="date">
            <text:p>2025-10-06</text:p>
          </table:table-cell>
          <table:table-cell table:style-name="ce54" office:value-type="time" office:time-value="PT10H30M00S" calcext:value-type="time">
            <text:p>10:30:00 AM</text:p>
          </table:table-cell>
          <table:table-cell office:value-type="string" calcext:value-type="string">
            <text:p>(DLD) SU CV - Non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>
          <table:table-cell table:style-name="ce53" office:value-type="date" office:date-value="2025-10-06" calcext:value-type="date">
            <text:p>2025-10-06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TRM) ST CR - SP SET Bench Trial (Cont)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07" calcext:value-type="date">
            <text:p>2025-10-07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07" calcext:value-type="date">
            <text:p>2025-10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07" calcext:value-type="date">
            <text:p>2025-10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>
          <table:table-cell table:style-name="ce53" office:value-type="date" office:date-value="2025-10-07" calcext:value-type="date">
            <text:p>2025-10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- SU CV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07" calcext:value-type="date">
            <text:p>2025-10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0-07" calcext:value-type="date">
            <text:p>2025-10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0-07" calcext:value-type="date">
            <text:p>2025-10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07" calcext:value-type="date">
            <text:p>2025-10-07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08" calcext:value-type="date">
            <text:p>2025-10-08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08" calcext:value-type="date">
            <text:p>2025-10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08" calcext:value-type="date">
            <text:p>2025-10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08" calcext:value-type="date">
            <text:p>2025-10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08" calcext:value-type="date">
            <text:p>2025-10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08" calcext:value-type="date">
            <text:p>2025-10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08" calcext:value-type="date">
            <text:p>2025-10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08" calcext:value-type="date">
            <text:p>2025-10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08" calcext:value-type="date">
            <text:p>2025-10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NJ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0-08" calcext:value-type="date">
            <text:p>2025-10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 Hear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08" calcext:value-type="date">
            <text:p>2025-10-08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R-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08" calcext:value-type="date">
            <text:p>2025-10-08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09" calcext:value-type="date">
            <text:p>2025-10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09" calcext:value-type="date">
            <text:p>2025-10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09" calcext:value-type="date">
            <text:p>2025-10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Attorney Status Hear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09" calcext:value-type="date">
            <text:p>2025-10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09" calcext:value-type="date">
            <text:p>2025-10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0-09" calcext:value-type="date">
            <text:p>2025-10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0-09" calcext:value-type="date">
            <text:p>2025-10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Bond Fo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09" calcext:value-type="date">
            <text:p>2025-10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09" calcext:value-type="date">
            <text:p>2025-10-09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09" calcext:value-type="date">
            <text:p>2025-10-09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DLD) SU CR- Priority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09" calcext:value-type="date">
            <text:p>2025-10-09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PreTrial Conferenc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10" calcext:value-type="date">
            <text:p>2025-10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10" calcext:value-type="date">
            <text:p>2025-10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10-10" calcext:value-type="date">
            <text:p>2025-10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10-10" calcext:value-type="date">
            <text:p>2025-10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0-10" calcext:value-type="date">
            <text:p>2025-10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0-10" calcext:value-type="date">
            <text:p>2025-10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Non-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10" calcext:value-type="date">
            <text:p>2025-10-10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13" calcext:value-type="date">
            <text:p>2025-10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 Service Calendar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13" calcext:value-type="date">
            <text:p>2025-10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13" calcext:value-type="date">
            <text:p>2025-10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13" calcext:value-type="date">
            <text:p>2025-10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Adoptions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13" calcext:value-type="date">
            <text:p>2025-10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14" calcext:value-type="date">
            <text:p>2025-10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14" calcext:value-type="date">
            <text:p>2025-10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14" calcext:value-type="date">
            <text:p>2025-10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14" calcext:value-type="date">
            <text:p>2025-10-14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15" calcext:value-type="date">
            <text:p>2025-10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15" calcext:value-type="date">
            <text:p>2025-10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15" calcext:value-type="date">
            <text:p>2025-10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15" calcext:value-type="date">
            <text:p>2025-10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16" calcext:value-type="date">
            <text:p>2025-10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16" calcext:value-type="date">
            <text:p>2025-10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16" calcext:value-type="date">
            <text:p>2025-10-16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17" calcext:value-type="date">
            <text:p>2025-10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17" calcext:value-type="date">
            <text:p>2025-10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Priority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17" calcext:value-type="date">
            <text:p>2025-10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20" calcext:value-type="date">
            <text:p>2025-10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20" calcext:value-type="date">
            <text:p>2025-10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21" calcext:value-type="date">
            <text:p>2025-10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Non 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21" calcext:value-type="date">
            <text:p>2025-10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21" calcext:value-type="date">
            <text:p>2025-10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riority Cal Call w/o 10/27 &amp; 11/17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21" calcext:value-type="date">
            <text:p>2025-10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21" calcext:value-type="date">
            <text:p>2025-10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ASH/PreTrial Conferenc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21" calcext:value-type="date">
            <text:p>2025-10-21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CWW) SU CR - PAC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21" calcext:value-type="date">
            <text:p>2025-10-21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22" calcext:value-type="date">
            <text:p>2025-10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22" calcext:value-type="date">
            <text:p>2025-10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22" calcext:value-type="date">
            <text:p>2025-10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22" calcext:value-type="date">
            <text:p>2025-10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22" calcext:value-type="date">
            <text:p>2025-10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22" calcext:value-type="date">
            <text:p>2025-10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22" calcext:value-type="date">
            <text:p>2025-10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22" calcext:value-type="date">
            <text:p>2025-10-2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22" calcext:value-type="date">
            <text:p>2025-10-22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23" calcext:value-type="date">
            <text:p>2025-10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23" calcext:value-type="date">
            <text:p>2025-10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23" calcext:value-type="date">
            <text:p>2025-10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23" calcext:value-type="date">
            <text:p>2025-10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23" calcext:value-type="date">
            <text:p>2025-10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Bond Fo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23" calcext:value-type="date">
            <text:p>2025-10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0-24" calcext:value-type="date">
            <text:p>2025-10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10-24" calcext:value-type="date">
            <text:p>2025-10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10-24" calcext:value-type="date">
            <text:p>2025-10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24" calcext:value-type="date">
            <text:p>2025-10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24" calcext:value-type="date">
            <text:p>2025-10-24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27" calcext:value-type="date">
            <text:p>2025-10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27" calcext:value-type="date">
            <text:p>2025-10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27" calcext:value-type="date">
            <text:p>2025-10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>
          <table:table-cell table:style-name="ce53" office:value-type="date" office:date-value="2025-10-27" calcext:value-type="date">
            <text:p>2025-10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27" calcext:value-type="date">
            <text:p>2025-10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0-27" calcext:value-type="date">
            <text:p>2025-10-2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ST CR- Motions/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27" calcext:value-type="date">
            <text:p>2025-10-2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Adoption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27" calcext:value-type="date">
            <text:p>2025-10-2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CSRU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27" calcext:value-type="date">
            <text:p>2025-10-2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UNC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28" calcext:value-type="date">
            <text:p>2025-10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28" calcext:value-type="date">
            <text:p>2025-10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28" calcext:value-type="date">
            <text:p>2025-10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28" calcext:value-type="date">
            <text:p>2025-10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28" calcext:value-type="date">
            <text:p>2025-10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0-28" calcext:value-type="date">
            <text:p>2025-10-2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28" calcext:value-type="date">
            <text:p>2025-10-28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29" calcext:value-type="date">
            <text:p>2025-10-29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29" calcext:value-type="date">
            <text:p>2025-10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29" calcext:value-type="date">
            <text:p>2025-10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29" calcext:value-type="date">
            <text:p>2025-10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29" calcext:value-type="date">
            <text:p>2025-10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29" calcext:value-type="date">
            <text:p>2025-10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29" calcext:value-type="date">
            <text:p>2025-10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29" calcext:value-type="date">
            <text:p>2025-10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29" calcext:value-type="date">
            <text:p>2025-10-2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0-29" calcext:value-type="date">
            <text:p>2025-10-29</text:p>
          </table:table-cell>
          <table:table-cell table:style-name="ce54" office:value-type="time" office:time-value="PT16H00M00S" calcext:value-type="time">
            <text:p>04:00:00 PM</text:p>
          </table:table-cell>
          <table:table-cell office:value-type="string" calcext:value-type="string">
            <text:p>(TRM) ST CR -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30" calcext:value-type="date">
            <text:p>2025-10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30" calcext:value-type="date">
            <text:p>2025-10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30" calcext:value-type="date">
            <text:p>2025-10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30" calcext:value-type="date">
            <text:p>2025-10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30" calcext:value-type="date">
            <text:p>2025-10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0-30" calcext:value-type="date">
            <text:p>2025-10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30" calcext:value-type="date">
            <text:p>2025-10-30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0-31" calcext:value-type="date">
            <text:p>2025-10-31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SB) SU CR- Priority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0-31" calcext:value-type="date">
            <text:p>2025-10-3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0-31" calcext:value-type="date">
            <text:p>2025-10-3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31" calcext:value-type="date">
            <text:p>2025-10-3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0-31" calcext:value-type="date">
            <text:p>2025-10-3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03" calcext:value-type="date">
            <text:p>2025-11-03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 - CSRU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1-03" calcext:value-type="date">
            <text:p>2025-11-03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V- Adoption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1-03" calcext:value-type="date">
            <text:p>2025-11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Non 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03" calcext:value-type="date">
            <text:p>2025-11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03" calcext:value-type="date">
            <text:p>2025-11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03" calcext:value-type="date">
            <text:p>2025-11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03" calcext:value-type="date">
            <text:p>2025-11-03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DLD) SU CV - PEREMP. C.CALL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1-03" calcext:value-type="date">
            <text:p>2025-11-03</text:p>
          </table:table-cell>
          <table:table-cell table:style-name="ce54" office:value-type="time" office:time-value="PT09H30M00S" calcext:value-type="time">
            <text:p>09:30:00 AM</text:p>
          </table:table-cell>
          <table:table-cell office:value-type="string" calcext:value-type="string">
            <text:p>(DLD) SU CV - UN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1-03" calcext:value-type="date">
            <text:p>2025-11-03</text:p>
          </table:table-cell>
          <table:table-cell table:style-name="ce54" office:value-type="time" office:time-value="PT10H30M00S" calcext:value-type="time">
            <text:p>10:30:00 AM</text:p>
          </table:table-cell>
          <table:table-cell office:value-type="string" calcext:value-type="string">
            <text:p>(DLD) SU CV - Non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1-04" calcext:value-type="date">
            <text:p>2025-11-04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04" calcext:value-type="date">
            <text:p>2025-11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Domestic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1-04" calcext:value-type="date">
            <text:p>2025-11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04" calcext:value-type="date">
            <text:p>2025-11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04" calcext:value-type="date">
            <text:p>2025-11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04" calcext:value-type="date">
            <text:p>2025-11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Bonded Arraignmen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1-04" calcext:value-type="date">
            <text:p>2025-11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Motions/ Non-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1-04" calcext:value-type="date">
            <text:p>2025-11-04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05" calcext:value-type="date">
            <text:p>2025-11-05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1-05" calcext:value-type="date">
            <text:p>2025-11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1-05" calcext:value-type="date">
            <text:p>2025-11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05" calcext:value-type="date">
            <text:p>2025-11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05" calcext:value-type="date">
            <text:p>2025-11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05" calcext:value-type="date">
            <text:p>2025-11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05" calcext:value-type="date">
            <text:p>2025-11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1-05" calcext:value-type="date">
            <text:p>2025-11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1-05" calcext:value-type="date">
            <text:p>2025-11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05" calcext:value-type="date">
            <text:p>2025-11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1-05" calcext:value-type="date">
            <text:p>2025-11-05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1-06" calcext:value-type="date">
            <text:p>2025-11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1-06" calcext:value-type="date">
            <text:p>2025-11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1-06" calcext:value-type="date">
            <text:p>2025-11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Attorney Status Hear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06" calcext:value-type="date">
            <text:p>2025-11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06" calcext:value-type="date">
            <text:p>2025-11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06" calcext:value-type="date">
            <text:p>2025-11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06" calcext:value-type="date">
            <text:p>2025-11-0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1-06" calcext:value-type="date">
            <text:p>2025-11-06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PreTrial Conferenc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06" calcext:value-type="date">
            <text:p>2025-11-06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>
          <table:table-cell table:style-name="ce53" office:value-type="date" office:date-value="2025-11-07" calcext:value-type="date">
            <text:p>2025-11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Special Se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1-07" calcext:value-type="date">
            <text:p>2025-11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11-07" calcext:value-type="date">
            <text:p>2025-11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11-07" calcext:value-type="date">
            <text:p>2025-11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07" calcext:value-type="date">
            <text:p>2025-11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07" calcext:value-type="date">
            <text:p>2025-11-0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Non-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1-07" calcext:value-type="date">
            <text:p>2025-11-07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10" calcext:value-type="date">
            <text:p>2025-11-10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PCS) SU CV - CSRU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10" calcext:value-type="date">
            <text:p>2025-11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Bench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10" calcext:value-type="date">
            <text:p>2025-11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FMV/Stalking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1-10" calcext:value-type="date">
            <text:p>2025-11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CV Peremptory Calendar Cal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10" calcext:value-type="date">
            <text:p>2025-11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Adoptions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10" calcext:value-type="date">
            <text:p>2025-11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Uncontested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10" calcext:value-type="date">
            <text:p>2025-11-10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V - Jury Calendar Call Jan/Feb/Mar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10" calcext:value-type="date">
            <text:p>2025-11-10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12" calcext:value-type="date">
            <text:p>2025-11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12" calcext:value-type="date">
            <text:p>2025-11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12" calcext:value-type="date">
            <text:p>2025-11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12" calcext:value-type="date">
            <text:p>2025-11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12" calcext:value-type="date">
            <text:p>2025-11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12" calcext:value-type="date">
            <text:p>2025-11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1-12" calcext:value-type="date">
            <text:p>2025-11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1-12" calcext:value-type="date">
            <text:p>2025-11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NJ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12" calcext:value-type="date">
            <text:p>2025-11-12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/Sanctions/GRADUATION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1-13" calcext:value-type="date">
            <text:p>2025-11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13" calcext:value-type="date">
            <text:p>2025-11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13" calcext:value-type="date">
            <text:p>2025-11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5-11-13" calcext:value-type="date">
            <text:p>2025-11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) SU CV - Specal Set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1-13" calcext:value-type="date">
            <text:p>2025-11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13" calcext:value-type="date">
            <text:p>2025-11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13" calcext:value-type="date">
            <text:p>2025-11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1-13" calcext:value-type="date">
            <text:p>2025-11-13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1-13" calcext:value-type="date">
            <text:p>2025-11-13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V - Virtual CC for JT 12/01/25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14" calcext:value-type="date">
            <text:p>2025-11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11-14" calcext:value-type="date">
            <text:p>2025-11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>
          <table:table-cell table:style-name="ce53" office:value-type="date" office:date-value="2025-11-14" calcext:value-type="date">
            <text:p>2025-11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) SU CV - Specal Set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1-14" calcext:value-type="date">
            <text:p>2025-11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14" calcext:value-type="date">
            <text:p>2025-11-1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14" calcext:value-type="date">
            <text:p>2025-11-14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17" calcext:value-type="date">
            <text:p>2025-11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 C.Call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1-17" calcext:value-type="date">
            <text:p>2025-11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1-17" calcext:value-type="date">
            <text:p>2025-11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17" calcext:value-type="date">
            <text:p>2025-11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>
          <table:table-cell table:style-name="ce53" office:value-type="date" office:date-value="2025-11-17" calcext:value-type="date">
            <text:p>2025-11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<text:s/>SPECIAL SET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17" calcext:value-type="date">
            <text:p>2025-11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18" calcext:value-type="date">
            <text:p>2025-11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1-18" calcext:value-type="date">
            <text:p>2025-11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18" calcext:value-type="date">
            <text:p>2025-11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18" calcext:value-type="date">
            <text:p>2025-11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18" calcext:value-type="date">
            <text:p>2025-11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18" calcext:value-type="date">
            <text:p>2025-11-18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19" calcext:value-type="date">
            <text:p>2025-11-19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19" calcext:value-type="date">
            <text:p>2025-11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1-19" calcext:value-type="date">
            <text:p>2025-11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19" calcext:value-type="date">
            <text:p>2025-11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19" calcext:value-type="date">
            <text:p>2025-11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19" calcext:value-type="date">
            <text:p>2025-11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1-19" calcext:value-type="date">
            <text:p>2025-11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1-19" calcext:value-type="date">
            <text:p>2025-11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19" calcext:value-type="date">
            <text:p>2025-11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1-19" calcext:value-type="date">
            <text:p>2025-11-19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1-20" calcext:value-type="date">
            <text:p>2025-11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V - Bench Trials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1-20" calcext:value-type="date">
            <text:p>2025-11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20" calcext:value-type="date">
            <text:p>2025-11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20" calcext:value-type="date">
            <text:p>2025-11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20" calcext:value-type="date">
            <text:p>2025-11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20" calcext:value-type="date">
            <text:p>2025-11-2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1-20" calcext:value-type="date">
            <text:p>2025-11-20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1-21" calcext:value-type="date">
            <text:p>2025-11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21" calcext:value-type="date">
            <text:p>2025-11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Jury Trials B/U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1-21" calcext:value-type="date">
            <text:p>2025-11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>
          <table:table-cell table:style-name="ce53" office:value-type="date" office:date-value="2025-11-21" calcext:value-type="date">
            <text:p>2025-11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21" calcext:value-type="date">
            <text:p>2025-11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1-21" calcext:value-type="date">
            <text:p>2025-11-2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PTC</text:p>
          </table:table-cell>
          <table:table-cell office:value-type="string" calcext:value-type="string">
            <text:p>State Court Criminal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5-11-21" calcext:value-type="date">
            <text:p>2025-11-21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CWW) SU CR - PAC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1-24" calcext:value-type="date">
            <text:p>2025-11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>
          <table:table-cell table:style-name="ce53" office:value-type="date" office:date-value="2025-11-24" calcext:value-type="date">
            <text:p>2025-11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24" calcext:value-type="date">
            <text:p>2025-11-2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Final Arraignmen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1-24" calcext:value-type="date">
            <text:p>2025-11-24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Adoption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25" calcext:value-type="date">
            <text:p>2025-11-2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25" calcext:value-type="date">
            <text:p>2025-11-25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1-26" calcext:value-type="date">
            <text:p>2025-11-26</text:p>
          </table:table-cell>
          <table:table-cell table:style-name="ce54" office:value-type="time" office:time-value="PT16H00M00S" calcext:value-type="time">
            <text:p>04:00:00 PM</text:p>
          </table:table-cell>
          <table:table-cell office:value-type="string" calcext:value-type="string">
            <text:p>(TRM) ST CR -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01" calcext:value-type="date">
            <text:p>2025-12-01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PCS) SU CV - CSRU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01" calcext:value-type="date">
            <text:p>2025-12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01" calcext:value-type="date">
            <text:p>2025-12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Adoptions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01" calcext:value-type="date">
            <text:p>2025-12-0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Uncontested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02" calcext:value-type="date">
            <text:p>2025-12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02" calcext:value-type="date">
            <text:p>2025-12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02" calcext:value-type="date">
            <text:p>2025-12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02" calcext:value-type="date">
            <text:p>2025-12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02" calcext:value-type="date">
            <text:p>2025-12-0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Jury Calendar Cal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02" calcext:value-type="date">
            <text:p>2025-12-02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03" calcext:value-type="date">
            <text:p>2025-12-03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DLD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2-03" calcext:value-type="date">
            <text:p>2025-12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2-03" calcext:value-type="date">
            <text:p>2025-12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03" calcext:value-type="date">
            <text:p>2025-12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03" calcext:value-type="date">
            <text:p>2025-12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03" calcext:value-type="date">
            <text:p>2025-12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03" calcext:value-type="date">
            <text:p>2025-12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03" calcext:value-type="date">
            <text:p>2025-12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03" calcext:value-type="date">
            <text:p>2025-12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Civil NJ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03" calcext:value-type="date">
            <text:p>2025-12-0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MM</text:p>
          </table:table-cell>
          <table:table-cell office:value-type="string" calcext:value-type="string">
            <text:p>McLaughlin, Jack M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03" calcext:value-type="date">
            <text:p>2025-12-03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04" calcext:value-type="date">
            <text:p>2025-1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2-04" calcext:value-type="date">
            <text:p>2025-1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DLD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2-04" calcext:value-type="date">
            <text:p>2025-1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Attorney Status Hear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04" calcext:value-type="date">
            <text:p>2025-1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04" calcext:value-type="date">
            <text:p>2025-1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04" calcext:value-type="date">
            <text:p>2025-1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04" calcext:value-type="date">
            <text:p>2025-1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04" calcext:value-type="date">
            <text:p>2025-12-04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04" calcext:value-type="date">
            <text:p>2025-12-04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DLD) SU CR-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2-04" calcext:value-type="date">
            <text:p>2025-12-04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AD) ST CR - PreTrial Conferenc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04" calcext:value-type="date">
            <text:p>2025-12-04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05" calcext:value-type="date">
            <text:p>2025-12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12-05" calcext:value-type="date">
            <text:p>2025-12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12-05" calcext:value-type="date">
            <text:p>2025-12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Jury Trial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05" calcext:value-type="date">
            <text:p>2025-12-0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05" calcext:value-type="date">
            <text:p>2025-12-05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08" calcext:value-type="date">
            <text:p>2025-12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Motion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08" calcext:value-type="date">
            <text:p>2025-12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FMV/Stalking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2-08" calcext:value-type="date">
            <text:p>2025-12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FMV/Stalking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Judge, Superior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>
          <table:table-cell table:style-name="ce53" office:value-type="date" office:date-value="2025-12-08" calcext:value-type="date">
            <text:p>2025-12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08" calcext:value-type="date">
            <text:p>2025-12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08" calcext:value-type="date">
            <text:p>2025-12-0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V - Non-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09" calcext:value-type="date">
            <text:p>2025-12-09</text:p>
          </table:table-cell>
          <table:table-cell table:style-name="ce54" office:value-type="time" office:time-value="PT08H30M00S" calcext:value-type="time">
            <text:p>08:30:00 AM</text:p>
          </table:table-cell>
          <table:table-cell office:value-type="string" calcext:value-type="string">
            <text:p>(JAD) St Cr - Arraignment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09" calcext:value-type="date">
            <text:p>2025-12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>
          <table:table-cell table:style-name="ce53" office:value-type="date" office:date-value="2025-12-09" calcext:value-type="date">
            <text:p>2025-12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09" calcext:value-type="date">
            <text:p>2025-12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09" calcext:value-type="date">
            <text:p>2025-12-0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Priority Calendar Call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09" calcext:value-type="date">
            <text:p>2025-12-09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10" calcext:value-type="date">
            <text:p>2025-1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10" calcext:value-type="date">
            <text:p>2025-1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10" calcext:value-type="date">
            <text:p>2025-1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10" calcext:value-type="date">
            <text:p>2025-1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Mo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10" calcext:value-type="date">
            <text:p>2025-1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2-10" calcext:value-type="date">
            <text:p>2025-1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S) SU CV - FMV/Stalking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ourtroom 504</text:p>
          </table:table-cell>
        </table:table-row>
        <table:table-row table:style-name="ro1" table:visibility="filter">
          <table:table-cell table:style-name="ce53" office:value-type="date" office:date-value="2025-12-10" calcext:value-type="date">
            <text:p>2025-12-1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10" calcext:value-type="date">
            <text:p>2025-12-10</text:p>
          </table:table-cell>
          <table:table-cell table:style-name="ce54" office:value-type="time" office:time-value="PT16H00M00S" calcext:value-type="time">
            <text:p>04:00:00 PM</text:p>
          </table:table-cell>
          <table:table-cell office:value-type="string" calcext:value-type="string">
            <text:p>(TRM) ST CR - DUI Court/Sanc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11" calcext:value-type="date">
            <text:p>2025-1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Cal Call w/o 1/26 &amp; 2/23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11" calcext:value-type="date">
            <text:p>2025-1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11" calcext:value-type="date">
            <text:p>2025-1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11" calcext:value-type="date">
            <text:p>2025-1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11" calcext:value-type="date">
            <text:p>2025-12-11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11" calcext:value-type="date">
            <text:p>2025-12-11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TRM) ST CR- Bond Forfeitur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12" calcext:value-type="date">
            <text:p>2025-1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TVB Arraignments -PRESIDING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 table:visibility="filter">
          <table:table-cell table:style-name="ce53" office:value-type="date" office:date-value="2025-12-12" calcext:value-type="date">
            <text:p>2025-1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-FTA DEADLINE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ury Assembly Room</text:p>
          </table:table-cell>
        </table:table-row>
        <table:table-row table:style-name="ro1">
          <table:table-cell table:style-name="ce53" office:value-type="date" office:date-value="2025-12-12" calcext:value-type="date">
            <text:p>2025-1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12" calcext:value-type="date">
            <text:p>2025-1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Priority Calendar Call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12" calcext:value-type="date">
            <text:p>2025-12-12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V - Bench Trial</text:p>
          </table:table-cell>
          <table:table-cell office:value-type="string" calcext:value-type="string">
            <text:p>Superior Civil (Smith)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12" calcext:value-type="date">
            <text:p>2025-12-12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13" calcext:value-type="date">
            <text:p>2025-12-1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Non Jury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2-15" calcext:value-type="date">
            <text:p>2025-12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V - Motions</text:p>
          </table:table-cell>
          <table:table-cell office:value-type="string" calcext:value-type="string">
            <text:p>State Court Civi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>
          <table:table-cell table:style-name="ce53" office:value-type="date" office:date-value="2025-12-15" calcext:value-type="date">
            <text:p>2025-12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Special Set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15" calcext:value-type="date">
            <text:p>2025-12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15" calcext:value-type="date">
            <text:p>2025-12-15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15" calcext:value-type="date">
            <text:p>2025-12-15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Adoptions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15" calcext:value-type="date">
            <text:p>2025-12-15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CSRU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15" calcext:value-type="date">
            <text:p>2025-12-15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JSB) SU CV - Uncontested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16" calcext:value-type="date">
            <text:p>2025-12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Non Jury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2-16" calcext:value-type="date">
            <text:p>2025-12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2-16" calcext:value-type="date">
            <text:p>2025-12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Revocation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16" calcext:value-type="date">
            <text:p>2025-12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16" calcext:value-type="date">
            <text:p>2025-12-16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16" calcext:value-type="date">
            <text:p>2025-12-16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17" calcext:value-type="date">
            <text:p>2025-12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Bond Status/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2-17" calcext:value-type="date">
            <text:p>2025-12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Jail Calendar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2-17" calcext:value-type="date">
            <text:p>2025-12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Revoca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2-17" calcext:value-type="date">
            <text:p>2025-12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Arraignmen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17" calcext:value-type="date">
            <text:p>2025-12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R- Non Jury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17" calcext:value-type="date">
            <text:p>2025-12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DLD</text:p>
          </table:table-cell>
          <table:table-cell office:value-type="string" calcext:value-type="string">
            <text:p>DICKINSON, DAVID L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17" calcext:value-type="date">
            <text:p>2025-12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KMC-D) SU CV - FMV / Stalking</text:p>
          </table:table-cell>
          <table:table-cell office:value-type="string" calcext:value-type="string">
            <text:p>Superior Civil (Dickinson)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Chambless, Keisha Marti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17" calcext:value-type="date">
            <text:p>2025-12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17" calcext:value-type="date">
            <text:p>2025-12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17" calcext:value-type="date">
            <text:p>2025-12-17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DUI Review</text:p>
          </table:table-cell>
          <table:table-cell office:value-type="string" calcext:value-type="string">
            <text:p>State Court Criminal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 table:visibility="filter">
          <table:table-cell table:style-name="ce53" office:value-type="date" office:date-value="2025-12-17" calcext:value-type="date">
            <text:p>2025-12-17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TRM) ST CR - DUI Court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18" calcext:value-type="date">
            <text:p>2025-12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Motion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2-18" calcext:value-type="date">
            <text:p>2025-12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AD) ST CR - Plea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Dunn, James A.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urtroom 402</text:p>
          </table:table-cell>
        </table:table-row>
        <table:table-row table:style-name="ro1" table:visibility="filter">
          <table:table-cell table:style-name="ce53" office:value-type="date" office:date-value="2025-12-18" calcext:value-type="date">
            <text:p>2025-12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18" calcext:value-type="date">
            <text:p>2025-12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18" calcext:value-type="date">
            <text:p>2025-12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18" calcext:value-type="date">
            <text:p>2025-12-18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18" calcext:value-type="date">
            <text:p>2025-12-18</text:p>
          </table:table-cell>
          <table:table-cell table:style-name="ce54" office:value-type="time" office:time-value="PT13H30M00S" calcext:value-type="time">
            <text:p>01:30:00 PM</text:p>
          </table:table-cell>
          <table:table-cell office:value-type="string" calcext:value-type="string">
            <text:p>(JSB) SU CV - Virtual CC for BTC 10/13 &amp; 10/20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18" calcext:value-type="date">
            <text:p>2025-12-18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CWW) SU CR- CARE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19" calcext:value-type="date">
            <text:p>2025-1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JSB) SU CV - Civil N/J</text:p>
          </table:table-cell>
          <table:table-cell office:value-type="string" calcext:value-type="string">
            <text:p>Superior Civil <text:s/>(Bagley)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visibility="filter">
          <table:table-cell table:style-name="ce53" office:value-type="date" office:date-value="2025-12-19" calcext:value-type="date">
            <text:p>2025-1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PCS) SU CR- Jury Trials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Smith, Philip C.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urtroom 503</text:p>
          </table:table-cell>
        </table:table-row>
        <table:table-row table:style-name="ro1" table:visibility="filter">
          <table:table-cell table:style-name="ce53" office:value-type="date" office:date-value="2025-12-19" calcext:value-type="date">
            <text:p>2025-12-19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 - Criminal Jury Trial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19" calcext:value-type="date">
            <text:p>2025-12-19</text:p>
          </table:table-cell>
          <table:table-cell table:style-name="ce54" office:value-type="time" office:time-value="PT10H00M00S" calcext:value-type="time">
            <text:p>10:00:00 AM</text:p>
          </table:table-cell>
          <table:table-cell office:value-type="string" calcext:value-type="string">
            <text:p>(CWW) SU CR - PAC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CWW</text:p>
          </table:table-cell>
          <table:table-cell office:value-type="string" calcext:value-type="string">
            <text:p>Willis, Christopher W.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urtroom 502</text:p>
          </table:table-cell>
        </table:table-row>
        <table:table-row table:style-name="ro1" table:visibility="filter">
          <table:table-cell table:style-name="ce53" office:value-type="date" office:date-value="2025-12-23" calcext:value-type="date">
            <text:p>2025-12-23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30" calcext:value-type="date">
            <text:p>2025-12-30</text:p>
          </table:table-cell>
          <table:table-cell table:style-name="ce54" office:value-type="time" office:time-value="PT09H00M00S" calcext:value-type="time">
            <text:p>09:00:00 AM</text:p>
          </table:table-cell>
          <table:table-cell office:value-type="string" calcext:value-type="string">
            <text:p>(TRM) ST CR- Jail/Revos</text:p>
          </table:table-cell>
          <table:table-cell office:value-type="string" calcext:value-type="string">
            <text:p>State Court Criminal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McClelland, T. Russell, II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ourtroom 401</text:p>
          </table:table-cell>
        </table:table-row>
        <table:table-row table:style-name="ro1" table:visibility="filter">
          <table:table-cell table:style-name="ce53" office:value-type="date" office:date-value="2025-12-30" calcext:value-type="date">
            <text:p>2025-12-30</text:p>
          </table:table-cell>
          <table:table-cell table:style-name="ce54" office:value-type="time" office:time-value="PT15H00M00S" calcext:value-type="time">
            <text:p>03:00:00 PM</text:p>
          </table:table-cell>
          <table:table-cell office:value-type="string" calcext:value-type="string">
            <text:p>(JSB) SU CR- Drug Court</text:p>
          </table:table-cell>
          <table:table-cell office:value-type="string" calcext:value-type="string">
            <text:p>Superior Court Criminal</text:p>
          </table:table-cell>
          <table:table-cell office:value-type="string" calcext:value-type="string">
            <text:p>JSB</text:p>
          </table:table-cell>
          <table:table-cell office:value-type="string" calcext:value-type="string">
            <text:p>Bagley, Jeffrey S.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urtroom 501</text:p>
          </table:table-cell>
        </table:table-row>
        <table:table-row table:style-name="ro1" table:number-rows-repeated="104670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'Extracted Data'.A1:'Extracted Data'.B203" table:display-filter-buttons="true">
          <table:filter>
            <table:filter-and>
              <table:filter-condition table:value="10:00 CV SPECIAL SET (VJ-503)" table:operator="=" table:field-number="1">
                <table:filter-set-item table:value="10:00 CV SPECIAL SET (VJ-503)"/>
                <table:filter-set-item table:value="STATE COURT CIVIL BENCH TRIALS (VJ-502)"/>
                <table:filter-set-item table:value="STATE COURT CIVIL JURY TRIALS (VJ-CARBO) *502 MONDAY &amp; TUESDAY/401 WEDNESDAY-FRIDAY"/>
                <table:filter-set-item table:value="STATE COURT CRIMINAL JURY TRIALS (VJ - 502) *"/>
                <table:filter-set-item table:value="STATE COURT CRIMINAL JURY TRIALS (VJ-502)"/>
                <table:filter-set-item table:value="SUPERIOR COURT CIVIL BENCH TRIALS (VJ-502)"/>
                <table:filter-set-item table:value="SUPERIOR COURT CRIMINAL JURY TRIAL (VJ BATCHELOR-402)"/>
                <table:filter-set-item table:value="SUPERIOR COURT SPECIAL SET CIVIL BENCH TRIAL (VJ-502) *10AM-5PM"/>
                <table:filter-set-item table:value="SUPERIOR COURT SPECIAL SET CRIMINAL JURY TRIAL (VJ EMERSON-502)"/>
              </table:filter-condition>
            </table:filter-and>
          </table:filter>
        </table:database-range>
        <table:database-range table:name="__Anonymous_Sheet_DB__1" table:target-range-address="'Extracted Data_2'.A1:'Extracted Data_2'.F203" table:display-filter-buttons="true">
          <table:filter>
            <table:filter-and>
              <table:filter-condition table:value="Spanning" table:operator="=" table:field-number="4"/>
              <table:filter-condition table:value="#N/A" table:operator="=" table:field-number="5"/>
            </table:filter-and>
          </table:filter>
        </table:database-range>
        <table:database-range table:name="__Anonymous_Sheet_DB__2" table:target-range-address="abbreviation_key.A8:abbreviation_key.D44" table:display-filter-buttons="true">
          <table:filter>
            <table:filter-and>
              <table:filter-condition table:value="" table:operator="=" table:field-number="2"/>
            </table:filter-and>
          </table:filter>
        </table:database-range>
        <table:database-range table:name="__Anonymous_Sheet_DB__3" table:target-range-address="'Court Session Mappings'.A1:'Court Session Mappings'.B39" table:display-filter-buttons="true">
          <table:filter>
            <table:filter-and>
              <table:filter-condition table:value="CV SPECIAL SET (VJ-503)" table:operator="=" table:field-number="1">
                <table:filter-set-item table:value="CV SPECIAL SET (VJ-503)"/>
                <table:filter-set-item table:value="STATE COURT CIVIL JURY TRIALS (D)"/>
                <table:filter-set-item table:value="STATE COURT CIVIL JURY TRIALS (M)"/>
                <table:filter-set-item table:value="STATE COURT CRIMINAL JURY TRIALS (D)"/>
                <table:filter-set-item table:value="STATE COURT CRIMINAL JURY TRIALS (M)"/>
                <table:filter-set-item table:value="STATE COURT CRIMINAL JURY TRIALS (VJ - 502) *"/>
                <table:filter-set-item table:value="SUPERIOR COURT CIVIL BENCH TRIALS (B)"/>
                <table:filter-set-item table:value="SUPERIOR COURT CIVIL BENCH TRIALS (D)"/>
                <table:filter-set-item table:value="SUPERIOR COURT CIVIL BENCH TRIALS (P)"/>
                <table:filter-set-item table:value="SUPERIOR COURT CIVIL BENCH TRIALS (S)"/>
                <table:filter-set-item table:value="SUPERIOR COURT CIVIL BENCH TRIALS (S)?"/>
                <table:filter-set-item table:value="SUPERIOR COURT CIVIL BENCH TRIALS ©"/>
                <table:filter-set-item table:value="SUPERIOR COURT CIVIL JURY TRIALS (B)"/>
                <table:filter-set-item table:value="SUPERIOR COURT CIVIL JURY TRIALS (D)"/>
                <table:filter-set-item table:value="SUPERIOR COURT CIVIL JURY TRIALS (S)"/>
                <table:filter-set-item table:value="SUPERIOR COURT CRIMINAL JURY TRIALS (B)"/>
                <table:filter-set-item table:value="SUPERIOR COURT CRIMINAL JURY TRIALS (D)"/>
                <table:filter-set-item table:value="SUPERIOR COURT CRIMINAL JURY TRIALS (S)"/>
                <table:filter-set-item table:value="SUPERIOR COURT SPECIAL SET CIVIL BENCH TRIAL (B)"/>
                <table:filter-set-item table:value="SUPERIOR COURT SPECIAL SET CIVIL BENCH TRIAL (VJ-502)"/>
                <table:filter-set-item table:value="SUPERIOR COURT SPECIAL SET CRIMINAL JURY TRIAL (VJ EMERSON-502)"/>
              </table:filter-condition>
            </table:filter-and>
          </table:filter>
        </table:database-range>
        <table:database-range table:name="__Anonymous_Sheet_DB__4" table:target-range-address="'Court Session Mappings_wo_judge'.A1:'Court Session Mappings_wo_judge'.B39" table:display-filter-buttons="true">
          <table:filter>
            <table:filter-and>
              <table:filter-condition table:value="NA" table:operator="=" table:field-number="1"/>
            </table:filter-and>
          </table:filter>
        </table:database-range>
        <table:database-range table:name="__Anonymous_Sheet_DB__6" table:target-range-address="spanned_holidays_manually_extracted.A1:spanned_holidays_manually_extracted.G153" table:display-filter-buttons="true">
          <table:filter>
            <table:filter-and>
              <table:filter-condition table:value="holiday" table:operator="=" table:field-number="3"/>
            </table:filter-and>
          </table:filter>
        </table:database-range>
        <table:database-range table:name="__Anonymous_Sheet_DB__7" table:target-range-address="'2025'.A1:'2025'.F1874" table:display-filter-buttons="true">
          <table:filter>
            <table:filter-and>
              <table:filter-condition table:value="(DLD) SU CR- Special Set" table:operator="=" table:field-number="2">
                <table:filter-set-item table:value="(DLD) SU CR- Special Set"/>
                <table:filter-set-item table:value="(DLD) SU CV SPECIAL SET"/>
                <table:filter-set-item table:value="(JAD) ST CR - Pleas-Special Set"/>
                <table:filter-set-item table:value="(JSB) - SU CV Special Set"/>
                <table:filter-set-item table:value="(JSB) SU CR-  SPECIAL SET Jury Trials"/>
                <table:filter-set-item table:value="(JSB) SU CR- Special Set"/>
                <table:filter-set-item table:value="(JSB) SU CV - Adoption Special Set"/>
                <table:filter-set-item table:value="(JSB) SU CV - Special Set"/>
                <table:filter-set-item table:value="(JSB) SU CV - Special Set Bench Trial"/>
                <table:filter-set-item table:value="(JSB) SU CV - Special Set FMV/Stalking"/>
                <table:filter-set-item table:value="(JSB) SU CV - Special Set PTC"/>
                <table:filter-set-item table:value="(JSB-TND) SU CV - Special Set"/>
                <table:filter-set-item table:value="(JSB-VJ) SU CV - Special Set"/>
                <table:filter-set-item table:value="(KMC) SU CV - Specal Set"/>
                <table:filter-set-item table:value="(KMC-D) SU CV - Special Set"/>
                <table:filter-set-item table:value="(TND-502) SU CV - Special Set (Sr. Judge)"/>
                <table:filter-set-item table:value="(TRM) ST CR - SP SET Bench Trial (Cont)"/>
                <table:filter-set-item table:value="(TRM) ST CR - SP Set Motion"/>
                <table:filter-set-item table:value="(TRM) ST CT - SP SET Plea"/>
                <table:filter-set-item table:value="(TRM) ST CV - SP SET JURY TRIAL"/>
                <table:filter-set-item table:value="(TRM-V) ST CV - SP Set Motion"/>
                <table:filter-set-item table:value="(VJ) ST CR - Motions special set"/>
                <table:filter-set-item table:value="(VJ) SU CR - Special Set"/>
                <table:filter-set-item table:value="(VJ) SU CV - SPECIAL SET TRIAL"/>
                <table:filter-set-item table:value="(VJ) SU CV - Special Set"/>
                <table:filter-set-item table:value="(VJ) SU CV - Special Set (Brantley)"/>
                <table:filter-set-item table:value="(VJ) SU CV- SPECIAL SE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6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7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number:currency-style style:name="N172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currency-style style:name="N17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3P0"/>
    </number:currency-style>
    <number:number-style style:name="N17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 loext:blank-width-char="("> </number:text>
      <number:fill-character> </number:fill-character>
      <number:text>- _)</number:text>
    </number:number-style>
    <number:text-style style:name="N175">
      <number:text loext:blank-width-char="("> </number:text>
      <number:text-content/>
      <number:text loext:blank-width-char=")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currency-style style:name="N181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1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1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1">
      <number:text loext:blank-width-char="("> </number:text>
      <number:text-content/>
      <number:text loext:blank-width-char=")"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 style:data-style-name="N2" text:time-value="14:17:50.476865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tracted_20_Data" style:display-name="PageStyle_Extracted 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openpyxl</meta:initial-creator>
    <meta:creation-date>2025-08-26T19:39:01</meta:creation-date>
    <dc:date>2025-10-03T07:36:35.191928700</dc:date>
    <meta:generator>LibreOffice/25.2.5.2$Windows_X86_64 LibreOffice_project/03d19516eb2e1dd5d4ccd751a0d6f35f35e08022</meta:generator>
    <meta:editing-duration>P2DT16H28M9S</meta:editing-duration>
    <meta:editing-cycles>16</meta:editing-cycles>
    <meta:document-statistic meta:table-count="8" meta:cell-count="17671" meta:object-count="0"/>
    <meta:user-defined meta:name="AppVersion">3.1</meta:user-defined>
  </office:meta>
</office:document-meta>
</file>